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25.689cm" fo:margin-left="0.051cm" table:align="left"/>
    </style:style>
    <style:style style:name="Table2.A" style:family="table-column">
      <style:table-column-properties style:column-width="1.543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17.443cm"/>
    </style:style>
    <style:style style:name="Table2.1" style:family="table-row">
      <style:table-row-properties style:min-row-height="0.7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A34" style:family="table-cell">
      <style:table-cell-properties fo:padding="0.097cm" fo:border-left="0.05pt solid #000000" fo:border-right="none" fo:border-top="none" fo:border-bottom="0.05pt solid #000000"/>
    </style:style>
    <style:style style:name="Table2.B34" style:family="table-cell">
      <style:table-cell-properties fo:padding="0.097cm" fo:border-left="0.05pt solid #000000" fo:border-right="none" fo:border-top="none" fo:border-bottom="0.05pt solid #000000"/>
    </style:style>
    <style:style style:name="Table2.A35" style:family="table-cell">
      <style:table-cell-properties fo:padding="0.097cm" fo:border-left="0.05pt solid #000000" fo:border-right="none" fo:border-top="none" fo:border-bottom="0.05pt solid #000000"/>
    </style:style>
    <style:style style:name="Table2.B35" style:family="table-cell">
      <style:table-cell-properties fo:padding="0.097cm" fo:border-left="0.05pt solid #000000" fo:border-right="none" fo:border-top="none" fo:border-bottom="0.05pt solid #000000"/>
    </style:style>
    <style:style style:name="Table2.A36" style:family="table-cell">
      <style:table-cell-properties fo:padding="0.097cm" fo:border-left="0.05pt solid #000000" fo:border-right="none" fo:border-top="none" fo:border-bottom="0.05pt solid #000000"/>
    </style:style>
    <style:style style:name="Table2.B36" style:family="table-cell">
      <style:table-cell-properties fo:padding="0.097cm" fo:border-left="0.05pt solid #000000" fo:border-right="none" fo:border-top="none" fo:border-bottom="0.05pt solid #000000"/>
    </style:style>
    <style:style style:name="Table2.A37" style:family="table-cell">
      <style:table-cell-properties fo:padding="0.097cm" fo:border-left="0.05pt solid #000000" fo:border-right="none" fo:border-top="none" fo:border-bottom="0.05pt solid #000000"/>
    </style:style>
    <style:style style:name="Table2.B37" style:family="table-cell">
      <style:table-cell-properties fo:padding="0.097cm" fo:border-left="0.05pt solid #000000" fo:border-right="none" fo:border-top="none" fo:border-bottom="0.05pt solid #000000"/>
    </style:style>
    <style:style style:name="Table2.A38" style:family="table-cell">
      <style:table-cell-properties fo:padding="0.097cm" fo:border-left="0.05pt solid #000000" fo:border-right="none" fo:border-top="none" fo:border-bottom="0.05pt solid #000000"/>
    </style:style>
    <style:style style:name="Table2.B38" style:family="table-cell">
      <style:table-cell-properties fo:padding="0.097cm" fo:border-left="0.05pt solid #000000" fo:border-right="none" fo:border-top="none" fo:border-bottom="0.05pt solid #000000"/>
    </style:style>
    <style:style style:name="Table2.A39" style:family="table-cell">
      <style:table-cell-properties fo:padding="0.097cm" fo:border-left="0.05pt solid #000000" fo:border-right="none" fo:border-top="none" fo:border-bottom="0.05pt solid #000000"/>
    </style:style>
    <style:style style:name="Table2.B39" style:family="table-cell">
      <style:table-cell-properties fo:padding="0.097cm" fo:border-left="0.05pt solid #000000" fo:border-right="none" fo:border-top="none" fo:border-bottom="0.05pt solid #000000"/>
    </style:style>
    <style:style style:name="Table2.A40" style:family="table-cell">
      <style:table-cell-properties fo:padding="0.097cm" fo:border-left="0.05pt solid #000000" fo:border-right="none" fo:border-top="none" fo:border-bottom="0.05pt solid #000000"/>
    </style:style>
    <style:style style:name="Table2.B40" style:family="table-cell">
      <style:table-cell-properties fo:padding="0.097cm" fo:border-left="0.05pt solid #000000" fo:border-right="none" fo:border-top="none" fo:border-bottom="0.05pt solid #000000"/>
    </style:style>
    <style:style style:name="Table2.A41" style:family="table-cell">
      <style:table-cell-properties fo:padding="0.097cm" fo:border-left="0.05pt solid #000000" fo:border-right="none" fo:border-top="none" fo:border-bottom="0.05pt solid #000000"/>
    </style:style>
    <style:style style:name="Table2.B41" style:family="table-cell">
      <style:table-cell-properties fo:padding="0.097cm" fo:border-left="0.05pt solid #000000" fo:border-right="none" fo:border-top="none" fo:border-bottom="0.05pt solid #000000"/>
    </style:style>
    <style:style style:name="Table2.A42" style:family="table-cell">
      <style:table-cell-properties fo:padding="0.097cm" fo:border-left="0.05pt solid #000000" fo:border-right="none" fo:border-top="none" fo:border-bottom="0.05pt solid #000000"/>
    </style:style>
    <style:style style:name="Table2.B42" style:family="table-cell">
      <style:table-cell-properties fo:padding="0.097cm" fo:border-left="0.05pt solid #000000" fo:border-right="none" fo:border-top="none" fo:border-bottom="0.05pt solid #000000"/>
    </style:style>
    <style:style style:name="Table2.A43" style:family="table-cell">
      <style:table-cell-properties fo:padding="0.097cm" fo:border-left="0.05pt solid #000000" fo:border-right="none" fo:border-top="none" fo:border-bottom="0.05pt solid #000000"/>
    </style:style>
    <style:style style:name="Table2.B43" style:family="table-cell">
      <style:table-cell-properties fo:padding="0.097cm" fo:border-left="0.05pt solid #000000" fo:border-right="none" fo:border-top="none" fo:border-bottom="0.05pt solid #000000"/>
    </style:style>
    <style:style style:name="Table2.A44" style:family="table-cell">
      <style:table-cell-properties fo:padding="0.097cm" fo:border-left="0.05pt solid #000000" fo:border-right="none" fo:border-top="none" fo:border-bottom="0.05pt solid #000000"/>
    </style:style>
    <style:style style:name="Table2.B44" style:family="table-cell">
      <style:table-cell-properties fo:padding="0.097cm" fo:border-left="0.05pt solid #000000" fo:border-right="none" fo:border-top="none" fo:border-bottom="0.05pt solid #000000"/>
    </style:style>
    <style:style style:name="Table2.A45" style:family="table-cell">
      <style:table-cell-properties fo:padding="0.097cm" fo:border-left="0.05pt solid #000000" fo:border-right="none" fo:border-top="none" fo:border-bottom="0.05pt solid #000000"/>
    </style:style>
    <style:style style:name="Table2.B45" style:family="table-cell">
      <style:table-cell-properties fo:padding="0.097cm" fo:border-left="0.05pt solid #000000" fo:border-right="none" fo:border-top="none" fo:border-bottom="0.05pt solid #000000"/>
    </style:style>
    <style:style style:name="Table2.A46" style:family="table-cell">
      <style:table-cell-properties fo:padding="0.097cm" fo:border-left="0.05pt solid #000000" fo:border-right="none" fo:border-top="none" fo:border-bottom="0.05pt solid #000000"/>
    </style:style>
    <style:style style:name="Table2.B46" style:family="table-cell">
      <style:table-cell-properties fo:padding="0.097cm" fo:border-left="0.05pt solid #000000" fo:border-right="none" fo:border-top="none" fo:border-bottom="0.05pt solid #000000"/>
    </style:style>
    <style:style style:name="Table2.A47" style:family="table-cell">
      <style:table-cell-properties fo:padding="0.097cm" fo:border-left="0.05pt solid #000000" fo:border-right="none" fo:border-top="none" fo:border-bottom="0.05pt solid #000000"/>
    </style:style>
    <style:style style:name="Table2.B47" style:family="table-cell">
      <style:table-cell-properties fo:padding="0.097cm" fo:border-left="0.05pt solid #000000" fo:border-right="none" fo:border-top="none" fo:border-bottom="0.05pt solid #000000"/>
    </style:style>
    <style:style style:name="Table2.A48" style:family="table-cell">
      <style:table-cell-properties fo:padding="0.097cm" fo:border-left="0.05pt solid #000000" fo:border-right="none" fo:border-top="none" fo:border-bottom="0.05pt solid #000000"/>
    </style:style>
    <style:style style:name="Table2.B48" style:family="table-cell">
      <style:table-cell-properties fo:padding="0.097cm" fo:border-left="0.05pt solid #000000" fo:border-right="none" fo:border-top="none" fo:border-bottom="0.05pt solid #000000"/>
    </style:style>
    <style:style style:name="Table2.A49" style:family="table-cell">
      <style:table-cell-properties fo:padding="0.097cm" fo:border-left="0.05pt solid #000000" fo:border-right="none" fo:border-top="none" fo:border-bottom="0.05pt solid #000000"/>
    </style:style>
    <style:style style:name="Table2.B49" style:family="table-cell">
      <style:table-cell-properties fo:padding="0.097cm" fo:border-left="0.05pt solid #000000" fo:border-right="none" fo:border-top="none" fo:border-bottom="0.05pt solid #000000"/>
    </style:style>
    <style:style style:name="Table2.A50" style:family="table-cell">
      <style:table-cell-properties fo:padding="0.097cm" fo:border-left="0.05pt solid #000000" fo:border-right="none" fo:border-top="none" fo:border-bottom="0.05pt solid #000000"/>
    </style:style>
    <style:style style:name="Table2.B50" style:family="table-cell">
      <style:table-cell-properties fo:padding="0.097cm" fo:border-left="0.05pt solid #000000" fo:border-right="none" fo:border-top="none" fo:border-bottom="0.05pt solid #000000"/>
    </style:style>
    <style:style style:name="Table2.A51" style:family="table-cell">
      <style:table-cell-properties fo:padding="0.097cm" fo:border-left="0.05pt solid #000000" fo:border-right="none" fo:border-top="none" fo:border-bottom="0.05pt solid #000000"/>
    </style:style>
    <style:style style:name="Table2.B51" style:family="table-cell">
      <style:table-cell-properties fo:padding="0.097cm" fo:border-left="0.05pt solid #000000" fo:border-right="none" fo:border-top="none" fo:border-bottom="0.05pt solid #000000"/>
    </style:style>
    <style:style style:name="Table2.A52" style:family="table-cell">
      <style:table-cell-properties fo:padding="0.097cm" fo:border-left="0.05pt solid #000000" fo:border-right="none" fo:border-top="none" fo:border-bottom="0.05pt solid #000000"/>
    </style:style>
    <style:style style:name="Table2.B52" style:family="table-cell">
      <style:table-cell-properties fo:padding="0.097cm" fo:border-left="0.05pt solid #000000" fo:border-right="none" fo:border-top="none" fo:border-bottom="0.05pt solid #000000"/>
    </style:style>
    <style:style style:name="Table2.A53" style:family="table-cell">
      <style:table-cell-properties fo:padding="0.097cm" fo:border-left="0.05pt solid #000000" fo:border-right="none" fo:border-top="none" fo:border-bottom="0.05pt solid #000000"/>
    </style:style>
    <style:style style:name="Table2.B53" style:family="table-cell">
      <style:table-cell-properties fo:padding="0.097cm" fo:border-left="0.05pt solid #000000" fo:border-right="none" fo:border-top="none" fo:border-bottom="0.05pt solid #000000"/>
    </style:style>
    <style:style style:name="Table2.A54" style:family="table-cell">
      <style:table-cell-properties fo:padding="0.097cm" fo:border-left="0.05pt solid #000000" fo:border-right="none" fo:border-top="none" fo:border-bottom="0.05pt solid #000000"/>
    </style:style>
    <style:style style:name="Table2.B54" style:family="table-cell">
      <style:table-cell-properties fo:padding="0.097cm" fo:border-left="0.05pt solid #000000" fo:border-right="none" fo:border-top="none" fo:border-bottom="0.05pt solid #000000"/>
    </style:style>
    <style:style style:name="Table2.A55" style:family="table-cell">
      <style:table-cell-properties fo:padding="0.097cm" fo:border-left="0.05pt solid #000000" fo:border-right="none" fo:border-top="none" fo:border-bottom="0.05pt solid #000000"/>
    </style:style>
    <style:style style:name="Table2.B55" style:family="table-cell">
      <style:table-cell-properties fo:padding="0.097cm" fo:border-left="0.05pt solid #000000" fo:border-right="none" fo:border-top="none" fo:border-bottom="0.05pt solid #000000"/>
    </style:style>
    <style:style style:name="Table2.A56" style:family="table-cell">
      <style:table-cell-properties fo:padding="0.097cm" fo:border-left="0.05pt solid #000000" fo:border-right="none" fo:border-top="none" fo:border-bottom="0.05pt solid #000000"/>
    </style:style>
    <style:style style:name="Table2.B56" style:family="table-cell">
      <style:table-cell-properties fo:padding="0.097cm" fo:border-left="0.05pt solid #000000" fo:border-right="none" fo:border-top="none" fo:border-bottom="0.05pt solid #000000"/>
    </style:style>
    <style:style style:name="Table2.A57" style:family="table-cell">
      <style:table-cell-properties fo:padding="0.097cm" fo:border-left="0.05pt solid #000000" fo:border-right="none" fo:border-top="none" fo:border-bottom="0.05pt solid #000000"/>
    </style:style>
    <style:style style:name="Table2.B57" style:family="table-cell">
      <style:table-cell-properties fo:padding="0.097cm" fo:border-left="0.05pt solid #000000" fo:border-right="none" fo:border-top="none" fo:border-bottom="0.05pt solid #000000"/>
    </style:style>
    <style:style style:name="Table2.A58" style:family="table-cell">
      <style:table-cell-properties fo:padding="0.097cm" fo:border-left="0.05pt solid #000000" fo:border-right="none" fo:border-top="none" fo:border-bottom="0.05pt solid #000000"/>
    </style:style>
    <style:style style:name="Table2.B58" style:family="table-cell">
      <style:table-cell-properties fo:padding="0.097cm" fo:border-left="0.05pt solid #000000" fo:border-right="none" fo:border-top="none" fo:border-bottom="0.05pt solid #000000"/>
    </style:style>
    <style:style style:name="Table2.A59" style:family="table-cell">
      <style:table-cell-properties fo:padding="0.097cm" fo:border-left="0.05pt solid #000000" fo:border-right="none" fo:border-top="none" fo:border-bottom="0.05pt solid #000000"/>
    </style:style>
    <style:style style:name="Table2.B59" style:family="table-cell">
      <style:table-cell-properties fo:padding="0.097cm" fo:border-left="0.05pt solid #000000" fo:border-right="none" fo:border-top="none" fo:border-bottom="0.05pt solid #000000"/>
    </style:style>
    <style:style style:name="Table2.A60" style:family="table-cell">
      <style:table-cell-properties fo:padding="0.097cm" fo:border-left="0.05pt solid #000000" fo:border-right="none" fo:border-top="none" fo:border-bottom="0.05pt solid #000000"/>
    </style:style>
    <style:style style:name="Table2.B60" style:family="table-cell">
      <style:table-cell-properties fo:padding="0.097cm" fo:border-left="0.05pt solid #000000" fo:border-right="none" fo:border-top="none" fo:border-bottom="0.05pt solid #000000"/>
    </style:style>
    <style:style style:name="Table2.A61" style:family="table-cell">
      <style:table-cell-properties fo:padding="0.097cm" fo:border-left="0.05pt solid #000000" fo:border-right="none" fo:border-top="none" fo:border-bottom="0.05pt solid #000000"/>
    </style:style>
    <style:style style:name="Table2.B61" style:family="table-cell">
      <style:table-cell-properties fo:padding="0.097cm" fo:border-left="0.05pt solid #000000" fo:border-right="none" fo:border-top="none" fo:border-bottom="0.05pt solid #000000"/>
    </style:style>
    <style:style style:name="Table2.A62" style:family="table-cell">
      <style:table-cell-properties fo:padding="0.097cm" fo:border-left="0.05pt solid #000000" fo:border-right="none" fo:border-top="none" fo:border-bottom="0.05pt solid #000000"/>
    </style:style>
    <style:style style:name="Table2.B62" style:family="table-cell">
      <style:table-cell-properties fo:padding="0.097cm" fo:border-left="0.05pt solid #000000" fo:border-right="none" fo:border-top="none" fo:border-bottom="0.05pt solid #000000"/>
    </style:style>
    <style:style style:name="Table2.A63" style:family="table-cell">
      <style:table-cell-properties fo:padding="0.097cm" fo:border-left="0.05pt solid #000000" fo:border-right="none" fo:border-top="none" fo:border-bottom="0.05pt solid #000000"/>
    </style:style>
    <style:style style:name="Table2.B63" style:family="table-cell">
      <style:table-cell-properties fo:padding="0.097cm" fo:border-left="0.05pt solid #000000" fo:border-right="none" fo:border-top="none" fo:border-bottom="0.05pt solid #000000"/>
    </style:style>
    <style:style style:name="Table2.A64" style:family="table-cell">
      <style:table-cell-properties fo:padding="0.097cm" fo:border-left="0.05pt solid #000000" fo:border-right="none" fo:border-top="none" fo:border-bottom="0.05pt solid #000000"/>
    </style:style>
    <style:style style:name="Table2.B64" style:family="table-cell">
      <style:table-cell-properties fo:padding="0.097cm" fo:border-left="0.05pt solid #000000" fo:border-right="none" fo:border-top="none" fo:border-bottom="0.05pt solid #000000"/>
    </style:style>
    <style:style style:name="Table2.A65" style:family="table-cell">
      <style:table-cell-properties fo:padding="0.097cm" fo:border-left="0.05pt solid #000000" fo:border-right="none" fo:border-top="none" fo:border-bottom="0.05pt solid #000000"/>
    </style:style>
    <style:style style:name="Table2.B65" style:family="table-cell">
      <style:table-cell-properties fo:padding="0.097cm" fo:border-left="0.05pt solid #000000" fo:border-right="none" fo:border-top="none" fo:border-bottom="0.05pt solid #000000"/>
    </style:style>
    <style:style style:name="Table2.A66" style:family="table-cell">
      <style:table-cell-properties fo:padding="0.097cm" fo:border-left="0.05pt solid #000000" fo:border-right="none" fo:border-top="none" fo:border-bottom="0.05pt solid #000000"/>
    </style:style>
    <style:style style:name="Table2.B66" style:family="table-cell">
      <style:table-cell-properties fo:padding="0.097cm" fo:border-left="0.05pt solid #000000" fo:border-right="none" fo:border-top="none" fo:border-bottom="0.05pt solid #000000"/>
    </style:style>
    <style:style style:name="Table2.A67" style:family="table-cell">
      <style:table-cell-properties fo:padding="0.097cm" fo:border-left="0.05pt solid #000000" fo:border-right="none" fo:border-top="none" fo:border-bottom="0.05pt solid #000000"/>
    </style:style>
    <style:style style:name="Table2.B67" style:family="table-cell">
      <style:table-cell-properties fo:padding="0.097cm" fo:border-left="0.05pt solid #000000" fo:border-right="none" fo:border-top="none" fo:border-bottom="0.05pt solid #000000"/>
    </style:style>
    <style:style style:name="Table2.A68" style:family="table-cell">
      <style:table-cell-properties fo:padding="0.097cm" fo:border-left="0.05pt solid #000000" fo:border-right="none" fo:border-top="none" fo:border-bottom="0.05pt solid #000000"/>
    </style:style>
    <style:style style:name="Table2.B68" style:family="table-cell">
      <style:table-cell-properties fo:padding="0.097cm" fo:border-left="0.05pt solid #000000" fo:border-right="none" fo:border-top="none" fo:border-bottom="0.05pt solid #000000"/>
    </style:style>
    <style:style style:name="Table2.A69" style:family="table-cell">
      <style:table-cell-properties fo:padding="0.097cm" fo:border-left="0.05pt solid #000000" fo:border-right="none" fo:border-top="none" fo:border-bottom="0.05pt solid #000000"/>
    </style:style>
    <style:style style:name="Table2.B69" style:family="table-cell">
      <style:table-cell-properties fo:padding="0.097cm" fo:border-left="0.05pt solid #000000" fo:border-right="none" fo:border-top="none" fo:border-bottom="0.05pt solid #000000"/>
    </style:style>
    <style:style style:name="Table2.A70" style:family="table-cell">
      <style:table-cell-properties fo:padding="0.097cm" fo:border-left="0.05pt solid #000000" fo:border-right="none" fo:border-top="none" fo:border-bottom="0.05pt solid #000000"/>
    </style:style>
    <style:style style:name="Table2.B70" style:family="table-cell">
      <style:table-cell-properties fo:padding="0.097cm" fo:border-left="0.05pt solid #000000" fo:border-right="none" fo:border-top="none" fo:border-bottom="0.05pt solid #000000"/>
    </style:style>
    <style:style style:name="Table2.A71" style:family="table-cell">
      <style:table-cell-properties fo:padding="0.097cm" fo:border-left="0.05pt solid #000000" fo:border-right="none" fo:border-top="none" fo:border-bottom="0.05pt solid #000000"/>
    </style:style>
    <style:style style:name="Table2.B71" style:family="table-cell">
      <style:table-cell-properties fo:padding="0.097cm" fo:border-left="0.05pt solid #000000" fo:border-right="none" fo:border-top="none" fo:border-bottom="0.05pt solid #000000"/>
    </style:style>
    <style:style style:name="Table2.A72" style:family="table-cell">
      <style:table-cell-properties fo:padding="0.097cm" fo:border-left="0.05pt solid #000000" fo:border-right="none" fo:border-top="none" fo:border-bottom="0.05pt solid #000000"/>
    </style:style>
    <style:style style:name="Table2.B72" style:family="table-cell">
      <style:table-cell-properties fo:padding="0.097cm" fo:border-left="0.05pt solid #000000" fo:border-right="none" fo:border-top="none" fo:border-bottom="0.05pt solid #000000"/>
    </style:style>
    <style:style style:name="Table2.A73" style:family="table-cell">
      <style:table-cell-properties fo:padding="0.097cm" fo:border-left="0.05pt solid #000000" fo:border-right="none" fo:border-top="none" fo:border-bottom="0.05pt solid #000000"/>
    </style:style>
    <style:style style:name="Table2.B73" style:family="table-cell">
      <style:table-cell-properties fo:padding="0.097cm" fo:border-left="0.05pt solid #000000" fo:border-right="none" fo:border-top="none" fo:border-bottom="0.05pt solid #000000"/>
    </style:style>
    <style:style style:name="Table2.A74" style:family="table-cell">
      <style:table-cell-properties fo:padding="0.097cm" fo:border-left="0.05pt solid #000000" fo:border-right="none" fo:border-top="none" fo:border-bottom="0.05pt solid #000000"/>
    </style:style>
    <style:style style:name="Table2.B74" style:family="table-cell">
      <style:table-cell-properties fo:padding="0.097cm" fo:border-left="0.05pt solid #000000" fo:border-right="none" fo:border-top="none" fo:border-bottom="0.05pt solid #000000"/>
    </style:style>
    <style:style style:name="Table2.A75" style:family="table-cell">
      <style:table-cell-properties fo:padding="0.097cm" fo:border-left="0.05pt solid #000000" fo:border-right="none" fo:border-top="none" fo:border-bottom="0.05pt solid #000000"/>
    </style:style>
    <style:style style:name="Table2.B75" style:family="table-cell">
      <style:table-cell-properties fo:padding="0.097cm" fo:border-left="0.05pt solid #000000" fo:border-right="none" fo:border-top="none" fo:border-bottom="0.05pt solid #000000"/>
    </style:style>
    <style:style style:name="Table2.A76" style:family="table-cell">
      <style:table-cell-properties fo:padding="0.097cm" fo:border-left="0.05pt solid #000000" fo:border-right="none" fo:border-top="none" fo:border-bottom="0.05pt solid #000000"/>
    </style:style>
    <style:style style:name="Table2.B76" style:family="table-cell">
      <style:table-cell-properties fo:padding="0.097cm" fo:border-left="0.05pt solid #000000" fo:border-right="none" fo:border-top="none" fo:border-bottom="0.05pt solid #000000"/>
    </style:style>
    <style:style style:name="Table2.A77" style:family="table-cell">
      <style:table-cell-properties fo:padding="0.097cm" fo:border-left="0.05pt solid #000000" fo:border-right="none" fo:border-top="none" fo:border-bottom="0.05pt solid #000000"/>
    </style:style>
    <style:style style:name="Table2.B77" style:family="table-cell">
      <style:table-cell-properties fo:padding="0.097cm" fo:border-left="0.05pt solid #000000" fo:border-right="none" fo:border-top="none" fo:border-bottom="0.05pt solid #000000"/>
    </style:style>
    <style:style style:name="Table2.A78" style:family="table-cell">
      <style:table-cell-properties fo:padding="0.097cm" fo:border-left="0.05pt solid #000000" fo:border-right="none" fo:border-top="none" fo:border-bottom="0.05pt solid #000000"/>
    </style:style>
    <style:style style:name="Table2.B78" style:family="table-cell">
      <style:table-cell-properties fo:padding="0.097cm" fo:border-left="0.05pt solid #000000" fo:border-right="none" fo:border-top="none" fo:border-bottom="0.05pt solid #000000"/>
    </style:style>
    <style:style style:name="Table2.A79" style:family="table-cell">
      <style:table-cell-properties fo:padding="0.097cm" fo:border-left="0.05pt solid #000000" fo:border-right="none" fo:border-top="none" fo:border-bottom="0.05pt solid #000000"/>
    </style:style>
    <style:style style:name="Table2.B79" style:family="table-cell">
      <style:table-cell-properties fo:padding="0.097cm" fo:border-left="0.05pt solid #000000" fo:border-right="none" fo:border-top="none" fo:border-bottom="0.05pt solid #000000"/>
    </style:style>
    <style:style style:name="Table2.A80" style:family="table-cell">
      <style:table-cell-properties fo:padding="0.097cm" fo:border-left="0.05pt solid #000000" fo:border-right="none" fo:border-top="none" fo:border-bottom="0.05pt solid #000000"/>
    </style:style>
    <style:style style:name="Table2.B80" style:family="table-cell">
      <style:table-cell-properties fo:padding="0.097cm" fo:border-left="0.05pt solid #000000" fo:border-right="none" fo:border-top="none" fo:border-bottom="0.05pt solid #000000"/>
    </style:style>
    <style:style style:name="Table2.A81" style:family="table-cell">
      <style:table-cell-properties fo:padding="0.097cm" fo:border-left="0.05pt solid #000000" fo:border-right="none" fo:border-top="none" fo:border-bottom="0.05pt solid #000000"/>
    </style:style>
    <style:style style:name="Table2.B81" style:family="table-cell">
      <style:table-cell-properties fo:padding="0.097cm" fo:border-left="0.05pt solid #000000" fo:border-right="none" fo:border-top="none" fo:border-bottom="0.05pt solid #000000"/>
    </style:style>
    <style:style style:name="Table2.A82" style:family="table-cell">
      <style:table-cell-properties fo:padding="0.097cm" fo:border-left="0.05pt solid #000000" fo:border-right="none" fo:border-top="none" fo:border-bottom="0.05pt solid #000000"/>
    </style:style>
    <style:style style:name="Table2.B82" style:family="table-cell">
      <style:table-cell-properties fo:padding="0.097cm" fo:border-left="0.05pt solid #000000" fo:border-right="none" fo:border-top="none" fo:border-bottom="0.05pt solid #000000"/>
    </style:style>
    <style:style style:name="Table2.A83" style:family="table-cell">
      <style:table-cell-properties fo:padding="0.097cm" fo:border-left="0.05pt solid #000000" fo:border-right="none" fo:border-top="none" fo:border-bottom="0.05pt solid #000000"/>
    </style:style>
    <style:style style:name="Table2.B83" style:family="table-cell">
      <style:table-cell-properties fo:padding="0.097cm" fo:border-left="0.05pt solid #000000" fo:border-right="none" fo:border-top="none" fo:border-bottom="0.05pt solid #000000"/>
    </style:style>
    <style:style style:name="Table2.A84" style:family="table-cell">
      <style:table-cell-properties fo:padding="0.097cm" fo:border-left="0.05pt solid #000000" fo:border-right="none" fo:border-top="none" fo:border-bottom="0.05pt solid #000000"/>
    </style:style>
    <style:style style:name="Table2.B84" style:family="table-cell">
      <style:table-cell-properties fo:padding="0.097cm" fo:border-left="0.05pt solid #000000" fo:border-right="none" fo:border-top="none" fo:border-bottom="0.05pt solid #000000"/>
    </style:style>
    <style:style style:name="Table2.A85" style:family="table-cell">
      <style:table-cell-properties fo:padding="0.097cm" fo:border-left="0.05pt solid #000000" fo:border-right="none" fo:border-top="none" fo:border-bottom="0.05pt solid #000000"/>
    </style:style>
    <style:style style:name="Table2.B85" style:family="table-cell">
      <style:table-cell-properties fo:padding="0.097cm" fo:border-left="0.05pt solid #000000" fo:border-right="none" fo:border-top="none" fo:border-bottom="0.05pt solid #000000"/>
    </style:style>
    <style:style style:name="Table2.A86" style:family="table-cell">
      <style:table-cell-properties fo:padding="0.097cm" fo:border-left="0.05pt solid #000000" fo:border-right="none" fo:border-top="none" fo:border-bottom="0.05pt solid #000000"/>
    </style:style>
    <style:style style:name="Table2.B86" style:family="table-cell">
      <style:table-cell-properties fo:padding="0.097cm" fo:border-left="0.05pt solid #000000" fo:border-right="none" fo:border-top="none" fo:border-bottom="0.05pt solid #000000"/>
    </style:style>
    <style:style style:name="Table2.A87" style:family="table-cell">
      <style:table-cell-properties fo:padding="0.097cm" fo:border-left="0.05pt solid #000000" fo:border-right="none" fo:border-top="none" fo:border-bottom="0.05pt solid #000000"/>
    </style:style>
    <style:style style:name="Table2.B87" style:family="table-cell">
      <style:table-cell-properties fo:padding="0.097cm" fo:border-left="0.05pt solid #000000" fo:border-right="none" fo:border-top="none" fo:border-bottom="0.05pt solid #000000"/>
    </style:style>
    <style:style style:name="Table2.A88" style:family="table-cell">
      <style:table-cell-properties fo:padding="0.097cm" fo:border-left="0.05pt solid #000000" fo:border-right="none" fo:border-top="none" fo:border-bottom="0.05pt solid #000000"/>
    </style:style>
    <style:style style:name="Table2.B88" style:family="table-cell">
      <style:table-cell-properties fo:padding="0.097cm" fo:border-left="0.05pt solid #000000" fo:border-right="none" fo:border-top="none" fo:border-bottom="0.05pt solid #000000"/>
    </style:style>
    <style:style style:name="Table2.A89" style:family="table-cell">
      <style:table-cell-properties fo:padding="0.097cm" fo:border-left="0.05pt solid #000000" fo:border-right="none" fo:border-top="none" fo:border-bottom="0.05pt solid #000000"/>
    </style:style>
    <style:style style:name="Table2.B89" style:family="table-cell">
      <style:table-cell-properties fo:padding="0.097cm" fo:border-left="0.05pt solid #000000" fo:border-right="none" fo:border-top="none" fo:border-bottom="0.05pt solid #000000"/>
    </style:style>
    <style:style style:name="Table2.A90" style:family="table-cell">
      <style:table-cell-properties fo:padding="0.097cm" fo:border-left="0.05pt solid #000000" fo:border-right="none" fo:border-top="none" fo:border-bottom="0.05pt solid #000000"/>
    </style:style>
    <style:style style:name="Table2.B90" style:family="table-cell">
      <style:table-cell-properties fo:padding="0.097cm" fo:border-left="0.05pt solid #000000" fo:border-right="none" fo:border-top="none" fo:border-bottom="0.05pt solid #000000"/>
    </style:style>
    <style:style style:name="Table2.A91" style:family="table-cell">
      <style:table-cell-properties fo:padding="0.097cm" fo:border-left="0.05pt solid #000000" fo:border-right="none" fo:border-top="none" fo:border-bottom="0.05pt solid #000000"/>
    </style:style>
    <style:style style:name="Table2.B91" style:family="table-cell">
      <style:table-cell-properties fo:padding="0.097cm" fo:border-left="0.05pt solid #000000" fo:border-right="none" fo:border-top="none" fo:border-bottom="0.05pt solid #000000"/>
    </style:style>
    <style:style style:name="Table2.A92" style:family="table-cell">
      <style:table-cell-properties fo:padding="0.097cm" fo:border-left="0.05pt solid #000000" fo:border-right="none" fo:border-top="none" fo:border-bottom="0.05pt solid #000000"/>
    </style:style>
    <style:style style:name="Table2.B92" style:family="table-cell">
      <style:table-cell-properties fo:padding="0.097cm" fo:border-left="0.05pt solid #000000" fo:border-right="none" fo:border-top="none" fo:border-bottom="0.05pt solid #000000"/>
    </style:style>
    <style:style style:name="Table2.A93" style:family="table-cell">
      <style:table-cell-properties fo:padding="0.097cm" fo:border-left="0.05pt solid #000000" fo:border-right="none" fo:border-top="none" fo:border-bottom="0.05pt solid #000000"/>
    </style:style>
    <style:style style:name="Table2.B93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25.599cm" fo:margin-left="0.146cm" table:align="left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6.673cm"/>
    </style:style>
    <style:style style:name="Table1.C" style:family="table-column">
      <style:table-column-properties style:column-width="17.4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1" style:family="table-row">
      <style:table-row-properties style:min-row-height="0.757cm"/>
    </style:style>
    <style:style style:name="Table1.78" style:family="table-row">
      <style:table-row-properties style:min-row-height="0.804cm"/>
    </style:style>
    <style:style style:name="Table1.94" style:family="table-row">
      <style:table-row-properties style:min-row-height="0.619cm"/>
    </style:style>
    <style:style style:name="Table1.97" style:family="table-row">
      <style:table-row-properties style:min-row-height="0.773cm"/>
    </style:style>
    <style:style style:name="Table1.C1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21" style:family="table-row">
      <style:table-row-properties style:min-row-height="0.554cm"/>
    </style:style>
    <style:style style:name="Table1.123" style:family="table-row">
      <style:table-row-properties style:min-row-height="0.787cm"/>
    </style:style>
    <style:style style:name="Table1.124" style:family="table-row">
      <style:table-row-properties style:min-row-height="0.794cm"/>
    </style:style>
    <style:style style:name="Table1.125" style:family="table-row">
      <style:table-row-properties style:min-row-height="0.783cm"/>
    </style:style>
    <style:style style:name="Table1.126" style:family="table-row">
      <style:table-row-properties style:min-row-height="0.709cm"/>
    </style:style>
    <style:style style:name="Table1.186" style:family="table-row">
      <style:table-row-properties style:min-row-height="0.767cm"/>
    </style:style>
    <style:style style:name="Table1.210" style:family="table-row">
      <style:table-row-properties style:min-row-height="0.665cm"/>
    </style:style>
    <style:style style:name="Table1.220" style:family="table-row">
      <style:table-row-properties style:min-row-height="0.175cm"/>
    </style:style>
    <style:style style:name="Table1.276" style:family="table-row">
      <style:table-row-properties style:min-row-height="0.792cm"/>
    </style:style>
    <style:style style:name="P1" style:family="paragraph" style:parent-style-name="Table_20_Contents">
      <style:text-properties fo:font-weight="bold" officeooo:rsid="0119cd09" officeooo:paragraph-rsid="0119cd09" style:font-weight-asian="bold" style:font-weight-complex="bold"/>
    </style:style>
    <style:style style:name="P2" style:family="paragraph" style:parent-style-name="Table_20_Contents">
      <style:text-properties fo:font-weight="bold" officeooo:rsid="016d5e6b" officeooo:paragraph-rsid="025f4538" style:font-weight-asian="bold" style:font-weight-complex="bold"/>
    </style:style>
    <style:style style:name="P3" style:family="paragraph" style:parent-style-name="Table_20_Contents">
      <style:text-properties fo:font-weight="bold" officeooo:rsid="018a48db" officeooo:paragraph-rsid="025f4538" style:font-weight-asian="bold" style:font-weight-complex="bold"/>
    </style:style>
    <style:style style:name="P4" style:family="paragraph" style:parent-style-name="Table_20_Contents">
      <style:text-properties fo:font-weight="bold" officeooo:rsid="0265d5d7" officeooo:paragraph-rsid="0265d5d7" style:font-weight-asian="bold" style:font-weight-complex="bold"/>
    </style:style>
    <style:style style:name="P5" style:family="paragraph" style:parent-style-name="Table_20_Contents">
      <style:text-properties fo:font-weight="normal" officeooo:rsid="00f936d7" officeooo:paragraph-rsid="010ec5bc" style:font-weight-asian="normal" style:font-weight-complex="normal"/>
    </style:style>
    <style:style style:name="P6" style:family="paragraph" style:parent-style-name="Table_20_Contents">
      <style:text-properties fo:font-weight="normal" officeooo:rsid="0119cd09" officeooo:paragraph-rsid="0119cd09" style:font-weight-asian="normal" style:font-weight-complex="normal"/>
    </style:style>
    <style:style style:name="P7" style:family="paragraph" style:parent-style-name="Table_20_Contents">
      <style:text-properties fo:font-weight="normal" officeooo:rsid="0119cd09" officeooo:paragraph-rsid="012c83db" style:font-weight-asian="normal" style:font-weight-complex="normal"/>
    </style:style>
    <style:style style:name="P8" style:family="paragraph" style:parent-style-name="Table_20_Contents">
      <style:text-properties fo:font-weight="normal" officeooo:rsid="0119cd09" officeooo:paragraph-rsid="013cf01d" style:font-weight-asian="normal" style:font-weight-complex="normal"/>
    </style:style>
    <style:style style:name="P9" style:family="paragraph" style:parent-style-name="Table_20_Contents">
      <style:text-properties fo:font-weight="normal" officeooo:rsid="011fc939" officeooo:paragraph-rsid="013bb2d1" style:font-weight-asian="normal" style:font-weight-complex="normal"/>
    </style:style>
    <style:style style:name="P10" style:family="paragraph" style:parent-style-name="Table_20_Contents">
      <style:text-properties fo:font-weight="normal" officeooo:rsid="0121c995" officeooo:paragraph-rsid="011dea21" style:font-weight-asian="normal" style:font-weight-complex="normal"/>
    </style:style>
    <style:style style:name="P11" style:family="paragraph" style:parent-style-name="Table_20_Contents">
      <style:text-properties fo:font-weight="normal" officeooo:rsid="0121d9c0" officeooo:paragraph-rsid="012c83db" style:font-weight-asian="normal" style:font-weight-complex="normal"/>
    </style:style>
    <style:style style:name="P12" style:family="paragraph" style:parent-style-name="Table_20_Contents">
      <style:text-properties fo:font-weight="normal" officeooo:rsid="012b61db" officeooo:paragraph-rsid="012b61db" style:font-weight-asian="normal" style:font-weight-complex="normal"/>
    </style:style>
    <style:style style:name="P13" style:family="paragraph" style:parent-style-name="Table_20_Contents">
      <style:text-properties fo:font-weight="normal" officeooo:rsid="016da862" officeooo:paragraph-rsid="018a48db" style:font-weight-asian="normal" style:font-weight-complex="normal"/>
    </style:style>
    <style:style style:name="P14" style:family="paragraph" style:parent-style-name="Table_20_Contents">
      <style:text-properties fo:font-weight="normal" officeooo:rsid="016da862" officeooo:paragraph-rsid="025f4538" style:font-weight-asian="normal" style:font-weight-complex="normal"/>
    </style:style>
    <style:style style:name="P15" style:family="paragraph" style:parent-style-name="Table_20_Contents">
      <style:text-properties fo:font-weight="normal" officeooo:rsid="01767d2b" officeooo:paragraph-rsid="01767d2b" style:font-weight-asian="normal" style:font-weight-complex="normal"/>
    </style:style>
    <style:style style:name="P16" style:family="paragraph" style:parent-style-name="Table_20_Contents">
      <style:text-properties fo:font-weight="normal" officeooo:rsid="01767d2b" officeooo:paragraph-rsid="025f4538" style:font-weight-asian="normal" style:font-weight-complex="normal"/>
    </style:style>
    <style:style style:name="P17" style:family="paragraph" style:parent-style-name="Table_20_Contents">
      <style:text-properties fo:font-weight="normal" officeooo:rsid="0178cdf2" officeooo:paragraph-rsid="01801da6" style:font-weight-asian="normal" style:font-weight-complex="normal"/>
    </style:style>
    <style:style style:name="P18" style:family="paragraph" style:parent-style-name="Table_20_Contents">
      <style:text-properties fo:font-weight="normal" officeooo:rsid="0178cdf2" officeooo:paragraph-rsid="025f4538" style:font-weight-asian="normal" style:font-weight-complex="normal"/>
    </style:style>
    <style:style style:name="P19" style:family="paragraph" style:parent-style-name="Table_20_Contents">
      <style:text-properties fo:font-weight="normal" officeooo:rsid="017a42f7" officeooo:paragraph-rsid="017a42f7" style:font-weight-asian="normal" style:font-weight-complex="normal"/>
    </style:style>
    <style:style style:name="P20" style:family="paragraph" style:parent-style-name="Table_20_Contents">
      <style:text-properties fo:font-weight="normal" officeooo:rsid="017a42f7" officeooo:paragraph-rsid="025f4538" style:font-weight-asian="normal" style:font-weight-complex="normal"/>
    </style:style>
    <style:style style:name="P21" style:family="paragraph" style:parent-style-name="Table_20_Contents">
      <style:text-properties fo:font-weight="normal" officeooo:rsid="017ef2fa" officeooo:paragraph-rsid="017ef2fa" style:font-weight-asian="normal" style:font-weight-complex="normal"/>
    </style:style>
    <style:style style:name="P22" style:family="paragraph" style:parent-style-name="Table_20_Contents">
      <style:text-properties fo:font-weight="normal" officeooo:rsid="017ef2fa" officeooo:paragraph-rsid="025f4538" style:font-weight-asian="normal" style:font-weight-complex="normal"/>
    </style:style>
    <style:style style:name="P23" style:family="paragraph" style:parent-style-name="Table_20_Contents">
      <style:text-properties fo:font-weight="normal" officeooo:rsid="0131fc88" officeooo:paragraph-rsid="012c83db" style:font-weight-asian="normal" style:font-weight-complex="normal"/>
    </style:style>
    <style:style style:name="P24" style:family="paragraph" style:parent-style-name="Table_20_Contents">
      <style:text-properties fo:font-weight="normal" officeooo:rsid="01c0500e" officeooo:paragraph-rsid="01c0500e" style:font-weight-asian="normal" style:font-weight-complex="normal"/>
    </style:style>
    <style:style style:name="P25" style:family="paragraph" style:parent-style-name="Table_20_Contents">
      <style:text-properties fo:font-weight="normal" officeooo:rsid="01c38cad" officeooo:paragraph-rsid="01c38cad" style:font-weight-asian="normal" style:font-weight-complex="normal"/>
    </style:style>
    <style:style style:name="P26" style:family="paragraph" style:parent-style-name="Table_20_Contents">
      <style:text-properties fo:font-weight="normal" officeooo:rsid="01cef81a" officeooo:paragraph-rsid="01cef81a" style:font-weight-asian="normal" style:font-weight-complex="normal"/>
    </style:style>
    <style:style style:name="P27" style:family="paragraph" style:parent-style-name="Table_20_Contents">
      <style:text-properties fo:font-weight="normal" officeooo:rsid="01d46396" officeooo:paragraph-rsid="01d46396" style:font-weight-asian="normal" style:font-weight-complex="normal"/>
    </style:style>
    <style:style style:name="P28" style:family="paragraph" style:parent-style-name="Table_20_Contents">
      <style:text-properties fo:font-weight="normal" officeooo:rsid="01d5d920" officeooo:paragraph-rsid="01d5d920" style:font-weight-asian="normal" style:font-weight-complex="normal"/>
    </style:style>
    <style:style style:name="P29" style:family="paragraph" style:parent-style-name="Table_20_Contents">
      <style:text-properties fo:font-weight="normal" officeooo:rsid="01d779df" officeooo:paragraph-rsid="01d779df" style:font-weight-asian="normal" style:font-weight-complex="normal"/>
    </style:style>
    <style:style style:name="P30" style:family="paragraph" style:parent-style-name="Table_20_Contents">
      <style:text-properties fo:font-weight="normal" officeooo:rsid="01d8a279" officeooo:paragraph-rsid="01d8a279" style:font-weight-asian="normal" style:font-weight-complex="normal"/>
    </style:style>
    <style:style style:name="P31" style:family="paragraph" style:parent-style-name="Table_20_Contents">
      <style:text-properties fo:font-weight="normal" officeooo:rsid="01d909d3" officeooo:paragraph-rsid="01d909d3" style:font-weight-asian="normal" style:font-weight-complex="normal"/>
    </style:style>
    <style:style style:name="P32" style:family="paragraph" style:parent-style-name="Table_20_Contents">
      <style:text-properties fo:font-weight="normal" officeooo:rsid="01c6733f" officeooo:paragraph-rsid="01dafd86" style:font-weight-asian="normal" style:font-weight-complex="normal"/>
    </style:style>
    <style:style style:name="P33" style:family="paragraph" style:parent-style-name="Table_20_Contents">
      <style:text-properties fo:font-weight="normal" officeooo:rsid="01dafd86" officeooo:paragraph-rsid="01dafd86" style:font-weight-asian="normal" style:font-weight-complex="normal"/>
    </style:style>
    <style:style style:name="P34" style:family="paragraph" style:parent-style-name="Table_20_Contents">
      <style:text-properties fo:font-weight="normal" officeooo:rsid="01dc5174" officeooo:paragraph-rsid="01dc5174" style:font-weight-asian="normal" style:font-weight-complex="normal"/>
    </style:style>
    <style:style style:name="P35" style:family="paragraph" style:parent-style-name="Table_20_Contents">
      <style:text-properties fo:font-weight="normal" officeooo:rsid="01e0de21" officeooo:paragraph-rsid="01e0de21" style:font-weight-asian="normal" style:font-weight-complex="normal"/>
    </style:style>
    <style:style style:name="P36" style:family="paragraph" style:parent-style-name="Table_20_Contents">
      <style:text-properties fo:font-weight="normal" officeooo:rsid="01e3da49" officeooo:paragraph-rsid="01e3da49" style:font-weight-asian="normal" style:font-weight-complex="normal"/>
    </style:style>
    <style:style style:name="P37" style:family="paragraph" style:parent-style-name="Table_20_Contents">
      <style:text-properties fo:font-weight="normal" officeooo:rsid="01e4c216" officeooo:paragraph-rsid="01e4c216" style:font-weight-asian="normal" style:font-weight-complex="normal"/>
    </style:style>
    <style:style style:name="P38" style:family="paragraph" style:parent-style-name="Table_20_Contents">
      <style:text-properties fo:font-weight="normal" officeooo:rsid="01e84ec4" officeooo:paragraph-rsid="01e84ec4" style:font-weight-asian="normal" style:font-weight-complex="normal"/>
    </style:style>
    <style:style style:name="P39" style:family="paragraph" style:parent-style-name="Table_20_Contents">
      <style:text-properties fo:font-weight="normal" officeooo:rsid="01ed5d65" officeooo:paragraph-rsid="01ed5d65" style:font-weight-asian="normal" style:font-weight-complex="normal"/>
    </style:style>
    <style:style style:name="P40" style:family="paragraph" style:parent-style-name="Table_20_Contents">
      <style:text-properties fo:font-weight="normal" officeooo:rsid="01f2d9c1" officeooo:paragraph-rsid="01f2d9c1" style:font-weight-asian="normal" style:font-weight-complex="normal"/>
    </style:style>
    <style:style style:name="P41" style:family="paragraph" style:parent-style-name="Table_20_Contents">
      <style:text-properties fo:font-weight="normal" officeooo:rsid="01fbc226" officeooo:paragraph-rsid="01fbc226" style:font-weight-asian="normal" style:font-weight-complex="normal"/>
    </style:style>
    <style:style style:name="P42" style:family="paragraph" style:parent-style-name="Table_20_Contents">
      <style:text-properties fo:font-weight="normal" officeooo:rsid="01fce90d" officeooo:paragraph-rsid="01fce90d" style:font-weight-asian="normal" style:font-weight-complex="normal"/>
    </style:style>
    <style:style style:name="P43" style:family="paragraph" style:parent-style-name="Table_20_Contents">
      <style:text-properties fo:font-weight="normal" officeooo:rsid="01ffa105" officeooo:paragraph-rsid="01ffa105" style:font-weight-asian="normal" style:font-weight-complex="normal"/>
    </style:style>
    <style:style style:name="P44" style:family="paragraph" style:parent-style-name="Table_20_Contents">
      <style:text-properties fo:font-weight="normal" officeooo:rsid="0202294f" officeooo:paragraph-rsid="0202294f" style:font-weight-asian="normal" style:font-weight-complex="normal"/>
    </style:style>
    <style:style style:name="P45" style:family="paragraph" style:parent-style-name="Table_20_Contents">
      <style:text-properties fo:font-weight="normal" officeooo:rsid="0202eb61" officeooo:paragraph-rsid="0202eb61" style:font-weight-asian="normal" style:font-weight-complex="normal"/>
    </style:style>
    <style:style style:name="P46" style:family="paragraph" style:parent-style-name="Table_20_Contents">
      <style:text-properties fo:font-weight="normal" officeooo:rsid="0204a4c5" officeooo:paragraph-rsid="0204a4c5" style:font-weight-asian="normal" style:font-weight-complex="normal"/>
    </style:style>
    <style:style style:name="P47" style:family="paragraph" style:parent-style-name="Table_20_Contents">
      <style:text-properties fo:font-weight="normal" officeooo:rsid="02064a0a" officeooo:paragraph-rsid="02064a0a" style:font-weight-asian="normal" style:font-weight-complex="normal"/>
    </style:style>
    <style:style style:name="P48" style:family="paragraph" style:parent-style-name="Table_20_Contents">
      <style:text-properties fo:font-weight="normal" officeooo:rsid="01eb7824" officeooo:paragraph-rsid="01eb7824" style:font-weight-asian="normal" style:font-weight-complex="normal"/>
    </style:style>
    <style:style style:name="P49" style:family="paragraph" style:parent-style-name="Table_20_Contents">
      <style:text-properties fo:font-weight="normal" officeooo:rsid="0208229a" officeooo:paragraph-rsid="0208229a" style:font-weight-asian="normal" style:font-weight-complex="normal"/>
    </style:style>
    <style:style style:name="P50" style:family="paragraph" style:parent-style-name="Table_20_Contents">
      <style:text-properties fo:font-weight="normal" officeooo:rsid="02098998" officeooo:paragraph-rsid="02098998" style:font-weight-asian="normal" style:font-weight-complex="normal"/>
    </style:style>
    <style:style style:name="P51" style:family="paragraph" style:parent-style-name="Table_20_Contents">
      <style:text-properties fo:font-weight="normal" officeooo:rsid="020bfb6a" officeooo:paragraph-rsid="020bfb6a" style:font-weight-asian="normal" style:font-weight-complex="normal"/>
    </style:style>
    <style:style style:name="P52" style:family="paragraph" style:parent-style-name="Table_20_Contents">
      <style:text-properties fo:font-weight="normal" officeooo:rsid="020da3d6" officeooo:paragraph-rsid="020da3d6" style:font-weight-asian="normal" style:font-weight-complex="normal"/>
    </style:style>
    <style:style style:name="P53" style:family="paragraph" style:parent-style-name="Table_20_Contents">
      <style:text-properties fo:font-weight="normal" officeooo:rsid="020f3e2c" officeooo:paragraph-rsid="020f3e2c" style:font-weight-asian="normal" style:font-weight-complex="normal"/>
    </style:style>
    <style:style style:name="P54" style:family="paragraph" style:parent-style-name="Table_20_Contents">
      <style:text-properties fo:font-weight="normal" officeooo:rsid="0210e41f" officeooo:paragraph-rsid="0210e41f" style:font-weight-asian="normal" style:font-weight-complex="normal"/>
    </style:style>
    <style:style style:name="P55" style:family="paragraph" style:parent-style-name="Table_20_Contents">
      <style:text-properties fo:font-weight="normal" officeooo:rsid="02191746" officeooo:paragraph-rsid="02191746" style:font-weight-asian="normal" style:font-weight-complex="normal"/>
    </style:style>
    <style:style style:name="P56" style:family="paragraph" style:parent-style-name="Table_20_Contents">
      <style:text-properties fo:font-weight="normal" officeooo:rsid="021baf11" officeooo:paragraph-rsid="021baf11" style:font-weight-asian="normal" style:font-weight-complex="normal"/>
    </style:style>
    <style:style style:name="P57" style:family="paragraph" style:parent-style-name="Table_20_Contents">
      <style:text-properties fo:font-weight="normal" officeooo:rsid="0228cba2" officeooo:paragraph-rsid="0228cba2" style:font-weight-asian="normal" style:font-weight-complex="normal"/>
    </style:style>
    <style:style style:name="P58" style:family="paragraph" style:parent-style-name="Table_20_Contents">
      <style:text-properties fo:font-weight="normal" officeooo:rsid="022cc5a9" officeooo:paragraph-rsid="022cc5a9" style:font-weight-asian="normal" style:font-weight-complex="normal"/>
    </style:style>
    <style:style style:name="P59" style:family="paragraph" style:parent-style-name="Table_20_Contents">
      <style:text-properties fo:font-weight="normal" officeooo:rsid="0230980a" officeooo:paragraph-rsid="0230980a" style:font-weight-asian="normal" style:font-weight-complex="normal"/>
    </style:style>
    <style:style style:name="P60" style:family="paragraph" style:parent-style-name="Table_20_Contents">
      <style:text-properties fo:font-weight="normal" officeooo:rsid="0230ff26" officeooo:paragraph-rsid="0230ff26" style:font-weight-asian="normal" style:font-weight-complex="normal"/>
    </style:style>
    <style:style style:name="P61" style:family="paragraph" style:parent-style-name="Table_20_Contents">
      <style:text-properties fo:font-weight="normal" officeooo:rsid="0241d1e4" officeooo:paragraph-rsid="0241d1e4" style:font-weight-asian="normal" style:font-weight-complex="normal"/>
    </style:style>
    <style:style style:name="P62" style:family="paragraph" style:parent-style-name="Table_20_Contents">
      <style:text-properties fo:font-weight="normal" officeooo:rsid="02563453" officeooo:paragraph-rsid="02563453" style:font-weight-asian="normal" style:font-weight-complex="normal"/>
    </style:style>
    <style:style style:name="P63" style:family="paragraph" style:parent-style-name="Table_20_Contents">
      <style:text-properties fo:font-weight="normal" officeooo:rsid="004c9286" officeooo:paragraph-rsid="025f4538" style:font-weight-asian="normal" style:font-weight-complex="normal"/>
    </style:style>
    <style:style style:name="P64" style:family="paragraph" style:parent-style-name="Table_20_Contents">
      <style:text-properties fo:font-weight="normal" officeooo:rsid="016f406e" officeooo:paragraph-rsid="025f4538" style:font-weight-asian="normal" style:font-weight-complex="normal"/>
    </style:style>
    <style:style style:name="P65" style:family="paragraph" style:parent-style-name="Table_20_Contents">
      <style:text-properties fo:font-weight="normal" officeooo:rsid="0173e56e" officeooo:paragraph-rsid="025f4538" style:font-weight-asian="normal" style:font-weight-complex="normal"/>
    </style:style>
    <style:style style:name="P66" style:family="paragraph" style:parent-style-name="Table_20_Contents">
      <style:text-properties fo:font-weight="normal" officeooo:rsid="01701afc" officeooo:paragraph-rsid="025f4538" style:font-weight-asian="normal" style:font-weight-complex="normal"/>
    </style:style>
    <style:style style:name="P67" style:family="paragraph" style:parent-style-name="Table_20_Contents">
      <style:text-properties fo:font-weight="normal" officeooo:rsid="0171b260" officeooo:paragraph-rsid="025f4538" style:font-weight-asian="normal" style:font-weight-complex="normal"/>
    </style:style>
    <style:style style:name="P68" style:family="paragraph" style:parent-style-name="Table_20_Contents">
      <style:text-properties fo:font-weight="normal" officeooo:rsid="0172ccf3" officeooo:paragraph-rsid="025f4538" style:font-weight-asian="normal" style:font-weight-complex="normal"/>
    </style:style>
    <style:style style:name="P69" style:family="paragraph" style:parent-style-name="Table_20_Contents">
      <style:text-properties fo:font-weight="normal" officeooo:rsid="01759dcc" officeooo:paragraph-rsid="025f4538" style:font-weight-asian="normal" style:font-weight-complex="normal"/>
    </style:style>
    <style:style style:name="P70" style:family="paragraph" style:parent-style-name="Table_20_Contents">
      <style:text-properties fo:font-weight="normal" officeooo:rsid="0174bd04" officeooo:paragraph-rsid="025f4538" style:font-weight-asian="normal" style:font-weight-complex="normal"/>
    </style:style>
    <style:style style:name="P71" style:family="paragraph" style:parent-style-name="Table_20_Contents">
      <style:text-properties fo:font-weight="normal" officeooo:rsid="01990c4b" officeooo:paragraph-rsid="025f4538" style:font-weight-asian="normal" style:font-weight-complex="normal"/>
    </style:style>
    <style:style style:name="P72" style:family="paragraph" style:parent-style-name="Table_20_Contents">
      <style:text-properties fo:font-weight="normal" officeooo:rsid="018a48db" officeooo:paragraph-rsid="025f4538" style:font-weight-asian="normal" style:font-weight-complex="normal"/>
    </style:style>
    <style:style style:name="P73" style:family="paragraph" style:parent-style-name="Table_20_Contents">
      <style:text-properties fo:font-weight="normal" officeooo:rsid="017b781d" officeooo:paragraph-rsid="025f4538" style:font-weight-asian="normal" style:font-weight-complex="normal"/>
    </style:style>
    <style:style style:name="P74" style:family="paragraph" style:parent-style-name="Table_20_Contents">
      <style:text-properties fo:font-weight="normal" officeooo:rsid="019aa1a2" officeooo:paragraph-rsid="025f4538" style:font-weight-asian="normal" style:font-weight-complex="normal"/>
    </style:style>
    <style:style style:name="P75" style:family="paragraph" style:parent-style-name="Table_20_Contents">
      <style:text-properties fo:font-weight="normal" officeooo:rsid="017e6a77" officeooo:paragraph-rsid="025f4538" style:font-weight-asian="normal" style:font-weight-complex="normal"/>
    </style:style>
    <style:style style:name="P76" style:family="paragraph" style:parent-style-name="Table_20_Contents">
      <style:text-properties fo:font-weight="normal" officeooo:rsid="01801da6" officeooo:paragraph-rsid="025f4538" style:font-weight-asian="normal" style:font-weight-complex="normal"/>
    </style:style>
    <style:style style:name="P77" style:family="paragraph" style:parent-style-name="Table_20_Contents">
      <style:text-properties fo:font-weight="normal" officeooo:rsid="018866eb" officeooo:paragraph-rsid="025f4538" style:font-weight-asian="normal" style:font-weight-complex="normal"/>
    </style:style>
    <style:style style:name="P78" style:family="paragraph" style:parent-style-name="Table_20_Contents">
      <style:text-properties fo:font-weight="normal" officeooo:rsid="01872cf3" officeooo:paragraph-rsid="025f4538" style:font-weight-asian="normal" style:font-weight-complex="normal"/>
    </style:style>
    <style:style style:name="P79" style:family="paragraph" style:parent-style-name="Table_20_Contents">
      <style:text-properties fo:font-weight="normal" officeooo:rsid="0260b2bf" officeooo:paragraph-rsid="0260b2bf" style:font-weight-asian="normal" style:font-weight-complex="normal"/>
    </style:style>
    <style:style style:name="P80" style:family="paragraph" style:parent-style-name="Table_20_Contents">
      <style:text-properties fo:font-weight="normal" officeooo:rsid="02626441" officeooo:paragraph-rsid="02626441" style:font-weight-asian="normal" style:font-weight-complex="normal"/>
    </style:style>
    <style:style style:name="P81" style:family="paragraph" style:parent-style-name="Table_20_Contents">
      <style:text-properties fo:font-weight="normal" officeooo:rsid="026456fc" officeooo:paragraph-rsid="026456fc" style:font-weight-asian="normal" style:font-weight-complex="normal"/>
    </style:style>
    <style:style style:name="P82" style:family="paragraph" style:parent-style-name="Table_20_Contents">
      <style:text-properties fo:font-weight="normal" officeooo:rsid="0264d61a" officeooo:paragraph-rsid="0264d61a" style:font-weight-asian="normal" style:font-weight-complex="normal"/>
    </style:style>
    <style:style style:name="P83" style:family="paragraph" style:parent-style-name="Table_20_Contents">
      <style:text-properties fo:font-weight="normal" officeooo:rsid="0267d04a" officeooo:paragraph-rsid="0267d04a" style:font-weight-asian="normal" style:font-weight-complex="normal"/>
    </style:style>
    <style:style style:name="P84" style:family="paragraph" style:parent-style-name="Table_20_Contents">
      <style:text-properties fo:font-weight="normal" officeooo:rsid="026c4fe0" officeooo:paragraph-rsid="026c4fe0" style:font-weight-asian="normal" style:font-weight-complex="normal"/>
    </style:style>
    <style:style style:name="P85" style:family="paragraph" style:parent-style-name="Table_20_Contents">
      <style:text-properties fo:font-weight="normal" officeooo:rsid="027337fa" officeooo:paragraph-rsid="027337fa" style:font-weight-asian="normal" style:font-weight-complex="normal"/>
    </style:style>
    <style:style style:name="P86" style:family="paragraph" style:parent-style-name="Table_20_Contents">
      <style:text-properties fo:font-weight="normal" officeooo:rsid="0276c169" officeooo:paragraph-rsid="0276c169" style:font-weight-asian="normal" style:font-weight-complex="normal"/>
    </style:style>
    <style:style style:name="P87" style:family="paragraph" style:parent-style-name="Table_20_Contents">
      <style:text-properties fo:font-style="normal" fo:font-weight="normal" officeooo:rsid="01d35980" officeooo:paragraph-rsid="01d35980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font-style="normal" fo:font-weight="normal" officeooo:rsid="01e4c216" officeooo:paragraph-rsid="01e4c216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font-style="normal" fo:font-weight="normal" officeooo:rsid="01f941e6" officeooo:paragraph-rsid="01f941e6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fo:font-style="normal" fo:font-weight="normal" officeooo:rsid="01ffa105" officeooo:paragraph-rsid="01ffa105" style:font-style-asian="normal" style:font-weight-asian="normal" style:font-style-complex="normal" style:font-weight-complex="normal"/>
    </style:style>
    <style:style style:name="P91" style:family="paragraph" style:parent-style-name="Table_20_Contents">
      <style:text-properties fo:font-style="normal" officeooo:rsid="01d09d27" officeooo:paragraph-rsid="01d09d27" style:font-style-asian="normal" style:font-style-complex="normal"/>
    </style:style>
    <style:style style:name="P92" style:family="paragraph" style:parent-style-name="Table_20_Contents">
      <style:text-properties fo:font-style="normal" officeooo:rsid="01d18f51" officeooo:paragraph-rsid="01d18f51" style:font-style-asian="normal" style:font-style-complex="normal"/>
    </style:style>
    <style:style style:name="P93" style:family="paragraph" style:parent-style-name="Table_20_Contents">
      <style:text-properties fo:font-style="normal" officeooo:rsid="01d35980" officeooo:paragraph-rsid="01d35980" style:font-style-asian="normal" style:font-style-complex="normal"/>
    </style:style>
    <style:style style:name="P94" style:family="paragraph" style:parent-style-name="Table_20_Contents">
      <style:text-properties officeooo:rsid="00e48738" officeooo:paragraph-rsid="00e48738"/>
    </style:style>
    <style:style style:name="P95" style:family="paragraph" style:parent-style-name="Table_20_Contents">
      <style:text-properties officeooo:rsid="00eafdd8" officeooo:paragraph-rsid="00eafdd8"/>
    </style:style>
    <style:style style:name="P96" style:family="paragraph" style:parent-style-name="Table_20_Contents">
      <style:text-properties fo:color="#000000" fo:font-weight="normal" officeooo:rsid="01bde02c" officeooo:paragraph-rsid="01bde02c" style:font-weight-asian="normal" style:font-weight-complex="normal"/>
    </style:style>
    <style:style style:name="P97" style:family="paragraph" style:parent-style-name="Table_20_Contents">
      <style:text-properties fo:color="#000000" fo:font-weight="normal" officeooo:rsid="01bde02c" officeooo:paragraph-rsid="01be9544" style:font-weight-asian="normal" style:font-weight-complex="normal"/>
    </style:style>
    <style:style style:name="P98" style:family="paragraph" style:parent-style-name="Table_20_Contents">
      <style:text-properties fo:color="#000000" fo:font-weight="normal" officeooo:rsid="01bde02c" officeooo:paragraph-rsid="01c0500e" style:font-weight-asian="normal" style:font-weight-complex="normal"/>
    </style:style>
    <style:style style:name="P99" style:family="paragraph" style:parent-style-name="Table_20_Contents">
      <style:text-properties fo:color="#000000" fo:font-weight="normal" officeooo:rsid="01bde02c" officeooo:paragraph-rsid="01c16007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1bde02c" officeooo:paragraph-rsid="01c27aa2" style:font-weight-asian="normal" style:font-weight-complex="normal"/>
    </style:style>
    <style:style style:name="P101" style:family="paragraph" style:parent-style-name="Table_20_Contents">
      <style:text-properties fo:color="#000000" fo:font-weight="normal" officeooo:rsid="01bde02c" officeooo:paragraph-rsid="01c38cad" style:font-weight-asian="normal" style:font-weight-complex="normal"/>
    </style:style>
    <style:style style:name="P102" style:family="paragraph" style:parent-style-name="Table_20_Contents">
      <style:text-properties fo:color="#000000" fo:font-weight="normal" officeooo:rsid="01bde02c" officeooo:paragraph-rsid="01c55670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1bde02c" officeooo:paragraph-rsid="01c6733f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1bde02c" officeooo:paragraph-rsid="01f9ea96" style:font-weight-asian="normal" style:font-weight-complex="normal"/>
    </style:style>
    <style:style style:name="P105" style:family="paragraph" style:parent-style-name="Table_20_Contents">
      <style:text-properties fo:color="#000000" fo:font-weight="normal" officeooo:rsid="01bde02c" officeooo:paragraph-rsid="01ffa105" style:font-weight-asian="normal" style:font-weight-complex="normal"/>
    </style:style>
    <style:style style:name="P106" style:family="paragraph" style:parent-style-name="Table_20_Contents">
      <style:text-properties fo:color="#000000" fo:font-weight="normal" officeooo:rsid="01bde02c" officeooo:paragraph-rsid="027d9a0c" style:font-weight-asian="normal" style:font-weight-complex="normal"/>
    </style:style>
    <style:style style:name="P107" style:family="paragraph" style:parent-style-name="Table_20_Contents">
      <style:text-properties fo:color="#000000" fo:font-weight="normal" officeooo:rsid="01c16007" officeooo:paragraph-rsid="01c16007" style:font-weight-asian="normal" style:font-weight-complex="normal"/>
    </style:style>
    <style:style style:name="P108" style:family="paragraph" style:parent-style-name="Table_20_Contents">
      <style:text-properties fo:color="#000000" fo:font-weight="normal" officeooo:rsid="01c16007" officeooo:paragraph-rsid="01ffa105" style:font-weight-asian="normal" style:font-weight-complex="normal"/>
    </style:style>
    <style:style style:name="P109" style:family="paragraph" style:parent-style-name="Table_20_Contents">
      <style:text-properties fo:color="#000000" fo:font-weight="normal" officeooo:rsid="0150eff5" officeooo:paragraph-rsid="01c27aa2" style:font-weight-asian="normal" style:font-weight-complex="normal"/>
    </style:style>
    <style:style style:name="P110" style:family="paragraph" style:parent-style-name="Table_20_Contents">
      <style:text-properties fo:color="#000000" fo:font-weight="normal" officeooo:rsid="01c38cad" officeooo:paragraph-rsid="01c38cad" style:font-weight-asian="normal" style:font-weight-complex="normal"/>
    </style:style>
    <style:style style:name="P111" style:family="paragraph" style:parent-style-name="Table_20_Contents">
      <style:text-properties fo:color="#000000" fo:font-weight="normal" officeooo:rsid="00eafdd8" officeooo:paragraph-rsid="01c0500e" style:font-weight-asian="normal" style:font-weight-complex="normal"/>
    </style:style>
    <style:style style:name="P112" style:family="paragraph" style:parent-style-name="Table_20_Contents">
      <style:text-properties fo:color="#000000" fo:font-weight="normal" officeooo:rsid="015716c6" officeooo:paragraph-rsid="01c27aa2" style:font-weight-asian="normal" style:font-weight-complex="normal"/>
    </style:style>
    <style:style style:name="P113" style:family="paragraph" style:parent-style-name="Table_20_Contents">
      <style:text-properties fo:color="#000000" fo:font-weight="normal" officeooo:rsid="015716c6" officeooo:paragraph-rsid="01c16007" style:font-weight-asian="normal" style:font-weight-complex="normal"/>
    </style:style>
    <style:style style:name="P114" style:family="paragraph" style:parent-style-name="Table_20_Contents">
      <style:text-properties fo:color="#000000" fo:font-weight="normal" officeooo:rsid="016f406e" officeooo:paragraph-rsid="01c27aa2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1759dcc" officeooo:paragraph-rsid="01c38cad" style:font-weight-asian="normal" style:font-weight-complex="normal"/>
    </style:style>
    <style:style style:name="P116" style:family="paragraph" style:parent-style-name="Table_20_Contents">
      <style:text-properties fo:color="#000000" fo:font-weight="normal" officeooo:rsid="01759dcc" officeooo:paragraph-rsid="01c6733f" style:font-weight-asian="normal" style:font-weight-complex="normal"/>
    </style:style>
    <style:style style:name="P117" style:family="paragraph" style:parent-style-name="Table_20_Contents">
      <style:text-properties fo:color="#000000" fo:font-weight="normal" officeooo:rsid="0172ccf3" officeooo:paragraph-rsid="01c55670" style:font-weight-asian="normal" style:font-weight-complex="normal"/>
    </style:style>
    <style:style style:name="P118" style:family="paragraph" style:parent-style-name="Table_20_Contents">
      <style:text-properties fo:color="#000000" fo:font-weight="normal" officeooo:rsid="0172ccf3" officeooo:paragraph-rsid="01c6733f" style:font-weight-asian="normal" style:font-weight-complex="normal"/>
    </style:style>
    <style:style style:name="P119" style:family="paragraph" style:parent-style-name="Table_20_Contents">
      <style:text-properties fo:color="#000000" fo:font-weight="normal" officeooo:rsid="018866eb" officeooo:paragraph-rsid="01c6733f" style:font-weight-asian="normal" style:font-weight-complex="normal"/>
    </style:style>
    <style:style style:name="P120" style:family="paragraph" style:parent-style-name="Table_20_Contents">
      <style:text-properties fo:color="#000000" fo:font-weight="normal" officeooo:rsid="017e6a77" officeooo:paragraph-rsid="01c6733f" style:font-weight-asian="normal" style:font-weight-complex="normal"/>
    </style:style>
    <style:style style:name="P121" style:family="paragraph" style:parent-style-name="Table_20_Contents">
      <style:text-properties fo:color="#000000" fo:font-weight="normal" officeooo:rsid="01c80e72" officeooo:paragraph-rsid="01c80e72" style:font-weight-asian="normal" style:font-weight-complex="normal"/>
    </style:style>
    <style:style style:name="P122" style:family="paragraph" style:parent-style-name="Table_20_Contents">
      <style:text-properties fo:color="#000000" fo:font-weight="normal" officeooo:rsid="0175fdbd" officeooo:paragraph-rsid="01c6733f" style:font-weight-asian="normal" style:font-weight-complex="normal"/>
    </style:style>
    <style:style style:name="P123" style:family="paragraph" style:parent-style-name="Table_20_Contents">
      <style:text-properties fo:color="#000000" fo:font-weight="normal" officeooo:rsid="01ca32b6" officeooo:paragraph-rsid="01ca32b6" style:font-weight-asian="normal" style:font-weight-complex="normal"/>
    </style:style>
    <style:style style:name="P124" style:family="paragraph" style:parent-style-name="Table_20_Contents">
      <style:text-properties fo:color="#000000" fo:font-weight="normal" officeooo:rsid="01ca32b6" officeooo:paragraph-rsid="01cb1ec0" style:font-weight-asian="normal" style:font-weight-complex="normal"/>
    </style:style>
    <style:style style:name="P125" style:family="paragraph" style:parent-style-name="Table_20_Contents">
      <style:text-properties fo:color="#000000" fo:font-weight="normal" officeooo:rsid="01ca32b6" officeooo:paragraph-rsid="01cd339f" style:font-weight-asian="normal" style:font-weight-complex="normal"/>
    </style:style>
    <style:style style:name="P126" style:family="paragraph" style:parent-style-name="Table_20_Contents">
      <style:text-properties fo:color="#000000" fo:font-weight="normal" officeooo:rsid="01ca32b6" officeooo:paragraph-rsid="01cef81a" style:font-weight-asian="normal" style:font-weight-complex="normal"/>
    </style:style>
    <style:style style:name="P127" style:family="paragraph" style:parent-style-name="Table_20_Contents">
      <style:text-properties fo:color="#000000" fo:font-weight="normal" officeooo:rsid="01ca32b6" officeooo:paragraph-rsid="023ecf29" style:font-weight-asian="normal" style:font-weight-complex="normal"/>
    </style:style>
    <style:style style:name="P128" style:family="paragraph" style:parent-style-name="Table_20_Contents">
      <style:text-properties fo:color="#000000" fo:font-weight="normal" officeooo:rsid="01cb5a4e" officeooo:paragraph-rsid="01cb5a4e" style:font-weight-asian="normal" style:font-weight-complex="normal"/>
    </style:style>
    <style:style style:name="P129" style:family="paragraph" style:parent-style-name="Table_20_Contents">
      <style:text-properties fo:color="#000000" fo:font-weight="normal" officeooo:rsid="01cd339f" officeooo:paragraph-rsid="01cd339f" style:font-weight-asian="normal" style:font-weight-complex="normal"/>
    </style:style>
    <style:style style:name="P130" style:family="paragraph" style:parent-style-name="Table_20_Contents">
      <style:text-properties fo:color="#000000" fo:font-weight="normal" officeooo:rsid="01014835" officeooo:paragraph-rsid="01be9544" style:font-weight-asian="normal" style:font-weight-complex="normal"/>
    </style:style>
    <style:style style:name="P131" style:family="paragraph" style:parent-style-name="Table_20_Contents">
      <style:text-properties fo:color="#000000" fo:font-weight="normal" officeooo:rsid="01d18f51" officeooo:paragraph-rsid="01d18f51" style:font-weight-asian="normal" style:font-weight-complex="normal"/>
    </style:style>
    <style:style style:name="P132" style:family="paragraph" style:parent-style-name="Table_20_Contents">
      <style:text-properties fo:color="#000000" fo:font-weight="normal" officeooo:rsid="01d35980" officeooo:paragraph-rsid="01d35980" style:font-weight-asian="normal" style:font-weight-complex="normal"/>
    </style:style>
    <style:style style:name="P133" style:family="paragraph" style:parent-style-name="Table_20_Contents">
      <style:text-properties fo:color="#000000" fo:font-weight="normal" officeooo:rsid="01d38c6d" officeooo:paragraph-rsid="01d38c6d" style:font-weight-asian="normal" style:font-weight-complex="normal"/>
    </style:style>
    <style:style style:name="P134" style:family="paragraph" style:parent-style-name="Table_20_Contents">
      <style:text-properties fo:color="#000000" fo:font-weight="normal" officeooo:rsid="01d4cb9a" officeooo:paragraph-rsid="01d4cb9a" style:font-weight-asian="normal" style:font-weight-complex="normal"/>
    </style:style>
    <style:style style:name="P135" style:family="paragraph" style:parent-style-name="Table_20_Contents">
      <style:text-properties fo:color="#000000" fo:font-weight="normal" officeooo:rsid="0158b0c6" officeooo:paragraph-rsid="0158b0c6" style:font-weight-asian="normal" style:font-weight-complex="normal"/>
    </style:style>
    <style:style style:name="P136" style:family="paragraph" style:parent-style-name="Table_20_Contents">
      <style:text-properties fo:color="#000000" fo:font-weight="normal" officeooo:rsid="01d5d920" officeooo:paragraph-rsid="01d5d920" style:font-weight-asian="normal" style:font-weight-complex="normal"/>
    </style:style>
    <style:style style:name="P137" style:family="paragraph" style:parent-style-name="Table_20_Contents">
      <style:text-properties fo:color="#000000" fo:font-weight="normal" officeooo:rsid="01dc5174" officeooo:paragraph-rsid="01dc5174" style:font-weight-asian="normal" style:font-weight-complex="normal"/>
    </style:style>
    <style:style style:name="P138" style:family="paragraph" style:parent-style-name="Table_20_Contents">
      <style:text-properties fo:color="#000000" fo:font-weight="normal" officeooo:rsid="01dc5174" officeooo:paragraph-rsid="01ca32b6" style:font-weight-asian="normal" style:font-weight-complex="normal"/>
    </style:style>
    <style:style style:name="P139" style:family="paragraph" style:parent-style-name="Table_20_Contents">
      <style:text-properties fo:color="#000000" fo:font-weight="normal" officeooo:rsid="01dfb5e1" officeooo:paragraph-rsid="01dfb5e1" style:font-weight-asian="normal" style:font-weight-complex="normal"/>
    </style:style>
    <style:style style:name="P140" style:family="paragraph" style:parent-style-name="Table_20_Contents">
      <style:text-properties fo:color="#000000" fo:font-weight="normal" officeooo:rsid="01e0554b" officeooo:paragraph-rsid="01e0554b" style:font-weight-asian="normal" style:font-weight-complex="normal"/>
    </style:style>
    <style:style style:name="P141" style:family="paragraph" style:parent-style-name="Table_20_Contents">
      <style:text-properties fo:color="#000000" fo:font-weight="normal" officeooo:rsid="01e25b97" officeooo:paragraph-rsid="01e25b97" style:font-weight-asian="normal" style:font-weight-complex="normal"/>
    </style:style>
    <style:style style:name="P142" style:family="paragraph" style:parent-style-name="Table_20_Contents">
      <style:text-properties fo:color="#000000" fo:font-weight="normal" officeooo:rsid="01e3f31d" officeooo:paragraph-rsid="01e3f31d" style:font-weight-asian="normal" style:font-weight-complex="normal"/>
    </style:style>
    <style:style style:name="P143" style:family="paragraph" style:parent-style-name="Table_20_Contents">
      <style:text-properties fo:color="#000000" fo:font-weight="normal" officeooo:rsid="01e4c216" officeooo:paragraph-rsid="01e4c216" style:font-weight-asian="normal" style:font-weight-complex="normal"/>
    </style:style>
    <style:style style:name="P144" style:family="paragraph" style:parent-style-name="Table_20_Contents">
      <style:text-properties fo:color="#000000" fo:font-weight="normal" officeooo:rsid="01e8cfea" officeooo:paragraph-rsid="01e8cfea" style:font-weight-asian="normal" style:font-weight-complex="normal"/>
    </style:style>
    <style:style style:name="P145" style:family="paragraph" style:parent-style-name="Table_20_Contents">
      <style:text-properties fo:color="#000000" fo:font-weight="normal" officeooo:rsid="01e8cfea" officeooo:paragraph-rsid="02752bcb" style:font-weight-asian="normal" style:font-weight-complex="normal"/>
    </style:style>
    <style:style style:name="P146" style:family="paragraph" style:parent-style-name="Table_20_Contents">
      <style:text-properties fo:color="#000000" fo:font-weight="normal" officeooo:rsid="01ed5d65" officeooo:paragraph-rsid="01ed5d65" style:font-weight-asian="normal" style:font-weight-complex="normal"/>
    </style:style>
    <style:style style:name="P147" style:family="paragraph" style:parent-style-name="Table_20_Contents">
      <style:text-properties fo:color="#000000" fo:font-weight="normal" officeooo:rsid="01ee8dc8" officeooo:paragraph-rsid="01ee8dc8" style:font-weight-asian="normal" style:font-weight-complex="normal"/>
    </style:style>
    <style:style style:name="P148" style:family="paragraph" style:parent-style-name="Table_20_Contents">
      <style:text-properties fo:color="#000000" fo:font-weight="normal" officeooo:rsid="01f0e976" officeooo:paragraph-rsid="01f0e976" style:font-weight-asian="normal" style:font-weight-complex="normal"/>
    </style:style>
    <style:style style:name="P149" style:family="paragraph" style:parent-style-name="Table_20_Contents">
      <style:text-properties fo:color="#000000" fo:font-weight="normal" officeooo:rsid="01f5c3c4" officeooo:paragraph-rsid="01f5c3c4" style:font-weight-asian="normal" style:font-weight-complex="normal"/>
    </style:style>
    <style:style style:name="P150" style:family="paragraph" style:parent-style-name="Table_20_Contents">
      <style:text-properties fo:color="#000000" fo:font-weight="normal" officeooo:rsid="01f5c3c4" officeooo:paragraph-rsid="024cebf2" style:font-weight-asian="normal" style:font-weight-complex="normal"/>
    </style:style>
    <style:style style:name="P151" style:family="paragraph" style:parent-style-name="Table_20_Contents">
      <style:text-properties fo:color="#000000" fo:font-weight="normal" officeooo:rsid="01f76972" officeooo:paragraph-rsid="01f76972" style:font-weight-asian="normal" style:font-weight-complex="normal"/>
    </style:style>
    <style:style style:name="P152" style:family="paragraph" style:parent-style-name="Table_20_Contents">
      <style:text-properties fo:color="#000000" fo:font-weight="normal" officeooo:rsid="01f941e6" officeooo:paragraph-rsid="01f941e6" style:font-weight-asian="normal" style:font-weight-complex="normal"/>
    </style:style>
    <style:style style:name="P153" style:family="paragraph" style:parent-style-name="Table_20_Contents">
      <style:text-properties fo:color="#000000" fo:font-weight="normal" officeooo:rsid="01fce90d" officeooo:paragraph-rsid="01fce90d" style:font-weight-asian="normal" style:font-weight-complex="normal"/>
    </style:style>
    <style:style style:name="P154" style:family="paragraph" style:parent-style-name="Table_20_Contents">
      <style:text-properties fo:color="#000000" fo:font-weight="normal" officeooo:rsid="0202eb61" officeooo:paragraph-rsid="0202eb61" style:font-weight-asian="normal" style:font-weight-complex="normal"/>
    </style:style>
    <style:style style:name="P155" style:family="paragraph" style:parent-style-name="Table_20_Contents">
      <style:text-properties fo:color="#000000" fo:font-weight="normal" officeooo:rsid="02064a0a" officeooo:paragraph-rsid="02064a0a" style:font-weight-asian="normal" style:font-weight-complex="normal"/>
    </style:style>
    <style:style style:name="P156" style:family="paragraph" style:parent-style-name="Table_20_Contents">
      <style:text-properties fo:color="#000000" fo:font-weight="normal" officeooo:rsid="01f9476c" officeooo:paragraph-rsid="01f9476c" style:font-weight-asian="normal" style:font-weight-complex="normal"/>
    </style:style>
    <style:style style:name="P157" style:family="paragraph" style:parent-style-name="Table_20_Contents">
      <style:text-properties fo:color="#000000" fo:font-weight="normal" officeooo:rsid="020733d1" officeooo:paragraph-rsid="020733d1" style:font-weight-asian="normal" style:font-weight-complex="normal"/>
    </style:style>
    <style:style style:name="P158" style:family="paragraph" style:parent-style-name="Table_20_Contents">
      <style:text-properties fo:color="#000000" fo:font-weight="normal" officeooo:rsid="0208229a" officeooo:paragraph-rsid="0208229a" style:font-weight-asian="normal" style:font-weight-complex="normal"/>
    </style:style>
    <style:style style:name="P159" style:family="paragraph" style:parent-style-name="Table_20_Contents">
      <style:text-properties fo:color="#000000" fo:font-weight="normal" officeooo:rsid="020bfb6a" officeooo:paragraph-rsid="020bfb6a" style:font-weight-asian="normal" style:font-weight-complex="normal"/>
    </style:style>
    <style:style style:name="P160" style:family="paragraph" style:parent-style-name="Table_20_Contents">
      <style:text-properties fo:color="#000000" fo:font-weight="normal" officeooo:rsid="020da3d6" officeooo:paragraph-rsid="020da3d6" style:font-weight-asian="normal" style:font-weight-complex="normal"/>
    </style:style>
    <style:style style:name="P161" style:family="paragraph" style:parent-style-name="Table_20_Contents">
      <style:text-properties fo:color="#000000" fo:font-weight="normal" officeooo:rsid="021d6b07" officeooo:paragraph-rsid="021d6b07" style:font-weight-asian="normal" style:font-weight-complex="normal"/>
    </style:style>
    <style:style style:name="P162" style:family="paragraph" style:parent-style-name="Table_20_Contents">
      <style:text-properties fo:color="#000000" fo:font-weight="normal" officeooo:rsid="021f4953" officeooo:paragraph-rsid="021f4953" style:font-weight-asian="normal" style:font-weight-complex="normal"/>
    </style:style>
    <style:style style:name="P163" style:family="paragraph" style:parent-style-name="Table_20_Contents">
      <style:text-properties fo:color="#000000" fo:font-weight="normal" officeooo:rsid="00fe790f" officeooo:paragraph-rsid="01be9544" style:font-weight-asian="normal" style:font-weight-complex="normal"/>
    </style:style>
    <style:style style:name="P164" style:family="paragraph" style:parent-style-name="Table_20_Contents">
      <style:text-properties fo:color="#000000" fo:font-weight="normal" officeooo:rsid="022130d9" officeooo:paragraph-rsid="022130d9" style:font-weight-asian="normal" style:font-weight-complex="normal"/>
    </style:style>
    <style:style style:name="P165" style:family="paragraph" style:parent-style-name="Table_20_Contents">
      <style:text-properties fo:color="#000000" fo:font-weight="normal" officeooo:rsid="024cebf2" officeooo:paragraph-rsid="024cebf2" style:font-weight-asian="normal" style:font-weight-complex="normal"/>
    </style:style>
    <style:style style:name="P166" style:family="paragraph" style:parent-style-name="Table_20_Contents">
      <style:text-properties fo:color="#000000" fo:font-weight="normal" officeooo:rsid="025370f2" officeooo:paragraph-rsid="025370f2" style:font-weight-asian="normal" style:font-weight-complex="normal"/>
    </style:style>
    <style:style style:name="P167" style:family="paragraph" style:parent-style-name="Table_20_Contents">
      <style:text-properties fo:color="#000000" fo:font-weight="normal" officeooo:rsid="0258b05c" officeooo:paragraph-rsid="0258b05c" style:font-weight-asian="normal" style:font-weight-complex="normal"/>
    </style:style>
    <style:style style:name="P168" style:family="paragraph" style:parent-style-name="Table_20_Contents">
      <style:text-properties fo:color="#000000" fo:font-weight="normal" officeooo:rsid="025a0f48" officeooo:paragraph-rsid="025a0f48" style:font-weight-asian="normal" style:font-weight-complex="normal"/>
    </style:style>
    <style:style style:name="P169" style:family="paragraph" style:parent-style-name="Table_20_Contents">
      <style:text-properties fo:color="#000000" fo:font-weight="normal" officeooo:rsid="0260b2bf" officeooo:paragraph-rsid="0260b2bf" style:font-weight-asian="normal" style:font-weight-complex="normal"/>
    </style:style>
    <style:style style:name="P170" style:family="paragraph" style:parent-style-name="Table_20_Contents">
      <style:text-properties fo:color="#000000" fo:font-weight="normal" officeooo:rsid="0265d5d7" officeooo:paragraph-rsid="0265d5d7" style:font-weight-asian="normal" style:font-weight-complex="normal"/>
    </style:style>
    <style:style style:name="P171" style:family="paragraph" style:parent-style-name="Table_20_Contents">
      <style:text-properties fo:color="#000000" fo:font-weight="normal" officeooo:rsid="026c4fe0" officeooo:paragraph-rsid="026c4fe0" style:font-weight-asian="normal" style:font-weight-complex="normal"/>
    </style:style>
    <style:style style:name="P172" style:family="paragraph" style:parent-style-name="Table_20_Contents">
      <style:text-properties fo:color="#000000" fo:font-weight="normal" officeooo:rsid="026c99c7" officeooo:paragraph-rsid="026c99c7" style:font-weight-asian="normal" style:font-weight-complex="normal"/>
    </style:style>
    <style:style style:name="P173" style:family="paragraph" style:parent-style-name="Table_20_Contents">
      <style:text-properties fo:color="#000000" fo:font-weight="normal" officeooo:rsid="026dfe49" officeooo:paragraph-rsid="026dfe49" style:font-weight-asian="normal" style:font-weight-complex="normal"/>
    </style:style>
    <style:style style:name="P174" style:family="paragraph" style:parent-style-name="Table_20_Contents">
      <style:text-properties fo:color="#000000" fo:font-weight="normal" officeooo:rsid="026eb712" officeooo:paragraph-rsid="026eb712" style:font-weight-asian="normal" style:font-weight-complex="normal"/>
    </style:style>
    <style:style style:name="P175" style:family="paragraph" style:parent-style-name="Table_20_Contents">
      <style:text-properties fo:color="#000000" fo:font-weight="normal" officeooo:rsid="0272e5f8" officeooo:paragraph-rsid="0272e5f8" style:font-weight-asian="normal" style:font-weight-complex="normal"/>
    </style:style>
    <style:style style:name="P176" style:family="paragraph" style:parent-style-name="Table_20_Contents">
      <style:text-properties fo:color="#000000" fo:font-weight="normal" officeooo:rsid="027337fa" officeooo:paragraph-rsid="027337fa" style:font-weight-asian="normal" style:font-weight-complex="normal"/>
    </style:style>
    <style:style style:name="P177" style:family="paragraph" style:parent-style-name="Table_20_Contents">
      <style:text-properties fo:color="#000000" fo:font-weight="normal" officeooo:rsid="01dd089c" officeooo:paragraph-rsid="01dd089c" fo:background-color="transparent" style:font-weight-asian="normal" style:font-weight-complex="normal"/>
    </style:style>
    <style:style style:name="P178" style:family="paragraph" style:parent-style-name="Table_20_Contents">
      <style:text-properties fo:color="#000000" fo:font-weight="normal" officeooo:rsid="01dec2f9" officeooo:paragraph-rsid="01dec2f9" fo:background-color="transparent" style:font-weight-asian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1bde02c" officeooo:paragraph-rsid="01bde02c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1bde02c" officeooo:paragraph-rsid="01c0500e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1bde02c" officeooo:paragraph-rsid="01c16007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1bde02c" officeooo:paragraph-rsid="01ffa105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1ca32b6" officeooo:paragraph-rsid="01ca32b6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1ca32b6" officeooo:paragraph-rsid="01cb1ec0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1ca32b6" officeooo:paragraph-rsid="01cd339f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204a4c5" officeooo:paragraph-rsid="0204a4c5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20da3d6" officeooo:paragraph-rsid="020da3d6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21d6b07" officeooo:paragraph-rsid="021d6b07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1ed5d65" officeooo:paragraph-rsid="02257ece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1c0500e" officeooo:paragraph-rsid="01c0500e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officeooo:rsid="0260b2bf" officeooo:paragraph-rsid="0260b2bf"/>
    </style:style>
    <style:style style:name="P192" style:family="paragraph" style:parent-style-name="Table_20_Contents">
      <style:text-properties officeooo:rsid="00f7878a" officeooo:paragraph-rsid="00f7878a"/>
    </style:style>
    <style:style style:name="P193" style:family="paragraph" style:parent-style-name="Table_20_Contents">
      <style:text-properties fo:color="#32cd32" fo:font-weight="bold" officeooo:rsid="017e6a77" officeooo:paragraph-rsid="017b781d" style:font-weight-asian="bold" style:font-weight-complex="bold"/>
    </style:style>
    <style:style style:name="P194" style:family="paragraph" style:parent-style-name="Table_20_Contents">
      <style:text-properties fo:color="#32cd32" fo:font-weight="bold" officeooo:rsid="012c83db" officeooo:paragraph-rsid="012b61db" style:font-weight-asian="bold" style:font-weight-complex="bold"/>
    </style:style>
    <style:style style:name="P195" style:family="paragraph" style:parent-style-name="Table_20_Contents">
      <style:text-properties fo:color="#32cd32" fo:font-weight="bold" officeooo:rsid="016da862" officeooo:paragraph-rsid="025f4538" style:font-weight-asian="bold" style:font-weight-complex="bold"/>
    </style:style>
    <style:style style:name="P196" style:family="paragraph" style:parent-style-name="Table_20_Contents">
      <style:text-properties fo:color="#32cd32" fo:font-weight="bold" officeooo:rsid="0172ccf3" officeooo:paragraph-rsid="025f4538" style:font-weight-asian="bold" style:font-weight-complex="bold"/>
    </style:style>
    <style:style style:name="P197" style:family="paragraph" style:parent-style-name="Table_20_Contents">
      <style:text-properties fo:color="#32cd32" fo:font-weight="bold" officeooo:rsid="01801da6" officeooo:paragraph-rsid="025f4538" style:font-weight-asian="bold" style:font-weight-complex="bold"/>
    </style:style>
    <style:style style:name="P198" style:family="paragraph" style:parent-style-name="Table_20_Contents">
      <style:text-properties fo:color="#32cd32" fo:font-weight="bold" officeooo:rsid="02215aba" officeooo:paragraph-rsid="02215aba" style:font-weight-asian="bold" style:font-weight-complex="bold"/>
    </style:style>
    <style:style style:name="P199" style:family="paragraph" style:parent-style-name="Table_20_Contents">
      <style:text-properties fo:color="#32cd32" fo:font-weight="bold" officeooo:rsid="0236fb8f" officeooo:paragraph-rsid="0236fb8f" style:font-weight-asian="bold" style:font-weight-complex="bold"/>
    </style:style>
    <style:style style:name="P200" style:family="paragraph" style:parent-style-name="Table_20_Contents">
      <style:text-properties fo:color="#ce181e" fo:font-style="normal" fo:font-weight="bold" officeooo:rsid="00f3d889" officeooo:paragraph-rsid="00ecda4f" style:font-style-asian="normal" style:font-weight-asian="bold" style:font-style-complex="normal" style:font-weight-complex="bold"/>
    </style:style>
    <style:style style:name="P201" style:family="paragraph" style:parent-style-name="Table_20_Contents">
      <style:text-properties fo:color="#ce181e" fo:font-weight="bold" officeooo:rsid="011fc939" officeooo:paragraph-rsid="0119cd09" style:font-weight-asian="bold" style:font-weight-complex="bold"/>
    </style:style>
    <style:style style:name="P202" style:family="paragraph" style:parent-style-name="Table_20_Contents">
      <style:text-properties fo:color="#ce181e" fo:font-weight="bold" officeooo:rsid="017849ac" officeooo:paragraph-rsid="025f4538" style:font-weight-asian="bold" style:font-weight-complex="bold"/>
    </style:style>
    <style:style style:name="P203" style:family="paragraph" style:parent-style-name="Table_20_Contents">
      <style:text-properties fo:color="#ce181e" fo:font-weight="bold" officeooo:rsid="01fbc226" officeooo:paragraph-rsid="01fbc226" style:font-weight-asian="bold" style:font-weight-complex="bold"/>
    </style:style>
    <style:style style:name="P204" style:family="paragraph" style:parent-style-name="Table_20_Contents">
      <style:text-properties officeooo:rsid="0119cd09" officeooo:paragraph-rsid="0119cd09"/>
    </style:style>
    <style:style style:name="P205" style:family="paragraph" style:parent-style-name="Table_20_Contents">
      <style:text-properties officeooo:rsid="0119f04e" officeooo:paragraph-rsid="0119f04e"/>
    </style:style>
    <style:style style:name="P206" style:family="paragraph" style:parent-style-name="Table_20_Contents">
      <style:text-properties officeooo:rsid="011bf405" officeooo:paragraph-rsid="011bf405"/>
    </style:style>
    <style:style style:name="P207" style:family="paragraph" style:parent-style-name="Table_20_Contents">
      <style:text-properties fo:color="#fa8072" fo:font-weight="bold" officeooo:rsid="01bde02c" officeooo:paragraph-rsid="01bde02c" style:font-weight-asian="bold" style:font-weight-complex="bold"/>
    </style:style>
    <style:style style:name="P208" style:family="paragraph" style:parent-style-name="Table_20_Contents">
      <style:text-properties fo:color="#fa8072" fo:font-weight="bold" officeooo:rsid="01bde02c" officeooo:paragraph-rsid="01be9544" style:font-weight-asian="bold" style:font-weight-complex="bold"/>
    </style:style>
    <style:style style:name="P209" style:family="paragraph" style:parent-style-name="Table_20_Contents">
      <style:text-properties fo:color="#fa8072" fo:font-style="normal" fo:font-weight="bold" officeooo:rsid="014e222c" officeooo:paragraph-rsid="014e222c" style:font-style-asian="normal" style:font-weight-asian="bold" style:font-style-complex="normal" style:font-weight-complex="bold"/>
    </style:style>
    <style:style style:name="P210" style:family="paragraph" style:parent-style-name="Table_20_Contents">
      <style:text-properties officeooo:rsid="014ac893" officeooo:paragraph-rsid="014ac893"/>
    </style:style>
    <style:style style:name="P211" style:family="paragraph" style:parent-style-name="Table_20_Contents">
      <style:text-properties officeooo:rsid="016a99ff" officeooo:paragraph-rsid="025f4538"/>
    </style:style>
    <style:style style:name="P212" style:family="paragraph" style:parent-style-name="Table_20_Contents">
      <style:text-properties officeooo:rsid="016c2b4a" officeooo:paragraph-rsid="016c2b4a"/>
    </style:style>
    <style:style style:name="P213" style:family="paragraph" style:parent-style-name="Table_20_Contents">
      <style:text-properties officeooo:rsid="016c2b4a" officeooo:paragraph-rsid="025f4538"/>
    </style:style>
    <style:style style:name="P214" style:family="paragraph" style:parent-style-name="Table_20_Contents">
      <style:text-properties officeooo:rsid="017849ac" officeooo:paragraph-rsid="017849ac"/>
    </style:style>
    <style:style style:name="P215" style:family="paragraph" style:parent-style-name="Table_20_Contents">
      <style:text-properties officeooo:rsid="017849ac" officeooo:paragraph-rsid="025f4538"/>
    </style:style>
    <style:style style:name="P216" style:family="paragraph" style:parent-style-name="Table_20_Contents">
      <style:text-properties officeooo:rsid="016d5e6b" officeooo:paragraph-rsid="025f4538"/>
    </style:style>
    <style:style style:name="P217" style:family="paragraph" style:parent-style-name="Table_20_Contents">
      <style:text-properties officeooo:rsid="01bde02c" officeooo:paragraph-rsid="01bde02c"/>
    </style:style>
    <style:style style:name="P218" style:family="paragraph" style:parent-style-name="Table_20_Contents">
      <style:text-properties officeooo:rsid="01c0500e" officeooo:paragraph-rsid="01c0500e"/>
    </style:style>
    <style:style style:name="P219" style:family="paragraph" style:parent-style-name="Table_20_Contents">
      <style:text-properties officeooo:rsid="01c16007" officeooo:paragraph-rsid="01c16007"/>
    </style:style>
    <style:style style:name="P220" style:family="paragraph" style:parent-style-name="Table_20_Contents">
      <style:text-properties officeooo:rsid="01c6733f" officeooo:paragraph-rsid="01c6733f"/>
    </style:style>
    <style:style style:name="P221" style:family="paragraph" style:parent-style-name="Table_20_Contents">
      <style:text-properties officeooo:rsid="01c80e72" officeooo:paragraph-rsid="01c80e72"/>
    </style:style>
    <style:style style:name="P222" style:family="paragraph" style:parent-style-name="Table_20_Contents">
      <style:text-properties officeooo:rsid="01cb1ec0" officeooo:paragraph-rsid="01cb1ec0"/>
    </style:style>
    <style:style style:name="P223" style:family="paragraph" style:parent-style-name="Table_20_Contents">
      <style:text-properties officeooo:rsid="01cb5a4e" officeooo:paragraph-rsid="01cb5a4e"/>
    </style:style>
    <style:style style:name="P22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1cb1ec0" officeooo:paragraph-rsid="01cd339f" style:font-size-asian="12pt" style:font-weight-asian="normal" style:font-size-complex="12pt" style:font-weight-complex="normal"/>
    </style:style>
    <style:style style:name="P225" style:family="paragraph" style:parent-style-name="Table_20_Contents">
      <style:text-properties officeooo:rsid="01d18f51" officeooo:paragraph-rsid="01d18f51"/>
    </style:style>
    <style:style style:name="P226" style:family="paragraph" style:parent-style-name="Table_20_Contents">
      <style:text-properties officeooo:rsid="01d35980" officeooo:paragraph-rsid="01d35980"/>
    </style:style>
    <style:style style:name="P227" style:family="paragraph" style:parent-style-name="Table_20_Contents">
      <style:text-properties officeooo:rsid="01eb7824" officeooo:paragraph-rsid="01eb7824"/>
    </style:style>
    <style:style style:name="P228" style:family="paragraph" style:parent-style-name="Table_20_Contents">
      <style:text-properties officeooo:rsid="01f76972" officeooo:paragraph-rsid="01f76972"/>
    </style:style>
    <style:style style:name="P229" style:family="paragraph" style:parent-style-name="Table_20_Contents">
      <style:text-properties officeooo:rsid="01f9476c" officeooo:paragraph-rsid="01f9476c"/>
    </style:style>
    <style:style style:name="P230" style:family="paragraph" style:parent-style-name="Table_20_Contents">
      <style:text-properties officeooo:rsid="01fce90d" officeooo:paragraph-rsid="01fce90d"/>
    </style:style>
    <style:style style:name="P231" style:family="paragraph" style:parent-style-name="Table_20_Contents">
      <style:text-properties officeooo:rsid="020733d1" officeooo:paragraph-rsid="020733d1"/>
    </style:style>
    <style:style style:name="P232" style:family="paragraph" style:parent-style-name="Table_20_Contents">
      <style:text-properties officeooo:rsid="0208229a" officeooo:paragraph-rsid="0208229a"/>
    </style:style>
    <style:style style:name="P233" style:family="paragraph" style:parent-style-name="Table_20_Contents">
      <style:text-properties officeooo:rsid="024cebf2" officeooo:paragraph-rsid="024cebf2"/>
    </style:style>
    <style:style style:name="P234" style:family="paragraph" style:parent-style-name="Table_20_Contents">
      <style:text-properties officeooo:rsid="0251ea3b" officeooo:paragraph-rsid="0251ea3b"/>
    </style:style>
    <style:style style:name="P235" style:family="paragraph" style:parent-style-name="Table_20_Contents">
      <style:text-properties officeooo:rsid="02563453" officeooo:paragraph-rsid="02563453"/>
    </style:style>
    <style:style style:name="P236" style:family="paragraph" style:parent-style-name="Table_20_Contents">
      <style:text-properties officeooo:rsid="016da862" officeooo:paragraph-rsid="025f4538"/>
    </style:style>
    <style:style style:name="P237" style:family="paragraph" style:parent-style-name="Table_20_Contents">
      <style:text-properties fo:color="#ff8c00" fo:font-weight="bold" officeooo:rsid="016da862" officeooo:paragraph-rsid="025f4538" style:font-weight-asian="bold" style:font-weight-complex="bold"/>
    </style:style>
    <style:style style:name="P238" style:family="paragraph" style:parent-style-name="Table_20_Contents">
      <style:text-properties officeooo:rsid="01767d2b" officeooo:paragraph-rsid="025f4538"/>
    </style:style>
    <style:style style:name="P239" style:family="paragraph" style:parent-style-name="Table_20_Contents">
      <style:text-properties officeooo:rsid="0178cdf2" officeooo:paragraph-rsid="025f4538"/>
    </style:style>
    <style:style style:name="P240" style:family="paragraph" style:parent-style-name="Table_20_Contents">
      <style:text-properties officeooo:rsid="01801da6" officeooo:paragraph-rsid="025f4538"/>
    </style:style>
    <style:style style:name="P241" style:family="paragraph" style:parent-style-name="Table_20_Contents">
      <style:text-properties officeooo:rsid="017a42f7" officeooo:paragraph-rsid="025f4538"/>
    </style:style>
    <style:style style:name="P242" style:family="paragraph" style:parent-style-name="Table_20_Contents">
      <style:text-properties officeooo:rsid="0260b2bf" officeooo:paragraph-rsid="0260b2bf"/>
    </style:style>
    <style:style style:name="P243" style:family="paragraph" style:parent-style-name="Table_20_Contents">
      <style:text-properties style:text-underline-style="none" officeooo:rsid="0260b2bf" officeooo:paragraph-rsid="0260b2bf"/>
    </style:style>
    <style:style style:name="P244" style:family="paragraph" style:parent-style-name="Table_20_Contents">
      <style:text-properties officeooo:rsid="02626441" officeooo:paragraph-rsid="02626441"/>
    </style:style>
    <style:style style:name="P245" style:family="paragraph" style:parent-style-name="Table_20_Contents">
      <style:text-properties officeooo:rsid="026456fc" officeooo:paragraph-rsid="026456fc"/>
    </style:style>
    <style:style style:name="P246" style:family="paragraph" style:parent-style-name="Table_20_Contents">
      <style:text-properties officeooo:rsid="0264d61a" officeooo:paragraph-rsid="0264d61a"/>
    </style:style>
    <style:style style:name="P247" style:family="paragraph" style:parent-style-name="Table_20_Contents">
      <style:text-properties officeooo:rsid="0265d5d7" officeooo:paragraph-rsid="0265d5d7"/>
    </style:style>
    <style:style style:name="P248" style:family="paragraph" style:parent-style-name="Table_20_Contents">
      <style:text-properties officeooo:rsid="0267d04a" officeooo:paragraph-rsid="0267d04a"/>
    </style:style>
    <style:style style:name="P249" style:family="paragraph" style:parent-style-name="Table_20_Contents">
      <style:text-properties officeooo:rsid="0268d704" officeooo:paragraph-rsid="0268d704"/>
    </style:style>
    <style:style style:name="P250" style:family="paragraph" style:parent-style-name="Table_20_Contents">
      <style:text-properties officeooo:rsid="026c4fe0" officeooo:paragraph-rsid="026c4fe0"/>
    </style:style>
    <style:style style:name="P251" style:family="paragraph" style:parent-style-name="Table_20_Contents">
      <style:text-properties officeooo:rsid="026c99c7" officeooo:paragraph-rsid="026c99c7"/>
    </style:style>
    <style:style style:name="P252" style:family="paragraph" style:parent-style-name="Table_20_Contents">
      <style:text-properties officeooo:rsid="026dfe49" officeooo:paragraph-rsid="026dfe49"/>
    </style:style>
    <style:style style:name="P253" style:family="paragraph" style:parent-style-name="Table_20_Contents">
      <style:text-properties officeooo:rsid="026eb712" officeooo:paragraph-rsid="026eb712"/>
    </style:style>
    <style:style style:name="P254" style:family="paragraph" style:parent-style-name="Table_20_Contents">
      <style:text-properties officeooo:rsid="026fd109" officeooo:paragraph-rsid="026fd109"/>
    </style:style>
    <style:style style:name="P255" style:family="paragraph" style:parent-style-name="Table_20_Contents">
      <style:text-properties officeooo:rsid="0272e5f8" officeooo:paragraph-rsid="0272e5f8"/>
    </style:style>
    <style:style style:name="P256" style:family="paragraph" style:parent-style-name="Table_20_Contents">
      <style:text-properties officeooo:rsid="027337fa" officeooo:paragraph-rsid="027337fa"/>
    </style:style>
    <style:style style:name="P257" style:family="paragraph" style:parent-style-name="Table_20_Contents">
      <style:text-properties officeooo:paragraph-rsid="01bde02c"/>
    </style:style>
    <style:style style:name="P258" style:family="paragraph" style:parent-style-name="Table_20_Contents">
      <style:text-properties officeooo:paragraph-rsid="01c0500e"/>
    </style:style>
    <style:style style:name="P259" style:family="paragraph" style:parent-style-name="Standard">
      <style:text-properties officeooo:paragraph-rsid="01b7570b"/>
    </style:style>
    <style:style style:name="P260" style:family="paragraph" style:parent-style-name="Standard">
      <style:text-properties officeooo:paragraph-rsid="025f4538"/>
    </style:style>
    <style:style style:name="P261" style:family="paragraph" style:parent-style-name="Text_20_body">
      <style:text-properties fo:color="#ffa07a" fo:font-weight="bold" officeooo:rsid="00fe790f" officeooo:paragraph-rsid="025f4538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8866eb" style:font-style-asian="normal" style:font-style-complex="normal"/>
    </style:style>
    <style:style style:name="T3" style:family="text">
      <style:text-properties fo:font-style="normal" officeooo:rsid="01be9544" style:font-style-asian="normal" style:font-style-complex="normal"/>
    </style:style>
    <style:style style:name="T4" style:family="text">
      <style:text-properties fo:font-style="normal" officeooo:rsid="01c16007" style:font-style-asian="normal" style:font-style-complex="normal"/>
    </style:style>
    <style:style style:name="T5" style:family="text">
      <style:text-properties fo:font-style="normal" officeooo:rsid="0159b99b" style:font-style-asian="normal" style:font-style-complex="normal"/>
    </style:style>
    <style:style style:name="T6" style:family="text">
      <style:text-properties fo:font-style="normal" officeooo:rsid="01c27aa2" style:font-style-asian="normal" style:font-style-complex="normal"/>
    </style:style>
    <style:style style:name="T7" style:family="text">
      <style:text-properties fo:font-style="normal" officeooo:rsid="01c6733f" style:font-style-asian="normal" style:font-style-complex="normal"/>
    </style:style>
    <style:style style:name="T8" style:family="text">
      <style:text-properties fo:font-style="normal" officeooo:rsid="01d18f51" style:font-style-asian="normal" style:font-style-complex="normal"/>
    </style:style>
    <style:style style:name="T9" style:family="text">
      <style:text-properties fo:font-style="normal" officeooo:rsid="01d46396" style:font-style-asian="normal" style:font-style-complex="normal"/>
    </style:style>
    <style:style style:name="T10" style:family="text">
      <style:text-properties fo:font-style="normal" officeooo:rsid="01d5d920" style:font-style-asian="normal" style:font-style-complex="normal"/>
    </style:style>
    <style:style style:name="T11" style:family="text">
      <style:text-properties fo:font-style="normal" officeooo:rsid="01dc5174" style:font-style-asian="normal" style:font-style-complex="normal"/>
    </style:style>
    <style:style style:name="T12" style:family="text">
      <style:text-properties fo:font-style="normal" officeooo:rsid="01e3f31d" style:font-style-asian="normal" style:font-style-complex="normal"/>
    </style:style>
    <style:style style:name="T13" style:family="text">
      <style:text-properties fo:font-style="normal" officeooo:rsid="01e6a95b" style:font-style-asian="normal" style:font-style-complex="normal"/>
    </style:style>
    <style:style style:name="T14" style:family="text">
      <style:text-properties fo:font-style="normal" officeooo:rsid="01ee8dc8" style:font-style-asian="normal" style:font-style-complex="normal"/>
    </style:style>
    <style:style style:name="T15" style:family="text">
      <style:text-properties fo:font-style="normal" officeooo:rsid="01f041df" style:font-style-asian="normal" style:font-style-complex="normal"/>
    </style:style>
    <style:style style:name="T16" style:family="text">
      <style:text-properties fo:font-style="normal" officeooo:rsid="01f5c3c4" style:font-style-asian="normal" style:font-style-complex="normal"/>
    </style:style>
    <style:style style:name="T17" style:family="text">
      <style:text-properties fo:font-style="normal" officeooo:rsid="01f91642" style:font-style-asian="normal" style:font-style-complex="normal"/>
    </style:style>
    <style:style style:name="T18" style:family="text">
      <style:text-properties fo:font-style="normal" officeooo:rsid="01f9476c" style:font-style-asian="normal" style:font-style-complex="normal"/>
    </style:style>
    <style:style style:name="T19" style:family="text">
      <style:text-properties fo:font-style="normal" officeooo:rsid="01ffa105" style:font-style-asian="normal" style:font-style-complex="normal"/>
    </style:style>
    <style:style style:name="T20" style:family="text">
      <style:text-properties fo:font-style="normal" officeooo:rsid="0202294f" style:font-style-asian="normal" style:font-style-complex="normal"/>
    </style:style>
    <style:style style:name="T21" style:family="text">
      <style:text-properties fo:font-style="normal" officeooo:rsid="0202eb61" style:font-style-asian="normal" style:font-style-complex="normal"/>
    </style:style>
    <style:style style:name="T22" style:family="text">
      <style:text-properties fo:font-style="normal" officeooo:rsid="02064a0a" style:font-style-asian="normal" style:font-style-complex="normal"/>
    </style:style>
    <style:style style:name="T23" style:family="text">
      <style:text-properties fo:font-style="normal" officeooo:rsid="020733d1" style:font-style-asian="normal" style:font-style-complex="normal"/>
    </style:style>
    <style:style style:name="T24" style:family="text">
      <style:text-properties fo:font-style="normal" officeooo:rsid="02098998" style:font-style-asian="normal" style:font-style-complex="normal"/>
    </style:style>
    <style:style style:name="T25" style:family="text">
      <style:text-properties fo:font-style="normal" officeooo:rsid="020a5eee" style:font-style-asian="normal" style:font-style-complex="normal"/>
    </style:style>
    <style:style style:name="T26" style:family="text">
      <style:text-properties fo:font-style="normal" officeooo:rsid="020c9292" style:font-style-asian="normal" style:font-style-complex="normal"/>
    </style:style>
    <style:style style:name="T27" style:family="text">
      <style:text-properties fo:font-style="normal" officeooo:rsid="0210e41f" style:font-style-asian="normal" style:font-style-complex="normal"/>
    </style:style>
    <style:style style:name="T28" style:family="text">
      <style:text-properties fo:font-style="normal" officeooo:rsid="0212f553" style:font-style-asian="normal" style:font-style-complex="normal"/>
    </style:style>
    <style:style style:name="T29" style:family="text">
      <style:text-properties fo:font-style="normal" officeooo:rsid="0214e97f" style:font-style-asian="normal" style:font-style-complex="normal"/>
    </style:style>
    <style:style style:name="T30" style:family="text">
      <style:text-properties fo:font-style="normal" officeooo:rsid="0216b0f8" style:font-style-asian="normal" style:font-style-complex="normal"/>
    </style:style>
    <style:style style:name="T31" style:family="text">
      <style:text-properties fo:font-style="normal" officeooo:rsid="02191746" style:font-style-asian="normal" style:font-style-complex="normal"/>
    </style:style>
    <style:style style:name="T32" style:family="text">
      <style:text-properties fo:font-style="normal" officeooo:rsid="021a5857" style:font-style-asian="normal" style:font-style-complex="normal"/>
    </style:style>
    <style:style style:name="T33" style:family="text">
      <style:text-properties fo:font-style="normal" officeooo:rsid="021a9cab" style:font-style-asian="normal" style:font-style-complex="normal"/>
    </style:style>
    <style:style style:name="T34" style:family="text">
      <style:text-properties fo:font-style="normal" officeooo:rsid="021d6b07" style:font-style-asian="normal" style:font-style-complex="normal"/>
    </style:style>
    <style:style style:name="T35" style:family="text">
      <style:text-properties fo:font-style="normal" officeooo:rsid="021d9cf4" style:font-style-asian="normal" style:font-style-complex="normal"/>
    </style:style>
    <style:style style:name="T36" style:family="text">
      <style:text-properties fo:font-style="normal" officeooo:rsid="022232cc" style:font-style-asian="normal" style:font-style-complex="normal"/>
    </style:style>
    <style:style style:name="T37" style:family="text">
      <style:text-properties fo:font-style="normal" officeooo:rsid="0228cba2" style:font-style-asian="normal" style:font-style-complex="normal"/>
    </style:style>
    <style:style style:name="T38" style:family="text">
      <style:text-properties fo:font-style="normal" officeooo:rsid="0229979e" style:font-style-asian="normal" style:font-style-complex="normal"/>
    </style:style>
    <style:style style:name="T39" style:family="text">
      <style:text-properties fo:font-style="normal" officeooo:rsid="022a60dc" style:font-style-asian="normal" style:font-style-complex="normal"/>
    </style:style>
    <style:style style:name="T40" style:family="text">
      <style:text-properties fo:font-style="normal" officeooo:rsid="022bd56e" style:font-style-asian="normal" style:font-style-complex="normal"/>
    </style:style>
    <style:style style:name="T41" style:family="text">
      <style:text-properties fo:font-style="normal" officeooo:rsid="022cc5a9" style:font-style-asian="normal" style:font-style-complex="normal"/>
    </style:style>
    <style:style style:name="T42" style:family="text">
      <style:text-properties fo:font-style="normal" officeooo:rsid="022ef355" style:font-style-asian="normal" style:font-style-complex="normal"/>
    </style:style>
    <style:style style:name="T43" style:family="text">
      <style:text-properties fo:font-style="normal" officeooo:rsid="0232b583" style:font-style-asian="normal" style:font-style-complex="normal"/>
    </style:style>
    <style:style style:name="T44" style:family="text">
      <style:text-properties fo:font-style="normal" officeooo:rsid="023586d9" style:font-style-asian="normal" style:font-style-complex="normal"/>
    </style:style>
    <style:style style:name="T45" style:family="text">
      <style:text-properties fo:font-style="normal" officeooo:rsid="0236fb8f" style:font-style-asian="normal" style:font-style-complex="normal"/>
    </style:style>
    <style:style style:name="T46" style:family="text">
      <style:text-properties fo:font-style="normal" officeooo:rsid="02397e6a" style:font-style-asian="normal" style:font-style-complex="normal"/>
    </style:style>
    <style:style style:name="T47" style:family="text">
      <style:text-properties fo:font-style="normal" officeooo:rsid="023b147e" style:font-style-asian="normal" style:font-style-complex="normal"/>
    </style:style>
    <style:style style:name="T48" style:family="text">
      <style:text-properties fo:font-style="normal" officeooo:rsid="023bbcc5" style:font-style-asian="normal" style:font-style-complex="normal"/>
    </style:style>
    <style:style style:name="T49" style:family="text">
      <style:text-properties fo:font-style="normal" officeooo:rsid="024833a1" style:font-style-asian="normal" style:font-style-complex="normal"/>
    </style:style>
    <style:style style:name="T50" style:family="text">
      <style:text-properties fo:font-style="normal" officeooo:rsid="02496933" style:font-style-asian="normal" style:font-style-complex="normal"/>
    </style:style>
    <style:style style:name="T51" style:family="text">
      <style:text-properties fo:font-style="normal" officeooo:rsid="024be40a" style:font-style-asian="normal" style:font-style-complex="normal"/>
    </style:style>
    <style:style style:name="T52" style:family="text">
      <style:text-properties fo:font-style="normal" officeooo:rsid="024cebf2" style:font-style-asian="normal" style:font-style-complex="normal"/>
    </style:style>
    <style:style style:name="T53" style:family="text">
      <style:text-properties fo:font-style="normal" officeooo:rsid="024cf1d3" style:font-style-asian="normal" style:font-style-complex="normal"/>
    </style:style>
    <style:style style:name="T54" style:family="text">
      <style:text-properties fo:font-style="normal" officeooo:rsid="024e43ad" style:font-style-asian="normal" style:font-style-complex="normal"/>
    </style:style>
    <style:style style:name="T55" style:family="text">
      <style:text-properties fo:font-style="normal" officeooo:rsid="024f9096" style:font-style-asian="normal" style:font-style-complex="normal"/>
    </style:style>
    <style:style style:name="T56" style:family="text">
      <style:text-properties fo:font-style="normal" officeooo:rsid="025370f2" style:font-style-asian="normal" style:font-style-complex="normal"/>
    </style:style>
    <style:style style:name="T57" style:family="text">
      <style:text-properties fo:font-style="normal" officeooo:rsid="02547519" style:font-style-asian="normal" style:font-style-complex="normal"/>
    </style:style>
    <style:style style:name="T58" style:family="text">
      <style:text-properties fo:font-style="normal" officeooo:rsid="02563453" style:font-style-asian="normal" style:font-style-complex="normal"/>
    </style:style>
    <style:style style:name="T59" style:family="text">
      <style:text-properties fo:font-style="normal" officeooo:rsid="02572696" style:font-style-asian="normal" style:font-style-complex="normal"/>
    </style:style>
    <style:style style:name="T60" style:family="text">
      <style:text-properties fo:font-style="normal" officeooo:rsid="025a0f48" style:font-style-asian="normal" style:font-style-complex="normal"/>
    </style:style>
    <style:style style:name="T61" style:family="text">
      <style:text-properties fo:font-style="normal" officeooo:rsid="025bcfe8" style:font-style-asian="normal" style:font-style-complex="normal"/>
    </style:style>
    <style:style style:name="T62" style:family="text">
      <style:text-properties fo:font-style="normal" officeooo:rsid="025dabc8" style:font-style-asian="normal" style:font-style-complex="normal"/>
    </style:style>
    <style:style style:name="T63" style:family="text">
      <style:text-properties fo:font-style="normal" officeooo:rsid="017b781d" style:font-style-asian="normal" style:font-style-complex="normal"/>
    </style:style>
    <style:style style:name="T64" style:family="text">
      <style:text-properties fo:font-style="normal" officeooo:rsid="017c9603" style:font-style-asian="normal" style:font-style-complex="normal"/>
    </style:style>
    <style:style style:name="T65" style:family="text">
      <style:text-properties fo:font-style="normal" officeooo:rsid="01801da6" style:font-style-asian="normal" style:font-style-complex="normal"/>
    </style:style>
    <style:style style:name="T66" style:family="text">
      <style:text-properties fo:font-style="normal" officeooo:rsid="0181c637" style:font-style-asian="normal" style:font-style-complex="normal"/>
    </style:style>
    <style:style style:name="T67" style:family="text">
      <style:text-properties fo:font-style="normal" officeooo:rsid="017ef2fa" style:font-style-asian="normal" style:font-style-complex="normal"/>
    </style:style>
    <style:style style:name="T68" style:family="text">
      <style:text-properties fo:font-style="normal" officeooo:rsid="01856ff0" style:font-style-asian="normal" style:font-style-complex="normal"/>
    </style:style>
    <style:style style:name="T69" style:family="text">
      <style:text-properties fo:font-style="normal" officeooo:rsid="019d3718" style:font-style-asian="normal" style:font-style-complex="normal"/>
    </style:style>
    <style:style style:name="T70" style:family="text">
      <style:text-properties fo:font-style="normal" officeooo:rsid="026eb712" style:font-style-asian="normal" style:font-style-complex="normal"/>
    </style:style>
    <style:style style:name="T71" style:family="text">
      <style:text-properties fo:font-style="normal" officeooo:rsid="0273ef3a" style:font-style-asian="normal" style:font-style-complex="normal"/>
    </style:style>
    <style:style style:name="T72" style:family="text">
      <style:text-properties fo:font-style="normal" officeooo:rsid="02752bcb" style:font-style-asian="normal" style:font-style-complex="normal"/>
    </style:style>
    <style:style style:name="T73" style:family="text">
      <style:text-properties fo:font-style="normal" officeooo:rsid="02894248" style:font-style-asian="normal" style:font-style-complex="normal"/>
    </style:style>
    <style:style style:name="T74" style:family="text">
      <style:text-properties fo:font-style="normal" officeooo:rsid="028e224b" style:font-style-asian="normal" style:font-style-complex="normal"/>
    </style:style>
    <style:style style:name="T75" style:family="text">
      <style:text-properties fo:font-style="normal" fo:font-weight="bold" officeooo:rsid="018a3ce1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27ce8e0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289424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28a250c" style:font-style-asian="normal" style:font-weight-asian="bold" style:font-style-complex="normal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1c27aa2" style:font-style-asian="italic" style:font-style-complex="italic"/>
    </style:style>
    <style:style style:name="T81" style:family="text">
      <style:text-properties fo:font-style="italic" officeooo:rsid="01d4cb9a" style:font-style-asian="italic" style:font-style-complex="italic"/>
    </style:style>
    <style:style style:name="T82" style:family="text">
      <style:text-properties fo:font-style="italic" officeooo:rsid="01d5d920" style:font-style-asian="italic" style:font-style-complex="italic"/>
    </style:style>
    <style:style style:name="T83" style:family="text">
      <style:text-properties fo:font-style="italic" officeooo:rsid="01dc5174" style:font-style-asian="italic" style:font-style-complex="italic"/>
    </style:style>
    <style:style style:name="T84" style:family="text">
      <style:text-properties fo:font-style="italic" officeooo:rsid="01e3f31d" style:font-style-asian="italic" style:font-style-complex="italic"/>
    </style:style>
    <style:style style:name="T85" style:family="text">
      <style:text-properties fo:font-style="italic" officeooo:rsid="01e6a95b" style:font-style-asian="italic" style:font-style-complex="italic"/>
    </style:style>
    <style:style style:name="T86" style:family="text">
      <style:text-properties fo:font-style="italic" officeooo:rsid="01ed5d65" style:font-style-asian="italic" style:font-style-complex="italic"/>
    </style:style>
    <style:style style:name="T87" style:family="text">
      <style:text-properties fo:font-style="italic" officeooo:rsid="01ffa105" style:font-style-asian="italic" style:font-style-complex="italic"/>
    </style:style>
    <style:style style:name="T88" style:family="text">
      <style:text-properties fo:font-style="italic" officeooo:rsid="0202294f" style:font-style-asian="italic" style:font-style-complex="italic"/>
    </style:style>
    <style:style style:name="T89" style:family="text">
      <style:text-properties fo:font-style="italic" officeooo:rsid="0202eb61" style:font-style-asian="italic" style:font-style-complex="italic"/>
    </style:style>
    <style:style style:name="T90" style:family="text">
      <style:text-properties fo:font-style="italic" officeooo:rsid="02064a0a" style:font-style-asian="italic" style:font-style-complex="italic"/>
    </style:style>
    <style:style style:name="T91" style:family="text">
      <style:text-properties fo:font-style="italic" officeooo:rsid="02098998" style:font-style-asian="italic" style:font-style-complex="italic"/>
    </style:style>
    <style:style style:name="T92" style:family="text">
      <style:text-properties fo:font-style="italic" officeooo:rsid="020c9292" style:font-style-asian="italic" style:font-style-complex="italic"/>
    </style:style>
    <style:style style:name="T93" style:family="text">
      <style:text-properties fo:font-style="italic" officeooo:rsid="02105f11" style:font-style-asian="italic" style:font-style-complex="italic"/>
    </style:style>
    <style:style style:name="T94" style:family="text">
      <style:text-properties fo:font-style="italic" officeooo:rsid="0210e41f" style:font-style-asian="italic" style:font-style-complex="italic"/>
    </style:style>
    <style:style style:name="T95" style:family="text">
      <style:text-properties fo:font-style="italic" officeooo:rsid="0216b0f8" style:font-style-asian="italic" style:font-style-complex="italic"/>
    </style:style>
    <style:style style:name="T96" style:family="text">
      <style:text-properties fo:font-style="italic" officeooo:rsid="023b147e" style:font-style-asian="italic" style:font-style-complex="italic"/>
    </style:style>
    <style:style style:name="T97" style:family="text">
      <style:text-properties fo:font-style="italic" officeooo:rsid="0241d1e4" style:font-style-asian="italic" style:font-style-complex="italic"/>
    </style:style>
    <style:style style:name="T98" style:family="text">
      <style:text-properties fo:font-style="italic" officeooo:rsid="024833a1" style:font-style-asian="italic" style:font-style-complex="italic"/>
    </style:style>
    <style:style style:name="T99" style:family="text">
      <style:text-properties fo:font-style="italic" officeooo:rsid="024cebf2" style:font-style-asian="italic" style:font-style-complex="italic"/>
    </style:style>
    <style:style style:name="T100" style:family="text">
      <style:text-properties fo:font-style="italic" officeooo:rsid="025bcfe8" style:font-style-asian="italic" style:font-style-complex="italic"/>
    </style:style>
    <style:style style:name="T101" style:family="text">
      <style:text-properties fo:font-style="italic" officeooo:rsid="017b781d" style:font-style-asian="italic" style:font-style-complex="italic"/>
    </style:style>
    <style:style style:name="T102" style:family="text">
      <style:text-properties fo:font-style="italic" officeooo:rsid="01801da6" style:font-style-asian="italic" style:font-style-complex="italic"/>
    </style:style>
    <style:style style:name="T103" style:family="text">
      <style:text-properties fo:font-style="italic" officeooo:rsid="02752bcb" style:font-style-asian="italic" style:font-style-complex="italic"/>
    </style:style>
    <style:style style:name="T104" style:family="text">
      <style:text-properties fo:font-style="italic" officeooo:rsid="0276c169" style:font-style-asian="italic" style:font-style-complex="italic"/>
    </style:style>
    <style:style style:name="T105" style:family="text">
      <style:text-properties fo:font-style="italic" officeooo:rsid="02894248" style:font-style-asian="italic" style:font-style-complex="italic"/>
    </style:style>
    <style:style style:name="T106" style:family="text">
      <style:text-properties officeooo:rsid="00fb3143"/>
    </style:style>
    <style:style style:name="T107" style:family="text">
      <style:text-properties fo:color="#000000"/>
    </style:style>
    <style:style style:name="T108" style:family="text">
      <style:text-properties fo:color="#000000" officeooo:rsid="01bde02c"/>
    </style:style>
    <style:style style:name="T109" style:family="text">
      <style:text-properties fo:color="#000000" officeooo:rsid="01d779df"/>
    </style:style>
    <style:style style:name="T110" style:family="text">
      <style:text-properties fo:color="#000000" officeooo:rsid="01f0e976"/>
    </style:style>
    <style:style style:name="T111" style:family="text">
      <style:text-properties fo:color="#000000" officeooo:rsid="02004a9a"/>
    </style:style>
    <style:style style:name="T112" style:family="text">
      <style:text-properties fo:color="#000000" fo:font-style="italic" style:font-style-asian="italic" style:font-style-complex="italic"/>
    </style:style>
    <style:style style:name="T113" style:family="text">
      <style:text-properties fo:color="#000000" fo:font-style="normal" style:font-style-asian="normal" style:font-style-complex="normal"/>
    </style:style>
    <style:style style:name="T114" style:family="text">
      <style:text-properties fo:color="#000000" officeooo:rsid="020a5eee"/>
    </style:style>
    <style:style style:name="T115" style:family="text">
      <style:text-properties fo:color="#000000" officeooo:rsid="020bfb6a"/>
    </style:style>
    <style:style style:name="T116" style:family="text">
      <style:text-properties fo:color="#000000" officeooo:rsid="02191746"/>
    </style:style>
    <style:style style:name="T117" style:family="text">
      <style:text-properties fo:color="#000000" officeooo:rsid="021a5857"/>
    </style:style>
    <style:style style:name="T118" style:family="text">
      <style:text-properties fo:color="#000000" officeooo:rsid="022e63fb"/>
    </style:style>
    <style:style style:name="T119" style:family="text">
      <style:text-properties fo:color="#000000" officeooo:rsid="0236fb8f"/>
    </style:style>
    <style:style style:name="T120" style:family="text">
      <style:text-properties fo:color="#000000" officeooo:rsid="024ab502"/>
    </style:style>
    <style:style style:name="T121" style:family="text">
      <style:text-properties fo:color="#000000" officeooo:rsid="0258b05c"/>
    </style:style>
    <style:style style:name="T122" style:family="text">
      <style:text-properties fo:color="#000000" fo:font-weight="normal" style:font-weight-asian="normal" style:font-weight-complex="normal"/>
    </style:style>
    <style:style style:name="T123" style:family="text">
      <style:text-properties fo:color="#000000" fo:font-weight="normal" officeooo:rsid="01bde02c" style:font-weight-asian="normal" style:font-weight-complex="normal"/>
    </style:style>
    <style:style style:name="T124" style:family="text">
      <style:text-properties fo:color="#000000" fo:font-weight="normal" officeooo:rsid="01c0500e" style:font-weight-asian="normal" style:font-weight-complex="normal"/>
    </style:style>
    <style:style style:name="T125" style:family="text">
      <style:text-properties fo:color="#000000" officeooo:rsid="026c4fe0"/>
    </style:style>
    <style:style style:name="T126" style:family="text">
      <style:text-properties fo:color="#000000" officeooo:rsid="029042ec"/>
    </style:style>
    <style:style style:name="T127" style:family="text">
      <style:text-properties fo:color="#000000" style:text-position="super 58%" fo:font-weight="normal" officeooo:rsid="01c0500e" style:font-weight-asian="normal" style:font-weight-complex="normal"/>
    </style:style>
    <style:style style:name="T128" style:family="text">
      <style:text-properties officeooo:rsid="0161813a"/>
    </style:style>
    <style:style style:name="T129" style:family="text">
      <style:text-properties officeooo:rsid="01be9544"/>
    </style:style>
    <style:style style:name="T130" style:family="text">
      <style:text-properties officeooo:rsid="01c0500e"/>
    </style:style>
    <style:style style:name="T131" style:family="text">
      <style:text-properties officeooo:rsid="01c16007"/>
    </style:style>
    <style:style style:name="T132" style:family="text">
      <style:text-properties officeooo:rsid="01c27aa2"/>
    </style:style>
    <style:style style:name="T133" style:family="text">
      <style:text-properties officeooo:rsid="01c38cad"/>
    </style:style>
    <style:style style:name="T134" style:family="text">
      <style:text-properties officeooo:rsid="01c55670"/>
    </style:style>
    <style:style style:name="T135" style:family="text">
      <style:text-properties officeooo:rsid="01c6733f"/>
    </style:style>
    <style:style style:name="T136" style:family="text">
      <style:text-properties officeooo:rsid="01cb1ec0"/>
    </style:style>
    <style:style style:name="T137" style:family="text">
      <style:text-properties officeooo:rsid="01cd339f"/>
    </style:style>
    <style:style style:name="T138" style:family="text">
      <style:text-properties officeooo:rsid="01cef81a"/>
    </style:style>
    <style:style style:name="T139" style:family="text">
      <style:text-properties officeooo:rsid="01cffcea"/>
    </style:style>
    <style:style style:name="T140" style:family="text">
      <style:text-properties officeooo:rsid="01d09d27"/>
    </style:style>
    <style:style style:name="T141" style:family="text">
      <style:text-properties officeooo:rsid="01d18f51"/>
    </style:style>
    <style:style style:name="T142" style:family="text">
      <style:text-properties officeooo:rsid="01d35980"/>
    </style:style>
    <style:style style:name="T143" style:family="text">
      <style:text-properties officeooo:rsid="01d46396"/>
    </style:style>
    <style:style style:name="T144" style:family="text">
      <style:text-properties officeooo:rsid="01d4cb9a"/>
    </style:style>
    <style:style style:name="T145" style:family="text">
      <style:text-properties officeooo:rsid="01d5d920"/>
    </style:style>
    <style:style style:name="T146" style:family="text">
      <style:text-properties officeooo:rsid="01d779df"/>
    </style:style>
    <style:style style:name="T147" style:family="text">
      <style:text-properties officeooo:rsid="01d909d3"/>
    </style:style>
    <style:style style:name="T148" style:family="text">
      <style:text-properties officeooo:rsid="01dafd86"/>
    </style:style>
    <style:style style:name="T149" style:family="text">
      <style:text-properties officeooo:rsid="01dc5174"/>
    </style:style>
    <style:style style:name="T150" style:family="text">
      <style:text-properties officeooo:rsid="01dd089c"/>
    </style:style>
    <style:style style:name="T151" style:family="text">
      <style:text-properties officeooo:rsid="01dec2f9"/>
    </style:style>
    <style:style style:name="T152" style:family="text">
      <style:text-properties officeooo:rsid="01dfb5e1"/>
    </style:style>
    <style:style style:name="T153" style:family="text">
      <style:text-properties officeooo:rsid="01e25b97"/>
    </style:style>
    <style:style style:name="T154" style:family="text">
      <style:text-properties officeooo:rsid="01e335d0"/>
    </style:style>
    <style:style style:name="T155" style:family="text">
      <style:text-properties officeooo:rsid="01e3f31d"/>
    </style:style>
    <style:style style:name="T156" style:family="text">
      <style:text-properties officeooo:rsid="01e6a95b"/>
    </style:style>
    <style:style style:name="T157" style:family="text">
      <style:text-properties officeooo:rsid="01ea3be9"/>
    </style:style>
    <style:style style:name="T158" style:family="text">
      <style:text-properties officeooo:rsid="01eb7824"/>
    </style:style>
    <style:style style:name="T159" style:family="text">
      <style:text-properties officeooo:rsid="01ed5d65"/>
    </style:style>
    <style:style style:name="T160" style:family="text">
      <style:text-properties officeooo:rsid="01ee8dc8"/>
    </style:style>
    <style:style style:name="T161" style:family="text">
      <style:text-properties officeooo:rsid="01f041df"/>
    </style:style>
    <style:style style:name="T162" style:family="text">
      <style:text-properties officeooo:rsid="01f0e976"/>
    </style:style>
    <style:style style:name="T163" style:family="text">
      <style:text-properties officeooo:rsid="01f4876a"/>
    </style:style>
    <style:style style:name="T164" style:family="text">
      <style:text-properties officeooo:rsid="01f4e98a"/>
    </style:style>
    <style:style style:name="T165" style:family="text">
      <style:text-properties officeooo:rsid="01f56bb8"/>
    </style:style>
    <style:style style:name="T166" style:family="text">
      <style:text-properties officeooo:rsid="01f5c3c4"/>
    </style:style>
    <style:style style:name="T167" style:family="text">
      <style:text-properties officeooo:rsid="01f683f4"/>
    </style:style>
    <style:style style:name="T168" style:family="text">
      <style:text-properties officeooo:rsid="01f72d84"/>
    </style:style>
    <style:style style:name="T169" style:family="text">
      <style:text-properties officeooo:rsid="01f76972"/>
    </style:style>
    <style:style style:name="T170" style:family="text">
      <style:text-properties officeooo:rsid="01f91642"/>
    </style:style>
    <style:style style:name="T171" style:family="text">
      <style:text-properties officeooo:rsid="01f941e6"/>
    </style:style>
    <style:style style:name="T172" style:family="text">
      <style:text-properties officeooo:rsid="01f9476c"/>
    </style:style>
    <style:style style:name="T173" style:family="text">
      <style:text-properties officeooo:rsid="01fbc226"/>
    </style:style>
    <style:style style:name="T174" style:family="text">
      <style:text-properties officeooo:rsid="01fce90d"/>
    </style:style>
    <style:style style:name="T175" style:family="text">
      <style:text-properties officeooo:rsid="01fea365"/>
    </style:style>
    <style:style style:name="T176" style:family="text">
      <style:text-properties officeooo:rsid="01ffa105"/>
    </style:style>
    <style:style style:name="T177" style:family="text">
      <style:text-properties officeooo:rsid="02004a9a"/>
    </style:style>
    <style:style style:name="T178" style:family="text">
      <style:text-properties officeooo:rsid="0202294f"/>
    </style:style>
    <style:style style:name="T179" style:family="text">
      <style:text-properties officeooo:rsid="0202eb61"/>
    </style:style>
    <style:style style:name="T180" style:family="text">
      <style:text-properties officeooo:rsid="0204a4c5"/>
    </style:style>
    <style:style style:name="T181" style:family="text">
      <style:text-properties officeooo:rsid="02064a0a"/>
    </style:style>
    <style:style style:name="T182" style:family="text">
      <style:text-properties officeooo:rsid="020733d1"/>
    </style:style>
    <style:style style:name="T183" style:family="text">
      <style:text-properties officeooo:rsid="0208229a"/>
    </style:style>
    <style:style style:name="T184" style:family="text">
      <style:text-properties officeooo:rsid="02098998"/>
    </style:style>
    <style:style style:name="T185" style:family="text">
      <style:text-properties officeooo:rsid="020a5eee"/>
    </style:style>
    <style:style style:name="T186" style:family="text">
      <style:text-properties officeooo:rsid="020bfb6a"/>
    </style:style>
    <style:style style:name="T187" style:family="text">
      <style:text-properties officeooo:rsid="020c9292"/>
    </style:style>
    <style:style style:name="T188" style:family="text">
      <style:text-properties officeooo:rsid="020da3d6"/>
    </style:style>
    <style:style style:name="T189" style:family="text">
      <style:text-properties officeooo:rsid="020f3e2c"/>
    </style:style>
    <style:style style:name="T190" style:family="text">
      <style:text-properties officeooo:rsid="02105f11"/>
    </style:style>
    <style:style style:name="T191" style:family="text">
      <style:text-properties officeooo:rsid="0210e41f"/>
    </style:style>
    <style:style style:name="T192" style:family="text">
      <style:text-properties officeooo:rsid="0214e97f"/>
    </style:style>
    <style:style style:name="T193" style:family="text">
      <style:text-properties officeooo:rsid="0216b0f8"/>
    </style:style>
    <style:style style:name="T194" style:family="text">
      <style:text-properties officeooo:rsid="02191746"/>
    </style:style>
    <style:style style:name="T195" style:family="text">
      <style:text-properties officeooo:rsid="021a5857"/>
    </style:style>
    <style:style style:name="T196" style:family="text">
      <style:text-properties officeooo:rsid="021a9cab"/>
    </style:style>
    <style:style style:name="T197" style:family="text">
      <style:text-properties officeooo:rsid="021baf11"/>
    </style:style>
    <style:style style:name="T198" style:family="text">
      <style:text-properties officeooo:rsid="021d6b07"/>
    </style:style>
    <style:style style:name="T199" style:family="text">
      <style:text-properties officeooo:rsid="021d9cf4"/>
    </style:style>
    <style:style style:name="T200" style:family="text">
      <style:text-properties officeooo:rsid="021f69d4"/>
    </style:style>
    <style:style style:name="T201" style:family="text">
      <style:text-properties officeooo:rsid="02215aba"/>
    </style:style>
    <style:style style:name="T202" style:family="text">
      <style:text-properties officeooo:rsid="022774be"/>
    </style:style>
    <style:style style:name="T203" style:family="text">
      <style:text-properties officeooo:rsid="0229979e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officeooo:rsid="01f041df" style:font-weight-asian="bold" style:font-weight-complex="bold"/>
    </style:style>
    <style:style style:name="T206" style:family="text">
      <style:text-properties fo:font-weight="bold" officeooo:rsid="01c0500e" style:font-weight-asian="bold" style:font-weight-complex="bold"/>
    </style:style>
    <style:style style:name="T207" style:family="text">
      <style:text-properties fo:font-weight="bold" officeooo:rsid="0174bd04" style:font-weight-asian="bold" style:font-weight-complex="bold"/>
    </style:style>
    <style:style style:name="T208" style:family="text">
      <style:text-properties fo:font-weight="bold" officeooo:rsid="016d5e6b" style:font-weight-asian="bold" style:font-weight-complex="bold"/>
    </style:style>
    <style:style style:name="T209" style:family="text">
      <style:text-properties fo:font-weight="bold" officeooo:rsid="0172ccf3" style:font-weight-asian="bold" style:font-weight-complex="bold"/>
    </style:style>
    <style:style style:name="T210" style:family="text">
      <style:text-properties fo:font-weight="bold" officeooo:rsid="017e6a77" style:font-weight-asian="bold" style:font-weight-complex="bold"/>
    </style:style>
    <style:style style:name="T211" style:family="text">
      <style:text-properties fo:font-weight="bold" officeooo:rsid="01b13bbd" style:font-weight-asian="bold" style:font-weight-complex="bold"/>
    </style:style>
    <style:style style:name="T212" style:family="text">
      <style:text-properties fo:font-weight="bold" officeooo:rsid="017b781d" style:font-weight-asian="bold" style:font-weight-complex="bold"/>
    </style:style>
    <style:style style:name="T213" style:family="text">
      <style:text-properties fo:font-weight="bold" officeooo:rsid="018866eb" style:font-weight-asian="bold" style:font-weight-complex="bold"/>
    </style:style>
    <style:style style:name="T214" style:family="text">
      <style:text-properties fo:font-weight="bold" officeooo:rsid="01be9544" style:font-weight-asian="bold" style:font-weight-complex="bold"/>
    </style:style>
    <style:style style:name="T215" style:family="text">
      <style:text-properties fo:font-weight="bold" officeooo:rsid="027d9a0c" style:font-weight-asian="bold" style:font-weight-complex="bold"/>
    </style:style>
    <style:style style:name="T216" style:family="text">
      <style:text-properties fo:font-weight="bold" officeooo:rsid="027ea743" style:font-weight-asian="bold" style:font-weight-complex="bold"/>
    </style:style>
    <style:style style:name="T217" style:family="text">
      <style:text-properties fo:font-weight="bold" officeooo:rsid="0265d5d7" style:font-weight-asian="bold" style:font-weight-complex="bold"/>
    </style:style>
    <style:style style:name="T218" style:family="text">
      <style:text-properties fo:font-weight="bold" officeooo:rsid="0216b0f8" style:font-weight-asian="bold" style:font-weight-complex="bold"/>
    </style:style>
    <style:style style:name="T219" style:family="text">
      <style:text-properties fo:font-weight="bold" officeooo:rsid="0229979e" style:font-weight-asian="bold" style:font-weight-complex="bold"/>
    </style:style>
    <style:style style:name="T220" style:family="text">
      <style:text-properties fo:font-weight="bold" officeooo:rsid="01c27aa2" style:font-weight-asian="bold" style:font-weight-complex="bold"/>
    </style:style>
    <style:style style:name="T221" style:family="text">
      <style:text-properties fo:font-weight="bold" officeooo:rsid="026a7696" style:font-weight-asian="bold" style:font-weight-complex="bold"/>
    </style:style>
    <style:style style:name="T222" style:family="text">
      <style:text-properties fo:font-weight="bold" officeooo:rsid="01ffa105" style:font-weight-asian="bold" style:font-weight-complex="bold"/>
    </style:style>
    <style:style style:name="T223" style:family="text">
      <style:text-properties fo:font-weight="bold" officeooo:rsid="0268d704" style:font-weight-asian="bold" style:font-weight-complex="bold"/>
    </style:style>
    <style:style style:name="T224" style:family="text">
      <style:text-properties fo:font-weight="bold" officeooo:rsid="0202294f" style:font-weight-asian="bold" style:font-weight-complex="bold"/>
    </style:style>
    <style:style style:name="T225" style:family="text">
      <style:text-properties officeooo:rsid="022bd3ad"/>
    </style:style>
    <style:style style:name="T226" style:family="text">
      <style:text-properties officeooo:rsid="022bd56e"/>
    </style:style>
    <style:style style:name="T227" style:family="text">
      <style:text-properties officeooo:rsid="022cc5a9"/>
    </style:style>
    <style:style style:name="T228" style:family="text">
      <style:text-properties officeooo:rsid="022e63fb"/>
    </style:style>
    <style:style style:name="T229" style:family="text">
      <style:text-properties officeooo:rsid="022ef355"/>
    </style:style>
    <style:style style:name="T230" style:family="text">
      <style:text-properties officeooo:rsid="0230980a"/>
    </style:style>
    <style:style style:name="T231" style:family="text">
      <style:text-properties officeooo:rsid="0230ff26"/>
    </style:style>
    <style:style style:name="T232" style:family="text">
      <style:text-properties officeooo:rsid="0234af35"/>
    </style:style>
    <style:style style:name="T233" style:family="text">
      <style:text-properties officeooo:rsid="02357e2a"/>
    </style:style>
    <style:style style:name="T234" style:family="text">
      <style:text-properties officeooo:rsid="023586d9"/>
    </style:style>
    <style:style style:name="T235" style:family="text">
      <style:text-properties officeooo:rsid="0236fb8f"/>
    </style:style>
    <style:style style:name="T236" style:family="text">
      <style:text-properties officeooo:rsid="02389480"/>
    </style:style>
    <style:style style:name="T237" style:family="text">
      <style:text-properties officeooo:rsid="0241d1e4"/>
    </style:style>
    <style:style style:name="T238" style:family="text">
      <style:text-properties officeooo:rsid="02437070"/>
    </style:style>
    <style:style style:name="T239" style:family="text">
      <style:text-properties officeooo:rsid="02463824"/>
    </style:style>
    <style:style style:name="T240" style:family="text">
      <style:text-properties officeooo:rsid="024833a1"/>
    </style:style>
    <style:style style:name="T241" style:family="text">
      <style:text-properties officeooo:rsid="02496933"/>
    </style:style>
    <style:style style:name="T242" style:family="text">
      <style:text-properties officeooo:rsid="024be40a"/>
    </style:style>
    <style:style style:name="T243" style:family="text">
      <style:text-properties officeooo:rsid="024cebf2"/>
    </style:style>
    <style:style style:name="T244" style:family="text">
      <style:text-properties officeooo:rsid="024cf1d3"/>
    </style:style>
    <style:style style:name="T245" style:family="text">
      <style:text-properties officeooo:rsid="024e43ad"/>
    </style:style>
    <style:style style:name="T246" style:family="text">
      <style:text-properties officeooo:rsid="024f9096"/>
    </style:style>
    <style:style style:name="T247" style:family="text">
      <style:text-properties officeooo:rsid="025370f2"/>
    </style:style>
    <style:style style:name="T248" style:family="text">
      <style:text-properties officeooo:rsid="0258b05c"/>
    </style:style>
    <style:style style:name="T249" style:family="text">
      <style:text-properties officeooo:rsid="025a0f48"/>
    </style:style>
    <style:style style:name="T250" style:family="text">
      <style:text-properties officeooo:rsid="025bcfe8"/>
    </style:style>
    <style:style style:name="T251" style:family="text">
      <style:text-properties officeooo:rsid="025dabc8"/>
    </style:style>
    <style:style style:name="T252" style:family="text">
      <style:text-properties officeooo:rsid="025e6e04"/>
    </style:style>
    <style:style style:name="T253" style:family="text">
      <style:text-properties fo:color="#ff8c00"/>
    </style:style>
    <style:style style:name="T254" style:family="text">
      <style:text-properties fo:color="#ff8c00" officeooo:rsid="01926c09"/>
    </style:style>
    <style:style style:name="T255" style:family="text">
      <style:text-properties fo:color="#ff8c00" style:text-position="super 58%" officeooo:rsid="01926c09"/>
    </style:style>
    <style:style style:name="T256" style:family="text">
      <style:text-properties fo:color="#ff8c00" style:text-position="super 58%" officeooo:rsid="0172ccf3"/>
    </style:style>
    <style:style style:name="T257" style:family="text">
      <style:text-properties fo:color="#ff8c00" style:text-position="super 58%" fo:font-weight="bold" officeooo:rsid="017b781d" fo:background-color="transparent" loext:char-shading-value="0" style:font-weight-asian="bold" style:font-weight-complex="bold"/>
    </style:style>
    <style:style style:name="T258" style:family="text">
      <style:text-properties fo:color="#ff8c00" style:text-position="super 58%" fo:font-weight="bold" officeooo:rsid="019a9e84" style:font-weight-asian="bold" style:font-weight-complex="bold"/>
    </style:style>
    <style:style style:name="T259" style:family="text">
      <style:text-properties fo:color="#ff8c00" officeooo:rsid="019072a3"/>
    </style:style>
    <style:style style:name="T260" style:family="text">
      <style:text-properties fo:color="#ff8c00" officeooo:rsid="0172ccf3"/>
    </style:style>
    <style:style style:name="T261" style:family="text">
      <style:text-properties fo:color="#ff8c00" fo:font-weight="bold" fo:background-color="transparent" loext:char-shading-value="0" style:font-weight-asian="bold" style:font-weight-complex="bold"/>
    </style:style>
    <style:style style:name="T262" style:family="text">
      <style:text-properties fo:color="#ff8c00" fo:font-weight="bold" officeooo:rsid="017b781d" fo:background-color="transparent" loext:char-shading-value="0" style:font-weight-asian="bold" style:font-weight-complex="bold"/>
    </style:style>
    <style:style style:name="T263" style:family="text">
      <style:text-properties fo:color="#ff8c00" fo:font-weight="bold" officeooo:rsid="01801da6" fo:background-color="transparent" loext:char-shading-value="0" style:font-weight-asian="bold" style:font-weight-complex="bold"/>
    </style:style>
    <style:style style:name="T264" style:family="text">
      <style:text-properties fo:color="#ff8c00" fo:font-weight="bold" style:font-weight-asian="bold" style:font-weight-complex="bold"/>
    </style:style>
    <style:style style:name="T265" style:family="text">
      <style:text-properties fo:color="#ff8c00" fo:font-weight="bold" officeooo:rsid="019a9e84" style:font-weight-asian="bold" style:font-weight-complex="bold"/>
    </style:style>
    <style:style style:name="T266" style:family="text">
      <style:text-properties fo:color="#ff8c00" fo:font-weight="bold" officeooo:rsid="01801da6" style:font-weight-asian="bold" style:font-weight-complex="bold"/>
    </style:style>
    <style:style style:name="T267" style:family="text">
      <style:text-properties officeooo:rsid="019072a3"/>
    </style:style>
    <style:style style:name="T268" style:family="text">
      <style:text-properties officeooo:rsid="016f406e"/>
    </style:style>
    <style:style style:name="T269" style:family="text">
      <style:text-properties fo:color="#ff0000"/>
    </style:style>
    <style:style style:name="T270" style:family="text">
      <style:text-properties fo:color="#ff0000" officeooo:rsid="016f406e"/>
    </style:style>
    <style:style style:name="T271" style:family="text">
      <style:text-properties fo:color="#ff0000" fo:font-weight="bold" style:font-weight-asian="bold" style:font-weight-complex="bold"/>
    </style:style>
    <style:style style:name="T272" style:family="text">
      <style:text-properties fo:color="#ff0000" fo:font-weight="bold" officeooo:rsid="0173e56e" style:font-weight-asian="bold" style:font-weight-complex="bold"/>
    </style:style>
    <style:style style:name="T273" style:family="text">
      <style:text-properties fo:color="#ff0000" fo:font-weight="bold" officeooo:rsid="016f406e" style:font-weight-asian="bold" style:font-weight-complex="bold"/>
    </style:style>
    <style:style style:name="T274" style:family="text">
      <style:text-properties fo:color="#ff0000" fo:font-weight="bold" officeooo:rsid="01701afc" style:font-weight-asian="bold" style:font-weight-complex="bold"/>
    </style:style>
    <style:style style:name="T275" style:family="text">
      <style:text-properties fo:color="#ff0000" fo:font-weight="bold" officeooo:rsid="0175fdbd" style:font-weight-asian="bold" style:font-weight-complex="bold"/>
    </style:style>
    <style:style style:name="T276" style:family="text">
      <style:text-properties fo:color="#ff0000" fo:font-weight="bold" officeooo:rsid="01801da6" style:font-weight-asian="bold" style:font-weight-complex="bold"/>
    </style:style>
    <style:style style:name="T277" style:family="text">
      <style:text-properties fo:color="#ff0000" fo:font-weight="bold" officeooo:rsid="017b781d" style:font-weight-asian="bold" style:font-weight-complex="bold"/>
    </style:style>
    <style:style style:name="T278" style:family="text">
      <style:text-properties fo:color="#ff0000" fo:font-weight="bold" officeooo:rsid="01cffcea" style:font-weight-asian="bold" style:font-weight-complex="bold"/>
    </style:style>
    <style:style style:name="T279" style:family="text">
      <style:text-properties fo:color="#ff0000" style:text-position="super 58%" fo:font-weight="bold" officeooo:rsid="0173e56e" style:font-weight-asian="bold" style:font-weight-complex="bold"/>
    </style:style>
    <style:style style:name="T280" style:family="text">
      <style:text-properties fo:color="#ff0000" style:text-position="super 58%" fo:font-weight="bold" officeooo:rsid="0175fdbd" style:font-weight-asian="bold" style:font-weight-complex="bold"/>
    </style:style>
    <style:style style:name="T281" style:family="text">
      <style:text-properties fo:color="#ff0000" style:text-position="super 58%" fo:font-weight="bold" officeooo:rsid="01801da6" style:font-weight-asian="bold" style:font-weight-complex="bold"/>
    </style:style>
    <style:style style:name="T282" style:family="text">
      <style:text-properties fo:color="#ff0000" officeooo:rsid="01963b24"/>
    </style:style>
    <style:style style:name="T283" style:family="text">
      <style:text-properties fo:color="#ff0000" officeooo:rsid="01be9544" fo:background-color="transparent" loext:char-shading-value="0"/>
    </style:style>
    <style:style style:name="T284" style:family="text">
      <style:text-properties officeooo:rsid="0173e56e"/>
    </style:style>
    <style:style style:name="T285" style:family="text">
      <style:text-properties officeooo:rsid="0172ccf3"/>
    </style:style>
    <style:style style:name="T286" style:family="text">
      <style:text-properties style:text-position="super 58%"/>
    </style:style>
    <style:style style:name="T287" style:family="text">
      <style:text-properties style:text-position="super 58%" officeooo:rsid="0172ccf3"/>
    </style:style>
    <style:style style:name="T288" style:family="text">
      <style:text-properties style:text-position="super 58%" officeooo:rsid="01963b24"/>
    </style:style>
    <style:style style:name="T289" style:family="text">
      <style:text-properties style:text-position="super 58%" officeooo:rsid="01701afc"/>
    </style:style>
    <style:style style:name="T290" style:family="text">
      <style:text-properties style:text-position="super 58%" officeooo:rsid="0173e56e"/>
    </style:style>
    <style:style style:name="T291" style:family="text">
      <style:text-properties style:text-position="super 58%" officeooo:rsid="0174bd04"/>
    </style:style>
    <style:style style:name="T292" style:family="text">
      <style:text-properties style:text-position="super 58%" officeooo:rsid="01990c4b"/>
    </style:style>
    <style:style style:name="T293" style:family="text">
      <style:text-properties style:text-position="super 58%" officeooo:rsid="0171b260"/>
    </style:style>
    <style:style style:name="T294" style:family="text">
      <style:text-properties style:text-position="super 58%" officeooo:rsid="01759dcc"/>
    </style:style>
    <style:style style:name="T295" style:family="text">
      <style:text-properties style:text-position="super 58%" officeooo:rsid="0199fb73"/>
    </style:style>
    <style:style style:name="T296" style:family="text">
      <style:text-properties style:text-position="super 58%" officeooo:rsid="0181c637"/>
    </style:style>
    <style:style style:name="T297" style:family="text">
      <style:text-properties style:text-position="super 58%" officeooo:rsid="017c9603"/>
    </style:style>
    <style:style style:name="T298" style:family="text">
      <style:text-properties style:text-position="super 58%" officeooo:rsid="01801da6"/>
    </style:style>
    <style:style style:name="T299" style:family="text">
      <style:text-properties style:text-position="super 58%" fo:font-style="normal" officeooo:rsid="0181c637" style:font-style-asian="normal" style:font-style-complex="normal"/>
    </style:style>
    <style:style style:name="T300" style:family="text">
      <style:text-properties style:text-position="super 58%" fo:font-style="normal" officeooo:rsid="0228cba2" style:font-style-asian="normal" style:font-style-complex="normal"/>
    </style:style>
    <style:style style:name="T301" style:family="text">
      <style:text-properties style:text-position="super 58%" fo:font-style="normal" officeooo:rsid="0229979e" style:font-style-asian="normal" style:font-style-complex="normal"/>
    </style:style>
    <style:style style:name="T302" style:family="text">
      <style:text-properties style:text-position="super 58%" officeooo:rsid="017b781d"/>
    </style:style>
    <style:style style:name="T303" style:family="text">
      <style:text-properties style:text-position="super 58%" officeooo:rsid="017ef2fa"/>
    </style:style>
    <style:style style:name="T304" style:family="text">
      <style:text-properties style:text-position="super 58%" officeooo:rsid="01f9476c"/>
    </style:style>
    <style:style style:name="T305" style:family="text">
      <style:text-properties style:text-position="super 58%" officeooo:rsid="020733d1"/>
    </style:style>
    <style:style style:name="T306" style:family="text">
      <style:text-properties style:text-position="super 58%" officeooo:rsid="00fb3143"/>
    </style:style>
    <style:style style:name="T307" style:family="text">
      <style:text-properties style:text-position="super 58%" officeooo:rsid="021f69d4"/>
    </style:style>
    <style:style style:name="T308" style:family="text">
      <style:text-properties style:text-position="super 58%" officeooo:rsid="01ea3be9"/>
    </style:style>
    <style:style style:name="T309" style:family="text">
      <style:text-properties style:text-position="super 58%" officeooo:rsid="0276c169"/>
    </style:style>
    <style:style style:name="T310" style:family="text">
      <style:text-properties style:text-position="super 58%" officeooo:rsid="01d09d27"/>
    </style:style>
    <style:style style:name="T311" style:family="text">
      <style:text-properties style:text-position="super 58%" officeooo:rsid="01eb7824"/>
    </style:style>
    <style:style style:name="T312" style:family="text">
      <style:text-properties style:text-position="super 58%" officeooo:rsid="01d18f51"/>
    </style:style>
    <style:style style:name="T313" style:family="text">
      <style:text-properties style:text-position="super 58%" officeooo:rsid="01be9544"/>
    </style:style>
    <style:style style:name="T314" style:family="text">
      <style:text-properties style:text-position="super 58%" officeooo:rsid="01c0500e"/>
    </style:style>
    <style:style style:name="T315" style:family="text">
      <style:text-properties style:text-position="super 58%" officeooo:rsid="01fbc226"/>
    </style:style>
    <style:style style:name="T316" style:family="text">
      <style:text-properties style:text-position="super 58%" officeooo:rsid="0208229a"/>
    </style:style>
    <style:style style:name="T317" style:family="text">
      <style:text-properties style:text-position="super 58%" officeooo:rsid="0283f048"/>
    </style:style>
    <style:style style:name="T318" style:family="text">
      <style:text-properties style:text-position="super 58%" officeooo:rsid="022774be"/>
    </style:style>
    <style:style style:name="T319" style:family="text">
      <style:text-properties style:text-position="super 58%" officeooo:rsid="02098998"/>
    </style:style>
    <style:style style:name="T320" style:family="text">
      <style:text-properties style:text-position="super 58%" officeooo:rsid="0214e97f"/>
    </style:style>
    <style:style style:name="T321" style:family="text">
      <style:text-properties style:text-position="super 58%" officeooo:rsid="01ee8dc8"/>
    </style:style>
    <style:style style:name="T322" style:family="text">
      <style:text-properties style:text-position="super 58%" officeooo:rsid="01c16007"/>
    </style:style>
    <style:style style:name="T323" style:family="text">
      <style:text-properties style:text-position="super 58%" officeooo:rsid="0229979e"/>
    </style:style>
    <style:style style:name="T324" style:family="text">
      <style:text-properties style:text-position="super 58%" officeooo:rsid="028991fb"/>
    </style:style>
    <style:style style:name="T325" style:family="text">
      <style:text-properties style:text-position="super 58%" officeooo:rsid="01c27aa2"/>
    </style:style>
    <style:style style:name="T326" style:family="text">
      <style:text-properties style:text-position="super 58%" officeooo:rsid="01ffa105"/>
    </style:style>
    <style:style style:name="T327" style:family="text">
      <style:text-properties style:text-position="super 58%" officeooo:rsid="028deea8"/>
    </style:style>
    <style:style style:name="T328" style:family="text">
      <style:text-properties officeooo:rsid="016d5e6b"/>
    </style:style>
    <style:style style:name="T329" style:family="text">
      <style:text-properties officeooo:rsid="0174bd04"/>
    </style:style>
    <style:style style:name="T330" style:family="text">
      <style:text-properties fo:color="#32cd32"/>
    </style:style>
    <style:style style:name="T331" style:family="text">
      <style:text-properties fo:color="#32cd32" fo:font-weight="bold" style:font-weight-asian="bold" style:font-weight-complex="bold"/>
    </style:style>
    <style:style style:name="T332" style:family="text">
      <style:text-properties fo:color="#32cd32" fo:font-weight="bold" officeooo:rsid="016f406e" style:font-weight-asian="bold" style:font-weight-complex="bold"/>
    </style:style>
    <style:style style:name="T333" style:family="text">
      <style:text-properties fo:color="#32cd32" fo:font-weight="bold" officeooo:rsid="01701afc" style:font-weight-asian="bold" style:font-weight-complex="bold"/>
    </style:style>
    <style:style style:name="T334" style:family="text">
      <style:text-properties fo:color="#32cd32" fo:font-weight="bold" officeooo:rsid="01759dcc" style:font-weight-asian="bold" style:font-weight-complex="bold"/>
    </style:style>
    <style:style style:name="T335" style:family="text">
      <style:text-properties fo:color="#32cd32" fo:font-weight="bold" officeooo:rsid="0173e56e" style:font-weight-asian="bold" style:font-weight-complex="bold"/>
    </style:style>
    <style:style style:name="T336" style:family="text">
      <style:text-properties fo:color="#32cd32" fo:font-weight="bold" officeooo:rsid="0175fdbd" style:font-weight-asian="bold" style:font-weight-complex="bold"/>
    </style:style>
    <style:style style:name="T337" style:family="text">
      <style:text-properties fo:color="#32cd32" fo:font-weight="bold" officeooo:rsid="0172ccf3" style:font-weight-asian="bold" style:font-weight-complex="bold"/>
    </style:style>
    <style:style style:name="T338" style:family="text">
      <style:text-properties fo:color="#32cd32" fo:font-weight="bold" officeooo:rsid="017b781d" style:font-weight-asian="bold" style:font-weight-complex="bold"/>
    </style:style>
    <style:style style:name="T339" style:family="text">
      <style:text-properties fo:color="#32cd32" fo:font-weight="bold" officeooo:rsid="0199fb73" style:font-weight-asian="bold" style:font-weight-complex="bold"/>
    </style:style>
    <style:style style:name="T340" style:family="text">
      <style:text-properties fo:color="#32cd32" fo:font-weight="bold" officeooo:rsid="0181c637" style:font-weight-asian="bold" style:font-weight-complex="bold"/>
    </style:style>
    <style:style style:name="T341" style:family="text">
      <style:text-properties fo:color="#32cd32" fo:font-weight="bold" officeooo:rsid="019a9e84" style:font-weight-asian="bold" style:font-weight-complex="bold"/>
    </style:style>
    <style:style style:name="T342" style:family="text">
      <style:text-properties fo:color="#32cd32" fo:font-weight="bold" officeooo:rsid="01872cf3" style:font-weight-asian="bold" style:font-weight-complex="bold"/>
    </style:style>
    <style:style style:name="T343" style:family="text">
      <style:text-properties fo:color="#32cd32" fo:font-weight="bold" officeooo:rsid="017e6a77" style:font-weight-asian="bold" style:font-weight-complex="bold"/>
    </style:style>
    <style:style style:name="T344" style:family="text">
      <style:text-properties fo:color="#32cd32" fo:font-weight="bold" officeooo:rsid="018866eb" style:font-weight-asian="bold" style:font-weight-complex="bold"/>
    </style:style>
    <style:style style:name="T345" style:family="text">
      <style:text-properties fo:color="#32cd32" fo:font-weight="bold" officeooo:rsid="017ef2fa" style:font-weight-asian="bold" style:font-weight-complex="bold"/>
    </style:style>
    <style:style style:name="T346" style:family="text">
      <style:text-properties fo:color="#32cd32" fo:font-weight="bold" officeooo:rsid="01801da6" style:font-weight-asian="bold" style:font-weight-complex="bold"/>
    </style:style>
    <style:style style:name="T347" style:family="text">
      <style:text-properties fo:color="#32cd32" fo:font-weight="bold" officeooo:rsid="017a42f7" style:font-weight-asian="bold" style:font-weight-complex="bold"/>
    </style:style>
    <style:style style:name="T348" style:family="text">
      <style:text-properties fo:color="#32cd32" fo:font-weight="bold" officeooo:rsid="020733d1" style:font-weight-asian="bold" style:font-weight-complex="bold"/>
    </style:style>
    <style:style style:name="T349" style:family="text">
      <style:text-properties fo:color="#32cd32" fo:font-weight="bold" officeooo:rsid="024f9096" style:font-weight-asian="bold" style:font-weight-complex="bold"/>
    </style:style>
    <style:style style:name="T350" style:family="text">
      <style:text-properties fo:color="#32cd32" fo:font-weight="bold" officeooo:rsid="01cffcea" style:font-weight-asian="bold" style:font-weight-complex="bold"/>
    </style:style>
    <style:style style:name="T351" style:family="text">
      <style:text-properties fo:color="#32cd32" fo:font-weight="bold" officeooo:rsid="0276c169" style:font-weight-asian="bold" style:font-weight-complex="bold"/>
    </style:style>
    <style:style style:name="T352" style:family="text">
      <style:text-properties fo:color="#32cd32" fo:font-weight="bold" officeooo:rsid="01f9476c" style:font-weight-asian="bold" style:font-weight-complex="bold"/>
    </style:style>
    <style:style style:name="T353" style:family="text">
      <style:text-properties fo:color="#32cd32" fo:font-weight="bold" officeooo:rsid="01d18f51" style:font-weight-asian="bold" style:font-weight-complex="bold"/>
    </style:style>
    <style:style style:name="T354" style:family="text">
      <style:text-properties fo:color="#32cd32" fo:font-weight="bold" officeooo:rsid="01be9544" style:font-weight-asian="bold" style:font-weight-complex="bold"/>
    </style:style>
    <style:style style:name="T355" style:family="text">
      <style:text-properties fo:color="#32cd32" fo:font-weight="bold" officeooo:rsid="01eb7824" style:font-weight-asian="bold" style:font-weight-complex="bold"/>
    </style:style>
    <style:style style:name="T356" style:family="text">
      <style:text-properties fo:color="#32cd32" fo:font-weight="bold" officeooo:rsid="0212f553" style:font-weight-asian="bold" style:font-weight-complex="bold"/>
    </style:style>
    <style:style style:name="T357" style:family="text">
      <style:text-properties fo:color="#32cd32" fo:font-weight="bold" officeooo:rsid="02215aba" style:font-weight-asian="bold" style:font-weight-complex="bold"/>
    </style:style>
    <style:style style:name="T358" style:family="text">
      <style:text-properties fo:color="#32cd32" fo:font-weight="bold" officeooo:rsid="02463824" style:font-weight-asian="bold" style:font-weight-complex="bold"/>
    </style:style>
    <style:style style:name="T359" style:family="text">
      <style:text-properties fo:color="#32cd32" fo:font-weight="bold" officeooo:rsid="01fbc226" style:font-weight-asian="bold" style:font-weight-complex="bold"/>
    </style:style>
    <style:style style:name="T360" style:family="text">
      <style:text-properties fo:color="#32cd32" fo:font-weight="bold" officeooo:rsid="027ea743" style:font-weight-asian="bold" style:font-weight-complex="bold"/>
    </style:style>
    <style:style style:name="T361" style:family="text">
      <style:text-properties fo:color="#32cd32" fo:font-weight="bold" officeooo:rsid="01c0500e" style:font-weight-asian="bold" style:font-weight-complex="bold"/>
    </style:style>
    <style:style style:name="T362" style:family="text">
      <style:text-properties fo:color="#32cd32" fo:font-weight="bold" officeooo:rsid="01ed5d65" style:font-weight-asian="bold" style:font-weight-complex="bold"/>
    </style:style>
    <style:style style:name="T363" style:family="text">
      <style:text-properties fo:color="#32cd32" fo:font-weight="bold" officeooo:rsid="0208229a" style:font-weight-asian="bold" style:font-weight-complex="bold"/>
    </style:style>
    <style:style style:name="T364" style:family="text">
      <style:text-properties fo:color="#32cd32" fo:font-weight="bold" officeooo:rsid="0283f048" style:font-weight-asian="bold" style:font-weight-complex="bold"/>
    </style:style>
    <style:style style:name="T365" style:family="text">
      <style:text-properties fo:color="#32cd32" fo:font-weight="bold" officeooo:rsid="02357e2a" style:font-weight-asian="bold" style:font-weight-complex="bold"/>
    </style:style>
    <style:style style:name="T366" style:family="text">
      <style:text-properties fo:color="#32cd32" fo:font-weight="bold" officeooo:rsid="01ee8dc8" style:font-weight-asian="bold" style:font-weight-complex="bold"/>
    </style:style>
    <style:style style:name="T367" style:family="text">
      <style:text-properties fo:color="#32cd32" fo:font-weight="bold" officeooo:rsid="02098998" style:font-weight-asian="bold" style:font-weight-complex="bold"/>
    </style:style>
    <style:style style:name="T368" style:family="text">
      <style:text-properties fo:color="#32cd32" fo:font-weight="bold" officeooo:rsid="01d46396" style:font-weight-asian="bold" style:font-weight-complex="bold"/>
    </style:style>
    <style:style style:name="T369" style:family="text">
      <style:text-properties fo:color="#32cd32" fo:font-weight="bold" officeooo:rsid="0216b0f8" style:font-weight-asian="bold" style:font-weight-complex="bold"/>
    </style:style>
    <style:style style:name="T370" style:family="text">
      <style:text-properties fo:color="#32cd32" fo:font-weight="bold" officeooo:rsid="01ffa105" style:font-weight-asian="bold" style:font-weight-complex="bold"/>
    </style:style>
    <style:style style:name="T371" style:family="text">
      <style:text-properties fo:color="#32cd32" fo:font-weight="bold" officeooo:rsid="01c27aa2" style:font-weight-asian="bold" style:font-weight-complex="bold"/>
    </style:style>
    <style:style style:name="T372" style:family="text">
      <style:text-properties fo:color="#32cd32" fo:font-weight="bold" officeooo:rsid="01f041df" style:font-weight-asian="bold" style:font-weight-complex="bold"/>
    </style:style>
    <style:style style:name="T373" style:family="text">
      <style:text-properties fo:color="#32cd32" fo:font-weight="bold" officeooo:rsid="01d4cb9a" style:font-weight-asian="bold" style:font-weight-complex="bold"/>
    </style:style>
    <style:style style:name="T374" style:family="text">
      <style:text-properties fo:color="#32cd32" fo:font-weight="bold" officeooo:rsid="028deea8" style:font-weight-asian="bold" style:font-weight-complex="bold"/>
    </style:style>
    <style:style style:name="T375" style:family="text">
      <style:text-properties fo:color="#32cd32" fo:font-weight="bold" officeooo:rsid="028e224b" style:font-weight-asian="bold" style:font-weight-complex="bold"/>
    </style:style>
    <style:style style:name="T376" style:family="text">
      <style:text-properties fo:color="#32cd32" fo:font-weight="bold" officeooo:rsid="02004a9a" style:font-weight-asian="bold" style:font-weight-complex="bold"/>
    </style:style>
    <style:style style:name="T377" style:family="text">
      <style:text-properties fo:color="#32cd32" fo:font-weight="bold" officeooo:rsid="01c38cad" style:font-weight-asian="bold" style:font-weight-complex="bold"/>
    </style:style>
    <style:style style:name="T378" style:family="text">
      <style:text-properties fo:color="#32cd32" fo:font-weight="bold" officeooo:rsid="020a5eee" style:font-weight-asian="bold" style:font-weight-complex="bold"/>
    </style:style>
    <style:style style:name="T379" style:family="text">
      <style:text-properties fo:color="#32cd32" fo:font-weight="bold" officeooo:rsid="01d779df" style:font-weight-asian="bold" style:font-weight-complex="bold"/>
    </style:style>
    <style:style style:name="T380" style:family="text">
      <style:text-properties fo:color="#32cd32" fo:font-weight="bold" officeooo:rsid="029042ec" style:font-weight-asian="bold" style:font-weight-complex="bold"/>
    </style:style>
    <style:style style:name="T381" style:family="text">
      <style:text-properties fo:color="#32cd32" fo:font-weight="bold" officeooo:rsid="01f0e976" style:font-weight-asian="bold" style:font-weight-complex="bold"/>
    </style:style>
    <style:style style:name="T382" style:family="text">
      <style:text-properties fo:color="#32cd32" fo:font-weight="bold" officeooo:rsid="029178d9" style:font-weight-asian="bold" style:font-weight-complex="bold"/>
    </style:style>
    <style:style style:name="T383" style:family="text">
      <style:text-properties fo:color="#32cd32" fo:font-weight="bold" officeooo:rsid="02a00d9b" style:font-weight-asian="bold" style:font-weight-complex="bold"/>
    </style:style>
    <style:style style:name="T384" style:family="text">
      <style:text-properties fo:color="#32cd32" style:text-position="super 58%" fo:font-weight="bold" style:font-weight-asian="bold" style:font-weight-complex="bold"/>
    </style:style>
    <style:style style:name="T385" style:family="text">
      <style:text-properties fo:color="#32cd32" style:text-position="super 58%" fo:font-weight="bold" officeooo:rsid="016f406e" style:font-weight-asian="bold" style:font-weight-complex="bold"/>
    </style:style>
    <style:style style:name="T386" style:family="text">
      <style:text-properties fo:color="#32cd32" style:text-position="super 58%" fo:font-weight="bold" officeooo:rsid="01701afc" style:font-weight-asian="bold" style:font-weight-complex="bold"/>
    </style:style>
    <style:style style:name="T387" style:family="text">
      <style:text-properties fo:color="#32cd32" style:text-position="super 58%" fo:font-weight="bold" officeooo:rsid="0173e56e" style:font-weight-asian="bold" style:font-weight-complex="bold"/>
    </style:style>
    <style:style style:name="T388" style:family="text">
      <style:text-properties fo:color="#32cd32" style:text-position="super 58%" fo:font-weight="bold" officeooo:rsid="0199fb73" style:font-weight-asian="bold" style:font-weight-complex="bold"/>
    </style:style>
    <style:style style:name="T389" style:family="text">
      <style:text-properties fo:color="#32cd32" style:text-position="super 58%" fo:font-weight="bold" officeooo:rsid="0181c637" style:font-weight-asian="bold" style:font-weight-complex="bold"/>
    </style:style>
    <style:style style:name="T390" style:family="text">
      <style:text-properties fo:color="#32cd32" style:text-position="super 58%" fo:font-weight="bold" officeooo:rsid="018866eb" style:font-weight-asian="bold" style:font-weight-complex="bold"/>
    </style:style>
    <style:style style:name="T391" style:family="text">
      <style:text-properties fo:color="#32cd32" style:text-position="super 58%" fo:font-weight="bold" officeooo:rsid="017b781d" style:font-weight-asian="bold" style:font-weight-complex="bold"/>
    </style:style>
    <style:style style:name="T392" style:family="text">
      <style:text-properties fo:color="#32cd32" style:text-position="super 58%" fo:font-weight="bold" officeooo:rsid="0276c169" style:font-weight-asian="bold" style:font-weight-complex="bold"/>
    </style:style>
    <style:style style:name="T393" style:family="text">
      <style:text-properties fo:color="#32cd32" style:text-position="super 58%" fo:font-weight="bold" officeooo:rsid="01f9476c" style:font-weight-asian="bold" style:font-weight-complex="bold"/>
    </style:style>
    <style:style style:name="T394" style:family="text">
      <style:text-properties fo:color="#32cd32" style:text-position="super 58%" fo:font-weight="bold" officeooo:rsid="01be9544" style:font-weight-asian="bold" style:font-weight-complex="bold"/>
    </style:style>
    <style:style style:name="T395" style:family="text">
      <style:text-properties fo:color="#32cd32" style:text-position="super 58%" fo:font-weight="bold" officeooo:rsid="01eb7824" style:font-weight-asian="bold" style:font-weight-complex="bold"/>
    </style:style>
    <style:style style:name="T396" style:family="text">
      <style:text-properties fo:color="#32cd32" style:text-position="super 58%" fo:font-weight="bold" officeooo:rsid="027ea743" style:font-weight-asian="bold" style:font-weight-complex="bold"/>
    </style:style>
    <style:style style:name="T397" style:family="text">
      <style:text-properties fo:color="#32cd32" style:text-position="super 58%" fo:font-weight="bold" officeooo:rsid="01fbc226" style:font-weight-asian="bold" style:font-weight-complex="bold"/>
    </style:style>
    <style:style style:name="T398" style:family="text">
      <style:text-properties fo:color="#32cd32" style:text-position="super 58%" fo:font-weight="bold" officeooo:rsid="01ed5d65" style:font-weight-asian="bold" style:font-weight-complex="bold"/>
    </style:style>
    <style:style style:name="T399" style:family="text">
      <style:text-properties fo:color="#32cd32" style:text-position="super 58%" fo:font-weight="bold" officeooo:rsid="01c0500e" style:font-weight-asian="bold" style:font-weight-complex="bold"/>
    </style:style>
    <style:style style:name="T400" style:family="text">
      <style:text-properties fo:color="#32cd32" style:text-position="super 58%" fo:font-weight="bold" officeooo:rsid="0283f048" style:font-weight-asian="bold" style:font-weight-complex="bold"/>
    </style:style>
    <style:style style:name="T401" style:family="text">
      <style:text-properties fo:color="#32cd32" style:text-position="super 58%" fo:font-weight="bold" officeooo:rsid="0208229a" style:font-weight-asian="bold" style:font-weight-complex="bold"/>
    </style:style>
    <style:style style:name="T402" style:family="text">
      <style:text-properties fo:color="#32cd32" style:text-position="super 58%" fo:font-weight="bold" officeooo:rsid="01ee8dc8" style:font-weight-asian="bold" style:font-weight-complex="bold"/>
    </style:style>
    <style:style style:name="T403" style:family="text">
      <style:text-properties fo:color="#32cd32" style:text-position="super 58%" fo:font-weight="bold" officeooo:rsid="01f041df" style:font-weight-asian="bold" style:font-weight-complex="bold"/>
    </style:style>
    <style:style style:name="T404" style:family="text">
      <style:text-properties fo:color="#32cd32" style:text-position="super 58%" fo:font-weight="bold" officeooo:rsid="01c27aa2" style:font-weight-asian="bold" style:font-weight-complex="bold"/>
    </style:style>
    <style:style style:name="T405" style:family="text">
      <style:text-properties fo:color="#32cd32" style:text-position="super 58%" fo:font-style="normal" fo:font-weight="bold" officeooo:rsid="021eb011" style:font-style-asian="normal" style:font-weight-asian="bold" style:font-style-complex="normal" style:font-weight-complex="bold"/>
    </style:style>
    <style:style style:name="T406" style:family="text">
      <style:text-properties fo:color="#32cd32" style:text-position="super 58%" fo:font-style="normal" fo:font-weight="bold" officeooo:rsid="022130d9" style:font-style-asian="normal" style:font-weight-asian="bold" style:font-style-complex="normal" style:font-weight-complex="bold"/>
    </style:style>
    <style:style style:name="T407" style:family="text">
      <style:text-properties fo:color="#32cd32" style:text-position="super 58%" fo:font-style="normal" fo:font-weight="bold" officeooo:rsid="0228cba2" style:font-style-asian="normal" style:font-weight-asian="bold" style:font-style-complex="normal" style:font-weight-complex="bold"/>
    </style:style>
    <style:style style:name="T408" style:family="text">
      <style:text-properties fo:color="#32cd32" style:text-position="super 58%" fo:font-style="normal" fo:font-weight="bold" officeooo:rsid="0229979e" style:font-style-asian="normal" style:font-weight-asian="bold" style:font-style-complex="normal" style:font-weight-complex="bold"/>
    </style:style>
    <style:style style:name="T409" style:family="text">
      <style:text-properties fo:color="#32cd32" style:text-position="super 58%" officeooo:rsid="022774be"/>
    </style:style>
    <style:style style:name="T410" style:family="text">
      <style:text-properties fo:color="#32cd32" fo:font-style="italic" fo:font-weight="bold" style:font-style-asian="italic" style:font-weight-asian="bold" style:font-style-complex="italic" style:font-weight-complex="bold"/>
    </style:style>
    <style:style style:name="T411" style:family="text">
      <style:text-properties fo:color="#32cd32" fo:font-style="italic" fo:font-weight="bold" officeooo:rsid="017b781d" style:font-style-asian="italic" style:font-weight-asian="bold" style:font-style-complex="italic" style:font-weight-complex="bold"/>
    </style:style>
    <style:style style:name="T412" style:family="text">
      <style:text-properties fo:color="#32cd32" fo:font-style="italic" fo:font-weight="bold" officeooo:rsid="01f9476c" style:font-style-asian="italic" style:font-weight-asian="bold" style:font-style-complex="italic" style:font-weight-complex="bold"/>
    </style:style>
    <style:style style:name="T413" style:family="text">
      <style:text-properties fo:color="#32cd32" fo:font-style="italic" fo:font-weight="bold" officeooo:rsid="01be9544" style:font-style-asian="italic" style:font-weight-asian="bold" style:font-style-complex="italic" style:font-weight-complex="bold"/>
    </style:style>
    <style:style style:name="T414" style:family="text">
      <style:text-properties fo:color="#32cd32" fo:font-style="italic" fo:font-weight="bold" officeooo:rsid="01d18f51" style:font-style-asian="italic" style:font-weight-asian="bold" style:font-style-complex="italic" style:font-weight-complex="bold"/>
    </style:style>
    <style:style style:name="T415" style:family="text">
      <style:text-properties fo:color="#32cd32" fo:font-style="italic" fo:font-weight="bold" officeooo:rsid="0208229a" style:font-style-asian="italic" style:font-weight-asian="bold" style:font-style-complex="italic" style:font-weight-complex="bold"/>
    </style:style>
    <style:style style:name="T416" style:family="text">
      <style:text-properties fo:color="#32cd32" fo:font-style="italic" fo:font-weight="bold" officeooo:rsid="01ed5d65" style:font-style-asian="italic" style:font-weight-asian="bold" style:font-style-complex="italic" style:font-weight-complex="bold"/>
    </style:style>
    <style:style style:name="T417" style:family="text">
      <style:text-properties fo:color="#32cd32" fo:font-style="italic" fo:font-weight="bold" officeooo:rsid="01c0500e" style:font-style-asian="italic" style:font-weight-asian="bold" style:font-style-complex="italic" style:font-weight-complex="bold"/>
    </style:style>
    <style:style style:name="T418" style:family="text">
      <style:text-properties fo:color="#32cd32" fo:font-style="italic" fo:font-weight="bold" officeooo:rsid="02098998" style:font-style-asian="italic" style:font-weight-asian="bold" style:font-style-complex="italic" style:font-weight-complex="bold"/>
    </style:style>
    <style:style style:name="T419" style:family="text">
      <style:text-properties fo:color="#32cd32" fo:font-style="italic" fo:font-weight="bold" officeooo:rsid="01ffa105" style:font-style-asian="italic" style:font-weight-asian="bold" style:font-style-complex="italic" style:font-weight-complex="bold"/>
    </style:style>
    <style:style style:name="T420" style:family="text">
      <style:text-properties fo:color="#32cd32" fo:font-style="italic" fo:font-weight="bold" officeooo:rsid="01c27aa2" style:font-style-asian="italic" style:font-weight-asian="bold" style:font-style-complex="italic" style:font-weight-complex="bold"/>
    </style:style>
    <style:style style:name="T421" style:family="text">
      <style:text-properties fo:color="#32cd32" fo:font-style="normal" fo:font-weight="bold" style:font-style-asian="normal" style:font-weight-asian="bold" style:font-style-complex="normal" style:font-weight-complex="bold"/>
    </style:style>
    <style:style style:name="T422" style:family="text">
      <style:text-properties fo:color="#32cd32" fo:font-style="normal" fo:font-weight="bold" officeooo:rsid="017b781d" style:font-style-asian="normal" style:font-weight-asian="bold" style:font-style-complex="normal" style:font-weight-complex="bold"/>
    </style:style>
    <style:style style:name="T423" style:family="text">
      <style:text-properties fo:color="#32cd32" fo:font-style="normal" fo:font-weight="bold" officeooo:rsid="01f9476c" style:font-style-asian="normal" style:font-weight-asian="bold" style:font-style-complex="normal" style:font-weight-complex="bold"/>
    </style:style>
    <style:style style:name="T424" style:family="text">
      <style:text-properties fo:color="#32cd32" fo:font-style="normal" fo:font-weight="bold" officeooo:rsid="021eb011" style:font-style-asian="normal" style:font-weight-asian="bold" style:font-style-complex="normal" style:font-weight-complex="bold"/>
    </style:style>
    <style:style style:name="T425" style:family="text">
      <style:text-properties fo:color="#32cd32" fo:font-style="normal" fo:font-weight="bold" officeooo:rsid="02752bcb" style:font-style-asian="normal" style:font-weight-asian="bold" style:font-style-complex="normal" style:font-weight-complex="bold"/>
    </style:style>
    <style:style style:name="T426" style:family="text">
      <style:text-properties fo:color="#32cd32" fo:font-style="normal" fo:font-weight="bold" officeooo:rsid="022130d9" style:font-style-asian="normal" style:font-weight-asian="bold" style:font-style-complex="normal" style:font-weight-complex="bold"/>
    </style:style>
    <style:style style:name="T427" style:family="text">
      <style:text-properties fo:color="#32cd32" fo:font-style="normal" fo:font-weight="bold" officeooo:rsid="024f9096" style:font-style-asian="normal" style:font-weight-asian="bold" style:font-style-complex="normal" style:font-weight-complex="bold"/>
    </style:style>
    <style:style style:name="T428" style:family="text">
      <style:text-properties fo:color="#32cd32" fo:font-style="normal" fo:font-weight="bold" officeooo:rsid="022a60dc" style:font-style-asian="normal" style:font-weight-asian="bold" style:font-style-complex="normal" style:font-weight-complex="bold"/>
    </style:style>
    <style:style style:name="T429" style:family="text">
      <style:text-properties fo:color="#32cd32" fo:font-style="normal" fo:font-weight="bold" officeooo:rsid="01be9544" style:font-style-asian="normal" style:font-weight-asian="bold" style:font-style-complex="normal" style:font-weight-complex="bold"/>
    </style:style>
    <style:style style:name="T430" style:family="text">
      <style:text-properties fo:color="#32cd32" fo:font-style="normal" fo:font-weight="bold" officeooo:rsid="01eb7824" style:font-style-asian="normal" style:font-weight-asian="bold" style:font-style-complex="normal" style:font-weight-complex="bold"/>
    </style:style>
    <style:style style:name="T431" style:family="text">
      <style:text-properties fo:color="#32cd32" fo:font-style="normal" fo:font-weight="bold" officeooo:rsid="0232b583" style:font-style-asian="normal" style:font-weight-asian="bold" style:font-style-complex="normal" style:font-weight-complex="bold"/>
    </style:style>
    <style:style style:name="T432" style:family="text">
      <style:text-properties fo:color="#32cd32" fo:font-style="normal" fo:font-weight="bold" officeooo:rsid="02513396" style:font-style-asian="normal" style:font-weight-asian="bold" style:font-style-complex="normal" style:font-weight-complex="bold"/>
    </style:style>
    <style:style style:name="T433" style:family="text">
      <style:text-properties fo:color="#32cd32" fo:font-style="normal" fo:font-weight="bold" officeooo:rsid="027ce8e0" style:font-style-asian="normal" style:font-weight-asian="bold" style:font-style-complex="normal" style:font-weight-complex="bold"/>
    </style:style>
    <style:style style:name="T434" style:family="text">
      <style:text-properties fo:color="#32cd32" fo:font-style="normal" fo:font-weight="bold" officeooo:rsid="01d18f51" style:font-style-asian="normal" style:font-weight-asian="bold" style:font-style-complex="normal" style:font-weight-complex="bold"/>
    </style:style>
    <style:style style:name="T435" style:family="text">
      <style:text-properties fo:color="#32cd32" fo:font-style="normal" fo:font-weight="bold" officeooo:rsid="025370f2" style:font-style-asian="normal" style:font-weight-asian="bold" style:font-style-complex="normal" style:font-weight-complex="bold"/>
    </style:style>
    <style:style style:name="T436" style:family="text">
      <style:text-properties fo:color="#32cd32" fo:font-style="normal" fo:font-weight="bold" officeooo:rsid="02098998" style:font-style-asian="normal" style:font-weight-asian="bold" style:font-style-complex="normal" style:font-weight-complex="bold"/>
    </style:style>
    <style:style style:name="T437" style:family="text">
      <style:text-properties fo:color="#32cd32" fo:font-style="normal" fo:font-weight="bold" officeooo:rsid="02547519" style:font-style-asian="normal" style:font-weight-asian="bold" style:font-style-complex="normal" style:font-weight-complex="bold"/>
    </style:style>
    <style:style style:name="T438" style:family="text">
      <style:text-properties fo:color="#32cd32" fo:font-style="normal" fo:font-weight="bold" officeooo:rsid="02894248" style:font-style-asian="normal" style:font-weight-asian="bold" style:font-style-complex="normal" style:font-weight-complex="bold"/>
    </style:style>
    <style:style style:name="T439" style:family="text">
      <style:text-properties fo:color="#32cd32" fo:font-style="normal" fo:font-weight="bold" officeooo:rsid="01ee8dc8" style:font-style-asian="normal" style:font-weight-asian="bold" style:font-style-complex="normal" style:font-weight-complex="bold"/>
    </style:style>
    <style:style style:name="T440" style:family="text">
      <style:text-properties fo:color="#32cd32" fo:font-style="normal" fo:font-weight="bold" officeooo:rsid="0214e97f" style:font-style-asian="normal" style:font-weight-asian="bold" style:font-style-complex="normal" style:font-weight-complex="bold"/>
    </style:style>
    <style:style style:name="T441" style:family="text">
      <style:text-properties fo:color="#32cd32" fo:font-style="normal" fo:font-weight="bold" officeooo:rsid="0228cba2" style:font-style-asian="normal" style:font-weight-asian="bold" style:font-style-complex="normal" style:font-weight-complex="bold"/>
    </style:style>
    <style:style style:name="T442" style:family="text">
      <style:text-properties fo:color="#32cd32" fo:font-style="normal" fo:font-weight="bold" officeooo:rsid="022bd56e" style:font-style-asian="normal" style:font-weight-asian="bold" style:font-style-complex="normal" style:font-weight-complex="bold"/>
    </style:style>
    <style:style style:name="T443" style:family="text">
      <style:text-properties fo:color="#32cd32" fo:font-style="normal" fo:font-weight="bold" officeooo:rsid="026456fc" style:font-style-asian="normal" style:font-weight-asian="bold" style:font-style-complex="normal" style:font-weight-complex="bold"/>
    </style:style>
    <style:style style:name="T444" style:family="text">
      <style:text-properties fo:color="#32cd32" fo:font-style="normal" fo:font-weight="bold" officeooo:rsid="023586d9" style:font-style-asian="normal" style:font-weight-asian="bold" style:font-style-complex="normal" style:font-weight-complex="bold"/>
    </style:style>
    <style:style style:name="T445" style:family="text">
      <style:text-properties fo:color="#32cd32" fo:font-style="normal" fo:font-weight="bold" officeooo:rsid="01ffa105" style:font-style-asian="normal" style:font-weight-asian="bold" style:font-style-complex="normal" style:font-weight-complex="bold"/>
    </style:style>
    <style:style style:name="T446" style:family="text">
      <style:text-properties fo:color="#32cd32" fo:font-style="normal" fo:font-weight="bold" officeooo:rsid="0229979e" style:font-style-asian="normal" style:font-weight-asian="bold" style:font-style-complex="normal" style:font-weight-complex="bold"/>
    </style:style>
    <style:style style:name="T447" style:family="text">
      <style:text-properties fo:color="#32cd32" fo:font-style="normal" fo:font-weight="bold" officeooo:rsid="02563453" style:font-style-asian="normal" style:font-weight-asian="bold" style:font-style-complex="normal" style:font-weight-complex="bold"/>
    </style:style>
    <style:style style:name="T448" style:family="text">
      <style:text-properties fo:color="#32cd32" fo:font-style="normal" fo:font-weight="bold" officeooo:rsid="028a250c" style:font-style-asian="normal" style:font-weight-asian="bold" style:font-style-complex="normal" style:font-weight-complex="bold"/>
    </style:style>
    <style:style style:name="T449" style:family="text">
      <style:text-properties fo:color="#32cd32" fo:font-style="normal" fo:font-weight="bold" officeooo:rsid="01c27aa2" style:font-style-asian="normal" style:font-weight-asian="bold" style:font-style-complex="normal" style:font-weight-complex="bold"/>
    </style:style>
    <style:style style:name="T450" style:family="text">
      <style:text-properties fo:color="#32cd32" fo:font-style="normal" fo:font-weight="bold" officeooo:rsid="01f041df" style:font-style-asian="normal" style:font-weight-asian="bold" style:font-style-complex="normal" style:font-weight-complex="bold"/>
    </style:style>
    <style:style style:name="T451" style:family="text">
      <style:text-properties fo:color="#32cd32" style:text-position="0% 100%" fo:font-weight="bold" officeooo:rsid="01eb7824" style:font-weight-asian="bold" style:font-weight-complex="bold"/>
    </style:style>
    <style:style style:name="T452" style:family="text">
      <style:text-properties fo:color="#32cd32" style:text-position="0% 100%" fo:font-weight="bold" officeooo:rsid="01f041df" style:font-weight-asian="bold" style:font-weight-complex="bold"/>
    </style:style>
    <style:style style:name="T453" style:family="text">
      <style:text-properties fo:color="#32cd32" officeooo:rsid="022774be"/>
    </style:style>
    <style:style style:name="T454" style:family="text">
      <style:text-properties fo:color="#32cd32" officeooo:rsid="01ee8dc8"/>
    </style:style>
    <style:style style:name="T455" style:family="text">
      <style:text-properties officeooo:rsid="01963b24"/>
    </style:style>
    <style:style style:name="T456" style:family="text">
      <style:text-properties officeooo:rsid="01701afc"/>
    </style:style>
    <style:style style:name="T457" style:family="text">
      <style:text-properties officeooo:rsid="0197caa3"/>
    </style:style>
    <style:style style:name="T458" style:family="text">
      <style:text-properties officeooo:rsid="01b61985"/>
    </style:style>
    <style:style style:name="T459" style:family="text">
      <style:text-properties fo:color="#ce181e" fo:font-weight="bold" style:font-weight-asian="bold" style:font-weight-complex="bold"/>
    </style:style>
    <style:style style:name="T460" style:family="text">
      <style:text-properties fo:color="#ce181e" fo:font-weight="bold" officeooo:rsid="0197caa3" style:font-weight-asian="bold" style:font-weight-complex="bold"/>
    </style:style>
    <style:style style:name="T461" style:family="text">
      <style:text-properties fo:color="#ce181e" fo:font-weight="bold" officeooo:rsid="018866eb" style:font-weight-asian="bold" style:font-weight-complex="bold"/>
    </style:style>
    <style:style style:name="T462" style:family="text">
      <style:text-properties fo:color="#ce181e" fo:font-weight="bold" officeooo:rsid="01801da6" style:font-weight-asian="bold" style:font-weight-complex="bold"/>
    </style:style>
    <style:style style:name="T463" style:family="text">
      <style:text-properties fo:color="#ce181e" fo:font-weight="bold" officeooo:rsid="01b13bbd" style:font-weight-asian="bold" style:font-weight-complex="bold"/>
    </style:style>
    <style:style style:name="T464" style:family="text">
      <style:text-properties fo:color="#ce181e" fo:font-weight="bold" officeooo:rsid="019a9e84" style:font-weight-asian="bold" style:font-weight-complex="bold"/>
    </style:style>
    <style:style style:name="T465" style:family="text">
      <style:text-properties fo:color="#ce181e" fo:font-weight="bold" officeooo:rsid="017e6a77" style:font-weight-asian="bold" style:font-weight-complex="bold"/>
    </style:style>
    <style:style style:name="T466" style:family="text">
      <style:text-properties fo:color="#ce181e" fo:font-weight="bold" officeooo:rsid="017b781d" style:font-weight-asian="bold" style:font-weight-complex="bold"/>
    </style:style>
    <style:style style:name="T467" style:family="text">
      <style:text-properties fo:color="#ce181e" fo:font-weight="bold" officeooo:rsid="01b61985" style:font-weight-asian="bold" style:font-weight-complex="bold"/>
    </style:style>
    <style:style style:name="T468" style:family="text">
      <style:text-properties fo:color="#ce181e" fo:font-weight="bold" officeooo:rsid="0181c637" style:font-weight-asian="bold" style:font-weight-complex="bold"/>
    </style:style>
    <style:style style:name="T469" style:family="text">
      <style:text-properties fo:color="#ce181e" fo:font-weight="bold" officeooo:rsid="017ef2fa" style:font-weight-asian="bold" style:font-weight-complex="bold"/>
    </style:style>
    <style:style style:name="T470" style:family="text">
      <style:text-properties fo:color="#ce181e" fo:font-weight="bold" officeooo:rsid="01be9544" style:font-weight-asian="bold" style:font-weight-complex="bold"/>
    </style:style>
    <style:style style:name="T471" style:family="text">
      <style:text-properties fo:color="#ce181e" fo:font-weight="bold" officeooo:rsid="01d18f51" style:font-weight-asian="bold" style:font-weight-complex="bold"/>
    </style:style>
    <style:style style:name="T472" style:family="text">
      <style:text-properties fo:color="#ce181e" fo:font-weight="bold" officeooo:rsid="01fbc226" style:font-weight-asian="bold" style:font-weight-complex="bold"/>
    </style:style>
    <style:style style:name="T473" style:family="text">
      <style:text-properties fo:color="#ce181e" fo:font-weight="bold" officeooo:rsid="027d9a0c" style:font-weight-asian="bold" style:font-weight-complex="bold"/>
    </style:style>
    <style:style style:name="T474" style:family="text">
      <style:text-properties fo:color="#ce181e" fo:font-weight="bold" officeooo:rsid="01c0500e" style:font-weight-asian="bold" style:font-weight-complex="bold"/>
    </style:style>
    <style:style style:name="T475" style:family="text">
      <style:text-properties fo:color="#ce181e" fo:font-weight="bold" officeooo:rsid="0208229a" style:font-weight-asian="bold" style:font-weight-complex="bold"/>
    </style:style>
    <style:style style:name="T476" style:family="text">
      <style:text-properties fo:color="#ce181e" fo:font-weight="bold" officeooo:rsid="02357e2a" style:font-weight-asian="bold" style:font-weight-complex="bold"/>
    </style:style>
    <style:style style:name="T477" style:family="text">
      <style:text-properties fo:color="#ce181e" fo:font-weight="bold" officeooo:rsid="0214e97f" style:font-weight-asian="bold" style:font-weight-complex="bold"/>
    </style:style>
    <style:style style:name="T478" style:family="text">
      <style:text-properties fo:color="#ce181e" fo:font-weight="bold" officeooo:rsid="02098998" style:font-weight-asian="bold" style:font-weight-complex="bold"/>
    </style:style>
    <style:style style:name="T479" style:family="text">
      <style:text-properties fo:color="#ce181e" fo:font-weight="bold" officeooo:rsid="01ee8dc8" style:font-weight-asian="bold" style:font-weight-complex="bold"/>
    </style:style>
    <style:style style:name="T480" style:family="text">
      <style:text-properties fo:color="#ce181e" fo:font-weight="bold" officeooo:rsid="01c27aa2" style:font-weight-asian="bold" style:font-weight-complex="bold"/>
    </style:style>
    <style:style style:name="T481" style:family="text">
      <style:text-properties fo:color="#ce181e" fo:font-weight="bold" officeooo:rsid="01f041df" style:font-weight-asian="bold" style:font-weight-complex="bold"/>
    </style:style>
    <style:style style:name="T482" style:family="text">
      <style:text-properties fo:color="#ce181e" fo:font-weight="bold" officeooo:rsid="023586d9" style:font-weight-asian="bold" style:font-weight-complex="bold"/>
    </style:style>
    <style:style style:name="T483" style:family="text">
      <style:text-properties fo:color="#ce181e" fo:font-weight="bold" officeooo:rsid="02191746" style:font-weight-asian="bold" style:font-weight-complex="bold"/>
    </style:style>
    <style:style style:name="T484" style:family="text">
      <style:text-properties fo:color="#ce181e" fo:font-weight="bold" officeooo:rsid="020a5eee" style:font-weight-asian="bold" style:font-weight-complex="bold"/>
    </style:style>
    <style:style style:name="T485" style:family="text">
      <style:text-properties fo:color="#ce181e" fo:font-weight="bold" officeooo:rsid="01f0e976" style:font-weight-asian="bold" style:font-weight-complex="bold"/>
    </style:style>
    <style:style style:name="T486" style:family="text">
      <style:text-properties fo:color="#ce181e" fo:font-weight="bold" officeooo:rsid="029c5ec6" style:font-weight-asian="bold" style:font-weight-complex="bold"/>
    </style:style>
    <style:style style:name="T487" style:family="text">
      <style:text-properties fo:color="#ce181e" fo:font-style="italic" fo:font-weight="bold" officeooo:rsid="01b13bbd" style:font-style-asian="italic" style:font-weight-asian="bold" style:font-style-complex="italic" style:font-weight-complex="bold"/>
    </style:style>
    <style:style style:name="T488" style:family="text">
      <style:text-properties fo:color="#ce181e" fo:font-style="italic" fo:font-weight="bold" officeooo:rsid="022232cc" style:font-style-asian="italic" style:font-weight-asian="bold" style:font-style-complex="italic" style:font-weight-complex="bold"/>
    </style:style>
    <style:style style:name="T489" style:family="text">
      <style:text-properties fo:color="#ce181e" fo:font-style="normal" fo:font-weight="bold" officeooo:rsid="01b13bbd" style:font-style-asian="normal" style:font-weight-asian="bold" style:font-style-complex="normal" style:font-weight-complex="bold"/>
    </style:style>
    <style:style style:name="T490" style:family="text">
      <style:text-properties fo:color="#ce181e" fo:font-style="normal" fo:font-weight="bold" officeooo:rsid="017e6a77" style:font-style-asian="normal" style:font-weight-asian="bold" style:font-style-complex="normal" style:font-weight-complex="bold"/>
    </style:style>
    <style:style style:name="T491" style:family="text">
      <style:text-properties fo:color="#ce181e" fo:font-style="normal" fo:font-weight="bold" officeooo:rsid="017ef2fa" style:font-style-asian="normal" style:font-weight-asian="bold" style:font-style-complex="normal" style:font-weight-complex="bold"/>
    </style:style>
    <style:style style:name="T492" style:family="text">
      <style:text-properties fo:color="#ce181e" fo:font-style="normal" fo:font-weight="bold" officeooo:rsid="022232cc" style:font-style-asian="normal" style:font-weight-asian="bold" style:font-style-complex="normal" style:font-weight-complex="bold"/>
    </style:style>
    <style:style style:name="T493" style:family="text">
      <style:text-properties fo:color="#ce181e" fo:font-style="normal" fo:font-weight="bold" officeooo:rsid="022a60dc" style:font-style-asian="normal" style:font-weight-asian="bold" style:font-style-complex="normal" style:font-weight-complex="bold"/>
    </style:style>
    <style:style style:name="T494" style:family="text">
      <style:text-properties fo:color="#ce181e" fo:font-style="normal" fo:font-weight="bold" officeooo:rsid="02496933" style:font-style-asian="normal" style:font-weight-asian="bold" style:font-style-complex="normal" style:font-weight-complex="bold"/>
    </style:style>
    <style:style style:name="T495" style:family="text">
      <style:text-properties fo:color="#ce181e" fo:font-style="normal" fo:font-weight="bold" officeooo:rsid="0229979e" style:font-style-asian="normal" style:font-weight-asian="bold" style:font-style-complex="normal" style:font-weight-complex="bold"/>
    </style:style>
    <style:style style:name="T496" style:family="text">
      <style:text-properties fo:color="#ce181e" style:text-position="super 58%" fo:font-weight="bold" officeooo:rsid="017b781d" style:font-weight-asian="bold" style:font-weight-complex="bold"/>
    </style:style>
    <style:style style:name="T497" style:family="text">
      <style:text-properties fo:color="#ce181e" style:text-position="super 58%" fo:font-weight="bold" officeooo:rsid="0181c637" style:font-weight-asian="bold" style:font-weight-complex="bold"/>
    </style:style>
    <style:style style:name="T498" style:family="text">
      <style:text-properties fo:color="#ce181e" style:text-position="super 58%" fo:font-weight="bold" officeooo:rsid="017ef2fa" style:font-weight-asian="bold" style:font-weight-complex="bold"/>
    </style:style>
    <style:style style:name="T499" style:family="text">
      <style:text-properties fo:color="#ce181e" style:text-position="super 58%" fo:font-weight="bold" officeooo:rsid="01be9544" style:font-weight-asian="bold" style:font-weight-complex="bold"/>
    </style:style>
    <style:style style:name="T500" style:family="text">
      <style:text-properties fo:color="#ce181e" style:text-position="super 58%" fo:font-weight="bold" officeooo:rsid="01d18f51" style:font-weight-asian="bold" style:font-weight-complex="bold"/>
    </style:style>
    <style:style style:name="T501" style:family="text">
      <style:text-properties fo:color="#ce181e" style:text-position="super 58%" fo:font-weight="bold" officeooo:rsid="0208229a" style:font-weight-asian="bold" style:font-weight-complex="bold"/>
    </style:style>
    <style:style style:name="T502" style:family="text">
      <style:text-properties fo:color="#ce181e" style:text-position="super 58%" fo:font-weight="bold" officeooo:rsid="0214e97f" style:font-weight-asian="bold" style:font-weight-complex="bold"/>
    </style:style>
    <style:style style:name="T503" style:family="text">
      <style:text-properties fo:color="#ce181e" style:text-position="super 58%" fo:font-style="normal" fo:font-weight="bold" officeooo:rsid="0229979e" style:font-style-asian="normal" style:font-weight-asian="bold" style:font-style-complex="normal" style:font-weight-complex="bold"/>
    </style:style>
    <style:style style:name="T504" style:family="text">
      <style:text-properties fo:color="#ce181e" style:text-position="0% 100%" fo:font-weight="bold" officeooo:rsid="01c16007" style:font-weight-asian="bold" style:font-weight-complex="bold"/>
    </style:style>
    <style:style style:name="T505" style:family="text">
      <style:text-properties officeooo:rsid="0175fdbd"/>
    </style:style>
    <style:style style:name="T506" style:family="text">
      <style:text-properties officeooo:rsid="01990c4b"/>
    </style:style>
    <style:style style:name="T507" style:family="text">
      <style:text-properties officeooo:rsid="01b13bbd"/>
    </style:style>
    <style:style style:name="T508" style:family="text">
      <style:text-properties officeooo:rsid="01759dcc"/>
    </style:style>
    <style:style style:name="T509" style:family="text">
      <style:text-properties officeooo:rsid="0171b260"/>
    </style:style>
    <style:style style:name="T510" style:family="text">
      <style:text-properties officeooo:rsid="016c2b4a"/>
    </style:style>
    <style:style style:name="T511" style:family="text">
      <style:text-properties officeooo:rsid="0199fb73"/>
    </style:style>
    <style:style style:name="T512" style:family="text">
      <style:text-properties fo:font-weight="normal" officeooo:rsid="016d5e6b" style:font-weight-asian="normal" style:font-weight-complex="normal"/>
    </style:style>
    <style:style style:name="T513" style:family="text">
      <style:text-properties officeooo:rsid="01801da6"/>
    </style:style>
    <style:style style:name="T514" style:family="text">
      <style:text-properties officeooo:rsid="0181c637"/>
    </style:style>
    <style:style style:name="T515" style:family="text">
      <style:text-properties officeooo:rsid="017b781d"/>
    </style:style>
    <style:style style:name="T516" style:family="text">
      <style:text-properties officeooo:rsid="017c9603"/>
    </style:style>
    <style:style style:name="T517" style:family="text">
      <style:text-properties officeooo:rsid="01843572"/>
    </style:style>
    <style:style style:name="T518" style:family="text">
      <style:text-properties officeooo:rsid="017e6a77"/>
    </style:style>
    <style:style style:name="T519" style:family="text">
      <style:text-properties officeooo:rsid="019a9e84"/>
    </style:style>
    <style:style style:name="T520" style:family="text">
      <style:text-properties officeooo:rsid="019aa1a2"/>
    </style:style>
    <style:style style:name="T521" style:family="text">
      <style:text-properties officeooo:rsid="01856ff0"/>
    </style:style>
    <style:style style:name="T522" style:family="text">
      <style:text-properties officeooo:rsid="019c7aba"/>
    </style:style>
    <style:style style:name="T523" style:family="text">
      <style:text-properties officeooo:rsid="018866eb"/>
    </style:style>
    <style:style style:name="T524" style:family="text">
      <style:text-properties officeooo:rsid="019d3718"/>
    </style:style>
    <style:style style:name="T525" style:family="text">
      <style:text-properties officeooo:rsid="017ef2fa"/>
    </style:style>
    <style:style style:name="T526" style:family="text">
      <style:text-properties officeooo:rsid="01872cf3"/>
    </style:style>
    <style:style style:name="T527" style:family="text">
      <style:text-properties officeooo:rsid="019f135b"/>
    </style:style>
    <style:style style:name="T528" style:family="text">
      <style:text-properties officeooo:rsid="017a42f7"/>
    </style:style>
    <style:style style:name="T529" style:family="text">
      <style:text-properties officeooo:rsid="0265d5d7"/>
    </style:style>
    <style:style style:name="T530" style:family="text">
      <style:text-properties officeooo:rsid="0268d704"/>
    </style:style>
    <style:style style:name="T531" style:family="text">
      <style:text-properties officeooo:rsid="026a7696"/>
    </style:style>
    <style:style style:name="T532" style:family="text">
      <style:text-properties officeooo:rsid="026dfe49"/>
    </style:style>
    <style:style style:name="T533" style:family="text">
      <style:text-properties officeooo:rsid="0273ef3a"/>
    </style:style>
    <style:style style:name="T534" style:family="text">
      <style:text-properties officeooo:rsid="0276c169"/>
    </style:style>
    <style:style style:name="T535" style:family="text">
      <style:text-properties officeooo:rsid="01c0500e" fo:background-color="transparent" loext:char-shading-value="0"/>
    </style:style>
    <style:style style:name="T536" style:family="text">
      <style:text-properties officeooo:rsid="027d9a0c"/>
    </style:style>
    <style:style style:name="T537" style:family="text">
      <style:text-properties officeooo:rsid="027ea743"/>
    </style:style>
    <style:style style:name="T538" style:family="text">
      <style:text-properties officeooo:rsid="0283f048"/>
    </style:style>
    <style:style style:name="T539" style:family="text">
      <style:text-properties officeooo:rsid="0284897b"/>
    </style:style>
    <style:style style:name="T540" style:family="text">
      <style:text-properties officeooo:rsid="028991fb"/>
    </style:style>
    <style:style style:name="T541" style:family="text">
      <style:text-properties officeooo:rsid="028a250c"/>
    </style:style>
    <style:style style:name="T542" style:family="text">
      <style:text-properties officeooo:rsid="028deea8"/>
    </style:style>
    <style:style style:name="T543" style:family="text">
      <style:text-properties officeooo:rsid="028e224b"/>
    </style:style>
    <style:style style:name="T544" style:family="text">
      <style:text-properties officeooo:rsid="029011b0"/>
    </style:style>
    <style:style style:name="T545" style:family="text">
      <style:text-properties officeooo:rsid="029042ec"/>
    </style:style>
    <style:style style:name="T546" style:family="text">
      <style:text-properties officeooo:rsid="029178d9"/>
    </style:style>
    <style:style style:name="T547" style:family="text">
      <style:text-properties fo:color="#dc143c" fo:font-weight="bold" officeooo:rsid="0202294f" style:font-weight-asian="bold" style:font-weight-complex="bold"/>
    </style:style>
    <style:style style:name="T548" style:family="text">
      <style:text-properties fo:color="#dc143c" officeooo:rsid="0202294f"/>
    </style:style>
    <style:style style:name="T549" style:family="text">
      <style:text-properties officeooo:rsid="0292ab6d"/>
    </style:style>
    <style:style style:name="T550" style:family="text">
      <style:text-properties officeooo:rsid="029429ca"/>
    </style:style>
    <style:style style:name="T551" style:family="text">
      <style:text-properties officeooo:rsid="02955709"/>
    </style:style>
    <style:style style:name="T552" style:family="text">
      <style:text-properties officeooo:rsid="01bde02c"/>
    </style:style>
    <style:style style:name="T553" style:family="text">
      <style:text-properties officeooo:rsid="02958184"/>
    </style:style>
    <style:style style:name="T554" style:family="text">
      <style:text-properties officeooo:rsid="029721c6"/>
    </style:style>
    <style:style style:name="T555" style:family="text">
      <style:text-properties officeooo:rsid="0298dd04"/>
    </style:style>
    <style:style style:name="T556" style:family="text">
      <style:text-properties officeooo:rsid="029abd8c"/>
    </style:style>
    <style:style style:name="T557" style:family="text">
      <style:text-properties officeooo:rsid="029c5ec6"/>
    </style:style>
    <style:style style:name="T558" style:family="text">
      <style:text-properties officeooo:rsid="029eb06d"/>
    </style:style>
    <style:style style:name="T559" style:family="text">
      <style:text-properties officeooo:rsid="02a00d9b"/>
    </style:style>
    <style:style style:name="T560" style:family="text">
      <style:text-properties officeooo:rsid="02a15bbe"/>
    </style:style>
    <style:style style:name="T561" style:family="text">
      <style:text-properties officeooo:rsid="02a331fc"/>
    </style:style>
    <style:style style:name="T562" style:family="text">
      <style:text-properties officeooo:rsid="02a61629"/>
    </style:style>
    <style:style style:name="T563" style:family="text">
      <style:text-properties officeooo:rsid="02a8e66d"/>
    </style:style>
    <style:style style:name="T564" style:family="text">
      <style:text-properties officeooo:rsid="02a97e60"/>
    </style:style>
    <style:style style:name="T565" style:family="text">
      <style:text-properties officeooo:rsid="02ab591e"/>
    </style:style>
    <style:style style:name="T566" style:family="text">
      <style:text-properties officeooo:rsid="02ac85bc"/>
    </style:style>
    <style:style style:name="T567" style:family="text">
      <style:text-properties officeooo:rsid="02acf54c"/>
    </style:style>
    <style:style style:name="T568" style:family="text">
      <style:text-properties officeooo:rsid="02b1ca44"/>
    </style:style>
    <style:style style:name="T569" style:family="text">
      <style:text-properties officeooo:rsid="02b2f416"/>
    </style:style>
    <style:style style:name="T570" style:family="text">
      <style:text-properties officeooo:rsid="02b3e7ac"/>
    </style:style>
    <style:style style:name="T571" style:family="text">
      <style:text-properties officeooo:rsid="02b6cce5"/>
    </style:style>
    <style:style style:name="T572" style:family="text">
      <style:text-properties officeooo:rsid="02b78151"/>
    </style:style>
    <style:style style:name="T573" style:family="text">
      <style:text-properties officeooo:rsid="02ba8b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1">121</text:p>
          </table:table-cell>
          <table:table-cell table:style-name="Table2.A1" office:value-type="string">
            <text:p text:style-name="P211">Devant que Romulus fondist</text:p>
          </table:table-cell>
          <table:table-cell table:style-name="Table2.C1" office:value-type="string">
            <text:p text:style-name="P195"><text:span text:style-name="T253">A</text:span><text:span text:style-name="T254">BCDH</text:span><text:span text:style-name="T255">2</text:span><text:span text:style-name="T254">EGKLTW</text:span><text:span text:style-name="T253">] </text:span><text:span text:style-name="T259">(D Quauant, E Auant, </text:span><text:span text:style-name="T267">B Comment</text:span><text:span text:style-name="T259">, H2 Qvant)</text:span><text:span text:style-name="T253">...feissist </text:span><text:span text:style-name="T260">(BCDH</text:span><text:span text:style-name="T256">2</text:span><text:span text:style-name="T260">EL feist, KTW fesist, G feisist)</text:span><text:span text:style-name="T253"> </text:span><text:span text:style-name="T122">;</text:span><text:span text:style-name="T268"> </text:span><text:span text:style-name="T270">I] ...fuist</text:span></text:p>
          </table:table-cell>
        </table:table-row>
        <table:table-row table:style-name="Table2.1">
          <table:table-cell table:style-name="Table2.A93" office:value-type="string">
            <text:p text:style-name="P211">122</text:p>
          </table:table-cell>
          <table:table-cell table:style-name="Table2.B93" office:value-type="string">
            <text:p text:style-name="P211">Rome ne l’empire tenist</text:p>
          </table:table-cell>
          <table:table-cell table:style-name="Table2.C2" office:value-type="string">
            <text:p text:style-name="P63"/>
          </table:table-cell>
        </table:table-row>
        <table:table-row table:style-name="Table2.1">
          <table:table-cell table:style-name="Table2.A93" office:value-type="string">
            <text:p text:style-name="P211">123</text:p>
          </table:table-cell>
          <table:table-cell table:style-name="Table2.B93" office:value-type="string">
            <text:p text:style-name="P211">Devant a<text:span text:style-name="T268">u</text:span>oit non Palantee</text:p>
          </table:table-cell>
          <table:table-cell table:style-name="Table2.C2" office:value-type="string">
            <text:p text:style-name="P14"><text:span text:style-name="T271">A] ...plairee</text:span> ; <text:span text:style-name="T268">B] ...ot a non palentee ; CKDGILW] ...palentee (G pallentee, I pelantee, L palenree, W paulantee) <text:s/>; T] Auant...</text:span></text:p>
          </table:table-cell>
        </table:table-row>
        <table:table-row table:style-name="Table2.1">
          <table:table-cell table:style-name="Table2.A93" office:value-type="string">
            <text:p text:style-name="P211">124</text:p>
          </table:table-cell>
          <table:table-cell table:style-name="Table2.B93" office:value-type="string">
            <text:p text:style-name="P211">De Romulo Rome est nomee</text:p>
            <text:p text:style-name="P2">(FH De Romulo avoit nommee)</text:p>
          </table:table-cell>
          <table:table-cell table:style-name="Table2.C2" office:value-type="string">
            <text:p text:style-name="P64">B<text:span text:style-name="T284">W</text:span>] ...Romulus Roume… ; <text:span text:style-name="T272">D] ...remest…</text:span><text:span text:style-name="T284"> ; E] ...romme… ; I] ...romolo...</text:span></text:p>
          </table:table-cell>
        </table:table-row>
        <table:table-row table:style-name="Table2.1">
          <table:table-cell table:style-name="Table2.A93" office:value-type="string">
            <text:p text:style-name="P211">125</text:p>
          </table:table-cell>
          <table:table-cell table:style-name="Table2.B93" office:value-type="string">
            <text:p text:style-name="P211">Ses freire Remus i fut mors</text:p>
          </table:table-cell>
          <table:table-cell table:style-name="Table2.C2" office:value-type="string">
            <text:p text:style-name="P14"><text:span text:style-name="T271">A] ...et corz</text:span> ; <text:span text:style-name="T272">DH</text:span><text:span text:style-name="T279">2</text:span><text:span text:style-name="T272">] ...peres (D romus)…</text:span><text:span text:style-name="T284"> ; </text:span><text:span text:style-name="T272">L] ...remui...</text:span></text:p>
          </table:table-cell>
        </table:table-row>
        <table:table-row table:style-name="Table2.1">
          <table:table-cell table:style-name="Table2.A93" office:value-type="string">
            <text:p text:style-name="P211">126</text:p>
          </table:table-cell>
          <table:table-cell table:style-name="Table2.B93" office:value-type="string">
            <text:p text:style-name="P211">Dont i fut pechiez et grant tors</text:p>
            <text:p text:style-name="P216">(<text:span text:style-name="T204">H Dont ce fu et pechiez et tors</text:span>)</text:p>
          </table:table-cell>
          <table:table-cell table:style-name="Table2.C2" office:value-type="string">
            <text:p text:style-name="P14">A] --- ;</text:p>
            <text:p text:style-name="P64">B] De quoi ce fu pichies et tors ; <text:span text:style-name="T285">W] ...se fust et pechies et tort ; CDEH</text:span><text:span text:style-name="T287">2</text:span><text:span text:style-name="T285">GILT] ...il fu (C i fut, E ce fu) granz (GH</text:span><text:span text:style-name="T287">2</text:span><text:span text:style-name="T285"> grant, IE grans) pechiez (G pichie, H</text:span><text:span text:style-name="T287">2</text:span><text:span text:style-name="T285"> pechie, CIL pechies) et torz (EH</text:span><text:span text:style-name="T287">2</text:span><text:span text:style-name="T285"> tors, I tort) </text:span></text:p>
          </table:table-cell>
        </table:table-row>
        <table:table-row table:style-name="Table2.1">
          <table:table-cell table:style-name="Table2.A93" office:value-type="string">
            <text:p text:style-name="P211">127</text:p>
          </table:table-cell>
          <table:table-cell table:style-name="Table2.B93" office:value-type="string">
            <text:p text:style-name="P211">Ne vos puis <text:span text:style-name="T328">(F puet)</text:span> dire ne vos poist</text:p>
          </table:table-cell>
          <table:table-cell table:style-name="Table2.C2" office:value-type="string">
            <text:p text:style-name="P65">W<text:span text:style-name="T329">E</text:span>] Nel...</text:p>
          </table:table-cell>
        </table:table-row>
        <table:table-row table:style-name="Table2.1">
          <table:table-cell table:style-name="Table2.A93" office:value-type="string">
            <text:p text:style-name="P211">128</text:p>
          </table:table-cell>
          <table:table-cell table:style-name="Table2.B93" office:value-type="string">
            <text:p text:style-name="P211">Com il fut mors qu’il ne me loist</text:p>
          </table:table-cell>
          <table:table-cell table:style-name="Table2.C2" office:value-type="string">
            <text:p text:style-name="P14"><text:span text:style-name="T332">BH</text:span><text:span text:style-name="T385">2</text:span><text:span text:style-name="T332">T] Comment fu (T il fut)...car ne</text:span><text:span text:style-name="T268">... ; CDLW] Coment (W comment) fu...que no (D ne, W quon, </text:span><text:span text:style-name="T273">L que ne meleist</text:span><text:span text:style-name="T268">)… ; AGI] ...que ne (A que nonme)…</text:span></text:p>
          </table:table-cell>
        </table:table-row>
        <table:table-row table:style-name="Table2.1">
          <table:table-cell table:style-name="Table2.A93" office:value-type="string">
            <text:p text:style-name="P236">a</text:p>
          </table:table-cell>
          <table:table-cell table:style-name="Table2.B93" office:value-type="string">
            <text:p text:style-name="P211"/>
          </table:table-cell>
          <table:table-cell table:style-name="Table2.C2" office:value-type="string">
            <text:p text:style-name="P237">A<text:span text:style-name="T455">BCDEGKH</text:span><text:span text:style-name="T288">2</text:span><text:span text:style-name="T455">ILW</text:span>] <text:span text:style-name="T455">Car (AGI </text:span>Quar, <text:span text:style-name="T455">T Qar, </text:span><text:span text:style-name="T282">C Cor</text:span><text:span text:style-name="T455">)</text:span> de lestoire <text:span text:style-name="T455">(I estorie, W istoire)</text:span> <text:span text:style-name="T455">vel (A </text:span>uel, <text:span text:style-name="T455">CIG uuel, D vuil, EL uueil, H2T ueil, W veult)</text:span> <text:span text:style-name="T455">traitier (</text:span><text:span text:style-name="T282">A </text:span><text:span text:style-name="T269">traicier</text:span>, <text:span text:style-name="T455">GI traiter)</text:span></text:p>
          </table:table-cell>
        </table:table-row>
        <table:table-row table:style-name="Table2.1">
          <table:table-cell table:style-name="Table2.A93" office:value-type="string">
            <text:p text:style-name="P236">b</text:p>
          </table:table-cell>
          <table:table-cell table:style-name="Table2.B93" office:value-type="string">
            <text:p text:style-name="P211"/>
          </table:table-cell>
          <table:table-cell table:style-name="Table2.C2" office:value-type="string">
            <text:p text:style-name="P237">A<text:span text:style-name="T455">BCDEH</text:span><text:span text:style-name="T288">2</text:span><text:span text:style-name="T455">GKILTW</text:span>] Lon <text:span text:style-name="T455">(B Lons, CH2TW Loing, D Loinz, E Loins, GIL Long)</text:span> est la fins <text:span text:style-name="T455">(IW fin)</text:span> del <text:span text:style-name="T455">(BD dou, H</text:span><text:span text:style-name="T288">2</text:span><text:span text:style-name="T455">L de, W du)</text:span> commencier <text:span text:style-name="T455">(CLT comencier, G comencer, I começer, W comancier)</text:span> </text:p>
          </table:table-cell>
        </table:table-row>
        <table:table-row table:style-name="Table2.1">
          <table:table-cell table:style-name="Table2.A93" office:value-type="string">
            <text:p text:style-name="P211">129</text:p>
          </table:table-cell>
          <table:table-cell table:style-name="Table2.B93" office:value-type="string">
            <text:p text:style-name="P211">Devant le tens que je vos di</text:p>
          </table:table-cell>
          <table:table-cell table:style-name="Table2.C2" office:value-type="string">
            <text:p text:style-name="P63"/>
          </table:table-cell>
        </table:table-row>
        <table:table-row table:style-name="Table2.1">
          <table:table-cell table:style-name="Table2.A93" office:value-type="string">
            <text:p text:style-name="P211">130</text:p>
          </table:table-cell>
          <table:table-cell table:style-name="Table2.B93" office:value-type="string">
            <text:p text:style-name="P211">Ensi con vos avez oi</text:p>
          </table:table-cell>
          <table:table-cell table:style-name="Table2.C2" office:value-type="string">
            <text:p text:style-name="P63"/>
          </table:table-cell>
        </table:table-row>
        <table:table-row table:style-name="Table2.1">
          <table:table-cell table:style-name="Table2.A93" office:value-type="string">
            <text:p text:style-name="P211">131</text:p>
          </table:table-cell>
          <table:table-cell table:style-name="Table2.B93" office:value-type="string">
            <text:p text:style-name="P211">Ot en Gresse un gentis roi</text:p>
          </table:table-cell>
          <table:table-cell table:style-name="Table2.C2" office:value-type="string">
            <text:p text:style-name="P14"><text:span text:style-name="T271">A] Et...grecil…</text:span> ; <text:span text:style-name="T333">B] Auoit… </text:span><text:span text:style-name="T456">; W] Ot dedans grece… ; E] ...il en gresce… ; </text:span><text:span text:style-name="T274">I] ...engre...</text:span></text:p>
          </table:table-cell>
        </table:table-row>
        <table:table-row table:style-name="Table2.1">
          <table:table-cell table:style-name="Table2.A93" office:value-type="string">
            <text:p text:style-name="P211">132</text:p>
          </table:table-cell>
          <table:table-cell table:style-name="Table2.B93" office:value-type="string">
            <text:p text:style-name="P211">Qui mout fut saige de sa loi</text:p>
          </table:table-cell>
          <table:table-cell table:style-name="Table2.C2" office:value-type="string">
            <text:p text:style-name="P3">RIV A</text:p>
          </table:table-cell>
        </table:table-row>
        <table:table-row table:style-name="Table2.1">
          <table:table-cell table:style-name="Table2.A93" office:value-type="string">
            <text:p text:style-name="P211">133</text:p>
          </table:table-cell>
          <table:table-cell table:style-name="Table2.B93" office:value-type="string">
            <text:p text:style-name="P211">Saiges estoit et honrez</text:p>
          </table:table-cell>
          <table:table-cell table:style-name="Table2.C2" office:value-type="string">
            <text:p text:style-name="P65"><text:span text:style-name="T271">D] Larges…</text:span> ; <text:span text:style-name="T334">G] ...fu molt...</text:span></text:p>
          </table:table-cell>
        </table:table-row>
        <table:table-row table:style-name="Table2.1">
          <table:table-cell table:style-name="Table2.A93" office:value-type="string">
            <text:p text:style-name="P211">134</text:p>
          </table:table-cell>
          <table:table-cell table:style-name="Table2.B93" office:value-type="string">
            <text:p text:style-name="P211">Phelipes estoit apelez</text:p>
          </table:table-cell>
          <table:table-cell table:style-name="Table2.C2" office:value-type="string">
            <text:p text:style-name="P65">W] Roy phellipes…</text:p>
          </table:table-cell>
        </table:table-row>
        <text:soft-page-break/>
        <table:table-row table:style-name="Table2.1">
          <table:table-cell table:style-name="Table2.A93" office:value-type="string">
            <text:p text:style-name="P211">135</text:p>
          </table:table-cell>
          <table:table-cell table:style-name="Table2.B93" office:value-type="string">
            <text:p text:style-name="P211">Se fut Phelipes Malcenus</text:p>
          </table:table-cell>
          <table:table-cell table:style-name="Table2.C2" office:value-type="string">
            <text:p text:style-name="P14">A<text:span text:style-name="T456">BCDEGH</text:span><text:span text:style-name="T289">2</text:span><text:span text:style-name="T456">KLTW</text:span>] ...macemuz <text:span text:style-name="T284">(W mathenus, E machemus, G macomuz, H</text:span><text:span text:style-name="T290">2</text:span><text:span text:style-name="T284"> macenus) ; </text:span><text:span text:style-name="T335">I] Cest felipes macedoneus</text:span></text:p>
          </table:table-cell>
        </table:table-row>
        <table:table-row table:style-name="Table2.1">
          <table:table-cell table:style-name="Table2.A93" office:value-type="string">
            <text:p text:style-name="P211">136</text:p>
          </table:table-cell>
          <table:table-cell table:style-name="Table2.B93" office:value-type="string">
            <text:p text:style-name="P211">Por lui fut li non coneus</text:p>
          </table:table-cell>
          <table:table-cell table:style-name="Table2.C2" office:value-type="string">
            <text:p text:style-name="P66">B] Par lui est… ; <text:span text:style-name="T284">W] Par ce fust… ; E] Por ce fu…</text:span></text:p>
          </table:table-cell>
        </table:table-row>
        <table:table-row table:style-name="Table2.1">
          <table:table-cell table:style-name="Table2.A93" office:value-type="string">
            <text:p text:style-name="P211">137</text:p>
          </table:table-cell>
          <table:table-cell table:style-name="Table2.B93" office:value-type="string">
            <text:p text:style-name="P211">Que la terre ot nom Macidone</text:p>
          </table:table-cell>
          <table:table-cell table:style-name="Table2.C2" office:value-type="string">
            <text:p text:style-name="P14">A<text:span text:style-name="T457">BIWE</text:span>] ...<text:span text:style-name="T458">(I le)</text:span>…<text:span text:style-name="T457">(B a)...macedoine</text:span> <text:span text:style-name="T457">(</text:span><text:span text:style-name="T460">A </text:span><text:span text:style-name="T459">marcedoine</text:span>, <text:span text:style-name="T460">W melchidoine</text:span><text:span text:style-name="T457">, E machedoine)</text:span> <text:span text:style-name="T456">; CL] La terre...macedoine ; </text:span><text:span text:style-name="T333">DH</text:span><text:span text:style-name="T386">2</text:span><text:span text:style-name="T333">] (H</text:span><text:span text:style-name="T386">2</text:span><text:span text:style-name="T333"> Qui)...ot de macedoinne</text:span><text:span text:style-name="T456"> (H</text:span><text:span text:style-name="T289">2 </text:span><text:span text:style-name="T456">macidoine)</text:span></text:p>
          </table:table-cell>
        </table:table-row>
        <table:table-row table:style-name="Table2.1">
          <table:table-cell table:style-name="Table2.A93" office:value-type="string">
            <text:p text:style-name="P211">138</text:p>
          </table:table-cell>
          <table:table-cell table:style-name="Table2.B93" office:value-type="string">
            <text:p text:style-name="P211">Mai il fut neiz de Babilone</text:p>
          </table:table-cell>
          <table:table-cell table:style-name="Table2.C2" office:value-type="string">
            <text:p text:style-name="P67"><text:span text:style-name="T331">B</text:span><text:span text:style-name="T335">DEGH</text:span><text:span text:style-name="T387">2</text:span><text:span text:style-name="T335">LTW</text:span><text:span text:style-name="T331">] ...en</text:span> babiloine <text:span text:style-name="T284">(D babiloinne, E babyloine, G babilloine, W babilone, H</text:span><text:span text:style-name="T290">2</text:span><text:span text:style-name="T284"> babilonie)</text:span></text:p>
          </table:table-cell>
        </table:table-row>
        <table:table-row table:style-name="Table2.1">
          <table:table-cell table:style-name="Table2.A93" office:value-type="string">
            <text:p text:style-name="P238">a</text:p>
          </table:table-cell>
          <table:table-cell table:style-name="Table2.B93" office:value-type="string">
            <text:p text:style-name="P211"/>
          </table:table-cell>
          <table:table-cell table:style-name="Table2.C2" office:value-type="string">
            <text:p text:style-name="P16">T] En babiloine fu il morz</text:p>
          </table:table-cell>
        </table:table-row>
        <table:table-row table:style-name="Table2.1">
          <table:table-cell table:style-name="Table2.A93" office:value-type="string">
            <text:p text:style-name="P238">b</text:p>
          </table:table-cell>
          <table:table-cell table:style-name="Table2.B93" office:value-type="string">
            <text:p text:style-name="P211"/>
          </table:table-cell>
          <table:table-cell table:style-name="Table2.C2" office:value-type="string">
            <text:p text:style-name="P16">T] Dont il fu granz pechiez et torz</text:p>
          </table:table-cell>
        </table:table-row>
        <table:table-row table:style-name="Table2.1">
          <table:table-cell table:style-name="Table2.A93" office:value-type="string">
            <text:p text:style-name="P211">139</text:p>
          </table:table-cell>
          <table:table-cell table:style-name="Table2.B93" office:value-type="string">
            <text:p text:style-name="P211">Sa meire fut de Gresse nee</text:p>
          </table:table-cell>
          <table:table-cell table:style-name="Table2.C2" office:value-type="string">
            <text:p text:style-name="P67">B<text:span text:style-name="T329">W</text:span>] ...en grece...</text:p>
          </table:table-cell>
        </table:table-row>
        <table:table-row table:style-name="Table2.1">
          <table:table-cell table:style-name="Table2.A93" office:value-type="string">
            <text:p text:style-name="P211">140</text:p>
          </table:table-cell>
          <table:table-cell table:style-name="Table2.B93" office:value-type="string">
            <text:p text:style-name="P211">En Egipte fut mariee</text:p>
          </table:table-cell>
          <table:table-cell table:style-name="Table2.C2" office:value-type="string">
            <text:p text:style-name="P196">C<text:span text:style-name="T505">L</text:span>] ...enfu menee</text:p>
          </table:table-cell>
        </table:table-row>
        <table:table-row table:style-name="Table2.1">
          <table:table-cell table:style-name="Table2.A93" office:value-type="string">
            <text:p text:style-name="P211">141</text:p>
          </table:table-cell>
          <table:table-cell table:style-name="Table2.B93" office:value-type="string">
            <text:p text:style-name="P211">Elles estoient II serors</text:p>
          </table:table-cell>
          <table:table-cell table:style-name="Table2.C2" office:value-type="string">
            <text:p text:style-name="P68">INV <text:span text:style-name="T331">C</text:span><text:span text:style-name="T336">L</text:span><text:span text:style-name="T331">]</text:span> Andoes orent <text:span text:style-name="T331">bon seignor</text:span> <text:span text:style-name="T505">(C seignors)</text:span></text:p>
          </table:table-cell>
        </table:table-row>
        <table:table-row table:style-name="Table2.1">
          <table:table-cell table:style-name="Table2.A93" office:value-type="string">
            <text:p text:style-name="P211">142</text:p>
          </table:table-cell>
          <table:table-cell table:style-name="Table2.B93" office:value-type="string">
            <text:p text:style-name="P211">Andous orent riches seignors</text:p>
          </table:table-cell>
          <table:table-cell table:style-name="Table2.C2" office:value-type="string">
            <text:p text:style-name="P69">G] ...auoient… ;</text:p>
            <text:p text:style-name="P68"><text:span text:style-name="T506">I</text:span>NV C<text:span text:style-name="T505">L</text:span>] Elles estoient .II. <text:span text:style-name="T505">s</text:span>erors </text:p>
          </table:table-cell>
        </table:table-row>
        <table:table-row table:style-name="Table2.1">
          <table:table-cell table:style-name="Table2.A93" office:value-type="string">
            <text:p text:style-name="P211">143</text:p>
          </table:table-cell>
          <table:table-cell table:style-name="Table2.B93" office:value-type="string">
            <text:p text:style-name="P211">Bructus prist a feme l’annee</text:p>
          </table:table-cell>
          <table:table-cell table:style-name="Table2.C2" office:value-type="string">
            <text:p text:style-name="P67"><text:span text:style-name="T331">B] Brutus ot a mouiller…</text:span> ; <text:span text:style-name="T285">C] Brutes… ; W] Burtus print… </text:span></text:p>
          </table:table-cell>
        </table:table-row>
        <table:table-row table:style-name="Table2.1">
          <table:table-cell table:style-name="Table2.A93" office:value-type="string">
            <text:p text:style-name="P211">144</text:p>
          </table:table-cell>
          <table:table-cell table:style-name="Table2.B93" office:value-type="string">
            <text:p text:style-name="P211">L’autre fut Madian donee</text:p>
          </table:table-cell>
          <table:table-cell table:style-name="Table2.C2" office:value-type="string">
            <text:p text:style-name="P67">B] Madien fu lautre… ; <text:span text:style-name="T507">CEH</text:span><text:span text:style-name="T291">2</text:span><text:span text:style-name="T329">ILTW] ...madiam (H</text:span><text:span text:style-name="T291">2 </text:span><text:span text:style-name="T329">madiant, I madianz, L mandian, T madiain, W madien) </text:span><text:span text:style-name="T207">RIV A</text:span></text:p>
          </table:table-cell>
        </table:table-row>
        <table:table-row table:style-name="Table2.1">
          <table:table-cell table:style-name="Table2.A93" office:value-type="string">
            <text:p text:style-name="P211">145</text:p>
          </table:table-cell>
          <table:table-cell table:style-name="Table2.B93" office:value-type="string">
            <text:p text:style-name="P211">Mai Bructus n’ot poent <text:span text:style-name="T328">(</text:span><text:span text:style-name="T208">H Maiz n’ot preu</text:span><text:span text:style-name="T328">)</text:span> de la terre</text:p>
          </table:table-cell>
          <table:table-cell table:style-name="Table2.C2" office:value-type="string">
            <text:p text:style-name="P70">W] ...burtus… ; <text:span text:style-name="T508">G] ...puint… </text:span></text:p>
          </table:table-cell>
        </table:table-row>
        <table:table-row table:style-name="Table2.1">
          <table:table-cell table:style-name="Table2.A93" office:value-type="string">
            <text:p text:style-name="P211">146</text:p>
          </table:table-cell>
          <table:table-cell table:style-name="Table2.B93" office:value-type="string">
            <text:p text:style-name="P211">Le pais ot destrut per guerre</text:p>
          </table:table-cell>
          <table:table-cell table:style-name="Table2.C2" office:value-type="string">
            <text:p text:style-name="P71">ABTW] ...(A destruist, W est) par… ; G] ...fu destruit por… ; I] ...por…</text:p>
          </table:table-cell>
        </table:table-row>
        <table:table-row table:style-name="Table2.1">
          <table:table-cell table:style-name="Table2.A93" office:value-type="string">
            <text:p text:style-name="P211">147</text:p>
          </table:table-cell>
          <table:table-cell table:style-name="Table2.B93" office:value-type="string">
            <text:p text:style-name="P211">Et pas <text:span text:style-name="T328">(F A pas)</text:span> n’i osait remenoir</text:p>
          </table:table-cell>
          <table:table-cell table:style-name="Table2.C2" office:value-type="string">
            <text:p text:style-name="P14">A<text:span text:style-name="T285">CGILDH</text:span><text:span text:style-name="T287">2</text:span>] Et non i <text:span text:style-name="T506">(DH</text:span><text:span text:style-name="T292">2</text:span><text:span text:style-name="T506"> ne si)</text:span> osa… ; <text:span text:style-name="T509">B] Pour ce ni osa… ; E] Si ni osa pas… ; W] Si quil ny osa… ; T] Que non i osa...</text:span></text:p>
          </table:table-cell>
        </table:table-row>
        <table:table-row table:style-name="Table2.1">
          <table:table-cell table:style-name="Table2.A93" office:value-type="string">
            <text:p text:style-name="P211">148</text:p>
          </table:table-cell>
          <table:table-cell table:style-name="Table2.B93" office:value-type="string">
            <text:p text:style-name="P211">Mai assez <text:span text:style-name="T328">(F essez)</text:span> emporta d’avoir</text:p>
          </table:table-cell>
          <table:table-cell table:style-name="Table2.C2" office:value-type="string">
            <text:p text:style-name="P67">B<text:span text:style-name="T505">I</text:span>] ...emporta auoir ; <text:span text:style-name="T284">D] ...en porta...</text:span></text:p>
          </table:table-cell>
        </table:table-row>
        <table:table-row table:style-name="Table2.1">
          <table:table-cell table:style-name="Table2.A93" office:value-type="string">
            <text:p text:style-name="P211">149</text:p>
          </table:table-cell>
          <table:table-cell table:style-name="Table2.B93" office:value-type="string">
            <text:p text:style-name="P211">Il et Corineus ensemble</text:p>
          </table:table-cell>
          <table:table-cell table:style-name="Table2.C2" office:value-type="string">
            <text:p text:style-name="P67">B] Et il et corneus… ; <text:span text:style-name="T285">C] ...cornineus… ; </text:span><text:span text:style-name="T337">L] Il est corinineus...</text:span></text:p>
          </table:table-cell>
        </table:table-row>
        <table:table-row table:style-name="Table2.1">
          <table:table-cell table:style-name="Table2.A93" office:value-type="string">
            <text:p text:style-name="P211">150</text:p>
          </table:table-cell>
          <table:table-cell table:style-name="Table2.B93" office:value-type="string">
            <text:p text:style-name="P211">L’en menerent si con moi semble</text:p>
          </table:table-cell>
          <table:table-cell table:style-name="Table2.C2" office:value-type="string">
            <text:p text:style-name="P72">K] --- ;</text:p>
            <text:p text:style-name="P14">A] ...si comme senble ; <text:span text:style-name="T509">B] Len menoient… ; CT] Le (T Len) meneront… ; W] ...quon me...</text:span></text:p>
          </table:table-cell>
        </table:table-row>
        <table:table-row table:style-name="Table2.1">
          <table:table-cell table:style-name="Table2.A93" office:value-type="string">
            <text:p text:style-name="P211">151</text:p>
          </table:table-cell>
          <table:table-cell table:style-name="Table2.B93" office:value-type="string">
            <text:p text:style-name="P211">En une ille que <text:span text:style-name="T328">(</text:span><text:span text:style-name="T208">H qui</text:span><text:span text:style-name="T328">)</text:span> <text:span text:style-name="T510">fut poplee</text:span></text:p>
          </table:table-cell>
          <table:table-cell table:style-name="Table2.C2" office:value-type="string">
            <text:p text:style-name="P14">A<text:span text:style-name="T509">BCDH</text:span><text:span text:style-name="T293">2</text:span><text:span text:style-name="T509">TW</text:span>] ...qui… ; <text:span text:style-name="T334">E] ...qui fu nommee</text:span></text:p>
          </table:table-cell>
        </table:table-row>
        <text:soft-page-break/>
        <table:table-row table:style-name="Table2.1">
          <table:table-cell table:style-name="Table2.A93" office:value-type="string">
            <text:p text:style-name="P211">152</text:p>
          </table:table-cell>
          <table:table-cell table:style-name="Table2.B93" office:value-type="string">
            <text:p text:style-name="P213">De Bruto Bretaigne nommee</text:p>
          </table:table-cell>
          <table:table-cell table:style-name="Table2.C2" office:value-type="string">
            <text:p text:style-name="P14">A] ...bretaigni… ; <text:span text:style-name="T285">BC] ...bretaingne est… ; D] ...bructo… ; </text:span><text:span text:style-name="T337">W] ...burtus...clamee</text:span><text:span text:style-name="T285"> ; </text:span><text:span text:style-name="T337">E] ...apelee</text:span><text:span text:style-name="T285"> ; H</text:span><text:span text:style-name="T287">2</text:span><text:span text:style-name="T285">] ...est nomee ; L] ...bruto est...</text:span></text:p>
          </table:table-cell>
        </table:table-row>
        <table:table-row table:style-name="Table2.1">
          <table:table-cell table:style-name="Table2.A93" office:value-type="string">
            <text:p text:style-name="P211">153</text:p>
          </table:table-cell>
          <table:table-cell table:style-name="Table2.B93" office:value-type="string">
            <text:p text:style-name="P213">De Corineu Cornuaille</text:p>
          </table:table-cell>
          <table:table-cell table:style-name="Table2.C2" office:value-type="string">
            <text:p text:style-name="P14">A] ...cornoiaille… ; <text:span text:style-name="T285">B] Et de corneo… ; CEGILTW] ...corineo (C cornieno, L corinineo, W corineux) cornoaille (G cornouaile, I cornoagle, L cornouille, C coruaille, T cornualle, W corniaille) </text:span><text:span text:style-name="T209">RIV DH2</text:span></text:p>
          </table:table-cell>
        </table:table-row>
        <table:table-row table:style-name="Table2.1">
          <table:table-cell table:style-name="Table2.A93" office:value-type="string">
            <text:p text:style-name="P211">154</text:p>
          </table:table-cell>
          <table:table-cell table:style-name="Table2.B93" office:value-type="string">
            <text:p text:style-name="P213">Le voir aveiz oi sens faille</text:p>
          </table:table-cell>
          <table:table-cell table:style-name="Table2.C2" office:value-type="string">
            <text:p text:style-name="P14">A] ...auez sans...</text:p>
          </table:table-cell>
        </table:table-row>
        <table:table-row table:style-name="Table2.1">
          <table:table-cell table:style-name="Table2.A93" office:value-type="string">
            <text:p text:style-name="P211">155</text:p>
          </table:table-cell>
          <table:table-cell table:style-name="Table2.B93" office:value-type="string">
            <text:p text:style-name="P213">L’autre qui remest el pays</text:p>
          </table:table-cell>
          <table:table-cell table:style-name="Table2.C2" office:value-type="string">
            <text:p text:style-name="P65">D] ...ou… ; <text:span text:style-name="T508">H</text:span><text:span text:style-name="T294">2</text:span><text:span text:style-name="T508">] ...en… ; T] Lautre remest...</text:span></text:p>
          </table:table-cell>
        </table:table-row>
        <table:table-row table:style-name="Table2.1">
          <table:table-cell table:style-name="Table2.A93" office:value-type="string">
            <text:p text:style-name="P211">156</text:p>
          </table:table-cell>
          <table:table-cell table:style-name="Table2.B93" office:value-type="string">
            <text:p text:style-name="P213">Per le consoil de ses amys</text:p>
          </table:table-cell>
          <table:table-cell table:style-name="Table2.C2" office:value-type="string">
            <text:p text:style-name="P68">B<text:span text:style-name="T508">H</text:span><text:span text:style-name="T294">2</text:span><text:span text:style-name="T508">ITW</text:span>] Par… ; <text:span text:style-name="T508">G] Por...</text:span></text:p>
          </table:table-cell>
        </table:table-row>
        <table:table-row table:style-name="Table2.1">
          <table:table-cell table:style-name="Table2.A93" office:value-type="string">
            <text:p text:style-name="P211">157</text:p>
          </table:table-cell>
          <table:table-cell table:style-name="Table2.B93" office:value-type="string">
            <text:p text:style-name="P213">La prist Madian li cortois</text:p>
          </table:table-cell>
          <table:table-cell table:style-name="Table2.C2" office:value-type="string">
            <text:p text:style-name="P68">C<text:span text:style-name="T511">H</text:span><text:span text:style-name="T295">2</text:span><text:span text:style-name="T511">TW</text:span>] <text:span text:style-name="T511">(W Le)</text:span>...mandiaus <text:span text:style-name="T511">(T madiains, W madien, H</text:span><text:span text:style-name="T295">2</text:span><text:span text:style-name="T511"> print mandians)</text:span>… ; <text:span text:style-name="T329">E] Le…</text:span></text:p>
          </table:table-cell>
        </table:table-row>
        <table:table-row table:style-name="Table2.1">
          <table:table-cell table:style-name="Table2.A93" office:value-type="string">
            <text:p text:style-name="P211">158</text:p>
          </table:table-cell>
          <table:table-cell table:style-name="Table2.B93" office:value-type="string">
            <text:p text:style-name="P213">Amiralz estoit puis <text:span text:style-name="T512">(</text:span><text:span text:style-name="T208">F puet</text:span><text:span text:style-name="T328">)</text:span> fut rois</text:p>
          </table:table-cell>
          <table:table-cell table:style-name="Table2.C2" office:value-type="string">
            <text:p text:style-name="P65">D] ...ert et puis...</text:p>
          </table:table-cell>
        </table:table-row>
        <table:table-row table:style-name="Table2.1">
          <table:table-cell table:style-name="Table2.A93" office:value-type="string">
            <text:p text:style-name="P211">159</text:p>
          </table:table-cell>
          <table:table-cell table:style-name="Table2.B93" office:value-type="string">
            <text:p text:style-name="P213">De Babilone ierent amirans</text:p>
          </table:table-cell>
          <table:table-cell table:style-name="Table2.C2" office:value-type="string">
            <text:p text:style-name="P68">B<text:span text:style-name="T508">EGH</text:span><text:span text:style-name="T294">2</text:span><text:span text:style-name="T508">ITW</text:span>] ...iert <text:span text:style-name="T329">(EGTW ert, H</text:span><text:span text:style-name="T291">2</text:span><text:span text:style-name="T329"> ers)</text:span>… ; C<text:span text:style-name="T505">L</text:span>] ...fu...</text:p>
          </table:table-cell>
        </table:table-row>
        <table:table-row table:style-name="Table2.1">
          <table:table-cell table:style-name="Table2.A93" office:value-type="string">
            <text:p text:style-name="P211">160</text:p>
          </table:table-cell>
          <table:table-cell table:style-name="Table2.B93" office:value-type="string">
            <text:p text:style-name="P213">Et de Gresse fut rois poissans</text:p>
          </table:table-cell>
          <table:table-cell table:style-name="Table2.C2" office:value-type="string">
            <text:p text:style-name="P70">W] Puis fust de grece… ; <text:span text:style-name="T275">H</text:span><text:span text:style-name="T280">2</text:span><text:span text:style-name="T275">] ...babilonie ere...</text:span></text:p>
          </table:table-cell>
        </table:table-row>
        <table:table-row table:style-name="Table2.1">
          <table:table-cell table:style-name="Table2.A93" office:value-type="string">
            <text:p text:style-name="P215">161</text:p>
          </table:table-cell>
          <table:table-cell table:style-name="Table2.B93" office:value-type="string">
            <text:p text:style-name="P215">Toute (<text:span text:style-name="T204">H De tote</text:span>) la terre ot de (<text:span text:style-name="T204">H as</text:span>) Grejois</text:p>
          </table:table-cell>
          <table:table-cell table:style-name="Table2.C2" office:value-type="string">
            <text:p text:style-name="P18"><text:span text:style-name="T261">AB</text:span><text:span text:style-name="T262">DEGH</text:span><text:span text:style-name="T257">2</text:span><text:span text:style-name="T262">IKLTW</text:span><text:span text:style-name="T261">] De toute </text:span><text:span text:style-name="T263">(GIT tote, L tote terre)</text:span><text:span text:style-name="T261">...as </text:span><text:span text:style-name="T513">(EGI aus, T auz, </text:span><text:span text:style-name="T276">H</text:span><text:span text:style-name="T281">2</text:span><text:span text:style-name="T276"> en</text:span><text:span text:style-name="T513">, L de)</text:span> gresiois (B<text:span text:style-name="T514">H</text:span><text:span text:style-name="T296">2</text:span> greiois, <text:span text:style-name="T515">DL grezois, T grizois, E gri iois, G grecoiz, IW gregois</text:span>) ; <text:span text:style-name="T277">C] De tote terre deuez grezois</text:span></text:p>
          </table:table-cell>
        </table:table-row>
        <table:table-row table:style-name="Table2.1">
          <table:table-cell table:style-name="Table2.A93" office:value-type="string">
            <text:p text:style-name="P202">162</text:p>
          </table:table-cell>
          <table:table-cell table:style-name="Table2.B93" office:value-type="string">
            <text:p text:style-name="P215">De partz sa feme en estoit rois</text:p>
            <text:p text:style-name="P215">(<text:span text:style-name="T204">H Estoit de par sa fame rois</text:span>)</text:p>
          </table:table-cell>
          <table:table-cell table:style-name="Table2.C2" office:value-type="string">
            <text:p text:style-name="P18"><text:span text:style-name="T331">A</text:span><text:span text:style-name="T338">CEGIKLTW</text:span><text:span text:style-name="T331">] Estoit il pour </text:span><text:span text:style-name="T515">(CEL </text:span><text:span text:style-name="T101">p</text:span><text:span text:style-name="T102">a</text:span><text:span text:style-name="T101">r</text:span><text:span text:style-name="T63">, </text:span><text:span text:style-name="T64">W</text:span><text:span text:style-name="T2">T</text:span><text:span text:style-name="T64"> par, </text:span><text:span text:style-name="T65">G por</text:span><text:span text:style-name="T63">)</text:span> sa femme <text:span text:style-name="T515">(C fame, GL feme, I por feme)</text:span>… ; <text:span text:style-name="T331">B</text:span><text:span text:style-name="T339">DH</text:span><text:span text:style-name="T388">2</text:span><text:span text:style-name="T339">]</text:span><text:span text:style-name="T331"> Estoit </text:span><text:span text:style-name="T340">(H</text:span><text:span text:style-name="T389">2</text:span><text:span text:style-name="T340"> Ere il, D Iere il)</text:span><text:span text:style-name="T331"> de par</text:span> <text:span text:style-name="T511">(D part)</text:span> sa fame… </text:p>
          </table:table-cell>
        </table:table-row>
        <table:table-row table:style-name="Table2.1">
          <table:table-cell table:style-name="Table2.A93" office:value-type="string">
            <text:p text:style-name="P215">163</text:p>
          </table:table-cell>
          <table:table-cell table:style-name="Table2.B93" office:value-type="string">
            <text:p text:style-name="P215">Mai il i (H il mist) mist mout grant essone</text:p>
          </table:table-cell>
          <table:table-cell table:style-name="Table2.C2" office:value-type="string">
            <text:p text:style-name="P18">A] ...ensoine ; <text:span text:style-name="T331">B] Ce estoit </text:span><text:span text:style-name="T410">mlt…</text:span><text:span text:style-name="T1"> ; </text:span><text:span text:style-name="T422">D] ...il i ot </text:span><text:span text:style-name="T411">mlt…</text:span><text:span text:style-name="T63"> ; </text:span><text:span text:style-name="T2">T] ...il li [...]</text:span></text:p>
          </table:table-cell>
        </table:table-row>
        <table:table-row table:style-name="Table2.1">
          <table:table-cell table:style-name="Table2.A93" office:value-type="string">
            <text:p text:style-name="P215">164</text:p>
          </table:table-cell>
          <table:table-cell table:style-name="Table2.B93" office:value-type="string">
            <text:p text:style-name="P215">Car il fut loing de Babilone</text:p>
          </table:table-cell>
          <table:table-cell table:style-name="Table2.C2" office:value-type="string">
            <text:p text:style-name="P18"><text:span text:style-name="T264">A</text:span><text:span text:style-name="T265">BCDEGH</text:span><text:span text:style-name="T258">2</text:span><text:span text:style-name="T266">KLTW</text:span><text:span text:style-name="T264">] </text:span><text:span text:style-name="T265">(BDH</text:span><text:span text:style-name="T258">2</text:span><text:span text:style-name="T265">E Que)</text:span><text:span text:style-name="T264">...grece est </text:span><text:span text:style-name="T265">(DE ert)</text:span><text:span text:style-name="T264"> loin</text:span> <text:span text:style-name="T516">(W loings, CGH</text:span><text:span text:style-name="T297">2</text:span><text:span text:style-name="T516">T loing, BEI loins, D loinz)</text:span>…</text:p>
          </table:table-cell>
        </table:table-row>
        <table:table-row table:style-name="Table2.1">
          <table:table-cell table:style-name="Table2.A93" office:value-type="string">
            <text:p text:style-name="P215">165</text:p>
          </table:table-cell>
          <table:table-cell table:style-name="Table2.B93" office:value-type="string">
            <text:p text:style-name="P215">Qui veult d’Egipte en Gresce aleir</text:p>
          </table:table-cell>
          <table:table-cell table:style-name="Table2.C2" office:value-type="string">
            <text:p text:style-name="P73">D] Quil… ; <text:span text:style-name="T461">T] ...de grece en egipte...</text:span></text:p>
          </table:table-cell>
        </table:table-row>
        <table:table-row table:style-name="Table2.1">
          <table:table-cell table:style-name="Table2.A93" office:value-type="string">
            <text:p text:style-name="P215">166</text:p>
          </table:table-cell>
          <table:table-cell table:style-name="Table2.B93" office:value-type="string">
            <text:p text:style-name="P215">La grant meir li covient passeir</text:p>
          </table:table-cell>
          <table:table-cell table:style-name="Table2.C2" office:value-type="string">
            <text:p text:style-name="P63"/>
          </table:table-cell>
        </table:table-row>
        <table:table-row table:style-name="Table2.1">
          <table:table-cell table:style-name="Table2.A93" office:value-type="string">
            <text:p text:style-name="P215">167</text:p>
          </table:table-cell>
          <table:table-cell table:style-name="Table2.B93" office:value-type="string">
            <text:p text:style-name="P215">Mai s’il veut aleir per (H par) Surie</text:p>
          </table:table-cell>
          <table:table-cell table:style-name="Table2.C2" office:value-type="string">
            <text:p text:style-name="P18">A] ...si ueut passer surie ; <text:span text:style-name="T459">B] ...qui...par nubie</text:span> ; <text:span text:style-name="T513">GIW] ...par…(GI sorie)... ; </text:span><text:span text:style-name="T462">E</text:span><text:span text:style-name="T463">C</text:span><text:span text:style-name="T464">L</text:span><text:span text:style-name="T462">] </text:span><text:span text:style-name="T463">(C Mes il)</text:span><text:span text:style-name="T462">...</text:span><text:span text:style-name="T464">(E </text:span><text:span text:style-name="T462">qui</text:span><text:span text:style-name="T464">)</text:span><text:span text:style-name="T462">...turquie…</text:span><text:span text:style-name="T513"> ; H</text:span><text:span text:style-name="T298">2</text:span><text:span text:style-name="T513">] ...cil...par… </text:span></text:p>
          </table:table-cell>
        </table:table-row>
        <table:table-row table:style-name="Table2.1">
          <table:table-cell table:style-name="Table2.A93" office:value-type="string">
            <text:p text:style-name="P215">168</text:p>
          </table:table-cell>
          <table:table-cell table:style-name="Table2.B93" office:value-type="string">
            <text:p text:style-name="P215">Per (H Par) Antioche et per (H par) Turquie</text:p>
          </table:table-cell>
          <table:table-cell table:style-name="Table2.C2" office:value-type="string">
            <text:p text:style-name="P18">A<text:span text:style-name="T513">GH</text:span><text:span text:style-name="T298">2</text:span>] Par...par… ; <text:span text:style-name="T517">I] ...antioche par torchie ; </text:span><text:span text:style-name="T459">B] Par...par Roussie</text:span> ; <text:span text:style-name="T518">W] Par...ou par… ; </text:span><text:span text:style-name="T465">E</text:span><text:span text:style-name="T463">CL</text:span><text:span text:style-name="T465">] ...</text:span><text:span text:style-name="T463">(CL </text:span><text:span text:style-name="T487">par</text:span><text:span text:style-name="T489">) </text:span><text:span text:style-name="T490">surie</text:span><text:span text:style-name="T518"> </text:span><text:span text:style-name="T210">[</text:span><text:span text:style-name="T211">in E </text:span><text:span text:style-name="T210">seconda mano cancella e aggiunge Rousie]</text:span></text:p>
          </table:table-cell>
        </table:table-row>
        <table:table-row table:style-name="Table2.1">
          <table:table-cell table:style-name="Table2.A93" office:value-type="string">
            <text:p text:style-name="P215">169</text:p>
          </table:table-cell>
          <table:table-cell table:style-name="Table2.B93" office:value-type="string">
            <text:p text:style-name="P215">An longue voie a poc de meir (<text:span text:style-name="T204">H a </text:span><text:soft-page-break/><text:span text:style-name="T204">port de mer</text:span>)</text:p>
          </table:table-cell>
          <table:table-cell table:style-name="Table2.C2" office:value-type="string">
            <text:p text:style-name="P73">D<text:span text:style-name="T514">H</text:span><text:span text:style-name="T296">2</text:span>] --- ;</text:p>
            <text:p text:style-name="P18"><text:soft-page-break/><text:span text:style-name="T459">B] A longue voie selonc mer</text:span> ; <text:span text:style-name="T515">C] A longue voyo… ; </text:span><text:span text:style-name="T466">W] Plus...et peu…</text:span><text:span text:style-name="T515"> ; </text:span><text:span text:style-name="T466">E] ...au port de mer</text:span><text:span text:style-name="T515"> ; G] A...et poi… ; </text:span><text:span text:style-name="T466">I] Ou longue...ou poi...</text:span></text:p>
          </table:table-cell>
        </table:table-row>
        <table:table-row table:style-name="Table2.1">
          <table:table-cell table:style-name="Table2.A93" office:value-type="string">
            <text:p text:style-name="P215">170</text:p>
          </table:table-cell>
          <table:table-cell table:style-name="Table2.B93" office:value-type="string">
            <text:p text:style-name="P215">Porait (H Porroit) il bien en Gresce aleir</text:p>
          </table:table-cell>
          <table:table-cell table:style-name="Table2.C2" office:value-type="string">
            <text:p text:style-name="P73">D<text:span text:style-name="T514">H</text:span><text:span text:style-name="T296">2</text:span>] --- ;</text:p>
            <text:p text:style-name="P18"><text:span text:style-name="T331">A</text:span><text:span text:style-name="T341">BCEI</text:span><text:span text:style-name="T338">KLT</text:span><text:span text:style-name="T331">] Porra </text:span><text:span text:style-name="T342">(LT Pora) (B en grece bien)</text:span><text:span text:style-name="T331">...entrer</text:span> <text:span text:style-name="T519">(I intrer)</text:span> ; <text:span text:style-name="T343">W] Bien porra en la terre entrer</text:span></text:p>
          </table:table-cell>
        </table:table-row>
        <table:table-row table:style-name="Table2.1">
          <table:table-cell table:style-name="Table2.A93" office:value-type="string">
            <text:p text:style-name="P215">171</text:p>
          </table:table-cell>
          <table:table-cell table:style-name="Table2.B93" office:value-type="string">
            <text:p text:style-name="P215">Le Bras Saint Jorge passerait (H ---)</text:p>
          </table:table-cell>
          <table:table-cell table:style-name="Table2.C2" office:value-type="string">
            <text:p text:style-name="P18"><text:span text:style-name="T331">AB</text:span><text:span text:style-name="T338">CDGIKLTW</text:span><text:span text:style-name="T331">] </text:span>…(B ieorge, <text:span text:style-name="T513">G çorçe, W george</text:span>) <text:span text:style-name="T331">trouera </text:span>(B<text:span text:style-name="T518">W</text:span> trouuera, <text:span text:style-name="T513">G itrouera</text:span>) ; <text:span text:style-name="T520">(EH</text:span><text:span text:style-name="T298">2</text:span><text:span text:style-name="T513">] ...passera)</text:span> </text:p>
          </table:table-cell>
        </table:table-row>
        <table:table-row table:style-name="Table2.1">
          <table:table-cell table:style-name="Table2.A93" office:value-type="string">
            <text:p text:style-name="P215">172</text:p>
          </table:table-cell>
          <table:table-cell table:style-name="Table2.B93" office:value-type="string">
            <text:p text:style-name="P215">Jai plus de meir n’i troverait (H ---)</text:p>
          </table:table-cell>
          <table:table-cell table:style-name="Table2.C2" office:value-type="string">
            <text:p text:style-name="P18"><text:span text:style-name="T331">AB</text:span><text:span text:style-name="T338">CDGIKLTW</text:span><text:span text:style-name="T331">] ...ne </text:span><text:span text:style-name="T342">(LT ni)</text:span><text:span text:style-name="T331"> </text:span><text:span text:style-name="T338">(CDW passera)</text:span><text:span text:style-name="T331"> passera </text:span><text:span text:style-name="T513">(G pasara, T pasera)</text:span> ; </text:p>
            <text:p text:style-name="P74">(EH2] (H2 Que ia)...ne (H2 ni) trouuera)</text:p>
          </table:table-cell>
        </table:table-row>
        <table:table-row table:style-name="Table2.1">
          <table:table-cell table:style-name="Table2.A93" office:value-type="string">
            <text:p text:style-name="P215">173</text:p>
          </table:table-cell>
          <table:table-cell table:style-name="Table2.B93" office:value-type="string">
            <text:p text:style-name="P215">A Galipol une citeit</text:p>
          </table:table-cell>
          <table:table-cell table:style-name="Table2.C2" office:value-type="string">
            <text:p text:style-name="P75">W] ...gallippople… ; <text:span text:style-name="T513">E] ...galypos… ; I] ...Galiple...</text:span></text:p>
          </table:table-cell>
        </table:table-row>
        <table:table-row table:style-name="Table2.1">
          <table:table-cell table:style-name="Table2.A93" office:value-type="string">
            <text:p text:style-name="P215">174</text:p>
          </table:table-cell>
          <table:table-cell table:style-name="Table2.B93" office:value-type="string">
            <text:p text:style-name="P215">Ou Aymes ot jai maint jor esteit</text:p>
            <text:p text:style-name="P215">(<text:span text:style-name="T204">H Ayme ot la maint jor ostei</text:span>)</text:p>
          </table:table-cell>
          <table:table-cell table:style-name="Table2.C2" office:value-type="string">
            <text:p text:style-name="P18">A<text:span text:style-name="T520">CEGILT</text:span>] <text:span text:style-name="T520">(AIT </text:span>Ont, <text:span text:style-name="T520">E Ot) aymes </text:span>a <text:span text:style-name="T520">maint (T</text:span> <text:span text:style-name="T520">a </text:span>mainte, <text:span text:style-name="T520">L a main, E per maint, GI mant) (C iorz)</text:span>… ;<text:span text:style-name="T331"> B] Ot aymes </text:span><text:span text:style-name="T410">per</text:span><text:span text:style-name="T421">lonc tens este</text:span><text:span text:style-name="T1"> </text:span><text:span text:style-name="T63">; D</text:span><text:span text:style-name="T66">H</text:span><text:span text:style-name="T299">2</text:span><text:span text:style-name="T63">] Auoit aymes </text:span><text:span text:style-name="T66">(H</text:span><text:span text:style-name="T299">2</text:span><text:span text:style-name="T66"> aymmes)</text:span><text:span text:style-name="T63"> maint… ; </text:span><text:span text:style-name="T67">W] ...aimes ot maint… </text:span></text:p>
          </table:table-cell>
        </table:table-row>
        <table:table-row table:style-name="Table2.1">
          <table:table-cell table:style-name="Table2.A93" office:value-type="string">
            <text:p text:style-name="P215">175</text:p>
          </table:table-cell>
          <table:table-cell table:style-name="Table2.B93" office:value-type="string">
            <text:p text:style-name="P215">Illuec est li bras plus estrois (F estroit)</text:p>
          </table:table-cell>
          <table:table-cell table:style-name="Table2.C2" office:value-type="string">
            <text:p text:style-name="P73">D<text:span text:style-name="T514">H</text:span><text:span text:style-name="T296">2</text:span>] --- ;</text:p>
          </table:table-cell>
        </table:table-row>
        <table:table-row table:style-name="Table2.1">
          <table:table-cell table:style-name="Table2.A93" office:value-type="string">
            <text:p text:style-name="P215">176</text:p>
          </table:table-cell>
          <table:table-cell table:style-name="Table2.B93" office:value-type="string">
            <text:p text:style-name="P215">Passeir le puet le jor III fois</text:p>
          </table:table-cell>
          <table:table-cell table:style-name="Table2.C2" office:value-type="string">
            <text:p text:style-name="P73">D<text:span text:style-name="T514">H</text:span><text:span text:style-name="T296">2</text:span>] --- ;</text:p>
            <text:p text:style-name="P18">AB<text:span text:style-name="T507">CEGLT</text:span>] ...i puet… ; <text:span text:style-name="T521">I] ...il poit… ; W] Passer peul on…</text:span></text:p>
          </table:table-cell>
        </table:table-row>
        <table:table-row table:style-name="Table2.1">
          <table:table-cell table:style-name="Table2.A93" office:value-type="string">
            <text:p text:style-name="P239">a</text:p>
          </table:table-cell>
          <table:table-cell table:style-name="Table2.B93" office:value-type="string">
            <text:p text:style-name="P215"/>
          </table:table-cell>
          <table:table-cell table:style-name="Table2.C2" office:value-type="string">
            <text:p text:style-name="P18">A<text:span text:style-name="T522">CEGILTW</text:span>] Ou <text:span text:style-name="T522">(GI O)</text:span> a laler ou <text:span text:style-name="T522">(GI o)</text:span> a <text:span text:style-name="T522">(EGLW au, T al)</text:span> retour <text:span text:style-name="T522">(CGILT retor)</text:span></text:p>
          </table:table-cell>
        </table:table-row>
        <table:table-row table:style-name="Table2.1">
          <table:table-cell table:style-name="Table2.A93" office:value-type="string">
            <text:p text:style-name="P239">b</text:p>
          </table:table-cell>
          <table:table-cell table:style-name="Table2.B93" office:value-type="string">
            <text:p text:style-name="P215"/>
          </table:table-cell>
          <table:table-cell table:style-name="Table2.C2" office:value-type="string">
            <text:p text:style-name="P18">A<text:span text:style-name="T522">I</text:span>] Le puet passer <text:span text:style-name="T522">(I paser)</text:span> troiz foiz <text:span text:style-name="T522">(I trois fois)</text:span> le iour <text:span text:style-name="T522">(I ior)</text:span> ; <text:span text:style-name="T515">CLT] Passer (T Paser) ipuet (LT jpuet) III fois (L foiz, T trois foiz) leior ; E] .III. fois i puet passer le iour ;W] peust on passer trois fois le jour <text:s/></text:span><text:span text:style-name="T212">RIV G</text:span></text:p>
          </table:table-cell>
        </table:table-row>
        <table:table-row table:style-name="Table2.1">
          <table:table-cell table:style-name="Table2.A93" office:value-type="string">
            <text:p text:style-name="P215">177</text:p>
          </table:table-cell>
          <table:table-cell table:style-name="Table2.B93" office:value-type="string">
            <text:p text:style-name="P215">Madianz ot lonc tens la terre</text:p>
          </table:table-cell>
          <table:table-cell table:style-name="Table2.C2" office:value-type="string">
            <text:p text:style-name="P18">B<text:span text:style-name="T522">T</text:span>] ...tint <text:span text:style-name="T522">(T tient)</text:span>...<text:span text:style-name="T522">(B </text:span>sa<text:span text:style-name="T522">)</text:span>… ; <text:span text:style-name="T523">W] Madiens… ;</text:span><text:span text:style-name="T213"> </text:span><text:span text:style-name="T344">H</text:span><text:span text:style-name="T390">2</text:span><text:span text:style-name="T344">] ...maint iour</text:span><text:span text:style-name="T213"> </text:span><text:span text:style-name="T523">la terre</text:span></text:p>
          </table:table-cell>
        </table:table-row>
        <table:table-row table:style-name="Table2.1">
          <table:table-cell table:style-name="Table2.A93" office:value-type="string">
            <text:p text:style-name="P215">178</text:p>
          </table:table-cell>
          <table:table-cell table:style-name="Table2.B93" office:value-type="string">
            <text:p text:style-name="P215">Une hore en paix et atre en guerre</text:p>
          </table:table-cell>
          <table:table-cell table:style-name="Table2.C2" office:value-type="string">
            <text:p text:style-name="P18"><text:span text:style-name="T459">A] ...ou autre…</text:span> ; B<text:span text:style-name="T514">] ...et lautre… ; EH</text:span><text:span text:style-name="T296">2</text:span><text:span text:style-name="T514">L</text:span>] ...lautre… ; <text:span text:style-name="T466">C] Une enpais lautre</text:span><text:span text:style-name="T515">… ; I] ...un autre… ; W] Lune...et lautre...</text:span></text:p>
          </table:table-cell>
        </table:table-row>
        <table:table-row table:style-name="Table2.1">
          <table:table-cell table:style-name="Table2.A93" office:value-type="string">
            <text:p text:style-name="P215">179</text:p>
          </table:table-cell>
          <table:table-cell table:style-name="Table2.B93" office:value-type="string">
            <text:p text:style-name="P215">Dous fis (H II fiez) avoit de sa moullier</text:p>
          </table:table-cell>
          <table:table-cell table:style-name="Table2.C2" office:value-type="string">
            <text:p text:style-name="P197">E] ..auoit preus et legiers</text:p>
          </table:table-cell>
        </table:table-row>
        <table:table-row table:style-name="Table2.1">
          <table:table-cell table:style-name="Table2.A93" office:value-type="string">
            <text:p text:style-name="P215">180</text:p>
          </table:table-cell>
          <table:table-cell table:style-name="Table2.B93" office:value-type="string">
            <text:p text:style-name="P215">Que il amoit et tenoit chier</text:p>
          </table:table-cell>
          <table:table-cell table:style-name="Table2.C2" office:value-type="string">
            <text:p text:style-name="P18"><text:span text:style-name="T331">A</text:span><text:span text:style-name="T338">CDEGILTW</text:span><text:span text:style-name="T331">] Quil amoit </text:span><text:span text:style-name="T410">mlt</text:span><text:span text:style-name="T421"> </text:span><text:span text:style-name="T63">(C</text:span><text:span text:style-name="T2">T</text:span><text:span text:style-name="T63"> mout, </text:span><text:span text:style-name="T68">I mont, </text:span><text:span text:style-name="T67">W moult, </text:span><text:span text:style-name="T1">B Que </text:span><text:span text:style-name="T79">mlt</text:span><text:span text:style-name="T1"> amoit</text:span><text:span text:style-name="T69">)</text:span><text:span text:style-name="T1">… </text:span><text:span text:style-name="T75">RIV H2</text:span></text:p>
          </table:table-cell>
        </table:table-row>
        <table:table-row table:style-name="Table2.1">
          <table:table-cell table:style-name="Table2.A93" office:value-type="string">
            <text:p text:style-name="P215">181</text:p>
          </table:table-cell>
          <table:table-cell table:style-name="Table2.B93" office:value-type="string">
            <text:p text:style-name="P215">Seloc avoit nom li anneiz</text:p>
          </table:table-cell>
          <table:table-cell table:style-name="Table2.C2" office:value-type="string">
            <text:p text:style-name="P76">E] --- ;</text:p>
            <text:p text:style-name="P18"><text:span text:style-name="T459">A] ...li amez</text:span> ; B<text:span text:style-name="T524">CDG</text:span>] Selec <text:span text:style-name="T524">(CG Selot, D Seloz)…</text:span></text:p>
          </table:table-cell>
        </table:table-row>
        <table:table-row table:style-name="Table2.1">
          <table:table-cell table:style-name="Table2.A93" office:value-type="string">
            <text:p text:style-name="P202">182</text:p>
          </table:table-cell>
          <table:table-cell table:style-name="Table2.B93" office:value-type="string">
            <text:p text:style-name="P215">Phelipes fut puis anjanreiz<text:line-break/><text:soft-page-break/>(<text:span text:style-name="T204">H Phelippez ensi sornommez</text:span>)</text:p>
          </table:table-cell>
          <table:table-cell table:style-name="Table2.C2" office:value-type="string">
            <text:p text:style-name="P76">E] --- ;</text:p>
            <text:p text:style-name="P18"><text:soft-page-break/>AB<text:span text:style-name="T515">CGIW</text:span>] ...engendrez (B engenrez, <text:span text:style-name="T521">IW engendres</text:span>) ; <text:span text:style-name="T466">DT] ...ainsi sornommez (T sor nomez</text:span><text:span text:style-name="T467">)</text:span><text:span text:style-name="T515"> ; </text:span><text:span text:style-name="T466">H</text:span><text:span text:style-name="T496">2</text:span><text:span text:style-name="T466">] Phelippes out non li mainnes</text:span></text:p>
          </table:table-cell>
        </table:table-row>
        <table:table-row table:style-name="Table2.1">
          <table:table-cell table:style-name="Table2.A93" office:value-type="string">
            <text:p text:style-name="P215">183</text:p>
          </table:table-cell>
          <table:table-cell table:style-name="Table2.B93" office:value-type="string">
            <text:p text:style-name="P215">Grant joie fut quant fut nascus</text:p>
          </table:table-cell>
          <table:table-cell table:style-name="Table2.C2" office:value-type="string">
            <text:p text:style-name="P18">B<text:span text:style-name="T523">T</text:span>] --- ;</text:p>
            <text:p text:style-name="P18">A] Granz fu ioie… ; <text:span text:style-name="T515">DH</text:span><text:span text:style-name="T302">2</text:span><text:span text:style-name="T515">E] ...ioie i ot (H</text:span><text:span text:style-name="T302">2</text:span><text:span text:style-name="T515"> iout, E y ot con fu) ; W] ...quant il nascu ; G] ...firent...</text:span></text:p>
          </table:table-cell>
        </table:table-row>
        <table:table-row table:style-name="Table2.1">
          <table:table-cell table:style-name="Table2.A93" office:value-type="string">
            <text:p text:style-name="P202">184</text:p>
          </table:table-cell>
          <table:table-cell table:style-name="Table2.B93" office:value-type="string">
            <text:p text:style-name="P215">Por Madianz fut Malcenus</text:p>
            <text:p text:style-name="P215">(H Mandian fu Macemus)</text:p>
          </table:table-cell>
          <table:table-cell table:style-name="Table2.C2" office:value-type="string">
            <text:p text:style-name="P18">B<text:span text:style-name="T523">T</text:span>] --- ;</text:p>
            <text:p text:style-name="P18">A<text:span text:style-name="T515">CDGIH</text:span><text:span text:style-name="T302">2</text:span><text:span text:style-name="T515">L</text:span>] ...<text:span text:style-name="T515">(CGIH2 Madian, D Madiant)...</text:span>macemuz <text:span text:style-name="T513">(E machemus, H2 macemis, I macemus)</text:span> ; <text:span text:style-name="T525">W] Par madien fut chier tenu</text:span></text:p>
          </table:table-cell>
        </table:table-row>
        <table:table-row table:style-name="Table2.1">
          <table:table-cell table:style-name="Table2.A93" office:value-type="string">
            <text:p text:style-name="P202">185</text:p>
          </table:table-cell>
          <table:table-cell table:style-name="Table2.B93" office:value-type="string">
            <text:p text:style-name="P215">Phelipes ensi sornommeiz</text:p>
            <text:p text:style-name="P215">(<text:span text:style-name="T204">H Phelippez fu puis engendrei</text:span>z)</text:p>
          </table:table-cell>
          <table:table-cell table:style-name="Table2.C2" office:value-type="string">
            <text:p text:style-name="P76">E<text:span text:style-name="T523">T</text:span>] --- ;</text:p>
            <text:p text:style-name="P73">C<text:span text:style-name="T526">L</text:span>] ...fu nomez ; <text:span text:style-name="T459">D</text:span><text:span text:style-name="T468">H</text:span><text:span text:style-name="T497">2</text:span><text:span text:style-name="T459">] Phelippes fu puis enianrez</text:span> <text:span text:style-name="T514">(H</text:span><text:span text:style-name="T296">2 </text:span><text:span text:style-name="T514">engenres)</text:span> ; <text:span text:style-name="T525">W] Phelippes ainsi fut nommes</text:span></text:p>
            <text:p text:style-name="P18">INV B] Car jce ior que il fu nez</text:p>
          </table:table-cell>
        </table:table-row>
        <table:table-row table:style-name="Table2.1">
          <table:table-cell table:style-name="Table2.A93" office:value-type="string">
            <text:p text:style-name="P215">186</text:p>
          </table:table-cell>
          <table:table-cell table:style-name="Table2.B93" office:value-type="string">
            <text:p text:style-name="P215">Car a cel jor (H Et celui jor) que il fut neiz</text:p>
          </table:table-cell>
          <table:table-cell table:style-name="Table2.C2" office:value-type="string">
            <text:p text:style-name="P77">T] --- ;</text:p>
            <text:p text:style-name="P73">C<text:span text:style-name="T526">L</text:span>] ...icel… ; D] Et icel… ; <text:span text:style-name="T513">E] Le ior qui phelippes...</text:span></text:p>
            <text:p text:style-name="P18">INV <text:span text:style-name="T459">B] Phellipes fu par non noumez</text:span></text:p>
          </table:table-cell>
        </table:table-row>
        <table:table-row table:style-name="Table2.1">
          <table:table-cell table:style-name="Table2.A93" office:value-type="string">
            <text:p text:style-name="P240">a</text:p>
          </table:table-cell>
          <table:table-cell table:style-name="Table2.B93" office:value-type="string">
            <text:p text:style-name="P215"/>
          </table:table-cell>
          <table:table-cell table:style-name="Table2.C2" office:value-type="string">
            <text:p text:style-name="P76">E] Fu li barnages assamblez</text:p>
          </table:table-cell>
        </table:table-row>
        <table:table-row table:style-name="Table2.1">
          <table:table-cell table:style-name="Table2.A93" office:value-type="string">
            <text:p text:style-name="P215">187</text:p>
          </table:table-cell>
          <table:table-cell table:style-name="Table2.B93" office:value-type="string">
            <text:p text:style-name="P215">Li amiraux sa court tenoit</text:p>
          </table:table-cell>
          <table:table-cell table:style-name="Table2.C2" office:value-type="string">
            <text:p text:style-name="P78">L] ...la cort...</text:p>
          </table:table-cell>
        </table:table-row>
        <table:table-row table:style-name="Table2.1">
          <table:table-cell table:style-name="Table2.A93" office:value-type="string">
            <text:p text:style-name="P215">188</text:p>
          </table:table-cell>
          <table:table-cell table:style-name="Table2.B93" office:value-type="string">
            <text:p text:style-name="P215">Et une grant feste faxoit</text:p>
          </table:table-cell>
          <table:table-cell table:style-name="Table2.C2" office:value-type="string">
            <text:p text:style-name="P78"/>
          </table:table-cell>
        </table:table-row>
        <table:table-row table:style-name="Table2.1">
          <table:table-cell table:style-name="Table2.A93" office:value-type="string">
            <text:p text:style-name="P215">189</text:p>
          </table:table-cell>
          <table:table-cell table:style-name="Table2.B93" office:value-type="string">
            <text:p text:style-name="P215">Del jor de sa nativiteit</text:p>
          </table:table-cell>
          <table:table-cell table:style-name="Table2.C2" office:value-type="string">
            <text:p text:style-name="P18"><text:span text:style-name="T459">B] .J. iour…</text:span> ; <text:span text:style-name="T515">CL] El ior...</text:span></text:p>
          </table:table-cell>
        </table:table-row>
        <table:table-row table:style-name="Table2.1">
          <table:table-cell table:style-name="Table2.A93" office:value-type="string">
            <text:p text:style-name="P215">190</text:p>
          </table:table-cell>
          <table:table-cell table:style-name="Table2.B93" office:value-type="string">
            <text:p text:style-name="P215">Sez barons avoit asembleit</text:p>
          </table:table-cell>
          <table:table-cell table:style-name="Table2.C2" office:value-type="string">
            <text:p text:style-name="P18"><text:span text:style-name="T331">B] Des...iot aplenteit</text:span> ; <text:span text:style-name="T345">W] Ses hommes...</text:span></text:p>
          </table:table-cell>
        </table:table-row>
        <table:table-row table:style-name="Table2.1">
          <table:table-cell table:style-name="Table2.A93" office:value-type="string">
            <text:p text:style-name="P215">191</text:p>
          </table:table-cell>
          <table:table-cell table:style-name="Table2.B93" office:value-type="string">
            <text:p text:style-name="P215">Li rois ot cel anfans mout chier</text:p>
          </table:table-cell>
          <table:table-cell table:style-name="Table2.C2" office:value-type="string">
            <text:p text:style-name="P18">B] ...auoit lenfant ; <text:span text:style-name="T515">D] ...auoit celui </text:span><text:span text:style-name="T101">mlt…</text:span><text:span text:style-name="T63"> </text:span><text:span text:style-name="T67">; </text:span><text:span text:style-name="T491">W] ...ot se lenffant</text:span><text:span text:style-name="T67"> ; </text:span><text:span text:style-name="T65">E] ...ses...</text:span></text:p>
          </table:table-cell>
        </table:table-row>
        <table:table-row table:style-name="Table2.1">
          <table:table-cell table:style-name="Table2.A93" office:value-type="string">
            <text:p text:style-name="P215">192</text:p>
          </table:table-cell>
          <table:table-cell table:style-name="Table2.B93" office:value-type="string">
            <text:p text:style-name="P215">Norri<text:span text:style-name="T527">r</text:span> les fist et tenir chier</text:p>
          </table:table-cell>
          <table:table-cell table:style-name="Table2.C2" office:value-type="string">
            <text:p text:style-name="P18"><text:span text:style-name="T331">AB</text:span><text:span text:style-name="T338">CILW</text:span><text:span text:style-name="T331">] ...enseignier </text:span>(B ensengnier, <text:span text:style-name="T521">IW enseigner</text:span>) ; <text:span text:style-name="T346">G] ...et bien dotriner</text:span><text:span text:style-name="T513"> ;</text:span> <text:span text:style-name="T466">DH</text:span><text:span text:style-name="T496">2</text:span><text:span text:style-name="T466">] ...et a aisier</text:span></text:p>
          </table:table-cell>
        </table:table-row>
        <table:table-row table:style-name="Table2.1">
          <table:table-cell table:style-name="Table2.A93" office:value-type="string">
            <text:p text:style-name="P215">193</text:p>
          </table:table-cell>
          <table:table-cell table:style-name="Table2.B93" office:value-type="string">
            <text:p text:style-name="P215">Seloc fit norrir asiment (H ensement)</text:p>
          </table:table-cell>
          <table:table-cell table:style-name="Table2.C2" office:value-type="string">
            <text:p text:style-name="P73">C<text:span text:style-name="T527">GL</text:span>] Soloc <text:span text:style-name="T527">(G Selot, L Selonc)</text:span>… ; D] ...fait… ; <text:span text:style-name="T514">H</text:span><text:span text:style-name="T296">2</text:span><text:span text:style-name="T514">I] ...fist… ; </text:span><text:span text:style-name="T340">W] ...richement</text:span><text:span text:style-name="T514"> ; </text:span><text:span text:style-name="T340">E] Si les fist aprendre…</text:span></text:p>
          </table:table-cell>
        </table:table-row>
        <table:table-row table:style-name="Table2.1">
          <table:table-cell table:style-name="Table2.A93" office:value-type="string">
            <text:p text:style-name="P215">194</text:p>
          </table:table-cell>
          <table:table-cell table:style-name="Table2.B93" office:value-type="string">
            <text:p text:style-name="P215">Lez II anfant amoit forment</text:p>
          </table:table-cell>
          <table:table-cell table:style-name="Table2.C2" office:value-type="string">
            <text:p text:style-name="P63"/>
          </table:table-cell>
        </table:table-row>
        <table:table-row table:style-name="Table2.1">
          <table:table-cell table:style-name="Table2.A93" office:value-type="string">
            <text:p text:style-name="P215">195</text:p>
          </table:table-cell>
          <table:table-cell table:style-name="Table2.B93" office:value-type="string">
            <text:p text:style-name="P215">Li dui enfant ierent mout bel</text:p>
          </table:table-cell>
          <table:table-cell table:style-name="Table2.C2" office:value-type="string">
            <text:p text:style-name="P18">AB<text:span text:style-name="T523">T</text:span>] ...furent… ; <text:span text:style-name="T515">CL] ...eront (L erunt)… ; W] ...estoient...</text:span></text:p>
          </table:table-cell>
        </table:table-row>
        <table:table-row table:style-name="Table2.1">
          <table:table-cell table:style-name="Table2.A93" office:value-type="string">
            <text:p text:style-name="P215">196</text:p>
          </table:table-cell>
          <table:table-cell table:style-name="Table2.B93" office:value-type="string">
            <text:p text:style-name="P215">De lor aage (F afaire) damoisel</text:p>
          </table:table-cell>
          <table:table-cell table:style-name="Table2.C2" office:value-type="string">
            <text:p text:style-name="P22">W] ...eage...</text:p>
          </table:table-cell>
        </table:table-row>
        <table:table-row table:style-name="Table2.1">
          <table:table-cell table:style-name="Table2.A93" office:value-type="string">
            <text:p text:style-name="P241">a</text:p>
          </table:table-cell>
          <table:table-cell table:style-name="Table2.B93" office:value-type="string">
            <text:p text:style-name="P215"/>
          </table:table-cell>
          <table:table-cell table:style-name="Table2.C2" office:value-type="string">
            <text:p text:style-name="P20">B] Jl furent andoi bien furni</text:p>
          </table:table-cell>
        </table:table-row>
        <table:table-row table:style-name="Table2.1">
          <table:table-cell table:style-name="Table2.A93" office:value-type="string">
            <text:p text:style-name="P241">b</text:p>
          </table:table-cell>
          <table:table-cell table:style-name="Table2.B93" office:value-type="string">
            <text:p text:style-name="P215"/>
          </table:table-cell>
          <table:table-cell table:style-name="Table2.C2" office:value-type="string">
            <text:p text:style-name="P20">B] Et quant li peres les choisi</text:p>
          </table:table-cell>
        </table:table-row>
        <text:soft-page-break/>
        <table:table-row table:style-name="Table2.1">
          <table:table-cell table:style-name="Table2.A93" office:value-type="string">
            <text:p text:style-name="P215">197</text:p>
          </table:table-cell>
          <table:table-cell table:style-name="Table2.B93" office:value-type="string">
            <text:p text:style-name="P215">Li rois (F Le roi) les vit fors et legiers</text:p>
          </table:table-cell>
          <table:table-cell table:style-name="Table2.C2" office:value-type="string">
            <text:p text:style-name="P20"><text:span text:style-name="T331">B] Que illesuit…</text:span> ; <text:span text:style-name="T526">L] ...leuit...</text:span></text:p>
          </table:table-cell>
        </table:table-row>
        <table:table-row table:style-name="Table2.1">
          <table:table-cell table:style-name="Table2.A93" office:value-type="string">
            <text:p text:style-name="P215">198</text:p>
          </table:table-cell>
          <table:table-cell table:style-name="Table2.B93" office:value-type="string">
            <text:p text:style-name="P215">Ambedous les fit cheveliers</text:p>
          </table:table-cell>
          <table:table-cell table:style-name="Table2.C2" office:value-type="string">
            <text:p text:style-name="P20"><text:span text:style-name="T331">B] Si les fist anII…</text:span> ; <text:span text:style-name="T514">H</text:span><text:span text:style-name="T296">2</text:span><text:span text:style-name="T514">] ...les fist… ; I] ..le fist...</text:span></text:p>
          </table:table-cell>
        </table:table-row>
        <table:table-row table:style-name="Table2.1">
          <table:table-cell table:style-name="Table2.A93" office:value-type="string">
            <text:p text:style-name="P215">199</text:p>
          </table:table-cell>
          <table:table-cell table:style-name="Table2.B93" office:value-type="string">
            <text:p text:style-name="P215">Iceles feste fut mout grant (H molt fu grans)</text:p>
          </table:table-cell>
          <table:table-cell table:style-name="Table2.C2" office:value-type="string">
            <text:p text:style-name="P63"/>
          </table:table-cell>
        </table:table-row>
        <table:table-row table:style-name="Table2.1">
          <table:table-cell table:style-name="Table2.A93" office:value-type="string">
            <text:p text:style-name="P215">200</text:p>
          </table:table-cell>
          <table:table-cell table:style-name="Table2.B93" office:value-type="string">
            <text:p text:style-name="P215">Que il adobait cez anfant</text:p>
            <text:p text:style-name="P215">(<text:span text:style-name="T204">H Quant il adouba ses enfans</text:span>)</text:p>
          </table:table-cell>
          <table:table-cell table:style-name="Table2.C2" office:value-type="string">
            <text:p text:style-name="P18"><text:span text:style-name="T331">A</text:span><text:span text:style-name="T338">CH</text:span><text:span text:style-name="T391">2</text:span><text:span text:style-name="T338">GILTW</text:span><text:span text:style-name="T331">]</text:span> <text:span text:style-name="T525">(W Quil)</text:span>...adoba <text:span text:style-name="T525">(H</text:span><text:span text:style-name="T303">2</text:span><text:span text:style-name="T525">W adouba)</text:span> <text:span text:style-name="T331">les</text:span>… ; <text:span text:style-name="T347">B] Quant il adoba ses</text:span><text:span text:style-name="T528">… ; DE] ...adoba ses (E ces)...</text:span></text:p>
          </table:table-cell>
        </table:table-row>
        <table:table-row table:style-name="Table2.1">
          <table:table-cell table:style-name="Table2.A93" office:value-type="string">
            <text:p text:style-name="P215">201</text:p>
          </table:table-cell>
          <table:table-cell table:style-name="Table2.B93" office:value-type="string">
            <text:p text:style-name="P215">Tuit li baron escrit en geste</text:p>
          </table:table-cell>
          <table:table-cell table:style-name="Table2.C2" office:value-type="string">
            <text:p text:style-name="P73"><text:span text:style-name="T331">C</text:span><text:span text:style-name="T344">L</text:span><text:span text:style-name="T331">] ...baron de bone geste</text:span> ; <text:span text:style-name="T345">W] ...en lettre</text:span><text:span text:style-name="T525"> ; </text:span><text:span text:style-name="T469">H</text:span><text:span text:style-name="T498">2</text:span><text:span text:style-name="T469">] ...en grece</text:span></text:p>
          </table:table-cell>
        </table:table-row>
        <table:table-row table:style-name="Table2.1">
          <table:table-cell table:style-name="Table2.A93" office:value-type="string">
            <text:p text:style-name="P215">202</text:p>
          </table:table-cell>
          <table:table-cell table:style-name="Table2.B93" office:value-type="string">
            <text:p text:style-name="P215">Furent mandei a cele feste</text:p>
          </table:table-cell>
          <table:table-cell table:style-name="Table2.C2" office:value-type="string">
            <text:p text:style-name="P63"/>
          </table:table-cell>
        </table:table-row>
        <table:table-row table:style-name="Table2.1">
          <table:table-cell table:style-name="Table2.A93" office:value-type="string">
            <text:p text:style-name="P215">203</text:p>
          </table:table-cell>
          <table:table-cell table:style-name="Table2.B93" office:value-type="string">
            <text:p text:style-name="P215">Li rois i donait a sa gent</text:p>
          </table:table-cell>
          <table:table-cell table:style-name="Table2.C2" office:value-type="string">
            <text:p text:style-name="P20">B] Et li rois donna… ; <text:span text:style-name="T515">DH</text:span><text:span text:style-name="T302">2</text:span><text:span text:style-name="T515">ILTW] ...idona (W y donna, H2 i donna)… ; </text:span><text:span text:style-name="T338">G] ...idona assez...</text:span></text:p>
          </table:table-cell>
        </table:table-row>
        <table:table-row table:style-name="Table2.1">
          <table:table-cell table:style-name="Table2.A93" office:value-type="string">
            <text:p text:style-name="P215">204</text:p>
          </table:table-cell>
          <table:table-cell table:style-name="Table2.B93" office:value-type="string">
            <text:p text:style-name="P215">De son or et de son argent</text:p>
          </table:table-cell>
          <table:table-cell table:style-name="Table2.C2" office:value-type="string">
            <text:p text:style-name="P63"/>
          </table:table-cell>
        </table:table-row>
      </table:table>
      <text:p text:style-name="P26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82144737776">
          <table:table-cell table:style-name="Table1.A1" office:value-type="string">
            <text:p text:style-name="P217">205</text:p>
          </table:table-cell>
          <table:table-cell table:style-name="Table1.A1" office:value-type="string">
            <text:p text:style-name="P191">Mandyans ot vescuz maint jor</text:p>
          </table:table-cell>
          <table:table-cell table:style-name="Table1.C1" office:value-type="string">
            <text:p text:style-name="P144">C<text:span text:style-name="T172">DEGH</text:span><text:span text:style-name="T304">2</text:span><text:span text:style-name="T172">ILTW</text:span>] Madianz <text:span text:style-name="T182">(EGH</text:span><text:span text:style-name="T305">2</text:span><text:span text:style-name="T182">I Madians, T Madiains, W Madiens)</text:span>...</text:p>
          </table:table-cell>
        </table:table-row>
        <table:table-row table:style-name="TableLine94782120624464">
          <table:table-cell table:style-name="Table1.A2" office:value-type="string">
            <text:p text:style-name="P217">206/<text:span text:style-name="T549">210</text:span></text:p>
          </table:table-cell>
          <table:table-cell table:style-name="Table1.A2" office:value-type="string">
            <text:p text:style-name="P242">Et per proesce et per honor (H par...par)</text:p>
          </table:table-cell>
          <table:table-cell table:style-name="Table1.C2" office:value-type="string">
            <text:p text:style-name="P145">C] <text:span text:style-name="T79">Por… </text:span><text:span text:style-name="T423">D</text:span><text:span text:style-name="T424">H</text:span><text:span text:style-name="T405">2</text:span><text:span text:style-name="T423">] Et en...et en </text:span><text:span text:style-name="T425">(</text:span><text:span text:style-name="T424">H</text:span><text:span text:style-name="T405">2</text:span><text:span text:style-name="T424"> et en ualour</text:span><text:span text:style-name="T425">)</text:span><text:span text:style-name="T72"> <text:s/></text:span><text:span text:style-name="T23">E] ...et par… <text:s/></text:span><text:span text:style-name="T28">G</text:span><text:span text:style-name="T39">I</text:span><text:span text:style-name="T55">W</text:span><text:span text:style-name="T28">] ...par...par… </text:span><text:span text:style-name="T72">L] </text:span><text:span text:style-name="T103">Par</text:span><text:span text:style-name="T72">...</text:span><text:span text:style-name="T103">par</text:span><text:span text:style-name="T72">...</text:span></text:p>
          </table:table-cell>
        </table:table-row>
        <table:table-row table:style-name="TableLine94782112756848">
          <table:table-cell table:style-name="Table1.A2" office:value-type="string">
            <text:p text:style-name="P217">207</text:p>
          </table:table-cell>
          <table:table-cell table:style-name="Table1.A2" office:value-type="string">
            <text:p text:style-name="P242">Malades fut ne pout garir</text:p>
          </table:table-cell>
          <table:table-cell table:style-name="Table1.C2" office:value-type="string">
            <text:p text:style-name="P162">INV H<text:span text:style-name="T286">2</text:span>] Ces filz commande a venir</text:p>
          </table:table-cell>
        </table:table-row>
        <table:table-row table:style-name="TableLine94782112757648">
          <table:table-cell table:style-name="Table1.A2" office:value-type="string">
            <text:p text:style-name="P217">208/<text:span text:style-name="T549">212</text:span></text:p>
          </table:table-cell>
          <table:table-cell table:style-name="Table1.A2" office:value-type="string">
            <text:p text:style-name="P242">Ses fis commande a lui venir</text:p>
          </table:table-cell>
          <table:table-cell table:style-name="Table1.C2" office:value-type="string">
            <text:p text:style-name="P162">INV H<text:span text:style-name="T286">2</text:span>] Malades ere ne pout garir</text:p>
            <text:p text:style-name="P96"><text:span text:style-name="T331">A</text:span><text:span text:style-name="T348">EGITW</text:span><text:span text:style-name="T331">] ...a soi </text:span><text:span text:style-name="T349">(W soy)</text:span><text:span text:style-name="T331">…</text:span> <text:s/><text:span text:style-name="T278">B] ...ses commanda</text:span><text:span text:style-name="T139">… <text:s/></text:span><text:span text:style-name="T350">CL] Se fit a soi ses fiuz uenir</text:span></text:p>
          </table:table-cell>
        </table:table-row>
        <table:table-row table:style-name="TableLine94782145814624">
          <table:table-cell table:style-name="Table1.A2" office:value-type="string">
            <text:p text:style-name="P217">209</text:p>
          </table:table-cell>
          <table:table-cell table:style-name="Table1.A2" office:value-type="string">
            <text:p text:style-name="P242">Per le consoil de son bernaige</text:p>
          </table:table-cell>
          <table:table-cell table:style-name="Table1.C2" office:value-type="string">
            <text:p text:style-name="P96">A<text:span text:style-name="T140">BI</text:span>] Par...</text:p>
          </table:table-cell>
        </table:table-row>
        <table:table-row table:style-name="TableLine94782135238912">
          <table:table-cell table:style-name="Table1.A2" office:value-type="string">
            <text:p text:style-name="P217">210</text:p>
          </table:table-cell>
          <table:table-cell table:style-name="Table1.A2" office:value-type="string">
            <text:p text:style-name="P79">Lor ait partit son heritagie</text:p>
          </table:table-cell>
          <table:table-cell table:style-name="Table1.C2" office:value-type="string">
            <text:p text:style-name="P207"><text:span text:style-name="T106">ABCDEGH</text:span><text:span text:style-name="T306">2</text:span><text:span text:style-name="T106">IKLTW] </text:span>Lor <text:span text:style-name="T157">(CH</text:span><text:span text:style-name="T308">2</text:span><text:span text:style-name="T157"> Lors, W Leur)</text:span> departi <text:span text:style-name="T200">(H</text:span><text:span text:style-name="T307">2</text:span><text:span text:style-name="T200">W departit, L desparti)</text:span>...<text:span text:style-name="T106"> </text:span></text:p>
          </table:table-cell>
        </table:table-row>
        <table:table-row table:style-name="TableLine94782135239824">
          <table:table-cell table:style-name="Table1.A2" office:value-type="string">
            <text:p text:style-name="P217">211</text:p>
          </table:table-cell>
          <table:table-cell table:style-name="Table1.A2" office:value-type="string">
            <text:p text:style-name="P79">Seloc dona grant signorie</text:p>
          </table:table-cell>
          <table:table-cell table:style-name="Table1.C2" office:value-type="string">
            <text:p text:style-name="P91">B<text:span text:style-name="T534">C</text:span>] Selec <text:span text:style-name="T534">(C Solonc)… </text:span><text:span text:style-name="T351">EH</text:span><text:span text:style-name="T392">2</text:span><text:span text:style-name="T351">] Si lor donna</text:span><text:span text:style-name="T534">…</text:span></text:p>
          </table:table-cell>
        </table:table-row>
        <table:table-row table:style-name="TableLine94782139076672">
          <table:table-cell table:style-name="Table1.A2" office:value-type="string">
            <text:p text:style-name="P217">212</text:p>
          </table:table-cell>
          <table:table-cell table:style-name="Table1.A2" office:value-type="string">
            <text:p text:style-name="P242">Per Egypte et per Nubie <text:span text:style-name="T204">(H par...par)</text:span></text:p>
          </table:table-cell>
          <table:table-cell table:style-name="Table1.C2" office:value-type="string">
            <text:p text:style-name="P179">A<text:span text:style-name="T140">BEH</text:span><text:span text:style-name="T310">2</text:span><text:span text:style-name="T140">IW</text:span>] Par <text:span text:style-name="T534">(E Et </text:span><text:span text:style-name="T104">par</text:span><text:span text:style-name="T534">, H</text:span><text:span text:style-name="T309">2</text:span><text:span text:style-name="T534"> </text:span><text:span text:style-name="T104">Par</text:span><text:span text:style-name="T534">)</text:span>...par <text:span text:style-name="T534">(E </text:span><text:span text:style-name="T104">par</text:span><text:span text:style-name="T534">)</text:span>… <text:span text:style-name="T182">G] ...agypte…</text:span></text:p>
          </table:table-cell>
        </table:table-row>
        <table:table-row table:style-name="TableLine94782140785216">
          <table:table-cell table:style-name="Table1.A2" office:value-type="string">
            <text:p text:style-name="P217">213/<text:span text:style-name="T550">217</text:span></text:p>
          </table:table-cell>
          <table:table-cell table:style-name="Table1.A2" office:value-type="string">
            <text:p text:style-name="P243">Por ce que il estoit anneiz</text:p>
            <text:p text:style-name="P243">(<text:span text:style-name="T204">H qu’il estoit li</text:span>)</text:p>
          </table:table-cell>
          <table:table-cell table:style-name="Table1.C2" office:value-type="string">
            <text:p text:style-name="P97"><text:span text:style-name="T331">A</text:span><text:span text:style-name="T351">BCGILTW</text:span><text:span text:style-name="T331">] ...</text:span><text:span text:style-name="T351">(ILT car, AC quar)...estoit li (G questoit le)</text:span><text:span text:style-name="T534">… <text:s/></text:span><text:span text:style-name="T351">E] Seloc qui estoit li</text:span><text:span text:style-name="T534">… <text:s/></text:span><text:span text:style-name="T351">H</text:span><text:span text:style-name="T392">2</text:span><text:span text:style-name="T351">] ...que seloc ere</text:span><text:span text:style-name="T534">…</text:span></text:p>
          </table:table-cell>
        </table:table-row>
        <table:table-row table:style-name="TableLine94782140786096">
          <table:table-cell table:style-name="Table1.A2" office:value-type="string">
            <text:p text:style-name="P217">214</text:p>
          </table:table-cell>
          <table:table-cell table:style-name="Table1.A2" office:value-type="string">
            <text:p text:style-name="P79">Fut de Babilone chaseiz</text:p>
          </table:table-cell>
          <table:table-cell table:style-name="Table1.C2" office:value-type="string">
            <text:p text:style-name="P229">D<text:span text:style-name="T200">H</text:span><text:span text:style-name="T307">2</text:span>] De babiloine fu… <text:span text:style-name="T246">W] ...casses</text:span></text:p>
          </table:table-cell>
        </table:table-row>
        <table:table-row table:style-name="TableLine94782125155552">
          <table:table-cell table:style-name="Table1.A2" office:value-type="string">
            <text:p text:style-name="P217">215</text:p>
          </table:table-cell>
          <table:table-cell table:style-name="Table1.A2" office:value-type="string">
            <text:p text:style-name="P79">Dant Phelipon Gresce donna</text:p>
            <text:p text:style-name="P79">(H Phelippon Grece)</text:p>
          </table:table-cell>
          <table:table-cell table:style-name="Table1.C2" office:value-type="string">
            <text:p text:style-name="P86">B<text:span text:style-name="T172">D</text:span>] E <text:span text:style-name="T172">(D Et)</text:span> phellipon <text:span text:style-name="T172">(D phelippon)...</text:span> <text:span text:style-name="T158">CL] Don… EH</text:span><text:span text:style-name="T311">2</text:span><text:span text:style-name="T158">] A… G] Dan filipon...</text:span></text:p>
          </table:table-cell>
        </table:table-row>
        <text:soft-page-break/>
        <table:table-row table:style-name="TableLine94782125141872">
          <table:table-cell table:style-name="Table1.A2" office:value-type="string">
            <text:p text:style-name="P217">216</text:p>
          </table:table-cell>
          <table:table-cell table:style-name="Table1.A2" office:value-type="string">
            <text:p text:style-name="P242">Voiant ses gentz (<text:span text:style-name="T204">H sa gent</text:span>) l’en corona</text:p>
          </table:table-cell>
          <table:table-cell table:style-name="Table1.C2" office:value-type="string">
            <text:p text:style-name="P208">A<text:span text:style-name="T141">BCDEGH</text:span><text:span text:style-name="T312">2</text:span><text:span text:style-name="T141">IKLTW</text:span>] <text:span text:style-name="T129">Deuant (W Dauant) sa gent (E ses gens) le (G len)...</text:span></text:p>
          </table:table-cell>
        </table:table-row>
        <table:table-row table:style-name="TableLine94782125142784">
          <table:table-cell table:style-name="Table1.A2" office:value-type="string">
            <text:p text:style-name="P217">217</text:p>
          </table:table-cell>
          <table:table-cell table:style-name="Table1.A2" office:value-type="string">
            <text:p text:style-name="P242">Avec li donna son tresor</text:p>
          </table:table-cell>
          <table:table-cell table:style-name="Table1.C2" office:value-type="string">
            <text:p text:style-name="P231"><text:span text:style-name="T331">E] ...grant tresor</text:span>… <text:span text:style-name="T246">W] ...luy...</text:span></text:p>
          </table:table-cell>
        </table:table-row>
        <table:table-row table:style-name="TableLine94782129854640">
          <table:table-cell table:style-name="Table1.A2" office:value-type="string">
            <text:p text:style-name="P217">218/<text:span text:style-name="T551">222</text:span></text:p>
          </table:table-cell>
          <table:table-cell table:style-name="Table1.A2" office:value-type="string">
            <text:p text:style-name="P242">Les pailes et l’argent et l’or</text:p>
          </table:table-cell>
          <table:table-cell table:style-name="Table1.C2" office:value-type="string">
            <text:p text:style-name="P225">B] Ses pailes. son argent. son or. <text:s/><text:span text:style-name="T352">DH</text:span><text:span text:style-name="T393">2</text:span><text:span text:style-name="T352">] Et grant plante dargent et dor</text:span><text:span text:style-name="T172"> E] De pailes et dargent et dor</text:span></text:p>
          </table:table-cell>
        </table:table-row>
        <table:table-row table:style-name="TableLine94782123084496">
          <table:table-cell table:style-name="Table1.A2" office:value-type="string">
            <text:p text:style-name="P217">219</text:p>
          </table:table-cell>
          <table:table-cell table:style-name="Table1.A2" office:value-type="string">
            <text:p text:style-name="P242">Car il vet en estrainge terre</text:p>
          </table:table-cell>
          <table:table-cell table:style-name="Table1.C2" office:value-type="string">
            <text:p text:style-name="P163"><text:span text:style-name="T271">A] Quar il nait</text:span>… <text:span text:style-name="T353">W] ...sil va..</text:span><text:span text:style-name="T141">.</text:span><text:span text:style-name="T353"> CL] Quant sera en...</text:span></text:p>
          </table:table-cell>
        </table:table-row>
        <table:table-row table:style-name="TableLine94782128500320">
          <table:table-cell table:style-name="Table1.A2" office:value-type="string">
            <text:p text:style-name="P217">220</text:p>
          </table:table-cell>
          <table:table-cell table:style-name="Table1.A2" office:value-type="string">
            <text:p text:style-name="P242">Se estrange gent li font guerre</text:p>
          </table:table-cell>
          <table:table-cell table:style-name="Table1.C2" office:value-type="string">
            <text:p text:style-name="P164"><text:span text:style-name="T331">H</text:span><text:span text:style-name="T384">2</text:span><text:span text:style-name="T331">] Et saucune gent</text:span>… <text:span text:style-name="T246">W] Et estrange...lui...</text:span></text:p>
          </table:table-cell>
        </table:table-row>
        <table:table-row table:style-name="TableLine94782128501280">
          <table:table-cell table:style-name="Table1.A2" office:value-type="string">
            <text:p text:style-name="P257"><text:span text:style-name="T552">221/</text:span><text:span text:style-name="T551">225</text:span></text:p>
          </table:table-cell>
          <table:table-cell table:style-name="Table1.A2" office:value-type="string">
            <text:p text:style-name="P242">Mout se porait muelz d’iaus defendre</text:p>
            <text:p text:style-name="P242">(<text:span text:style-name="T204">H se porra d’aus mielz</text:span>)</text:p>
          </table:table-cell>
          <table:table-cell table:style-name="Table1.C2" office:value-type="string">
            <text:p text:style-name="P97">A] ...sen…<text:span text:style-name="T129"> <text:s/></text:span><text:span text:style-name="T354">B] Sise porra miex</text:span><text:span text:style-name="T129">… <text:s/>CEGL] ...porra… </text:span><text:span text:style-name="T354">DH</text:span><text:span text:style-name="T394">2</text:span><text:span text:style-name="T354">] Daus (H</text:span><text:span text:style-name="T394">2</text:span><text:span text:style-name="T354"> Deus) se porra (H</text:span><text:span text:style-name="T394">2</text:span><text:span text:style-name="T354"> pourra) </text:span><text:span text:style-name="T412">mlt</text:span><text:span text:style-name="T423"> mieuz </text:span><text:span text:style-name="T426">(H</text:span><text:span text:style-name="T406">2</text:span><text:span text:style-name="T426"> miex)</text:span><text:span text:style-name="T423"> deffendre</text:span><text:span text:style-name="T18"> <text:s/></text:span><text:span text:style-name="T39">I] ...se pora deus meus… </text:span><text:span text:style-name="T427">W] Meulx se porra deulx.</text:span><text:span text:style-name="T55">..</text:span></text:p>
          </table:table-cell>
        </table:table-row>
        <table:table-row table:style-name="TableLine94782137370080">
          <table:table-cell table:style-name="Table1.A2" office:value-type="string">
            <text:p text:style-name="P217">222/<text:span text:style-name="T551">226</text:span></text:p>
          </table:table-cell>
          <table:table-cell table:style-name="Table1.A2" office:value-type="string">
            <text:p text:style-name="P79">C’il ait que doneir et que penre (H prendre)</text:p>
          </table:table-cell>
          <table:table-cell table:style-name="Table1.C2" office:value-type="string">
            <text:p text:style-name="P97"><text:span text:style-name="T331">A</text:span><text:span text:style-name="T355">CEGH</text:span><text:span text:style-name="T395">2</text:span><text:span text:style-name="T355">KLT</text:span><text:span text:style-name="T331">] </text:span><text:span text:style-name="T356">(G Se il)</text:span><text:span text:style-name="T331">...</text:span><text:span text:style-name="T354">ne que prendre</text:span><text:span text:style-name="T129"> (CLT prandre) <text:s/></text:span><text:span text:style-name="T428">I] ...ou che</text:span><text:span text:style-name="T39">… <text:s/></text:span><text:span text:style-name="T354">D] Et si lor porra </text:span><text:span text:style-name="T412">mlt</text:span><text:span text:style-name="T423"> chier uandre</text:span><text:span text:style-name="T18"> </text:span><text:span text:style-name="T39"><text:s/></text:span><text:span text:style-name="T427">W] ...et despendre</text:span></text:p>
          </table:table-cell>
        </table:table-row>
        <table:table-row table:style-name="TableLine94782117294976">
          <table:table-cell table:style-name="Table1.A2" office:value-type="string">
            <text:p text:style-name="P217">223</text:p>
          </table:table-cell>
          <table:table-cell table:style-name="Table1.A2" office:value-type="string">
            <text:p text:style-name="P79">Quant li rois ot ses fil chaseiz</text:p>
          </table:table-cell>
          <table:table-cell table:style-name="Table1.C2" office:value-type="string">
            <text:p text:style-name="P156"><text:span text:style-name="T331">D] Li rois ot donc</text:span>… <text:s/><text:span text:style-name="T357">T] Quant il ot ses enfanz</text:span><text:span text:style-name="T201">… W] ...fieulx cases</text:span></text:p>
          </table:table-cell>
        </table:table-row>
        <table:table-row table:style-name="TableLine94782117295936">
          <table:table-cell table:style-name="Table1.A2" office:value-type="string">
            <text:p text:style-name="P217">224/<text:span text:style-name="T553">228</text:span></text:p>
          </table:table-cell>
          <table:table-cell table:style-name="Table1.A2" office:value-type="string">
            <text:p text:style-name="P79">Ses maulz li fut mout apreseiz</text:p>
          </table:table-cell>
          <table:table-cell table:style-name="Table1.C2" office:value-type="string">
            <text:p text:style-name="P208">A<text:span text:style-name="T141">BCDEGH</text:span><text:span text:style-name="T312">2</text:span><text:span text:style-name="T141">KILTW</text:span>] ...<text:span text:style-name="T141">(B est)</text:span>...<text:span text:style-name="T129">engreuez (BDE agreuez, H</text:span><text:span text:style-name="T313">2</text:span><text:span text:style-name="T129"> agreues, </text:span><text:span text:style-name="T283">C engregiez</text:span><text:span text:style-name="T129">, I engreues, W aggreues)</text:span></text:p>
          </table:table-cell>
        </table:table-row>
        <table:table-row table:style-name="TableLine94782115176464">
          <table:table-cell table:style-name="Table1.A2" office:value-type="string">
            <text:p text:style-name="P217">225</text:p>
          </table:table-cell>
          <table:table-cell table:style-name="Table1.A2" office:value-type="string">
            <text:p text:style-name="P242">L’amiraus fut malades fort</text:p>
          </table:table-cell>
          <table:table-cell table:style-name="Table1.C2" office:value-type="string">
            <text:p text:style-name="P198">H<text:span text:style-name="T286">2</text:span>] Lanuit...<text:span text:style-name="T79">mlt</text:span><text:span text:style-name="T1"> fort</text:span></text:p>
          </table:table-cell>
        </table:table-row>
        <table:table-row table:style-name="TableLine94782143691312">
          <table:table-cell table:style-name="Table1.A2" office:value-type="string">
            <text:p text:style-name="P217">226</text:p>
          </table:table-cell>
          <table:table-cell table:style-name="Table1.A2" office:value-type="string">
            <text:p text:style-name="P242">Bien vit que pres estoit de mort (<text:span text:style-name="T204">H qu’il est prez de</text:span>)</text:p>
          </table:table-cell>
          <table:table-cell table:style-name="Table1.C2" office:value-type="string">
            <text:p text:style-name="P97"><text:span text:style-name="T331">A</text:span><text:span text:style-name="T355">CDH</text:span><text:span text:style-name="T395">2</text:span><text:span text:style-name="T355">GILT</text:span><text:span text:style-name="T331">] </text:span><text:span text:style-name="T354">Et (I E) uit (G uoit) bien que (H</text:span><text:span text:style-name="T394">2</text:span><text:span text:style-name="T354"> quil, I che) <text:s/>pres fu</text:span><text:span text:style-name="T129"> (AH</text:span><text:span text:style-name="T313">2</text:span><text:span text:style-name="T129"> fu pres, G est)… </text:span><text:span text:style-name="T354">B] ...uoit que il est pres</text:span><text:span text:style-name="T129">… <text:s/></text:span><text:span text:style-name="T354">E] Et vit quil ert pres de la</text:span><text:span text:style-name="T129">… <text:s/></text:span><text:span text:style-name="T354">W] Si vit bien que prest fut</text:span><text:span text:style-name="T129">...</text:span></text:p>
          </table:table-cell>
        </table:table-row>
        <table:table-row table:style-name="TableLine94782143692224">
          <table:table-cell table:style-name="Table1.A2" office:value-type="string">
            <text:p text:style-name="P217">227</text:p>
          </table:table-cell>
          <table:table-cell table:style-name="Table1.A2" office:value-type="string">
            <text:p text:style-name="P242">Devant ses hommes est fenis</text:p>
          </table:table-cell>
          <table:table-cell table:style-name="Table1.C2" office:value-type="string">
            <text:p text:style-name="P97">A] ...<text:span text:style-name="T129">hommes feniz</text:span></text:p>
          </table:table-cell>
        </table:table-row>
        <table:table-row table:style-name="TableLine94782121217024">
          <table:table-cell table:style-name="Table1.A2" office:value-type="string">
            <text:p text:style-name="P217">228/<text:span text:style-name="T554">232</text:span></text:p>
          </table:table-cell>
          <table:table-cell table:style-name="Table1.A2" office:value-type="string">
            <text:p text:style-name="P242">Richement fut ensevelis</text:p>
          </table:table-cell>
          <table:table-cell table:style-name="Table1.C2" office:value-type="string">
            <text:p text:style-name="P97"><text:span text:style-name="T331">A</text:span><text:span text:style-name="T355">CDEG</text:span><text:span text:style-name="T451">H</text:span><text:span text:style-name="T395">2</text:span><text:span text:style-name="T355">IKLTW</text:span><text:span text:style-name="T331">] </text:span><text:span text:style-name="T413">Mlt</text:span><text:span text:style-name="T429"> </text:span><text:span text:style-name="T430">(C</text:span><text:span text:style-name="T431">T</text:span><text:span text:style-name="T430"> Mout, </text:span><text:span text:style-name="T432">W Moult</text:span><text:span text:style-name="T430">) </text:span><text:span text:style-name="T433">hautement (AGIKW </text:span><text:span text:style-name="T429">autement</text:span><text:span text:style-name="T433">)</text:span><text:span text:style-name="T429"> fu seueliz</text:span><text:span text:style-name="T3"> </text:span><text:span text:style-name="T23">(E seuelis)</text:span><text:span text:style-name="T3"> </text:span><text:span text:style-name="T434">B] </text:span><text:span text:style-name="T414">Mlt…</text:span><text:span text:style-name="T8"> </text:span><text:span text:style-name="T76">SOLO B</text:span></text:p>
          </table:table-cell>
        </table:table-row>
        <table:table-row table:style-name="TableLine94782133577040">
          <table:table-cell table:style-name="Table1.A2" office:value-type="string">
            <text:p text:style-name="P96">229/<text:span text:style-name="T554">233</text:span></text:p>
          </table:table-cell>
          <table:table-cell table:style-name="Table1.A2" office:value-type="string">
            <text:p text:style-name="P169">Li baron forment le ploroient</text:p>
          </table:table-cell>
          <table:table-cell table:style-name="Table1.C2" office:value-type="string">
            <text:p text:style-name="P157">INV E] Et si dui fil le regretoient</text:p>
            <text:p text:style-name="P97"><text:span text:style-name="T331">A</text:span><text:span text:style-name="T353">BG</text:span><text:span text:style-name="T360">H</text:span><text:span text:style-name="T396">2</text:span><text:span text:style-name="T353">IW</text:span><text:span text:style-name="T331">] </text:span><text:span text:style-name="T354">Si</text:span><text:span text:style-name="T129"> (W Ses)… </text:span><text:span text:style-name="T354">D] </text:span><text:span text:style-name="T423">Sui baron </text:span><text:span text:style-name="T412">mlt</text:span><text:span text:style-name="T423"> fort le ploroient</text:span><text:span text:style-name="T18"> </text:span><text:span text:style-name="T43">T] ...lo plagnoent</text:span></text:p>
          </table:table-cell>
        </table:table-row>
        <table:table-row table:style-name="TableLine94782133578000">
          <table:table-cell table:style-name="Table1.A2" office:value-type="string">
            <text:p text:style-name="P96">230</text:p>
          </table:table-cell>
          <table:table-cell table:style-name="Table1.A2" office:value-type="string">
            <text:p text:style-name="P169">Et si dui fil le regraitoient</text:p>
          </table:table-cell>
          <table:table-cell table:style-name="Table1.C2" office:value-type="string">
            <text:p text:style-name="P157">INV<text:span text:style-name="T331"> E] Si</text:span> baron forment le ploroient</text:p>
          </table:table-cell>
        </table:table-row>
        <table:table-row table:style-name="TableLine94782114127840">
          <table:table-cell table:style-name="Table1.A2" office:value-type="string">
            <text:p text:style-name="P217">231</text:p>
          </table:table-cell>
          <table:table-cell table:style-name="Table1.A2" office:value-type="string">
            <text:p text:style-name="P242">Seloc dit Que ferai chaitis</text:p>
          </table:table-cell>
          <table:table-cell table:style-name="Table1.C2" office:value-type="string">
            <text:p text:style-name="P92">B] Selec...</text:p>
          </table:table-cell>
        </table:table-row>
        <table:table-row table:style-name="TableLine94782141596528">
          <table:table-cell table:style-name="Table1.A2" office:value-type="string">
            <text:p text:style-name="P217">232/<text:span text:style-name="T554">236</text:span></text:p>
          </table:table-cell>
          <table:table-cell table:style-name="Table1.A2" office:value-type="string">
            <text:p text:style-name="P242">Sols remaindrai en cest pais</text:p>
          </table:table-cell>
          <table:table-cell table:style-name="Table1.C2" office:value-type="string">
            <text:p text:style-name="P234"><text:span text:style-name="T331">W] Seul demourre en se.</text:span>..</text:p>
          </table:table-cell>
        </table:table-row>
        <table:table-row table:style-name="TableLine94782141597440">
          <table:table-cell table:style-name="Table1.A2" office:value-type="string">
            <text:p text:style-name="P217">233</text:p>
          </table:table-cell>
          <table:table-cell table:style-name="Table1.A2" office:value-type="string">
            <text:p text:style-name="P242">L’amirax a (<text:span text:style-name="T204">H ai</text:span>) perdus mon peire</text:p>
          </table:table-cell>
          <table:table-cell table:style-name="Table1.C2" office:value-type="string">
            <text:p text:style-name="P97">A<text:span text:style-name="T158">CDEGILTW</text:span>] ...<text:span text:style-name="T129">ai (W ay) perdu… </text:span><text:span text:style-name="T354">H</text:span><text:span text:style-name="T394">2</text:span><text:span text:style-name="T354">] ...iai annuit perdu…</text:span><text:span text:style-name="T129"> </text:span><text:span text:style-name="T214">RIV B</text:span></text:p>
          </table:table-cell>
        </table:table-row>
        <text:soft-page-break/>
        <table:table-row table:style-name="TableLine94782126618768">
          <table:table-cell table:style-name="Table1.A2" office:value-type="string">
            <text:p text:style-name="P217">234</text:p>
          </table:table-cell>
          <table:table-cell table:style-name="Table1.A2" office:value-type="string">
            <text:p text:style-name="P242">Or en vaira (<text:span text:style-name="T204">H verrai</text:span>) aler mon freire</text:p>
          </table:table-cell>
          <table:table-cell table:style-name="Table1.C2" office:value-type="string">
            <text:p text:style-name="P104"/>
          </table:table-cell>
        </table:table-row>
        <table:table-row table:style-name="Table1.31">
          <table:table-cell table:style-name="Table1.A2" office:value-type="string">
            <text:p text:style-name="P217">235</text:p>
          </table:table-cell>
          <table:table-cell table:style-name="Table1.A2" office:value-type="string">
            <text:p text:style-name="P244">De l’un ai mal de l’autre pis</text:p>
          </table:table-cell>
          <table:table-cell table:style-name="Table1.C2" office:value-type="string">
            <text:p text:style-name="P234">W] Delung est...</text:p>
          </table:table-cell>
        </table:table-row>
        <table:table-row table:style-name="TableLine94782127206208">
          <table:table-cell table:style-name="Table1.A2" office:value-type="string">
            <text:p text:style-name="P217">236/<text:span text:style-name="T555">240</text:span></text:p>
          </table:table-cell>
          <table:table-cell table:style-name="Table1.A2" office:value-type="string">
            <text:p text:style-name="P244">Muels vodroie estre mors que vis</text:p>
          </table:table-cell>
          <table:table-cell table:style-name="Table1.C2" office:value-type="string">
            <text:p text:style-name="P227"><text:span text:style-name="T331">C</text:span><text:span text:style-name="T358">L</text:span><text:span text:style-name="T331">] Auant </text:span><text:span text:style-name="T358">(L Anant)</text:span><text:span text:style-name="T331"> fusse ie morz</text:span>… </text:p>
          </table:table-cell>
        </table:table-row>
        <table:table-row table:style-name="TableLine94782127207120">
          <table:table-cell table:style-name="Table1.A2" office:value-type="string">
            <text:p text:style-name="P217">237</text:p>
          </table:table-cell>
          <table:table-cell table:style-name="Table1.A2" office:value-type="string">
            <text:p text:style-name="P244">Li dui enfant furent mout saige</text:p>
          </table:table-cell>
          <table:table-cell table:style-name="Table1.C2" office:value-type="string">
            <text:p text:style-name="P232">E] ...erent...</text:p>
          </table:table-cell>
        </table:table-row>
        <table:table-row table:style-name="TableLine94782128925088">
          <table:table-cell table:style-name="Table1.A2" office:value-type="string">
            <text:p text:style-name="P217">238</text:p>
          </table:table-cell>
          <table:table-cell table:style-name="Table1.A2" office:value-type="string">
            <text:p text:style-name="P244">Si s’amoient de boin couraige</text:p>
          </table:table-cell>
          <table:table-cell table:style-name="Table1.C2" office:value-type="string">
            <text:p text:style-name="P97"><text:span text:style-name="T459">A] ...</text:span><text:span text:style-name="T470">de cel amor</text:span><text:span text:style-name="T129"> </text:span><text:span text:style-name="T214">(SAUT MM)</text:span><text:span text:style-name="T129"> <text:s/>B] Jl… <text:s text:c="2"/></text:span><text:span text:style-name="T470">H</text:span><text:span text:style-name="T499">2</text:span><text:span text:style-name="T470">] </text:span><text:span text:style-name="T488">Mlt</text:span><text:span text:style-name="T492"> semuaient</text:span><text:span text:style-name="T36">… </text:span><text:span text:style-name="T493">I] ...par bien</text:span><text:span text:style-name="T39">… </text:span><text:span text:style-name="T435">W] ...de fin</text:span><text:span text:style-name="T56">…</text:span></text:p>
          </table:table-cell>
        </table:table-row>
        <table:table-row table:style-name="TableLine94782134013152">
          <table:table-cell table:style-name="Table1.A2" office:value-type="string">
            <text:p text:style-name="P217">239</text:p>
          </table:table-cell>
          <table:table-cell table:style-name="Table1.A2" office:value-type="string">
            <text:p text:style-name="P244">Il s’amoient de teile amour</text:p>
          </table:table-cell>
          <table:table-cell table:style-name="Table1.C2" office:value-type="string">
            <text:p text:style-name="P130">A] ---</text:p>
            <text:p text:style-name="P131"><text:span text:style-name="T331">B] </text:span><text:span text:style-name="T410">Mlt </text:span><text:span text:style-name="T421">samoient debonne amour</text:span><text:span text:style-name="T1"> </text:span><text:span text:style-name="T430">C] ...de bon amor</text:span></text:p>
          </table:table-cell>
        </table:table-row>
        <table:table-row table:style-name="TableLine94782134014112">
          <table:table-cell table:style-name="Table1.A2" office:value-type="string">
            <text:p text:style-name="P217">240</text:p>
          </table:table-cell>
          <table:table-cell table:style-name="Table1.A2" office:value-type="string">
            <text:p text:style-name="P244">C’onques nuls hons ne vit grignor</text:p>
          </table:table-cell>
          <table:table-cell table:style-name="Table1.C2" office:value-type="string">
            <text:p text:style-name="P106">A] <text:span text:style-name="T129">Onques msis hom.. BCDELTW] Onques (C Vmques, L Vnques, W Oncques)… G] Onques...nel... </text:span></text:p>
            <text:p text:style-name="P106"><text:span text:style-name="T129">I] Vnque...perio CORRETTO IN gregnor </text:span><text:span text:style-name="T214">RIV</text:span><text:span text:style-name="T215"> A e I</text:span></text:p>
          </table:table-cell>
        </table:table-row>
        <table:table-row table:style-name="TableLine94782112691056">
          <table:table-cell table:style-name="Table1.A2" office:value-type="string">
            <text:p text:style-name="P217">241</text:p>
          </table:table-cell>
          <table:table-cell table:style-name="Table1.A2" office:value-type="string">
            <text:p text:style-name="P244">Car li uns consoil ne savoit</text:p>
          </table:table-cell>
          <table:table-cell table:style-name="Table1.C2" office:value-type="string">
            <text:p text:style-name="P225"><text:span text:style-name="T331">B] Car luns des freres ne sauoit</text:span> <text:s/><text:span text:style-name="T359">D] ...ne faisoit</text:span><text:span text:style-name="T173"> <text:s/></text:span><text:span text:style-name="T472">G] ...consilier se sauoit</text:span><text:span text:style-name="T173"> <text:s/>I] ...sauoient CORRETTO IN sauoit</text:span></text:p>
          </table:table-cell>
        </table:table-row>
        <table:table-row table:style-name="TableLine94782122600624">
          <table:table-cell table:style-name="Table1.A2" office:value-type="string">
            <text:p text:style-name="P217">242/<text:span text:style-name="T556">246</text:span></text:p>
          </table:table-cell>
          <table:table-cell table:style-name="Table1.A2" office:value-type="string">
            <text:p text:style-name="P244">De soi quant l’autre ne veoit (<text:span text:style-name="T204">F De l’autre quant il nel veoit, H quant il ne voit</text:span>)</text:p>
          </table:table-cell>
          <table:table-cell table:style-name="Table1.C2" office:value-type="string">
            <text:p text:style-name="P111"><text:span text:style-name="T459">A] Desci</text:span>… <text:span text:style-name="T536">E] De lui… </text:span><text:span text:style-name="T473">I] De ci que</text:span><text:span text:style-name="T536">...</text:span> <text:s/><text:span text:style-name="T353">B] Conseil </text:span><text:span text:style-name="T471">delui</text:span><text:span text:style-name="T353"> quant ne veoit</text:span><text:span text:style-name="T141"> <text:s/></text:span><text:span text:style-name="T353">D] ...que lautre ne disoit </text:span><text:span text:style-name="T141"><text:s text:c="3"/></text:span><text:span text:style-name="T471">H</text:span><text:span text:style-name="T500">2</text:span><text:span text:style-name="T471">] De lautre quant il ne… </text:span></text:p>
          </table:table-cell>
        </table:table-row>
        <table:table-row table:style-name="TableLine94782122601536">
          <table:table-cell table:style-name="Table1.A2" office:value-type="string">
            <text:p text:style-name="P225">a</text:p>
          </table:table-cell>
          <table:table-cell table:style-name="Table1.A2" office:value-type="string">
            <text:p text:style-name="P94"/>
          </table:table-cell>
          <table:table-cell table:style-name="Table1.C2" office:value-type="string">
            <text:p text:style-name="P131">B] Son conpaingnon ounuit ou iour</text:p>
          </table:table-cell>
        </table:table-row>
        <table:table-row table:style-name="TableLine94782139900608">
          <table:table-cell table:style-name="Table1.A2" office:value-type="string">
            <text:p text:style-name="P225">b</text:p>
          </table:table-cell>
          <table:table-cell table:style-name="Table1.A2" office:value-type="string">
            <text:p text:style-name="P94"/>
          </table:table-cell>
          <table:table-cell table:style-name="Table1.C2" office:value-type="string">
            <text:p text:style-name="P131">B] Tant samoient debonne amour</text:p>
          </table:table-cell>
        </table:table-row>
        <table:table-row table:style-name="TableLine94782120499824">
          <table:table-cell table:style-name="Table1.A2" office:value-type="string">
            <text:p text:style-name="P218">243</text:p>
          </table:table-cell>
          <table:table-cell table:style-name="Table1.A2" office:value-type="string">
            <text:p text:style-name="P244">Rois Phelipons fet atorner</text:p>
          </table:table-cell>
          <table:table-cell table:style-name="Table1.C2" office:value-type="string">
            <text:p text:style-name="P98">A<text:span text:style-name="T537">GILT</text:span>] <text:span text:style-name="T130">Li rois…(I felip, G filipe, LT felips)...(L fis)... <text:s/>BDH</text:span><text:span text:style-name="T314">2</text:span><text:span text:style-name="T130">] ...phellipes (D phelippes)… EW] Phelippes (W Phellipes) si fist (W a fait)...</text:span></text:p>
          </table:table-cell>
        </table:table-row>
        <table:table-row table:style-name="TableLine94782120500784">
          <table:table-cell table:style-name="Table1.A2" office:value-type="string">
            <text:p text:style-name="P218">244/<text:span text:style-name="T557">248</text:span></text:p>
          </table:table-cell>
          <table:table-cell table:style-name="Table1.A2" office:value-type="string">
            <text:p text:style-name="P244">Ses gens et son hoire aprester (H Son oirre et ses gens)</text:p>
          </table:table-cell>
          <table:table-cell table:style-name="Table1.C2" office:value-type="string">
            <text:p text:style-name="P98">A<text:span text:style-name="T158">CGH</text:span><text:span text:style-name="T311">2</text:span><text:span text:style-name="T158">LITW</text:span>] <text:span text:style-name="T130">Sa gent…(H</text:span><text:span text:style-name="T314">2</text:span><text:span text:style-name="T130"> </text:span><text:span text:style-name="T535">erre</text:span><text:span text:style-name="T130">) aprester (AI prester, W apprester, </text:span><text:span text:style-name="T474">T aporter</text:span><text:span text:style-name="T130">) <text:s/>BE] Son oire (E oirre) et sa gent…. </text:span><text:span text:style-name="T474">D] Sa gent doze nes aprester </text:span><text:span text:style-name="T206">SAUT MM <text:s/>!!! </text:span><text:span text:style-name="T216">A differenza di H2</text:span></text:p>
          </table:table-cell>
        </table:table-row>
        <table:table-row table:style-name="TableLine94782141159216">
          <table:table-cell table:style-name="Table1.A2" office:value-type="string">
            <text:p text:style-name="P227">a</text:p>
          </table:table-cell>
          <table:table-cell table:style-name="Table1.A2" office:value-type="string">
            <text:p text:style-name="P94"/>
          </table:table-cell>
          <table:table-cell table:style-name="Table1.C2" office:value-type="string">
            <text:p text:style-name="P227"><text:span text:style-name="T537">(D)</text:span>C<text:span text:style-name="T239">LW</text:span>] <text:span text:style-name="T79">Per</text:span><text:span text:style-name="T1"> lo </text:span><text:span text:style-name="T56">(W le)</text:span><text:span text:style-name="T1"> consoil </text:span><text:span text:style-name="T56">(W conseils)</text:span><text:span text:style-name="T1"> de ses amis</text:span></text:p>
          </table:table-cell>
        </table:table-row>
        <table:table-row table:style-name="TableLine94782120600544">
          <table:table-cell table:style-name="Table1.A2" office:value-type="string">
            <text:p text:style-name="P227">b</text:p>
          </table:table-cell>
          <table:table-cell table:style-name="Table1.A2" office:value-type="string">
            <text:p text:style-name="P94"/>
          </table:table-cell>
          <table:table-cell table:style-name="Table1.C2" office:value-type="string">
            <text:p text:style-name="P227"><text:span text:style-name="T537">(D)</text:span>C<text:span text:style-name="T239">LW</text:span>] Sen uuelt <text:span text:style-name="T247">(W veult)</text:span> aler <text:span text:style-name="T247">(W aller)</text:span> en son pais</text:p>
          </table:table-cell>
        </table:table-row>
        <table:table-row table:style-name="TableLine94782112686016">
          <table:table-cell table:style-name="Table1.A2" office:value-type="string">
            <text:p text:style-name="P227">c</text:p>
          </table:table-cell>
          <table:table-cell table:style-name="Table1.A2" office:value-type="string">
            <text:p text:style-name="P94"/>
          </table:table-cell>
          <table:table-cell table:style-name="Table1.C2" office:value-type="string">
            <text:p text:style-name="P227"><text:span text:style-name="T537">(D)</text:span>C<text:span text:style-name="T239">L</text:span>] A damiate sure mer <text:span text:style-name="T247">W] A damiette sur la mer [sur mer CORR IN la mer]</text:span></text:p>
          </table:table-cell>
        </table:table-row>
        <table:table-row table:style-name="TableLine94782112686928">
          <table:table-cell table:style-name="Table1.A2" office:value-type="string">
            <text:p text:style-name="P227">d</text:p>
          </table:table-cell>
          <table:table-cell table:style-name="Table1.A2" office:value-type="string">
            <text:p text:style-name="P94"/>
          </table:table-cell>
          <table:table-cell table:style-name="Table1.C2" office:value-type="string">
            <text:p text:style-name="P48"><text:span text:style-name="T537">(D)</text:span>C<text:span text:style-name="T239">LW</text:span>] A fait .xii. nez aprester <text:span text:style-name="T247">(W douze nefz apprester)</text:span></text:p>
          </table:table-cell>
        </table:table-row>
        <table:table-row table:style-name="TableLine94782126602992">
          <table:table-cell table:style-name="Table1.A2" office:value-type="string">
            <text:p text:style-name="P218">245</text:p>
          </table:table-cell>
          <table:table-cell table:style-name="Table1.A2" office:value-type="string">
            <text:p text:style-name="P80">Son or i met et son argent</text:p>
          </table:table-cell>
          <table:table-cell table:style-name="Table1.C2" office:value-type="string">
            <text:p text:style-name="P49">E] ...mist...</text:p>
          </table:table-cell>
        </table:table-row>
        <table:table-row table:style-name="TableLine94782126603904">
          <table:table-cell table:style-name="Table1.A2" office:value-type="string">
            <text:p text:style-name="P218">246/<text:span text:style-name="T557">25</text:span><text:soft-page-break/><text:span text:style-name="T557">4</text:span></text:p>
          </table:table-cell>
          <table:table-cell table:style-name="Table1.A2" office:value-type="string">
            <text:p text:style-name="P80">Pain et vin et oile et forment</text:p>
          </table:table-cell>
          <table:table-cell table:style-name="Table1.C2" office:value-type="string">
            <text:p text:style-name="P39">C] ...uin oile <text:span text:style-name="T459">et argent</text:span> <text:s/><text:span text:style-name="T359">DEH</text:span><text:span text:style-name="T397">2</text:span><text:span text:style-name="T359">] ...(DE et) char et froment</text:span><text:span text:style-name="T173"> (E forment, H</text:span><text:span text:style-name="T315">2</text:span><text:span text:style-name="T173"> fourment) </text:span><text:span text:style-name="T359">W] ...et auoine </text:span><text:soft-page-break/><text:span text:style-name="T359">froment</text:span></text:p>
          </table:table-cell>
        </table:table-row>
        <table:table-row table:style-name="TableLine94782120773056">
          <table:table-cell table:style-name="Table1.A2" office:value-type="string">
            <text:p text:style-name="P218">247</text:p>
          </table:table-cell>
          <table:table-cell table:style-name="Table1.A2" office:value-type="string">
            <text:p text:style-name="P244">N’i fut a dire garixons (<text:span text:style-name="T204">H Nen fut</text:span> a dire guarisons)</text:p>
          </table:table-cell>
          <table:table-cell table:style-name="Table1.C2" office:value-type="string">
            <text:p text:style-name="P180"><text:span text:style-name="T331">A</text:span><text:span text:style-name="T362">CDEGH</text:span><text:span text:style-name="T398">2</text:span><text:span text:style-name="T362">IKLT</text:span><text:span text:style-name="T331">] </text:span><text:span text:style-name="T361">Non (DGH</text:span><text:span text:style-name="T399">2</text:span><text:span text:style-name="T361">T Nen, EI Ne) fu</text:span><text:span text:style-name="T130">…(L a deire)...(T garisuns) <text:s/></text:span><text:span text:style-name="T361">B] Ni failli onques</text:span><text:span text:style-name="T130">… <text:s/>W] Ne furent...garnison</text:span></text:p>
          </table:table-cell>
        </table:table-row>
        <table:table-row table:style-name="TableLine94782125269952">
          <table:table-cell table:style-name="Table1.A2" office:value-type="string">
            <text:p text:style-name="P24">248</text:p>
          </table:table-cell>
          <table:table-cell table:style-name="Table1.A2" office:value-type="string">
            <text:p text:style-name="P244">A lui ne a ses compaignons</text:p>
          </table:table-cell>
          <table:table-cell table:style-name="Table1.C2" office:value-type="string">
            <text:p text:style-name="P258"><text:span text:style-name="T123">A] </text:span><text:span text:style-name="T124">Am lui… B] Por lui ne por… E] Na lui… H</text:span><text:span text:style-name="T127">2</text:span><text:span text:style-name="T124">] ...et a ces… </text:span><text:span text:style-name="T474">L] Ara </text:span><text:span text:style-name="T486">n</text:span><text:span text:style-name="T474">ia ses</text:span><text:span text:style-name="T124">...</text:span></text:p>
          </table:table-cell>
        </table:table-row>
        <table:table-row table:style-name="TableLine94782125270912">
          <table:table-cell table:style-name="Table1.A2" office:value-type="string">
            <text:p text:style-name="P24">249</text:p>
          </table:table-cell>
          <table:table-cell table:style-name="Table1.A2" office:value-type="string">
            <text:p text:style-name="P244">Seloc voit qu’il s’en velt aler</text:p>
          </table:table-cell>
          <table:table-cell table:style-name="Table1.C2" office:value-type="string">
            <text:p text:style-name="P180">A] ...<text:span text:style-name="T130">ueit...il uelt… B] Selec… C] Soloc...qui… E] ...vit...volt… G] Saloc...uealt… I] ...chi sen… L] ...que sen..</text:span></text:p>
          </table:table-cell>
        </table:table-row>
        <table:table-row table:style-name="TableLine94782124569792">
          <table:table-cell table:style-name="Table1.A2" office:value-type="string">
            <text:p text:style-name="P218">250</text:p>
          </table:table-cell>
          <table:table-cell table:style-name="Table1.A2" office:value-type="string">
            <text:p text:style-name="P244">Teil duel a qu’il ne puet parler</text:p>
          </table:table-cell>
          <table:table-cell table:style-name="Table1.C2" office:value-type="string">
            <text:p text:style-name="P180"><text:span text:style-name="T331">A] </text:span><text:span text:style-name="T361">Et el dolora non puet parler</text:span><text:span text:style-name="T130"> </text:span><text:span text:style-name="T361">CGILTW] Tel dolor (W doulour) a (W ot) ne</text:span><text:span text:style-name="T130">… D] ...que ne… H</text:span><text:span text:style-name="T314">2</text:span><text:span text:style-name="T130">] ...en a ne…</text:span></text:p>
          </table:table-cell>
        </table:table-row>
        <table:table-row table:style-name="TableLine94782130771152">
          <table:table-cell table:style-name="Table1.A2" office:value-type="string">
            <text:p text:style-name="P218">251</text:p>
          </table:table-cell>
          <table:table-cell table:style-name="Table1.A2" office:value-type="string">
            <text:p text:style-name="P244">D’une grant piece mot ne sone</text:p>
          </table:table-cell>
          <table:table-cell table:style-name="Table1.C2" office:value-type="string">
            <text:p text:style-name="P200"/>
          </table:table-cell>
        </table:table-row>
        <table:table-row table:style-name="TableLine94782130772112">
          <table:table-cell table:style-name="Table1.A2" office:value-type="string">
            <text:p text:style-name="P218">252</text:p>
          </table:table-cell>
          <table:table-cell table:style-name="Table1.A2" office:value-type="string">
            <text:p text:style-name="P244">Mai puis (<text:span text:style-name="T204">FH molt</text:span>) doucement l’araisone</text:p>
          </table:table-cell>
          <table:table-cell table:style-name="Table1.C2" office:value-type="string">
            <text:p text:style-name="P93"><text:span text:style-name="T331">B] Apres doucement</text:span>… <text:span text:style-name="T359">DT] Quant parler pot (T puet) si</text:span><text:span text:style-name="T173">… </text:span><text:span text:style-name="T359">E] ...</text:span><text:span text:style-name="T415">mlt </text:span><text:span text:style-name="T363">doucement</text:span><text:span text:style-name="T183">… </text:span><text:span text:style-name="T475">H</text:span><text:span text:style-name="T501">2</text:span><text:span text:style-name="T475">] Qui pour parler si</text:span><text:span text:style-name="T183">...</text:span></text:p>
          </table:table-cell>
        </table:table-row>
        <table:table-row table:style-name="TableLine94782132793920">
          <table:table-cell table:style-name="Table1.A2" office:value-type="string">
            <text:p text:style-name="P218">253</text:p>
          </table:table-cell>
          <table:table-cell table:style-name="Table1.A2" office:value-type="string">
            <text:p text:style-name="P244">Freire volez vos en (<text:span text:style-name="T204">H voleis en vos</text:span>) aler</text:p>
          </table:table-cell>
          <table:table-cell table:style-name="Table1.C2" office:value-type="string">
            <text:p text:style-name="P180">A<text:span text:style-name="T142">BEW</text:span>] ...<text:span text:style-name="T538">vous (A uos) en uolez (W voules) aler <text:s/></text:span><text:span text:style-name="T364">DH</text:span><text:span text:style-name="T400">2</text:span><text:span text:style-name="T364">I] ...uolez (H</text:span><text:span text:style-name="T400">2</text:span><text:span text:style-name="T364"> uoules, I uoles) en uos</text:span><text:span text:style-name="T538"> (H</text:span><text:span text:style-name="T317">2</text:span><text:span text:style-name="T538"> uous)...</text:span></text:p>
          </table:table-cell>
        </table:table-row>
        <table:table-row table:style-name="TableLine94782115764208">
          <table:table-cell table:style-name="Table1.A2" office:value-type="string">
            <text:p text:style-name="P218">254/<text:span text:style-name="T557">262</text:span></text:p>
          </table:table-cell>
          <table:table-cell table:style-name="Table1.A2" office:value-type="string">
            <text:p text:style-name="P244">Oil voir je passera (H passerai) meir</text:p>
          </table:table-cell>
          <table:table-cell table:style-name="Table1.C2" office:value-type="string">
            <text:p text:style-name="P190">B] Voire ie passerai...</text:p>
          </table:table-cell>
        </table:table-row>
        <table:table-row table:style-name="TableLine94782115765168">
          <table:table-cell table:style-name="Table1.A2" office:value-type="string">
            <text:p text:style-name="P232">a </text:p>
          </table:table-cell>
          <table:table-cell table:style-name="Table1.A2" office:value-type="string">
            <text:p text:style-name="P95"/>
          </table:table-cell>
          <table:table-cell table:style-name="Table1.C2" office:value-type="string">
            <text:p text:style-name="P158">E] Mais a dieu vos commant trestous</text:p>
          </table:table-cell>
        </table:table-row>
        <table:table-row table:style-name="TableLine94782137797392">
          <table:table-cell table:style-name="Table1.A2" office:value-type="string">
            <text:p text:style-name="P218">255</text:p>
          </table:table-cell>
          <table:table-cell table:style-name="Table1.A2" office:value-type="string">
            <text:p text:style-name="P244">Biaus freire remaneiz o moi</text:p>
          </table:table-cell>
          <table:table-cell table:style-name="Table1.C2" office:value-type="string">
            <text:p text:style-name="P98">A<text:span text:style-name="T232">T</text:span>] ...<text:span text:style-name="T130">a moi <text:s/></text:span><text:span text:style-name="T361">E] ...o nous</text:span><text:span text:style-name="T130"> <text:s/></text:span><text:span text:style-name="T361">W] ...demoures</text:span><text:span text:style-name="T130">...</text:span></text:p>
          </table:table-cell>
        </table:table-row>
        <table:table-row table:style-name="TableLine94782115177504">
          <table:table-cell table:style-name="Table1.A2" office:value-type="string">
            <text:p text:style-name="P232">a </text:p>
          </table:table-cell>
          <table:table-cell table:style-name="Table1.A2" office:value-type="string">
            <text:p text:style-name="P95"/>
          </table:table-cell>
          <table:table-cell table:style-name="Table1.C2" office:value-type="string">
            <text:p text:style-name="P158">E] En cest pays soiez o moi</text:p>
          </table:table-cell>
        </table:table-row>
        <table:table-row table:style-name="TableLine94782115178464">
          <table:table-cell table:style-name="Table1.A2" office:value-type="string">
            <text:p text:style-name="P218">256</text:p>
          </table:table-cell>
          <table:table-cell table:style-name="Table1.A2" office:value-type="string">
            <text:p text:style-name="P244">Non ferai voir Dites por coi</text:p>
          </table:table-cell>
          <table:table-cell table:style-name="Table1.C2" office:value-type="string">
            <text:p text:style-name="P98">A] ...uoi...</text:p>
          </table:table-cell>
        </table:table-row>
        <table:table-row table:style-name="TableLine94782138370304">
          <table:table-cell table:style-name="Table1.A2" office:value-type="string">
            <text:p text:style-name="P24">257</text:p>
          </table:table-cell>
          <table:table-cell table:style-name="Table1.A2" office:value-type="string">
            <text:p text:style-name="P80">Car (H Que) je n’ay rien en cest pais</text:p>
          </table:table-cell>
          <table:table-cell table:style-name="Table1.C2" office:value-type="string">
            <text:p text:style-name="P98">A] ...<text:span text:style-name="T130">ie ne rien… I] ...rez… L] ...ne nai...</text:span></text:p>
          </table:table-cell>
        </table:table-row>
        <table:table-row table:style-name="TableLine94782142391504">
          <table:table-cell table:style-name="Table1.A2" office:value-type="string">
            <text:p text:style-name="P218">258</text:p>
          </table:table-cell>
          <table:table-cell table:style-name="Table1.A2" office:value-type="string">
            <text:p text:style-name="P244">Je le vos doing touz (H tout) biauz amis</text:p>
          </table:table-cell>
          <table:table-cell table:style-name="Table1.C2" office:value-type="string">
            <text:p text:style-name="P189">C<text:span text:style-name="T225">ILTW</text:span>] ...tot <text:span text:style-name="T247">(W tout)</text:span>…<text:span text:style-name="T225">(I beus)...</text:span> <text:s/><text:span text:style-name="T359">DH</text:span><text:span text:style-name="T397">2</text:span><text:span text:style-name="T359">] ...doing beau (H</text:span><text:span text:style-name="T397">2</text:span><text:span text:style-name="T359"> biax)</text:span><text:span text:style-name="T173"> douz...</text:span></text:p>
          </table:table-cell>
        </table:table-row>
        <table:table-row table:style-name="TableLine94782142392464">
          <table:table-cell table:style-name="Table1.A2" office:value-type="string">
            <text:p text:style-name="P218">259</text:p>
          </table:table-cell>
          <table:table-cell table:style-name="Table1.A2" office:value-type="string">
            <text:p text:style-name="P244">Je veult c’aiez la signorie</text:p>
          </table:table-cell>
          <table:table-cell table:style-name="Table1.C2" office:value-type="string">
            <text:p text:style-name="P166">W] Et vueils que...</text:p>
          </table:table-cell>
        </table:table-row>
        <table:table-row table:style-name="TableLine94782142685936">
          <table:table-cell table:style-name="Table1.A2" office:value-type="string">
            <text:p text:style-name="P218">260</text:p>
          </table:table-cell>
          <table:table-cell table:style-name="Table1.A2" office:value-type="string">
            <text:p text:style-name="P245">Et d’Egypte et de Nubie</text:p>
          </table:table-cell>
          <table:table-cell table:style-name="Table1.C2" office:value-type="string">
            <text:p text:style-name="P132"><text:span text:style-name="T330">B</text:span><text:span text:style-name="T453">H</text:span><text:span text:style-name="T409">2</text:span><text:span text:style-name="T330">] De toute egipte</text:span> <text:span text:style-name="T202">(H</text:span><text:span text:style-name="T318">2</text:span><text:span text:style-name="T202"> egite)</text:span>... <text:span text:style-name="T362">CL] </text:span><text:span text:style-name="T416">Par...par</text:span><text:span text:style-name="T86">...</text:span></text:p>
          </table:table-cell>
        </table:table-row>
        <table:table-row table:style-name="TableLine94782121365376">
          <table:table-cell table:style-name="Table1.A2" office:value-type="string">
            <text:p text:style-name="P218">261</text:p>
          </table:table-cell>
          <table:table-cell table:style-name="Table1.A2" office:value-type="string">
            <text:p text:style-name="P245">Et de Babilone asiment</text:p>
          </table:table-cell>
          <table:table-cell table:style-name="Table1.C2" office:value-type="string">
            <text:p text:style-name="P98">A<text:span text:style-name="T159">CEGILT</text:span>] <text:span text:style-name="T130">De babiloine...</text:span></text:p>
          </table:table-cell>
        </table:table-row>
        <table:table-row table:style-name="TableLine94782121366336">
          <table:table-cell table:style-name="Table1.A2" office:value-type="string">
            <text:p text:style-name="P218">262</text:p>
          </table:table-cell>
          <table:table-cell table:style-name="Table1.A2" office:value-type="string">
            <text:p text:style-name="P245">Vos don (<text:span text:style-name="T204">H doins)</text:span> ge tout le chassement</text:p>
          </table:table-cell>
          <table:table-cell table:style-name="Table1.C2" office:value-type="string">
            <text:p text:style-name="P41">D<text:span text:style-name="T183">EH</text:span><text:span text:style-name="T316">2</text:span><text:span text:style-name="T183">LTW</text:span>] ...<text:span text:style-name="T183">(E la)</text:span>...doing <text:span text:style-name="T202">(H</text:span><text:span text:style-name="T318">2</text:span><text:span text:style-name="T202"> doins, W doint)</text:span>...<text:span text:style-name="T183">(</text:span><text:span text:style-name="T363">H</text:span><text:span text:style-name="T401">2</text:span><text:span text:style-name="T363"> tenement</text:span><text:span text:style-name="T183">)… G] ...toz… </text:span><text:span text:style-name="T363">I] ...tot le saisement</text:span></text:p>
          </table:table-cell>
        </table:table-row>
        <text:soft-page-break/>
        <table:table-row table:style-name="TableLine94782116530256">
          <table:table-cell table:style-name="Table1.A2" office:value-type="string">
            <text:p text:style-name="P218">263</text:p>
          </table:table-cell>
          <table:table-cell table:style-name="Table1.A2" office:value-type="string">
            <text:p text:style-name="P245">Phelipes dit N’en prandra mie</text:p>
          </table:table-cell>
          <table:table-cell table:style-name="Table1.C2" office:value-type="string">
            <text:p text:style-name="P146">C<text:span text:style-name="T184">EGH</text:span><text:span text:style-name="T319">2</text:span><text:span text:style-name="T184">LW</text:span>] ...ne <text:span text:style-name="T184">(EW nel, GH</text:span><text:span text:style-name="T319">2</text:span><text:span text:style-name="T184"> nen)</text:span> prendrai <text:span text:style-name="T192">(G predrai, H</text:span><text:span text:style-name="T320">2 </text:span><text:span text:style-name="T192">penrai, L prandrai, W prendray)</text:span>… <text:span text:style-name="T173">D] ...nou panrai...</text:span></text:p>
          </table:table-cell>
        </table:table-row>
        <table:table-row table:style-name="TableLine94782141926928">
          <table:table-cell table:style-name="Table1.A2" office:value-type="string">
            <text:p text:style-name="P218">264</text:p>
          </table:table-cell>
          <table:table-cell table:style-name="Table1.A2" office:value-type="string">
            <text:p text:style-name="P245">Sertes vos dites grant folie</text:p>
          </table:table-cell>
          <table:table-cell table:style-name="Table1.C2" office:value-type="string">
            <text:p text:style-name="P146"><text:span text:style-name="T331">C</text:span><text:span text:style-name="T358">L</text:span><text:span text:style-name="T331">] …mout dites</text:span>...</text:p>
          </table:table-cell>
        </table:table-row>
        <table:table-row table:style-name="TableLine94782141927888">
          <table:table-cell table:style-name="Table1.A2" office:value-type="string">
            <text:p text:style-name="P24">265/<text:span text:style-name="T558">273</text:span></text:p>
          </table:table-cell>
          <table:table-cell table:style-name="Table1.A2" office:value-type="string">
            <text:p text:style-name="P81">Anneis iestes et je menour</text:p>
          </table:table-cell>
          <table:table-cell table:style-name="Table1.C2" office:value-type="string">
            <text:p text:style-name="P203">D] ...et de monor</text:p>
          </table:table-cell>
        </table:table-row>
        <table:table-row table:style-name="TableLine94782133385440">
          <table:table-cell table:style-name="Table1.A2" office:value-type="string">
            <text:p text:style-name="P218">266</text:p>
          </table:table-cell>
          <table:table-cell table:style-name="Table1.A2" office:value-type="string">
            <text:p text:style-name="P245">Vois doi ge tenir a signor</text:p>
          </table:table-cell>
          <table:table-cell table:style-name="Table1.C2" office:value-type="string">
            <text:p text:style-name="P180"><text:span text:style-name="T331">A</text:span><text:span text:style-name="T359">DGH</text:span><text:span text:style-name="T397">2</text:span><text:span text:style-name="T359">ITW</text:span><text:span text:style-name="T331">] ...pour</text:span> <text:span text:style-name="T173">(DG por, TW par)</text:span>…<text:span text:style-name="T130"> </text:span><text:span text:style-name="T361">CL] Se uous (L uos doi tenir)...</text:span><text:span text:style-name="T417">per</text:span><text:span text:style-name="T361"> seignor</text:span></text:p>
          </table:table-cell>
        </table:table-row>
        <table:table-row table:style-name="TableLine94782117406224">
          <table:table-cell table:style-name="Table1.A2" office:value-type="string">
            <text:p text:style-name="P218">267</text:p>
          </table:table-cell>
          <table:table-cell table:style-name="Table1.A2" office:value-type="string">
            <text:p text:style-name="P245">Frere dit (H d’est) Seloc remenez</text:p>
          </table:table-cell>
          <table:table-cell table:style-name="Table1.C2" office:value-type="string">
            <text:p text:style-name="P87">B<text:span text:style-name="T538">DG</text:span>] Selec <text:span text:style-name="T538">(D Seloz, G Saloc)… </text:span><text:span text:style-name="T364">W] ...demoures</text:span></text:p>
          </table:table-cell>
        </table:table-row>
        <table:table-row table:style-name="TableLine94782117407184">
          <table:table-cell table:style-name="Table1.A2" office:value-type="string">
            <text:p text:style-name="P218">268</text:p>
          </table:table-cell>
          <table:table-cell table:style-name="Table1.A2" office:value-type="string">
            <text:p text:style-name="P245">Ou ensemble o vos m’en (<text:span text:style-name="T204">H me</text:span>) menez</text:p>
          </table:table-cell>
          <table:table-cell table:style-name="Table1.C2" office:value-type="string">
            <text:p text:style-name="P180">A<text:span text:style-name="T173">DEH</text:span><text:span text:style-name="T315">2</text:span><text:span text:style-name="T173">IT</text:span>] ...me…<text:span text:style-name="T130"> <text:s/>CGLT] ...ensemble (T ensenble) uous (LT uos) me (G uos moi)… W] ...menres <text:s/></text:span><text:span text:style-name="T361">B] ...aweques vous</text:span><text:span text:style-name="T130">…</text:span></text:p>
          </table:table-cell>
        </table:table-row>
        <table:table-row table:style-name="TableLine94782135818832">
          <table:table-cell table:style-name="Table1.A2" office:value-type="string">
            <text:p text:style-name="P218">269</text:p>
          </table:table-cell>
          <table:table-cell table:style-name="Table1.A2" office:value-type="string">
            <text:p text:style-name="P245">Si metrons en Gresce signors</text:p>
          </table:table-cell>
          <table:table-cell table:style-name="Table1.C2" office:value-type="string">
            <text:p text:style-name="P98"><text:span text:style-name="T331">A] ...</text:span><text:span text:style-name="T361">seignorie</text:span><text:span text:style-name="T130"> E] ...metons...seignor</text:span></text:p>
          </table:table-cell>
        </table:table-row>
        <table:table-row table:style-name="TableLine94782121213680">
          <table:table-cell table:style-name="Table1.A2" office:value-type="string">
            <text:p text:style-name="P218">270</text:p>
          </table:table-cell>
          <table:table-cell table:style-name="Table1.A2" office:value-type="string">
            <text:p text:style-name="P245">Qui nos maintanrant les honors</text:p>
          </table:table-cell>
          <table:table-cell table:style-name="Table1.C2" office:value-type="string">
            <text:p text:style-name="P98"><text:span text:style-name="T331">A</text:span><text:span text:style-name="T362">CDGH</text:span><text:span text:style-name="T398">2</text:span><text:span text:style-name="T362">IKLT</text:span><text:span text:style-name="T331">] </text:span><text:span text:style-name="T361">Qui (G Que) lai (DH</text:span><text:span text:style-name="T399">2</text:span><text:span text:style-name="T361">I la) maintindront</text:span><text:span text:style-name="T130"> (CD maintendront, G mantendros, H</text:span><text:span text:style-name="T314">2</text:span><text:span text:style-name="T130"> maintenra, I manteront, L mantidront, T maintendra)… </text:span><text:span text:style-name="T361">E] Qui </text:span><text:span text:style-name="T418">mlt </text:span><text:span text:style-name="T436">bien maintendra lonnor</text:span><text:span text:style-name="T24"> <text:s/></text:span><text:span text:style-name="T437">W] Qui maintiendrons les grans</text:span><text:span text:style-name="T57">...</text:span></text:p>
          </table:table-cell>
        </table:table-row>
        <table:table-row table:style-name="TableLine94782121214640">
          <table:table-cell table:style-name="Table1.A2" office:value-type="string">
            <text:p text:style-name="P218">271</text:p>
          </table:table-cell>
          <table:table-cell table:style-name="Table1.A2" office:value-type="string">
            <text:p text:style-name="P245">Le treu nos aporterant</text:p>
          </table:table-cell>
          <table:table-cell table:style-name="Table1.C2" office:value-type="string">
            <text:p text:style-name="P98">A<text:span text:style-name="T225">I</text:span>] <text:span text:style-name="T130">Les treus vos aporteront (I aporterant) <text:s/>D] ...aporteront <text:s/>GL] Les treuz (L treus)… W] Les treux nos apporterons <text:s/>K] ...aporterent</text:span></text:p>
          </table:table-cell>
        </table:table-row>
        <table:table-row table:style-name="TableLine94782132969264">
          <table:table-cell table:style-name="Table1.A2" office:value-type="string">
            <text:p text:style-name="P218">272/<text:span text:style-name="T559">280</text:span></text:p>
          </table:table-cell>
          <table:table-cell table:style-name="Table1.A2" office:value-type="string">
            <text:p text:style-name="P245">Si com il faxoient devant</text:p>
          </table:table-cell>
          <table:table-cell table:style-name="Table1.C2" office:value-type="string">
            <text:p text:style-name="P98">A<text:span text:style-name="T539">CGILT</text:span>] <text:span text:style-name="T130">Ausi (L Ensi, C Et si) comme fesoient (C con faisoient, GL com fasoient, I cum faxoient, T com faisoient)… <text:s text:c="2"/></text:span><text:span text:style-name="T361">B] Jcil qui la terre tenront</text:span><text:span text:style-name="T130"> <text:s/></text:span><text:span text:style-name="T361">DH</text:span><text:span text:style-name="T399">2</text:span><text:span text:style-name="T361">W] Ainsi (H</text:span><text:span text:style-name="T399">2</text:span><text:span text:style-name="T361"> Aussi) com il deuant (H</text:span><text:span text:style-name="T399">2</text:span><text:span text:style-name="T361"> comme deuant, W com dauant) fait ont</text:span><text:span text:style-name="T130"> (W faisiont) <text:s/></text:span><text:span text:style-name="T361">E] Aussi com autre fois fait ont</text:span><text:span text:style-name="T130"> </text:span></text:p>
          </table:table-cell>
        </table:table-row>
        <table:table-row table:style-name="TableLine94782114345680">
          <table:table-cell table:style-name="Table1.A2" office:value-type="string">
            <text:p text:style-name="P226">a</text:p>
          </table:table-cell>
          <table:table-cell table:style-name="Table1.A2" office:value-type="string">
            <text:p text:style-name="P245"/>
          </table:table-cell>
          <table:table-cell table:style-name="Table1.C2" office:value-type="string">
            <text:p text:style-name="P132">B] Ou awecques vous men menez</text:p>
          </table:table-cell>
        </table:table-row>
        <table:table-row table:style-name="Table1.78">
          <table:table-cell table:style-name="Table1.A2" office:value-type="string">
            <text:p text:style-name="P218">273/<text:span text:style-name="T559">281</text:span></text:p>
          </table:table-cell>
          <table:table-cell table:style-name="Table1.A2" office:value-type="string">
            <text:p text:style-name="P245">Vos iestes sages et cortois</text:p>
          </table:table-cell>
          <table:table-cell table:style-name="Table1.C2" office:value-type="string">
            <text:p text:style-name="P132">B<text:span text:style-name="T174">D</text:span>] ---</text:p>
          </table:table-cell>
        </table:table-row>
        <table:table-row table:style-name="TableLine94782144468352">
          <table:table-cell table:style-name="Table1.A2" office:value-type="string">
            <text:p text:style-name="P218">274</text:p>
          </table:table-cell>
          <table:table-cell table:style-name="Table1.A2" office:value-type="string">
            <text:p text:style-name="P245">Si sereiz amiraus et rois</text:p>
          </table:table-cell>
          <table:table-cell table:style-name="Table1.C2" office:value-type="string">
            <text:p text:style-name="P132">B] ---</text:p>
            <text:p text:style-name="P98">A<text:span text:style-name="T159">CGILT</text:span>] <text:span text:style-name="T130">Et serez (C serois, L seroiz, I seres)… <text:s/>D] Vos seroiz...</text:span></text:p>
          </table:table-cell>
        </table:table-row>
        <table:table-row table:style-name="TableLine94782124693408">
          <table:table-cell table:style-name="Table1.A2" office:value-type="string">
            <text:p text:style-name="P230">a</text:p>
          </table:table-cell>
          <table:table-cell table:style-name="Table1.A2" office:value-type="string">
            <text:p text:style-name="P192"/>
          </table:table-cell>
          <table:table-cell table:style-name="Table1.C2" office:value-type="string">
            <text:p text:style-name="P153">D] Et laissiez la terre es grezois</text:p>
          </table:table-cell>
        </table:table-row>
        <table:table-row table:style-name="TableLine94782124694368">
          <table:table-cell table:style-name="Table1.A2" office:value-type="string">
            <text:p text:style-name="P218">275</text:p>
          </table:table-cell>
          <table:table-cell table:style-name="Table1.A2" office:value-type="string">
            <text:p text:style-name="P245">Et ensemble o moi remenez</text:p>
          </table:table-cell>
          <table:table-cell table:style-name="Table1.C2" office:value-type="string">
            <text:p text:style-name="P132">B] ---</text:p>
            <text:p text:style-name="P98">A<text:span text:style-name="T233">TDH2</text:span>] ...<text:span text:style-name="T233">(A Ensenble) ensemble moi remanez <text:s text:c="2"/></text:span><text:span text:style-name="T365">CL] Freres (l Frere) ensemble moi</text:span><text:span text:style-name="T233">… <text:s/>E] Se… GI] Ensenble o moi remandrez (I remanes) <text:s/></text:span><text:span text:style-name="T365">W] Tout.</text:span><text:span text:style-name="T233">..</text:span></text:p>
          </table:table-cell>
        </table:table-row>
        <table:table-row table:style-name="TableLine94782113138544">
          <table:table-cell table:style-name="Table1.A2" office:value-type="string">
            <text:p text:style-name="P218">276</text:p>
          </table:table-cell>
          <table:table-cell table:style-name="Table1.A2" office:value-type="string">
            <text:p text:style-name="P245">Freire fait il por coi parlez</text:p>
          </table:table-cell>
          <table:table-cell table:style-name="Table1.C2" office:value-type="string">
            <text:p text:style-name="P98">A<text:span text:style-name="T240">L</text:span>] …<text:span text:style-name="T130">pour quoi fet il parlez (L fait parlez) </text:span><text:span text:style-name="T361"><text:s/>B] ...dist il plus nemparlez</text:span><text:span text:style-name="T130"> <text:s/>DH</text:span><text:span text:style-name="T314">2</text:span><text:span text:style-name="T130">IT] ...por (H</text:span><text:span text:style-name="T314">2</text:span><text:span text:style-name="T130"> pour) </text:span><text:soft-page-break/><text:span text:style-name="T130">quen (T que en) parlez (I parles) <text:s/>W] ...fait pour quoy en parles</text:span></text:p>
          </table:table-cell>
        </table:table-row>
        <table:table-row table:style-name="TableLine94782129910512">
          <table:table-cell table:style-name="Table1.A2" office:value-type="string">
            <text:p text:style-name="P218">277</text:p>
          </table:table-cell>
          <table:table-cell table:style-name="Table1.A2" office:value-type="string">
            <text:p text:style-name="P245">N’i remandroie por nul plet</text:p>
          </table:table-cell>
          <table:table-cell table:style-name="Table1.C2" office:value-type="string">
            <text:p text:style-name="P180">A] <text:span text:style-name="T130">Non remandroie nul plait <text:s/>BGL] Ne...par (G per, L </text:span><text:span text:style-name="T98">per</text:span><text:span text:style-name="T130">)… CDEH</text:span><text:span text:style-name="T314">2</text:span><text:span text:style-name="T130">I] Ne… <text:s/>T] Nel… </text:span><text:span text:style-name="T361">W] Ne demenroye</text:span><text:span text:style-name="T130">...</text:span></text:p>
          </table:table-cell>
        </table:table-row>
        <table:table-row table:style-name="TableLine94782129911472">
          <table:table-cell table:style-name="Table1.A2" office:value-type="string">
            <text:p text:style-name="P218">278</text:p>
          </table:table-cell>
          <table:table-cell table:style-name="Table1.A2" office:value-type="string">
            <text:p text:style-name="P245">Las que vos ai ge donc mefet</text:p>
          </table:table-cell>
          <table:table-cell table:style-name="Table1.C2" office:value-type="string">
            <text:p text:style-name="P133">B] ...dont… <text:span text:style-name="T366">CDGH</text:span><text:span text:style-name="T402">2</text:span><text:span text:style-name="T366">KLT</text:span><text:span text:style-name="T383">W</text:span><text:span text:style-name="T366">] ...dont (DLT donc, G done, H</text:span><text:span text:style-name="T402">2</text:span><text:span text:style-name="T366"> donques) forfait</text:span><text:span text:style-name="T160"> (H</text:span><text:span text:style-name="T321">2</text:span><text:span text:style-name="T160"> fait, W forffait)</text:span></text:p>
          </table:table-cell>
        </table:table-row>
        <table:table-row table:style-name="TableLine94782127467424">
          <table:table-cell table:style-name="Table1.A2" office:value-type="string">
            <text:p text:style-name="P218">279</text:p>
          </table:table-cell>
          <table:table-cell table:style-name="Table1.A2" office:value-type="string">
            <text:p text:style-name="P245">Quant maix ne vos verais amis</text:p>
          </table:table-cell>
          <table:table-cell table:style-name="Table1.C2" office:value-type="string">
            <text:p text:style-name="P42"><text:span text:style-name="T459">D</text:span><text:span text:style-name="T476">T</text:span><text:span text:style-name="T459">] Car mes </text:span><text:span text:style-name="T233">(T Qua mais)</text:span>… <text:span text:style-name="T192">G] Quant uos ne mais uerai amis <text:s/></text:span><text:span text:style-name="T477">H</text:span><text:span text:style-name="T502">2</text:span><text:span text:style-name="T477">] Car mois ne moi verres</text:span><text:span text:style-name="T192">....</text:span></text:p>
          </table:table-cell>
        </table:table-row>
        <table:table-row table:style-name="TableLine94782141083936">
          <table:table-cell table:style-name="Table1.A2" office:value-type="string">
            <text:p text:style-name="P218">280</text:p>
          </table:table-cell>
          <table:table-cell table:style-name="Table1.A2" office:value-type="string">
            <text:p text:style-name="P245">Si ferez voir en cest pais</text:p>
          </table:table-cell>
          <table:table-cell table:style-name="Table1.C2" office:value-type="string">
            <text:p text:style-name="P57">H<text:span text:style-name="T286">2</text:span>] ...ferai...</text:p>
          </table:table-cell>
        </table:table-row>
        <table:table-row table:style-name="TableLine94782141084704">
          <table:table-cell table:style-name="Table1.A2" office:value-type="string">
            <text:p text:style-name="P218">281</text:p>
          </table:table-cell>
          <table:table-cell table:style-name="Table1.A2" office:value-type="string">
            <text:p text:style-name="P245">Ou la se je en ai mestier</text:p>
          </table:table-cell>
          <table:table-cell table:style-name="Table1.C2" office:value-type="string">
            <text:p text:style-name="P99"><text:span text:style-name="T438">A</text:span><text:span text:style-name="T439">C</text:span><text:span text:style-name="T440">G</text:span><text:span text:style-name="T441">H</text:span><text:span text:style-name="T407">2</text:span><text:span text:style-name="T442">I</text:span><text:span text:style-name="T443">K</text:span><text:span text:style-name="T438">L</text:span><text:span text:style-name="T444">T</text:span><text:span text:style-name="T437">W</text:span><text:span text:style-name="T439">] </text:span><text:span text:style-name="T73">(L O las)</text:span><text:span text:style-name="T14">...si gi </text:span><text:span text:style-name="T29">(</text:span><text:span text:style-name="T73">AL se ie, </text:span><text:span text:style-name="T29">G</text:span><text:span text:style-name="T40">I</text:span><text:span text:style-name="T29"> se ge, </text:span><text:span text:style-name="T44">T si ge</text:span><text:span text:style-name="T29">)</text:span><text:span text:style-name="T14"> nai </text:span><text:span text:style-name="T37">(H</text:span><text:span text:style-name="T300">2</text:span><text:span text:style-name="T37"> se gen ai, </text:span><text:span text:style-name="T57">W se jen ay</text:span><text:span text:style-name="T37">)</text:span><text:span text:style-name="T14"> </text:span><text:span text:style-name="T439">grant</text:span><text:span text:style-name="T14"> </text:span><text:span text:style-name="T73">(A ne </text:span><text:span text:style-name="T105">gnt</text:span><text:span text:style-name="T73">)</text:span><text:span text:style-name="T14">… </text:span><text:span text:style-name="T49"><text:s/></text:span><text:span text:style-name="T77">RIV BD</text:span></text:p>
          </table:table-cell>
        </table:table-row>
        <table:table-row table:style-name="TableLine94782129511520">
          <table:table-cell table:style-name="Table1.A2" office:value-type="string">
            <text:p text:style-name="P218">282</text:p>
          </table:table-cell>
          <table:table-cell table:style-name="Table1.A2" office:value-type="string">
            <text:p text:style-name="P245">Je cuit vos m’i vendreiz aidier</text:p>
          </table:table-cell>
          <table:table-cell table:style-name="Table1.C2" office:value-type="string">
            <text:p text:style-name="P99">A<text:span text:style-name="T160">CGILT</text:span>] <text:span text:style-name="T131">Je croi que (I che) uos (C uous) mirez (CLT miroiz, GI mirois)... <text:s/>BH</text:span><text:span text:style-name="T322">2</text:span><text:span text:style-name="T131">W] Je croi (W croy) vous me (H</text:span><text:span text:style-name="T322">2</text:span><text:span text:style-name="T131"> moi, W my)… <text:s/>D] Je croi que me… <text:s/>E] Me vendrez vos ie cuit aidier</text:span></text:p>
          </table:table-cell>
        </table:table-row>
        <table:table-row table:style-name="TableLine94782118983664">
          <table:table-cell table:style-name="Table1.A2" office:value-type="string">
            <text:p text:style-name="P218">283</text:p>
          </table:table-cell>
          <table:table-cell table:style-name="Table1.A2" office:value-type="string">
            <text:p text:style-name="P246">Se je vos mande mon besoing</text:p>
          </table:table-cell>
          <table:table-cell table:style-name="Table1.C2" office:value-type="string">
            <text:p text:style-name="P133">B] ---</text:p>
            <text:p text:style-name="P107">C] ...maint… EH<text:span text:style-name="T286">2</text:span>] ...mant… T] ...mando… <text:span text:style-name="T240">L] ...mant a… W] ...mandoie a...</text:span></text:p>
          </table:table-cell>
        </table:table-row>
        <table:table-row table:style-name="TableLine94782118984624">
          <table:table-cell table:style-name="Table1.A2" office:value-type="string">
            <text:p text:style-name="P218">284</text:p>
          </table:table-cell>
          <table:table-cell table:style-name="Table1.A2" office:value-type="string">
            <text:p text:style-name="P246">Freire ja ne sereiz tant loing</text:p>
          </table:table-cell>
          <table:table-cell table:style-name="Table1.C2" office:value-type="string">
            <text:p text:style-name="P133">B] ---</text:p>
            <text:p text:style-name="P99">A] ..seras…<text:span text:style-name="T131"> CLW] ...iatant ne serai (L seroig loig)… DEIKT] ...serai… </text:span><text:span text:style-name="T504">G] ...ie ne</text:span><text:span text:style-name="T131">… H</text:span><text:span text:style-name="T322">2</text:span><text:span text:style-name="T131">] ...sere si...</text:span></text:p>
          </table:table-cell>
        </table:table-row>
        <table:table-row table:style-name="TableLine94782125964800">
          <table:table-cell table:style-name="Table1.A2" office:value-type="string">
            <text:p text:style-name="P218">285</text:p>
          </table:table-cell>
          <table:table-cell table:style-name="Table1.A2" office:value-type="string">
            <text:p text:style-name="P246">Se me mandeiz vostre coraige</text:p>
          </table:table-cell>
          <table:table-cell table:style-name="Table1.C2" office:value-type="string">
            <text:p text:style-name="P133"><text:span text:style-name="T331">B] Voire se ie sai vo</text:span>… <text:s/><text:span text:style-name="T367">E] ...le </text:span><text:span text:style-name="T418">vre</text:span><text:span text:style-name="T436"> estage</text:span><text:span text:style-name="T24"> <text:s/></text:span><text:span text:style-name="T38">H</text:span><text:span text:style-name="T301">2</text:span><text:span text:style-name="T38">] ...moi...</text:span></text:p>
          </table:table-cell>
        </table:table-row>
        <table:table-row table:style-name="TableLine94782134887552">
          <table:table-cell table:style-name="Table1.A2" office:value-type="string">
            <text:p text:style-name="P218">286</text:p>
          </table:table-cell>
          <table:table-cell table:style-name="Table1.A2" office:value-type="string">
            <text:p text:style-name="P246">Que per un petitet <text:span text:style-name="T529">(</text:span><text:span text:style-name="T217">H bien petit</text:span><text:span text:style-name="T529">) </text:span>messaige</text:p>
          </table:table-cell>
          <table:table-cell table:style-name="Table1.C2" office:value-type="string">
            <text:p text:style-name="P153">B<text:span text:style-name="T203">H</text:span><text:span text:style-name="T323">2</text:span><text:span text:style-name="T203">T</text:span>] ...par… <text:span text:style-name="T175">D] ...tres petit… GIL] ...(I por)...petit… W] Par vng bien petitet messaige</text:span></text:p>
          </table:table-cell>
        </table:table-row>
        <table:table-row table:style-name="TableLine94782134888512">
          <table:table-cell table:style-name="Table1.A2" office:value-type="string">
            <text:p text:style-name="P218">287</text:p>
          </table:table-cell>
          <table:table-cell table:style-name="Table1.A2" office:value-type="string">
            <text:p text:style-name="P246">Ne faisce tout vostre voloir</text:p>
          </table:table-cell>
          <table:table-cell table:style-name="Table1.C2" office:value-type="string">
            <text:p text:style-name="P5"/>
          </table:table-cell>
        </table:table-row>
        <table:table-row table:style-name="Table1.94">
          <table:table-cell table:style-name="Table1.A2" office:value-type="string">
            <text:p text:style-name="P218">288</text:p>
          </table:table-cell>
          <table:table-cell table:style-name="Table1.A2" office:value-type="string">
            <text:p text:style-name="P246">Tant con ju avra <text:span text:style-name="T529">(H j’averai) </text:span>de pooir</text:p>
          </table:table-cell>
          <table:table-cell table:style-name="Table1.C2" office:value-type="string">
            <text:p text:style-name="P99">A<text:span text:style-name="T226">I</text:span>] ...aurai…<text:span text:style-name="T131"> BD] ...ien auerai (D ie en aurai) pooir CL] ...(C gi) naurai (L nairai)… E] ...iaurai point… <text:s/>G] ...com en aurai… <text:s/>H</text:span><text:span text:style-name="T322">2</text:span><text:span text:style-name="T131">] ...iaurai le… <text:s/>T] ...aurai a… <text:s text:c="2"/>W] De tant com jauray...</text:span></text:p>
          </table:table-cell>
        </table:table-row>
        <table:table-row table:style-name="TableLine94782134494160">
          <table:table-cell table:style-name="Table1.A2" office:value-type="string">
            <text:p text:style-name="P24">289/<text:span text:style-name="T560">297</text:span></text:p>
          </table:table-cell>
          <table:table-cell table:style-name="Table1.A2" office:value-type="string">
            <text:p text:style-name="P82">Li dui freire s’entr’esgardoient</text:p>
          </table:table-cell>
          <table:table-cell table:style-name="Table1.C2" office:value-type="string">
            <text:p text:style-name="P90"><text:span text:style-name="T331">D] ...se regretoient</text:span> <text:s/><text:span text:style-name="T367">E] ...sentrabrachoient</text:span><text:span text:style-name="T184"> <text:s/></text:span><text:span text:style-name="T478">T] ...sentregretoient</text:span></text:p>
          </table:table-cell>
        </table:table-row>
        <table:table-row table:style-name="TableLine94782134495024">
          <table:table-cell table:style-name="Table1.A2" office:value-type="string">
            <text:p text:style-name="P24">290</text:p>
          </table:table-cell>
          <table:table-cell table:style-name="Table1.A2" office:value-type="string">
            <text:p text:style-name="P82">Larmes des eulz lor descendoient</text:p>
          </table:table-cell>
          <table:table-cell table:style-name="Table1.C2" office:value-type="string">
            <text:p text:style-name="P209"/>
          </table:table-cell>
        </table:table-row>
        <table:table-row table:style-name="Table1.97">
          <table:table-cell table:style-name="Table1.A2" office:value-type="string">
            <text:p text:style-name="P24">291</text:p>
          </table:table-cell>
          <table:table-cell table:style-name="Table1.A2" office:value-type="string">
            <text:p text:style-name="P82">Si que tuit cil de la citeyt</text:p>
          </table:table-cell>
          <table:table-cell table:style-name="Table1.C2" office:value-type="string">
            <text:p text:style-name="P209"/>
          </table:table-cell>
        </table:table-row>
        <table:table-row table:style-name="TableLine94782128832080">
          <table:table-cell table:style-name="Table1.A2" office:value-type="string">
            <text:p text:style-name="P24">292</text:p>
          </table:table-cell>
          <table:table-cell table:style-name="Table1.A2" office:value-type="string">
            <text:p text:style-name="P82">Em ploroient <text:span text:style-name="T529">por la piteit</text:span></text:p>
          </table:table-cell>
          <table:table-cell table:style-name="Table1.C2" office:value-type="string">
            <text:p text:style-name="P181">A<text:span text:style-name="T540">DEH</text:span><text:span text:style-name="T324">2</text:span><text:span text:style-name="T540">GT</text:span>] ...<text:span text:style-name="T131">de (DEH</text:span><text:span text:style-name="T322">2</text:span><text:span text:style-name="T131"> de la) pite (A pitie, T pitee) <text:s text:c="2"/>BW] ...tout (W tous) de pite (W pitie) <text:s/>CL] Ensens ploroient de pite </text:span></text:p>
          </table:table-cell>
        </table:table-row>
        <table:table-row table:style-name="TableLine94782143584448">
          <table:table-cell table:style-name="Table1.A2" office:value-type="string">
            <text:p text:style-name="P218">293</text:p>
          </table:table-cell>
          <table:table-cell table:style-name="Table1.A2" office:value-type="string">
            <text:p text:style-name="P247">Phelipes prant de toutz congié</text:p>
          </table:table-cell>
          <table:table-cell table:style-name="Table1.C2" office:value-type="string">
            <text:p text:style-name="P99"><text:span text:style-name="T5">A] ...</text:span><text:span text:style-name="T4">de tout… </text:span><text:span text:style-name="T9">B] ...prist… </text:span><text:span text:style-name="T445">D</text:span><text:span text:style-name="T446">H</text:span><text:span text:style-name="T408">2</text:span><text:span text:style-name="T445">] ...de lui</text:span><text:span text:style-name="T19">… </text:span><text:span text:style-name="T50">L] ..prent </text:span><text:span text:style-name="T494">de de </text:span><text:span text:style-name="T50">toiz...</text:span></text:p>
          </table:table-cell>
        </table:table-row>
        <text:soft-page-break/>
        <table:table-row table:style-name="TableLine94782143585408">
          <table:table-cell table:style-name="Table1.A2" office:value-type="string">
            <text:p text:style-name="P218">294</text:p>
          </table:table-cell>
          <table:table-cell table:style-name="Table1.A2" office:value-type="string">
            <text:p text:style-name="P247">Et tuit a chevalz et a pié</text:p>
          </table:table-cell>
          <table:table-cell table:style-name="Table1.C2" office:value-type="string">
            <text:p text:style-name="P113"><text:span text:style-name="T368">B] Cil acheual et cil apiet</text:span><text:span text:style-name="T143"> <text:s/>GW] ...toz (W tous)...</text:span></text:p>
          </table:table-cell>
        </table:table-row>
        <table:table-row table:style-name="TableLine94782133901504">
          <table:table-cell table:style-name="Table1.A2" office:value-type="string">
            <text:p text:style-name="P218">295</text:p>
          </table:table-cell>
          <table:table-cell table:style-name="Table1.A2" office:value-type="string">
            <text:p text:style-name="P247">L’ont convoié de mout boen grez</text:p>
          </table:table-cell>
          <table:table-cell table:style-name="Table1.C2" office:value-type="string">
            <text:p text:style-name="P147">C<text:span text:style-name="T241">L</text:span>] ...de bon gre</text:p>
          </table:table-cell>
        </table:table-row>
        <table:table-row table:style-name="TableLine94782132254704">
          <table:table-cell table:style-name="Table1.A2" office:value-type="string">
            <text:p text:style-name="P218">296</text:p>
          </table:table-cell>
          <table:table-cell table:style-name="Table1.A2" office:value-type="string">
            <text:p text:style-name="P247">A Damiate la cyteiz</text:p>
          </table:table-cell>
          <table:table-cell table:style-name="Table1.C2" office:value-type="string">
            <text:p text:style-name="P99">A] ...damaice…<text:span text:style-name="T131"> D] ...damiote… EH</text:span><text:span text:style-name="T322">2</text:span><text:span text:style-name="T131">TW] ...damiete (H</text:span><text:span text:style-name="T322">2</text:span><text:span text:style-name="T131"> dammiette, W damiette)</text:span></text:p>
          </table:table-cell>
        </table:table-row>
        <table:table-row table:style-name="TableLine94782132255664">
          <table:table-cell table:style-name="Table1.A2" office:value-type="string">
            <text:p text:style-name="P219">297</text:p>
          </table:table-cell>
          <table:table-cell table:style-name="Table1.A2" office:value-type="string">
            <text:p text:style-name="P247">Seloc (H Delos) avec son frere aloit</text:p>
          </table:table-cell>
          <table:table-cell table:style-name="Table1.C2" office:value-type="string">
            <text:p text:style-name="P27">B] Selec… <text:span text:style-name="T193">G] Saloc… L] Seloc auoc...</text:span></text:p>
          </table:table-cell>
        </table:table-row>
        <table:table-row table:style-name="TableLine94782136591488">
          <table:table-cell table:style-name="Table1.A2" office:value-type="string">
            <text:p text:style-name="P219">298/<text:span text:style-name="T560">303</text:span></text:p>
          </table:table-cell>
          <table:table-cell table:style-name="Table1.A2" office:value-type="string">
            <text:p text:style-name="P4">Qui de mout estoit de grant valour</text:p>
          </table:table-cell>
          <table:table-cell table:style-name="Table1.C2" office:value-type="string">
            <text:p text:style-name="P182">A<text:span text:style-name="T160">CILTW</text:span>] <text:span text:style-name="T541">Qui (AI Que) </text:span><text:span text:style-name="T80">mlt</text:span><text:span text:style-name="T132"> (C mout, W moult) de bon (C bone, I buon, W bonne) amor (A amour)… <text:s/>DH</text:span><text:span text:style-name="T325">2</text:span><text:span text:style-name="T132">] Qui de </text:span><text:span text:style-name="T87">mlt</text:span><text:span text:style-name="T176"> bone (H</text:span><text:span text:style-name="T326">2</text:span><text:span text:style-name="T176"> bonne) amor (H</text:span><text:span text:style-name="T326">2</text:span><text:span text:style-name="T176"> amour)… <text:s/>B] Qui </text:span><text:span text:style-name="T81">mlt</text:span><text:span text:style-name="T144"> de loial cuer lamoit <text:s/>GK] Que </text:span><text:span text:style-name="T95">mlt</text:span><text:span text:style-name="T193"> de buen cuer… </text:span><text:span text:style-name="T218">RIV</text:span></text:p>
          </table:table-cell>
        </table:table-row>
        <table:table-row table:style-name="TableLine94782122973184">
          <table:table-cell table:style-name="Table1.A2" office:value-type="string">
            <text:p text:style-name="P235">a</text:p>
          </table:table-cell>
          <table:table-cell table:style-name="Table1.A2" office:value-type="string">
            <text:p text:style-name="P247"/>
          </table:table-cell>
          <table:table-cell table:style-name="Table1.C2" office:value-type="string">
            <text:p text:style-name="P62">W] En damiette sout entor</text:p>
          </table:table-cell>
        </table:table-row>
        <table:table-row table:style-name="TableLine94782122974144">
          <table:table-cell table:style-name="Table1.A2" office:value-type="string">
            <text:p text:style-name="P235">b</text:p>
          </table:table-cell>
          <table:table-cell table:style-name="Table1.A2" office:value-type="string">
            <text:p text:style-name="P210"/>
          </table:table-cell>
          <table:table-cell table:style-name="Table1.C2" office:value-type="string">
            <text:p text:style-name="P62">W] Moult orrent en bon ore</text:p>
          </table:table-cell>
        </table:table-row>
        <table:table-row table:style-name="TableLine94782120597616">
          <table:table-cell table:style-name="Table1.A2" office:value-type="string">
            <text:p text:style-name="P219">299</text:p>
          </table:table-cell>
          <table:table-cell table:style-name="Table1.A2" office:value-type="string">
            <text:p text:style-name="P247">A Damiette ot un signour</text:p>
          </table:table-cell>
          <table:table-cell table:style-name="Table1.C2" office:value-type="string">
            <text:p text:style-name="P50">E] En… <text:span text:style-name="T203">H</text:span><text:span text:style-name="T323">2</text:span><text:span text:style-name="T203">TW] ...dammiette (T damiete, W damiette)… I] ...Damiate… </text:span></text:p>
          </table:table-cell>
        </table:table-row>
        <table:table-row table:style-name="TableLine94782114142096">
          <table:table-cell table:style-name="Table1.A2" office:value-type="string">
            <text:p text:style-name="P219">300</text:p>
          </table:table-cell>
          <table:table-cell table:style-name="Table1.A2" office:value-type="string">
            <text:p text:style-name="P4">Qui moult estoit de grant valour</text:p>
          </table:table-cell>
          <table:table-cell table:style-name="Table1.C2" office:value-type="string">
            <text:p text:style-name="P109"><text:span text:style-name="T331">A</text:span><text:span text:style-name="T369">GIKLT</text:span><text:span text:style-name="T331">] ...honor</text:span> <text:span text:style-name="T193">(G hennor, T henor)</text:span> <text:s/><text:span text:style-name="T366">C] ...renon</text:span><text:span text:style-name="T160"> <text:s/>DH2] Qui </text:span><text:span text:style-name="T87">mlt</text:span><text:span text:style-name="T19"> lamoit de bone </text:span><text:span text:style-name="T38">(H2 bonne)</text:span><text:span text:style-name="T19"> amour </text:span><text:span text:style-name="T24">E] Qui </text:span><text:span text:style-name="T91">mlt</text:span><text:span text:style-name="T24"> de bonne amor… </text:span><text:span text:style-name="T58"><text:s text:c="2"/></text:span><text:span text:style-name="T447">W] En qui auoit mo</text:span><text:span text:style-name="T448">u</text:span><text:span text:style-name="T447">lt grant honnour</text:span><text:span text:style-name="T58"> </text:span><text:span text:style-name="T78">RIV DH2E</text:span></text:p>
          </table:table-cell>
        </table:table-row>
        <table:table-row table:style-name="TableLine94782114143056">
          <table:table-cell table:style-name="Table1.A2" office:value-type="string">
            <text:p text:style-name="P107">301</text:p>
          </table:table-cell>
          <table:table-cell table:style-name="Table1.A2" office:value-type="string">
            <text:p text:style-name="P170">Saiges estoit et honoreiz</text:p>
          </table:table-cell>
          <table:table-cell table:style-name="Table1.C2" office:value-type="string">
            <text:p text:style-name="P134">B] ...fu et <text:span text:style-name="T79">mlt…</text:span><text:span text:style-name="T1"> <text:s/></text:span><text:span text:style-name="T436">E] Sages et preus</text:span><text:span text:style-name="T24">… <text:s/></text:span><text:span text:style-name="T495">H</text:span><text:span text:style-name="T503">2</text:span><text:span text:style-name="T495">] Jounes</text:span><text:span text:style-name="T38">...</text:span></text:p>
          </table:table-cell>
        </table:table-row>
        <table:table-row table:style-name="TableLine94782119937216">
          <table:table-cell table:style-name="Table1.A2" office:value-type="string">
            <text:p text:style-name="P107">302</text:p>
          </table:table-cell>
          <table:table-cell table:style-name="Table1.A2" office:value-type="string">
            <text:p text:style-name="P170">Melions estoit apeleiz</text:p>
          </table:table-cell>
          <table:table-cell table:style-name="Table1.C2" office:value-type="string">
            <text:p text:style-name="P112">A<text:span text:style-name="T144">BCDEGIKLT</text:span>] ...Meleon <text:span text:style-name="T144">(BCLW Meleons)…</text:span> <text:span text:style-name="T203">H</text:span><text:span text:style-name="T323">2</text:span><text:span text:style-name="T203">] Menon… </text:span><text:span text:style-name="T219">RIV H2T</text:span></text:p>
          </table:table-cell>
        </table:table-row>
        <table:table-row table:style-name="TableLine94782136818400">
          <table:table-cell table:style-name="Table1.A2" office:value-type="string">
            <text:p text:style-name="P107">303</text:p>
          </table:table-cell>
          <table:table-cell table:style-name="Table1.A2" office:value-type="string">
            <text:p text:style-name="P170">Cil est venus a Phelipon</text:p>
          </table:table-cell>
          <table:table-cell table:style-name="Table1.C2" office:value-type="string">
            <text:p text:style-name="P100">A<text:span text:style-name="T160">CDEGILTW</text:span>] <text:span text:style-name="T132">Il… H</text:span><text:span text:style-name="T325">2</text:span><text:span text:style-name="T132">] La… </text:span><text:span text:style-name="T220">RIV B</text:span></text:p>
          </table:table-cell>
        </table:table-row>
        <table:table-row table:style-name="TableLine94782136819360">
          <table:table-cell table:style-name="Table1.A2" office:value-type="string">
            <text:p text:style-name="P219">304</text:p>
          </table:table-cell>
          <table:table-cell table:style-name="Table1.A2" office:value-type="string">
            <text:p text:style-name="P247">Doucement l’ait mis a raison</text:p>
          </table:table-cell>
          <table:table-cell table:style-name="Table1.C112" office:value-type="string">
            <text:p text:style-name="P58">I] ...le mis...</text:p>
          </table:table-cell>
        </table:table-row>
        <table:table-row table:style-name="TableLine94782117904512">
          <table:table-cell table:style-name="Table1.A2" office:value-type="string">
            <text:p text:style-name="P219">305</text:p>
          </table:table-cell>
          <table:table-cell table:style-name="Table1.A2" office:value-type="string">
            <text:p text:style-name="P247">Sire de ton freire et de toy</text:p>
          </table:table-cell>
          <table:table-cell table:style-name="Table1.C112" office:value-type="string">
            <text:p text:style-name="P135"/>
          </table:table-cell>
        </table:table-row>
        <table:table-row table:style-name="TableLine94782130229552">
          <table:table-cell table:style-name="Table1.A2" office:value-type="string">
            <text:p text:style-name="P219">306/<text:span text:style-name="T561">314</text:span></text:p>
          </table:table-cell>
          <table:table-cell table:style-name="Table1.A2" office:value-type="string">
            <text:p text:style-name="P247">Sui ge bien chaseiz endroit moy</text:p>
          </table:table-cell>
          <table:table-cell table:style-name="Table1.C112" office:value-type="string">
            <text:p text:style-name="P134"><text:span text:style-name="T459">B] Sui ge bien sages</text:span>... [una mano successiva corregge sages in chazés] <text:s/><text:span text:style-name="T479">CIL] Soi ie (I Sui ge) bien sachez (I saches, L sachiez)</text:span><text:span text:style-name="T160">… <text:s/>DH</text:span><text:span text:style-name="T321">2</text:span><text:span text:style-name="T160">] Sui bien...de moi <text:s/></text:span><text:span text:style-name="T454">W] Tient jay grant terre endroit de moy</text:span></text:p>
          </table:table-cell>
        </table:table-row>
        <table:table-row table:style-name="TableLine94782117940352">
          <table:table-cell table:style-name="Table1.A2" office:value-type="string">
            <text:p text:style-name="P219">307</text:p>
          </table:table-cell>
          <table:table-cell table:style-name="Table1.A2" office:value-type="string">
            <text:p text:style-name="P247">Ju aitz II fis prous (<text:span text:style-name="T204">H biaus</text:span>) et courtois</text:p>
          </table:table-cell>
          <table:table-cell table:style-name="Table1.C112" office:value-type="string">
            <text:p text:style-name="P134"><text:span text:style-name="T331">B</text:span><text:span text:style-name="T370">D</text:span><text:span text:style-name="T331">] ...fius </text:span><text:span text:style-name="T370">(D filz)</text:span><text:span text:style-name="T331"> biaus </text:span><text:span text:style-name="T370">(D beaux)</text:span><text:span text:style-name="T331"> et cortois</text:span> <text:span text:style-name="T227">I] Je audois...</text:span></text:p>
          </table:table-cell>
        </table:table-row>
        <table:table-row table:style-name="TableLine94782117941312">
          <table:table-cell table:style-name="Table1.A2" office:value-type="string">
            <text:p text:style-name="P219">308</text:p>
          </table:table-cell>
          <table:table-cell table:style-name="Table1.A2" office:value-type="string">
            <text:p text:style-name="P248">Plus beaus nen ait ne coens ne rois</text:p>
          </table:table-cell>
          <table:table-cell table:style-name="Table1.C112" office:value-type="string">
            <text:p text:style-name="P100"><text:span text:style-name="T132">ACEGILTW] Nen (I Ne, L Non) a plus (A Non plus) belz (AEL biaus, I beus, T beuz, W beaulx) ne (G biax contes)… </text:span><text:span text:style-name="T371">D] Plus </text:span><text:span text:style-name="T419">pro</text:span><text:span text:style-name="T445">uz ne a</text:span><text:span text:style-name="T19">… </text:span></text:p>
          </table:table-cell>
        </table:table-row>
        <table:table-row table:style-name="TableLine94782132422848">
          <table:table-cell table:style-name="Table1.A2" office:value-type="string">
            <text:p text:style-name="P219">309</text:p>
          </table:table-cell>
          <table:table-cell table:style-name="Table1.A2" office:value-type="string">
            <text:p text:style-name="P248">Car il sont et fors <text:span text:style-name="T531">(H fort)</text:span> et legier</text:p>
          </table:table-cell>
          <table:table-cell table:style-name="Table1.C112" office:value-type="string">
            <text:p text:style-name="P100"><text:span text:style-name="T331">A</text:span><text:span text:style-name="T372">CDEGH</text:span><text:span text:style-name="T403">2</text:span><text:span text:style-name="T452">I</text:span><text:span text:style-name="T372">KLTW</text:span><text:span text:style-name="T331">] </text:span><text:span text:style-name="T371">Par foi (G foiz, H</text:span><text:span text:style-name="T404">2</text:span><text:span text:style-name="T371">W foy) il sont (AEKL sunt) fort </text:span><text:span text:style-name="T132">(AK forz, W fors, </text:span><text:span text:style-name="T371">E prei</text:span><text:span text:style-name="T132">)… </text:span><text:span text:style-name="T371">B] Certes il sont fort</text:span><text:span text:style-name="T132">...</text:span></text:p>
          </table:table-cell>
        </table:table-row>
        <table:table-row table:style-name="TableLine94782137737312">
          <table:table-cell table:style-name="Table1.A2" office:value-type="string">
            <text:p text:style-name="P219">310</text:p>
          </table:table-cell>
          <table:table-cell table:style-name="Table1.A2" office:value-type="string">
            <text:p text:style-name="P83">Et si sont andui chevelier</text:p>
          </table:table-cell>
          <table:table-cell table:style-name="Table1.C112" office:value-type="string">
            <text:p text:style-name="P100"><text:span text:style-name="T331">A</text:span><text:span text:style-name="T373">BCEGIKLTW</text:span><text:span text:style-name="T331">] </text:span><text:span text:style-name="T374">Et si (AK Et si, CL Et se) sont (AIK sunt) </text:span><text:span text:style-name="T420">mlt</text:span><text:span text:style-name="T449"> </text:span><text:span text:style-name="T450">(C mout, </text:span><text:span text:style-name="T447">W moult</text:span><text:span text:style-name="T450">) </text:span><text:span text:style-name="T449">bon</text:span><text:span text:style-name="T6"> </text:span><text:span text:style-name="T30">(G buen, </text:span><text:span text:style-name="T41">I buez, </text:span><text:span text:style-name="T58">W bous</text:span><text:span text:style-name="T30">)...</text:span></text:p>
          </table:table-cell>
        </table:table-row>
        <text:soft-page-break/>
        <table:table-row table:style-name="TableLine94782137738272">
          <table:table-cell table:style-name="Table1.A2" office:value-type="string">
            <text:p text:style-name="P219">311</text:p>
          </table:table-cell>
          <table:table-cell table:style-name="Table1.A2" office:value-type="string">
            <text:p text:style-name="P248">Alyodes est ly anneis</text:p>
          </table:table-cell>
          <table:table-cell table:style-name="Table1.C112" office:value-type="string">
            <text:p text:style-name="P100">A<text:span text:style-name="T145">BCDEGILTW</text:span>] <text:span text:style-name="T132">Aliodas (D Aliodaz, E Alyodas)… H</text:span><text:span text:style-name="T325">2</text:span><text:span text:style-name="T132">] Elyodas… </text:span><text:span text:style-name="T220">RIV G(K)</text:span></text:p>
          </table:table-cell>
        </table:table-row>
        <table:table-row table:style-name="TableLine94782144038432">
          <table:table-cell table:style-name="Table1.A2" office:value-type="string">
            <text:p text:style-name="P219">312</text:p>
          </table:table-cell>
          <table:table-cell table:style-name="Table1.A2" office:value-type="string">
            <text:p text:style-name="P248">Damians est l’autre nommeis</text:p>
          </table:table-cell>
          <table:table-cell table:style-name="Table1.C112" office:value-type="string">
            <text:p text:style-name="P43">D<text:span text:style-name="T542">H</text:span><text:span text:style-name="T327">2</text:span><text:span text:style-name="T542">TW</text:span>] Damieins <text:span text:style-name="T542">(H</text:span><text:span text:style-name="T327">2</text:span><text:span text:style-name="T542"> Dammiens, T Damiains, W Damiens)</text:span>… <text:s/><text:span text:style-name="T369">G]</text:span><text:span text:style-name="T193"> Damiain...</text:span><text:span text:style-name="T369">apelez </text:span><text:span text:style-name="T193"><text:s/></text:span><text:span text:style-name="T218">RIV CL</text:span></text:p>
          </table:table-cell>
        </table:table-row>
        <table:table-row table:style-name="Table1.121">
          <table:table-cell table:style-name="Table1.A2" office:value-type="string">
            <text:p text:style-name="P219">313</text:p>
          </table:table-cell>
          <table:table-cell table:style-name="Table1.A2" office:value-type="string">
            <text:p text:style-name="P248">Le menour en moenras o toi</text:p>
          </table:table-cell>
          <table:table-cell table:style-name="Table1.C112" office:value-type="string">
            <text:p text:style-name="P105">A<text:span text:style-name="T234">T</text:span>] ...<text:span text:style-name="T132">a toi… </text:span><text:span text:style-name="T371">B] J cellui</text:span><text:span text:style-name="T132"> enmanras… <text:s/></text:span><text:span text:style-name="T371">DEH</text:span><text:span text:style-name="T404">2</text:span><text:span text:style-name="T371">] ...moinne (E maine, H</text:span><text:span text:style-name="T404">2</text:span><text:span text:style-name="T371"> mainne) auec</text:span><text:span text:style-name="T132"> (E auoec)… </text:span><text:span text:style-name="T480">W] ...en toy</text:span></text:p>
          </table:table-cell>
        </table:table-row>
        <table:table-row table:style-name="TableLine94782137871424">
          <table:table-cell table:style-name="Table1.A2" office:value-type="string">
            <text:p text:style-name="P219">314</text:p>
          </table:table-cell>
          <table:table-cell table:style-name="Table1.A2" office:value-type="string">
            <text:p text:style-name="P248">Il t’avrait boen mestier se croi</text:p>
          </table:table-cell>
          <table:table-cell table:style-name="Table1.C112" office:value-type="string">
            <text:p text:style-name="P100">A<text:span text:style-name="T161">CDGL</text:span>] ...<text:span text:style-name="T132">taura bien...</text:span></text:p>
          </table:table-cell>
        </table:table-row>
        <table:table-row table:style-name="Table1.123">
          <table:table-cell table:style-name="Table1.A2" office:value-type="string">
            <text:p text:style-name="P219">315</text:p>
          </table:table-cell>
          <table:table-cell table:style-name="Table1.A2" office:value-type="string">
            <text:p text:style-name="P248">Car el mons nen ait chevellier</text:p>
          </table:table-cell>
          <table:table-cell table:style-name="Table1.C112" office:value-type="string">
            <text:p text:style-name="P100">A] ...<text:span text:style-name="T132">al.. <text:s/>BCDEH</text:span><text:span text:style-name="T325">2</text:span><text:span text:style-name="T132">IL] ...na (C non a, I n a)… <text:s/></text:span><text:span text:style-name="T480">T] ...nel poche...</text:span></text:p>
          </table:table-cell>
        </table:table-row>
        <table:table-row table:style-name="Table1.124">
          <table:table-cell table:style-name="Table1.A2" office:value-type="string">
            <text:p text:style-name="P219">316</text:p>
          </table:table-cell>
          <table:table-cell table:style-name="Table1.A2" office:value-type="string">
            <text:p text:style-name="P248">Ton droit n’i puisse deraignier <text:span text:style-name="T531">(H desrannier)</text:span></text:p>
          </table:table-cell>
          <table:table-cell table:style-name="Table1.C112" office:value-type="string">
            <text:p text:style-name="P100">A] <text:span text:style-name="T132">Ton droit uoil puisses… <text:s/></text:span><text:span text:style-name="T371">BE] Miex sache</text:span><text:span text:style-name="T132"> son (E ton) droit…(E desraisnier) <text:s/></text:span><text:span text:style-name="T371"><text:s/>CLW]</text:span><text:span text:style-name="T132"> ...(L i puisse, W ne puisse)...</text:span><text:span text:style-name="T371">chalongier</text:span><text:span text:style-name="T132"> (W calengier) <text:s/></text:span><text:span text:style-name="T371">DH</text:span><text:span text:style-name="T404">2</text:span><text:span text:style-name="T371">] Vers cui ton droit nost (H</text:span><text:span text:style-name="T404">2</text:span><text:span text:style-name="T371"> nost ton droit) desranier</text:span><text:span text:style-name="T132"> (H</text:span><text:span text:style-name="T325">2</text:span><text:span text:style-name="T132"> desrainier) <text:s text:c="2"/>G] Son...ni i puise derasnier <text:s text:c="2"/></text:span><text:span text:style-name="T371">I] Ton droit meus poise</text:span><text:span text:style-name="T132">… </text:span><text:span text:style-name="T220">RIV A</text:span></text:p>
          </table:table-cell>
        </table:table-row>
        <table:table-row table:style-name="Table1.125">
          <table:table-cell table:style-name="Table1.A2" office:value-type="string">
            <text:p text:style-name="P219">317</text:p>
          </table:table-cell>
          <table:table-cell table:style-name="Table1.A2" office:value-type="string">
            <text:p text:style-name="P248">Grant mestier t’avrait en la <text:span text:style-name="T531">(</text:span><text:span text:style-name="T221">H ta</text:span><text:span text:style-name="T531">) </text:span>terre</text:p>
          </table:table-cell>
          <table:table-cell table:style-name="Table1.C112" office:value-type="string">
            <text:p text:style-name="P100">A<text:span text:style-name="T542">BEGI</text:span>] ...taura <text:span text:style-name="T542">(B aura)</text:span>…<text:span text:style-name="T132"> <text:s/>CDLW] ...taura en ta...</text:span></text:p>
          </table:table-cell>
        </table:table-row>
        <table:table-row table:style-name="Table1.126">
          <table:table-cell table:style-name="Table1.A2" office:value-type="string">
            <text:p text:style-name="P219">318</text:p>
          </table:table-cell>
          <table:table-cell table:style-name="Table1.A2" office:value-type="string">
            <text:p text:style-name="P248">Assez seit de plait et de guerre</text:p>
          </table:table-cell>
          <table:table-cell table:style-name="Table1.C112" office:value-type="string">
            <text:p text:style-name="P136"><text:span text:style-name="T331">B] Car </text:span><text:span text:style-name="T410">mlt</text:span><text:span text:style-name="T421"> sceit</text:span><text:span text:style-name="T1">… </text:span><text:span text:style-name="T41">I] ...plas...</text:span></text:p>
          </table:table-cell>
        </table:table-row>
        <table:table-row table:style-name="Table1.126">
          <table:table-cell table:style-name="Table1.A2" office:value-type="string">
            <text:p text:style-name="P219">319</text:p>
          </table:table-cell>
          <table:table-cell table:style-name="Table1.A2" office:value-type="string">
            <text:p text:style-name="P248">Saiges, parlant <text:span text:style-name="T531">(</text:span><text:span text:style-name="T221">H Sages parlans</text:span><text:span text:style-name="T531">)</text:span> est par mesure</text:p>
          </table:table-cell>
          <table:table-cell table:style-name="Table1.C112" office:value-type="string">
            <text:p text:style-name="P136">B<text:span text:style-name="T234">T</text:span>] ...parlans <text:span text:style-name="T234">(T parlanz)</text:span> et par… <text:span text:style-name="T176">DH</text:span><text:span text:style-name="T326">2</text:span><text:span text:style-name="T176">W] ...parlanz (H</text:span><text:span text:style-name="T326">2</text:span><text:span text:style-name="T176">W parlans) est a... E] ...parliers est a… GIL] ...parlans (L parlanz)… </text:span><text:span text:style-name="T222">RIV C</text:span></text:p>
          </table:table-cell>
        </table:table-row>
        <table:table-row table:style-name="Table1.126">
          <table:table-cell table:style-name="Table1.A2" office:value-type="string">
            <text:p text:style-name="P219">320</text:p>
          </table:table-cell>
          <table:table-cell table:style-name="Table1.A2" office:value-type="string">
            <text:p text:style-name="P248">Et conoist bien tort et droiture</text:p>
          </table:table-cell>
          <table:table-cell table:style-name="Table1.C112" office:value-type="string">
            <text:p text:style-name="P136">B] Si… <text:span text:style-name="T481">C] Et si...bien droit</text:span><text:span text:style-name="T161">… </text:span><text:span text:style-name="T205">INIZIA PRIMA LACUNA DI H2</text:span></text:p>
          </table:table-cell>
        </table:table-row>
        <table:table-row table:style-name="Table1.126">
          <table:table-cell table:style-name="Table1.A2" office:value-type="string">
            <text:p text:style-name="P219">321</text:p>
          </table:table-cell>
          <table:table-cell table:style-name="Table1.A2" office:value-type="string">
            <text:p text:style-name="P248">A povre homme n’aimme tansier</text:p>
          </table:table-cell>
          <table:table-cell table:style-name="Table1.C112" office:value-type="string">
            <text:p text:style-name="P108">D] ---</text:p>
            <text:p text:style-name="P136"><text:span text:style-name="T331">B] ...ne sceit tencier</text:span> <text:s/><text:span text:style-name="T234">T] ...atencier <text:s/></text:span><text:span text:style-name="T482">L] ...namie</text:span><text:span text:style-name="T234">… W] ...pouure naime...</text:span></text:p>
          </table:table-cell>
        </table:table-row>
        <table:table-row table:style-name="Table1.126">
          <table:table-cell table:style-name="Table1.A2" office:value-type="string">
            <text:p text:style-name="P219">322</text:p>
          </table:table-cell>
          <table:table-cell table:style-name="Table1.A2" office:value-type="string">
            <text:p text:style-name="P248">Qu’il fait tort <text:span text:style-name="T530">(</text:span><text:span text:style-name="T223">F fait trop, H S’il fait trop</text:span><text:span text:style-name="T530">)</text:span> bien s’en seit vengier</text:p>
          </table:table-cell>
          <table:table-cell table:style-name="Table1.C112" office:value-type="string">
            <text:p text:style-name="P108">D] ---</text:p>
            <text:p text:style-name="P100">A] <text:span text:style-name="T132">Qui li… <text:s/>B] Qui li fait tort sceit soi… <text:s/>E] Qui...bien le fet… <text:s/>I] Qui le...se seis… </text:span><text:span text:style-name="T480">T] Qi fait trop bien senset aidier</text:span><text:span text:style-name="T132"> <text:s/></text:span><text:span text:style-name="T371">W] De son tort le scet bien</text:span><text:span text:style-name="T132">...</text:span></text:p>
          </table:table-cell>
        </table:table-row>
        <table:table-row table:style-name="Table1.126">
          <table:table-cell table:style-name="Table1.A2" office:value-type="string">
            <text:p text:style-name="P219">323</text:p>
          </table:table-cell>
          <table:table-cell table:style-name="Table1.A2" office:value-type="string">
            <text:p text:style-name="P248">Phelipes graisses <text:span text:style-name="T531">(H gracez)</text:span> li en rent</text:p>
          </table:table-cell>
          <table:table-cell table:style-name="Table1.C112" office:value-type="string">
            <text:p text:style-name="P100"><text:span text:style-name="T331">A</text:span><text:span text:style-name="T372">CIL</text:span><text:span text:style-name="T331">] ...</text:span><text:span text:style-name="T375">grant </text:span><text:span text:style-name="T543">(A </text:span><text:span text:style-name="T80">gnt</text:span><text:span text:style-name="T15">, </text:span><text:span text:style-name="T50">L granz</text:span><text:span text:style-name="T15">) </text:span><text:span text:style-name="T132">graces (CI grace)... <text:s/>B] Et... <text:s/></text:span><text:span text:style-name="T371">DT] ...(D granz) merciz</text:span><text:span text:style-name="T132">…</text:span></text:p>
          </table:table-cell>
        </table:table-row>
        <table:table-row table:style-name="Table1.126">
          <table:table-cell table:style-name="Table1.A2" office:value-type="string">
            <text:p text:style-name="P219">324</text:p>
          </table:table-cell>
          <table:table-cell table:style-name="Table1.A2" office:value-type="string">
            <text:p text:style-name="P248">Et Damians per la main prent</text:p>
          </table:table-cell>
          <table:table-cell table:style-name="Table1.C112" office:value-type="string">
            <text:p text:style-name="P100">A] ...par…<text:span text:style-name="T132"> CDGIW] ...damiam (D damiein, G damiain, I damiaz, W damien)...</text:span></text:p>
          </table:table-cell>
        </table:table-row>
        <table:table-row table:style-name="Table1.126">
          <table:table-cell table:style-name="Table1.A2" office:value-type="string">
            <text:p text:style-name="P219">325</text:p>
          </table:table-cell>
          <table:table-cell table:style-name="Table1.A2" office:value-type="string">
            <text:p text:style-name="P248">Alyodés mout est merris</text:p>
          </table:table-cell>
          <table:table-cell table:style-name="Table1.C112" office:value-type="string">
            <text:p text:style-name="P100"><text:span text:style-name="T128">ABCDEGILTW] Aliodas (G Aliedas, D Aliodaz, E Alyodas) </text:span><text:span text:style-name="T80">mlt</text:span><text:span text:style-name="T6"> </text:span><text:span text:style-name="T15">(C mout) </text:span><text:span text:style-name="T6">nest </text:span><text:span text:style-name="T74">(</text:span><text:span text:style-name="T10">B est </text:span><text:span text:style-name="T82">mlt, </text:span><text:span text:style-name="T59">W </text:span><text:span text:style-name="T74">est </text:span><text:span text:style-name="T59">moult, </text:span><text:span text:style-name="T74">D </text:span><text:span text:style-name="T19">fu </text:span><text:span text:style-name="T87">mlt,</text:span><text:span text:style-name="T19"> </text:span><text:span text:style-name="T25">E en est</text:span><text:span text:style-name="T74">)</text:span><text:span text:style-name="T25">...</text:span></text:p>
          </table:table-cell>
        </table:table-row>
        <table:table-row table:style-name="Table1.126">
          <table:table-cell table:style-name="Table1.A2" office:value-type="string">
            <text:p text:style-name="P219">326</text:p>
          </table:table-cell>
          <table:table-cell table:style-name="Table1.A2" office:value-type="string">
            <text:p text:style-name="P248">Quant l’a veu suz est sailis</text:p>
          </table:table-cell>
          <table:table-cell table:style-name="Table1.C112" office:value-type="string">
            <text:p text:style-name="P28"><text:span text:style-name="T331">B] Quant il voit ce</text:span>… <text:span text:style-name="T194">G] ...</text:span><text:span text:style-name="T483">le</text:span><text:span text:style-name="T194"> ueu...</text:span></text:p>
          </table:table-cell>
        </table:table-row>
        <table:table-row table:style-name="Table1.126">
          <table:table-cell table:style-name="Table1.A2" office:value-type="string">
            <text:p text:style-name="P219">327</text:p>
          </table:table-cell>
          <table:table-cell table:style-name="Table1.A2" office:value-type="string">
            <text:p text:style-name="P248">Por poc qu il n’est anragietz</text:p>
          </table:table-cell>
          <table:table-cell table:style-name="Table1.C112" office:value-type="string">
            <text:p text:style-name="P100"><text:span text:style-name="T74">A</text:span><text:span text:style-name="T15">C</text:span><text:span text:style-name="T25">E</text:span><text:span text:style-name="T31">G</text:span><text:span text:style-name="T50">L</text:span><text:span text:style-name="T45">T</text:span><text:span text:style-name="T15">] ...quil </text:span><text:span text:style-name="T74">nen (L </text:span><text:span text:style-name="T15">non</text:span><text:span text:style-name="T74">, A ni</text:span><text:span text:style-name="T25">)</text:span><text:span text:style-name="T15"> est… </text:span><text:span text:style-name="T19">D] Per...quil nen… </text:span><text:span text:style-name="T59">W] Par peu que ne nest...</text:span></text:p>
          </table:table-cell>
        </table:table-row>
        <table:table-row table:style-name="Table1.126">
          <table:table-cell table:style-name="Table1.A2" office:value-type="string">
            <text:p text:style-name="P219">328</text:p>
          </table:table-cell>
          <table:table-cell table:style-name="Table1.A2" office:value-type="string">
            <text:p text:style-name="P248">A son pere vint tout iriés</text:p>
          </table:table-cell>
          <table:table-cell table:style-name="Table1.C112" office:value-type="string">
            <text:p text:style-name="P28">B] ...sen uint… <text:span text:style-name="T161">CDGLT] ...uient…(DLT toz, G touz)… E] ...tous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219">329</text:p>
          </table:table-cell>
          <table:table-cell table:style-name="Table1.A2" office:value-type="string">
            <text:p text:style-name="P248">Peire fait il mout me mervelle</text:p>
          </table:table-cell>
          <table:table-cell table:style-name="Table1.C112" office:value-type="string">
            <text:p text:style-name="P28"><text:span text:style-name="T331">B] Sire dist il</text:span>… <text:span text:style-name="T185">EG] ...dist il...</text:span></text:p>
          </table:table-cell>
        </table:table-row>
        <table:table-row table:style-name="Table1.126">
          <table:table-cell table:style-name="Table1.A2" office:value-type="string">
            <text:p text:style-name="P219">330</text:p>
          </table:table-cell>
          <table:table-cell table:style-name="Table1.A2" office:value-type="string">
            <text:p text:style-name="P248">Qui vos ait <text:span text:style-name="T530">donneis teis conseille</text:span></text:p>
          </table:table-cell>
          <table:table-cell table:style-name="Table1.C112" office:value-type="string">
            <text:p text:style-name="P100">A] ...cel…<text:span text:style-name="T132"> D] ...cest...</text:span></text:p>
          </table:table-cell>
        </table:table-row>
        <table:table-row table:style-name="Table1.126">
          <table:table-cell table:style-name="Table1.A2" office:value-type="string">
            <text:p text:style-name="P219">331</text:p>
          </table:table-cell>
          <table:table-cell table:style-name="Table1.A2" office:value-type="string">
            <text:p text:style-name="P249">Volez me vos si retenir</text:p>
          </table:table-cell>
          <table:table-cell table:style-name="Table1.C112" office:value-type="string">
            <text:p text:style-name="P55">G] Volez uos...</text:p>
          </table:table-cell>
        </table:table-row>
        <table:table-row table:style-name="Table1.126">
          <table:table-cell table:style-name="Table1.A2" office:value-type="string">
            <text:p text:style-name="P219">332</text:p>
          </table:table-cell>
          <table:table-cell table:style-name="Table1.A2" office:value-type="string">
            <text:p text:style-name="P250">Et por maingier et por dormir</text:p>
          </table:table-cell>
          <table:table-cell table:style-name="Table1.C112" office:value-type="string">
            <text:p text:style-name="P199">T] ...gesir</text:p>
          </table:table-cell>
        </table:table-row>
        <table:table-row table:style-name="Table1.126">
          <table:table-cell table:style-name="Table1.A2" office:value-type="string">
            <text:p text:style-name="P219">333</text:p>
          </table:table-cell>
          <table:table-cell table:style-name="Table1.A2" office:value-type="string">
            <text:p text:style-name="P250">Que soie comme beste en toit</text:p>
          </table:table-cell>
          <table:table-cell table:style-name="Table1.C112" office:value-type="string">
            <text:p text:style-name="P114">A<text:span text:style-name="T544">I</text:span>] ...en teit <text:span text:style-name="T544">(I tait)</text:span> <text:s/><text:span text:style-name="T376">D] Cuidiez que soie toz iors</text:span><text:span text:style-name="T177">…</text:span></text:p>
          </table:table-cell>
        </table:table-row>
        <table:table-row table:style-name="Table1.126">
          <table:table-cell table:style-name="Table1.A2" office:value-type="string">
            <text:p text:style-name="P219">334</text:p>
          </table:table-cell>
          <table:table-cell table:style-name="Table1.A2" office:value-type="string">
            <text:p text:style-name="P250">Qui toute jour maingut (H menjue) et boit</text:p>
          </table:table-cell>
          <table:table-cell table:style-name="Table1.C112" office:value-type="string">
            <text:p text:style-name="P101">A<text:span text:style-name="T194">GILT</text:span>] <text:span text:style-name="T133">Qui (G Que) a touz iourz (G toz iors, I tos iors, LT toz iorz) meinie (G mange, I mangue, L maniue)… <text:s/></text:span><text:span text:style-name="T377">B] Qui tout ades maniue</text:span><text:span text:style-name="T133">… <text:s/>C] Qui a touz mainiue… </text:span><text:span text:style-name="T377"><text:s/>D] Con beste qui mainiue</text:span><text:span text:style-name="T133">… W] ...trestout...</text:span></text:p>
          </table:table-cell>
        </table:table-row>
        <table:table-row table:style-name="Table1.126">
          <table:table-cell table:style-name="Table1.A2" office:value-type="string">
            <text:p text:style-name="P219">335</text:p>
          </table:table-cell>
          <table:table-cell table:style-name="Table1.A2" office:value-type="string">
            <text:p text:style-name="P84">Chesque neut gist a son hosteilz</text:p>
          </table:table-cell>
          <table:table-cell table:style-name="Table1.C112" office:value-type="string">
            <text:p text:style-name="P101"><text:span text:style-name="T377">B] Qui lanuit</text:span><text:span text:style-name="T133">… </text:span><text:span text:style-name="T377">D]...en lostel</text:span><text:span text:style-name="T133"> <text:s/></text:span><text:span text:style-name="T377">EW] ...a lostel </text:span><text:span text:style-name="T133">(W loustel) </text:span><text:span text:style-name="T377">T] ...soir</text:span><text:span text:style-name="T133">...</text:span></text:p>
          </table:table-cell>
        </table:table-row>
        <table:table-row table:style-name="Table1.126">
          <table:table-cell table:style-name="Table1.A2" office:value-type="string">
            <text:p text:style-name="P219">336</text:p>
          </table:table-cell>
          <table:table-cell table:style-name="Table1.A2" office:value-type="string">
            <text:p text:style-name="P84">Et je referoie autreteilz</text:p>
          </table:table-cell>
          <table:table-cell table:style-name="Table1.C112" office:value-type="string">
            <text:p text:style-name="P136"><text:span text:style-name="T331">B] Vous voulez ie face</text:span>… <text:s/><text:span text:style-name="T484">E] </text:span><text:span text:style-name="T185">Et ie</text:span><text:span text:style-name="T484"> te</text:span><text:span text:style-name="T185"> feroie… <text:s/></text:span><text:span text:style-name="T378">G] Et ie ferai tout</text:span><text:span text:style-name="T185">… L] ...referai...</text:span></text:p>
          </table:table-cell>
        </table:table-row>
        <table:table-row table:style-name="Table1.126">
          <table:table-cell table:style-name="Table1.A2" office:value-type="string">
            <text:p text:style-name="P219">337</text:p>
          </table:table-cell>
          <table:table-cell table:style-name="Table1.A2" office:value-type="string">
            <text:p text:style-name="P250">Non feray sire per ma foy</text:p>
          </table:table-cell>
          <table:table-cell table:style-name="Table1.C112" office:value-type="string">
            <text:p text:style-name="P136">B<text:span text:style-name="T248">W</text:span>] ...par… <text:span text:style-name="T162">CDGL] Ne...</text:span></text:p>
          </table:table-cell>
        </table:table-row>
        <table:table-row table:style-name="Table1.126">
          <table:table-cell table:style-name="Table1.A2" office:value-type="string">
            <text:p text:style-name="P219">338</text:p>
          </table:table-cell>
          <table:table-cell table:style-name="Table1.A2" office:value-type="string">
            <text:p text:style-name="P250">Ansoitz iray en Gresse au roy</text:p>
          </table:table-cell>
          <table:table-cell table:style-name="Table1.C112" office:value-type="string">
            <text:p text:style-name="P28"><text:span text:style-name="T459">B</text:span><text:span text:style-name="T484">E</text:span><text:span text:style-name="T459">] </text:span>Ains..<text:span text:style-name="T459">.o le</text:span>… <text:span text:style-name="T162">C] ...nirai… <text:s/></text:span><text:span text:style-name="T485">D] En grece irai auec le</text:span><text:span text:style-name="T162">… W] Ains men...</text:span></text:p>
          </table:table-cell>
        </table:table-row>
        <table:table-row table:style-name="Table1.126">
          <table:table-cell table:style-name="Table1.A2" office:value-type="string">
            <text:p text:style-name="P219">339</text:p>
          </table:table-cell>
          <table:table-cell table:style-name="Table1.A2" office:value-type="string">
            <text:p text:style-name="P250">Damians reteneris mon freire</text:p>
          </table:table-cell>
          <table:table-cell table:style-name="Table1.C112" office:value-type="string">
            <text:p text:style-name="P28"><text:span text:style-name="T331">B] Detenez </text:span>damians… <text:span text:style-name="T162">CDEIT] Damiaim (D Damiein, ET Damiain, I Damians)...</text:span></text:p>
          </table:table-cell>
        </table:table-row>
        <table:table-row table:style-name="Table1.126">
          <table:table-cell table:style-name="Table1.A2" office:value-type="string">
            <text:p text:style-name="P219">340</text:p>
          </table:table-cell>
          <table:table-cell table:style-name="Table1.A2" office:value-type="string">
            <text:p text:style-name="P250">Je oi dire que peire et meire</text:p>
          </table:table-cell>
          <table:table-cell table:style-name="Table1.C112" office:value-type="string">
            <text:p text:style-name="P28">B<text:span text:style-name="T545">G</text:span>] Jai oit <text:span text:style-name="T545">(G Je ai oi)</text:span>…</text:p>
          </table:table-cell>
        </table:table-row>
        <table:table-row table:style-name="Table1.126">
          <table:table-cell table:style-name="Table1.A2" office:value-type="string">
            <text:p text:style-name="P219">341</text:p>
          </table:table-cell>
          <table:table-cell table:style-name="Table1.A2" office:value-type="string">
            <text:p text:style-name="P171">Aimment plus le petit enfant</text:p>
          </table:table-cell>
          <table:table-cell table:style-name="Table1.C112" office:value-type="string">
            <text:p text:style-name="P136">B] ...leur...</text:p>
          </table:table-cell>
        </table:table-row>
        <table:table-row table:style-name="Table1.126">
          <table:table-cell table:style-name="Table1.A2" office:value-type="string">
            <text:p text:style-name="P219">342/<text:span text:style-name="T562">350</text:span></text:p>
          </table:table-cell>
          <table:table-cell table:style-name="Table1.A2" office:value-type="string">
            <text:p text:style-name="P250">Que il ne font dous des plus grant</text:p>
            <text:p text:style-name="P250">(<text:span text:style-name="T204">H Que .ii. des autrez qui sunt grant</text:span>)</text:p>
          </table:table-cell>
          <table:table-cell table:style-name="Table1.C112" office:value-type="string">
            <text:p text:style-name="P101"><text:span text:style-name="T331">A</text:span><text:span text:style-name="T379">BCEGILT</text:span><text:span text:style-name="T380">W</text:span><text:span text:style-name="T331">] </text:span><text:span text:style-name="T377">Que dous (BCEL .II., G dos, </text:span><text:span text:style-name="T380">W deux</text:span><text:span text:style-name="T377">) des autres qui </text:span><text:span text:style-name="T380">(W quant)</text:span><text:span text:style-name="T377"> sunt (CGLT sont) grant </text:span><text:span text:style-name="T380">(W grans)</text:span><text:span text:style-name="T133"> <text:s/></text:span><text:span text:style-name="T377">D] Que ne font ces qui sont</text:span><text:span text:style-name="T133">…</text:span></text:p>
          </table:table-cell>
        </table:table-row>
        <table:table-row table:style-name="Table1.126">
          <table:table-cell table:style-name="Table1.A2" office:value-type="string">
            <text:p text:style-name="P219">343</text:p>
          </table:table-cell>
          <table:table-cell table:style-name="Table1.A2" office:value-type="string">
            <text:p text:style-name="P250">De moy volez faire signor</text:p>
          </table:table-cell>
          <table:table-cell table:style-name="Table1.C112" office:value-type="string">
            <text:p text:style-name="P25">INV <text:span text:style-name="T108">A</text:span><text:span text:style-name="T109">B</text:span><text:span text:style-name="T110">C</text:span><text:span text:style-name="T111">D</text:span><text:span text:style-name="T114">E</text:span><text:span text:style-name="T116">G</text:span><text:span text:style-name="T118">I</text:span><text:span text:style-name="T125">K</text:span><text:span text:style-name="T120">L</text:span><text:span text:style-name="T119">T</text:span><text:span text:style-name="T121">W</text:span><text:span text:style-name="T108">] </text:span><text:span text:style-name="T107">Vos </text:span><text:span text:style-name="T121">(W Vous)</text:span><text:span text:style-name="T107"> </text:span><text:span text:style-name="T126">entrametez (AEK </text:span><text:span text:style-name="T107">entremetez</text:span><text:span text:style-name="T109">, </text:span><text:span text:style-name="T110">C entrametes, </text:span><text:span text:style-name="T118">I entrometes, </text:span><text:span text:style-name="T121">W endecachies</text:span><text:span text:style-name="T109">)</text:span><text:span text:style-name="T107"> le </text:span><text:span text:style-name="T110">(C lo)</text:span><text:span text:style-name="T107"> menor </text:span><text:span text:style-name="T109">(B</text:span><text:span text:style-name="T121">W</text:span><text:span text:style-name="T109"> menour)</text:span></text:p>
          </table:table-cell>
        </table:table-row>
        <table:table-row table:style-name="Table1.126">
          <table:table-cell table:style-name="Table1.A2" office:value-type="string">
            <text:p text:style-name="P219">344</text:p>
          </table:table-cell>
          <table:table-cell table:style-name="Table1.A2" office:value-type="string">
            <text:p text:style-name="P250">Vos entr’ameteiz le menor</text:p>
          </table:table-cell>
          <table:table-cell table:style-name="Table1.C112" office:value-type="string">
            <text:p text:style-name="P110">INV A<text:span text:style-name="T162">BCDEGIKLTW</text:span>] De moi <text:span text:style-name="T162">(CW moy)</text:span> uolez <text:span text:style-name="T228">(I uoles, W voules)</text:span> <text:span text:style-name="T545">faire (A </text:span>fere<text:span text:style-name="T545">)</text:span> seignor <text:span text:style-name="T146">(B signour, IT segnor, W seignour)</text:span></text:p>
          </table:table-cell>
        </table:table-row>
        <table:table-row table:style-name="Table1.126">
          <table:table-cell table:style-name="Table1.A2" office:value-type="string">
            <text:p text:style-name="P219">345</text:p>
          </table:table-cell>
          <table:table-cell table:style-name="Table1.A2" office:value-type="string">
            <text:p text:style-name="P250">Sire Damians reteneis</text:p>
          </table:table-cell>
          <table:table-cell table:style-name="Table1.C112" office:value-type="string">
            <text:p text:style-name="P148">C<text:span text:style-name="T177">D</text:span>] Damiain <text:span text:style-name="T177">(D Damiein) sire…</text:span> <text:span text:style-name="T186">EILTW] ...damiain (I damiaz, W damiens)...</text:span></text:p>
          </table:table-cell>
        </table:table-row>
        <table:table-row table:style-name="Table1.126">
          <table:table-cell table:style-name="Table1.A2" office:value-type="string">
            <text:p text:style-name="P219">346</text:p>
          </table:table-cell>
          <table:table-cell table:style-name="Table1.A2" office:value-type="string">
            <text:p text:style-name="P250">Et vostre terre li donneis</text:p>
          </table:table-cell>
          <table:table-cell table:style-name="Table1.C112" office:value-type="string">
            <text:p text:style-name="P101">A<text:span text:style-name="T162">CL</text:span>] ...<text:span text:style-name="T133">uostres terres...</text:span></text:p>
          </table:table-cell>
        </table:table-row>
        <table:table-row table:style-name="Table1.126">
          <table:table-cell table:style-name="Table1.A2" office:value-type="string">
            <text:p text:style-name="P219">347</text:p>
          </table:table-cell>
          <table:table-cell table:style-name="Table1.A2" office:value-type="string">
            <text:p text:style-name="P250">Si devant vos je li clains quite</text:p>
          </table:table-cell>
          <table:table-cell table:style-name="Table1.C112" office:value-type="string">
            <text:p text:style-name="P115"><text:span text:style-name="T331">A</text:span><text:span text:style-name="T381">CDELT</text:span><text:span text:style-name="T331">] ...uos les li </text:span><text:span text:style-name="T382">(DE la li)</text:span>…<text:span text:style-name="T235">(T quites)</text:span> <text:s/><text:span text:style-name="T178">G] ...le claim ge quites <text:s/></text:span><text:span text:style-name="T547">I] ...les dami</text:span><text:span text:style-name="T548"> </text:span><text:span text:style-name="T178">quites </text:span><text:span text:style-name="T224">ERR PAL</text:span><text:span text:style-name="T178"> W] ...jlui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219">348</text:p>
          </table:table-cell>
          <table:table-cell table:style-name="Table1.A2" office:value-type="string">
            <text:p text:style-name="P250">Damians dit Freire ne dite</text:p>
          </table:table-cell>
          <table:table-cell table:style-name="Table1.C112" office:value-type="string">
            <text:p text:style-name="P101">A<text:span text:style-name="T146">BITW</text:span>] <text:span text:style-name="T546">(W Damien, IT Damiains).</text:span>..nel…<text:span text:style-name="T133"> <text:s text:c="2"/>C] Damiaim...dites <text:s text:c="2"/>D] Sire dit damieins ne… <text:s/>E] Dist damiains...nel… </text:span></text:p>
          </table:table-cell>
        </table:table-row>
        <table:table-row table:style-name="Table1.126">
          <table:table-cell table:style-name="Table1.A2" office:value-type="string">
            <text:p text:style-name="P219">349/<text:span text:style-name="T563">357</text:span></text:p>
          </table:table-cell>
          <table:table-cell table:style-name="Table1.A2" office:value-type="string">
            <text:p text:style-name="P250">Seu ne devez vos faire mie</text:p>
          </table:table-cell>
          <table:table-cell table:style-name="Table1.C112" office:value-type="string">
            <text:p text:style-name="P159">E] ---</text:p>
            <text:p text:style-name="P167">W] ...dire...</text:p>
          </table:table-cell>
        </table:table-row>
        <table:table-row table:style-name="Table1.126">
          <table:table-cell table:style-name="Table1.A2" office:value-type="string">
            <text:p text:style-name="P219">350</text:p>
          </table:table-cell>
          <table:table-cell table:style-name="Table1.A2" office:value-type="string">
            <text:p text:style-name="P250">Tost vos torneroit a folie</text:p>
          </table:table-cell>
          <table:table-cell table:style-name="Table1.C112" office:value-type="string">
            <text:p text:style-name="P159">E] ---</text:p>
            <text:p text:style-name="P29">B] Car il vous dourroit… <text:span text:style-name="T162">C] Tot...</text:span></text:p>
          </table:table-cell>
        </table:table-row>
        <table:table-row table:style-name="Table1.126">
          <table:table-cell table:style-name="Table1.A2" office:value-type="string">
            <text:p text:style-name="P219">351</text:p>
          </table:table-cell>
          <table:table-cell table:style-name="Table1.A2" office:value-type="string">
            <text:p text:style-name="P250">Seu que mes peires m’a doné</text:p>
          </table:table-cell>
          <table:table-cell table:style-name="Table1.C112" office:value-type="string">
            <text:p text:style-name="P159">E] ---</text:p>
          </table:table-cell>
        </table:table-row>
        <table:table-row table:style-name="Table1.126">
          <table:table-cell table:style-name="Table1.A2" office:value-type="string">
            <text:p text:style-name="P219">352</text:p>
          </table:table-cell>
          <table:table-cell table:style-name="Table1.A2" office:value-type="string">
            <text:p text:style-name="P250">Il l’ait dit je l’ai creanté</text:p>
          </table:table-cell>
          <table:table-cell table:style-name="Table1.C112" office:value-type="string">
            <text:p text:style-name="P159">E] ---</text:p>
            <text:p text:style-name="P101">A] ...<text:span text:style-name="T133">garante W] Jl a...</text:span></text:p>
          </table:table-cell>
        </table:table-row>
        <table:table-row table:style-name="Table1.126">
          <table:table-cell table:style-name="Table1.A2" office:value-type="string">
            <text:p text:style-name="P219">353</text:p>
          </table:table-cell>
          <table:table-cell table:style-name="Table1.A2" office:value-type="string">
            <text:p text:style-name="P250">Ne chalongiés mie mon don</text:p>
          </table:table-cell>
          <table:table-cell table:style-name="Table1.C112" office:value-type="string">
            <text:p text:style-name="P15"/>
          </table:table-cell>
        </table:table-row>
        <table:table-row table:style-name="Table1.126">
          <table:table-cell table:style-name="Table1.A2" office:value-type="string">
            <text:p text:style-name="P219">354</text:p>
          </table:table-cell>
          <table:table-cell table:style-name="Table1.A2" office:value-type="string">
            <text:p text:style-name="P250">Je suis hons le roi Phelipon</text:p>
          </table:table-cell>
          <table:table-cell table:style-name="Table1.C112" office:value-type="string">
            <text:p text:style-name="P29">B<text:span text:style-name="T178">D</text:span>] ...au… <text:span text:style-name="T162">C] ...fui...</text:span></text:p>
          </table:table-cell>
        </table:table-row>
        <table:table-row table:style-name="Table1.126">
          <table:table-cell table:style-name="Table1.A2" office:value-type="string">
            <text:p text:style-name="P219">355</text:p>
          </table:table-cell>
          <table:table-cell table:style-name="Table1.A2" office:value-type="string">
            <text:p text:style-name="P250">Davant le roi s’agenoila</text:p>
          </table:table-cell>
          <table:table-cell table:style-name="Table1.C112" office:value-type="string">
            <text:p text:style-name="P25">INV <text:span text:style-name="T108">A</text:span><text:span text:style-name="T109">B</text:span><text:span text:style-name="T110">C</text:span><text:span text:style-name="T115">E</text:span><text:span text:style-name="T117">G</text:span><text:span text:style-name="T118">I</text:span><text:span text:style-name="T125">K</text:span><text:span text:style-name="T120">L</text:span><text:span text:style-name="T119">T</text:span><text:span text:style-name="T121">W</text:span><text:span text:style-name="T108">] </text:span><text:span text:style-name="T107">Son </text:span><text:span text:style-name="T118">(I Sun)</text:span><text:span text:style-name="T107"> hommage </text:span><text:span text:style-name="T109">(B houmage, </text:span><text:span text:style-name="T110">C omaie, </text:span><text:span text:style-name="T117">G</text:span><text:span text:style-name="T118">I</text:span><text:span text:style-name="T120">L</text:span><text:span text:style-name="T117"> homage, </text:span><text:span text:style-name="T119">T homeneis</text:span><text:span text:style-name="T109">)</text:span><text:span text:style-name="T107"> li </text:span><text:span text:style-name="T121">(W lui)</text:span><text:span text:style-name="T107"> presenta </text:span><text:span text:style-name="T115">(E presentai, </text:span><text:span text:style-name="T118">I prexenta</text:span><text:span text:style-name="T115">)</text:span></text:p>
          </table:table-cell>
        </table:table-row>
        <table:table-row table:style-name="Table1.126">
          <table:table-cell table:style-name="Table1.A2" office:value-type="string">
            <text:p text:style-name="P219">356</text:p>
          </table:table-cell>
          <table:table-cell table:style-name="Table1.A2" office:value-type="string">
            <text:p text:style-name="P171">Son homaige li presenta</text:p>
          </table:table-cell>
          <table:table-cell table:style-name="Table1.C112" office:value-type="string">
            <text:p text:style-name="P110">INV A<text:span text:style-name="T146">BCEGIKLTW</text:span>] Deuant <text:span text:style-name="T162">(CGW Dauant)</text:span> le <text:span text:style-name="T162">(C lo)</text:span> roi <text:span text:style-name="T248">(W roy)</text:span> sa genoilla <text:span text:style-name="T146">(B genouilla, E magenoillai, G sengenoilla, I sen çenoila)</text:span></text:p>
          </table:table-cell>
        </table:table-row>
        <table:table-row table:style-name="Table1.126">
          <table:table-cell table:style-name="Table1.A2" office:value-type="string">
            <text:p text:style-name="P219">357</text:p>
          </table:table-cell>
          <table:table-cell table:style-name="Table1.A2" office:value-type="string">
            <text:p text:style-name="P251">Alyodés prist a tancer</text:p>
          </table:table-cell>
          <table:table-cell table:style-name="Table1.C112" office:value-type="string">
            <text:p text:style-name="P102">A<text:span text:style-name="T146">BCGIKLTW</text:span>] <text:span text:style-name="T134">Aliodas (G Aliades, T Alyodas, L Alioda) len uait (W voult) oster (CIL leuer, G hoster. W ouster) E] Alyodas...</text:span></text:p>
          </table:table-cell>
        </table:table-row>
        <table:table-row table:style-name="Table1.126">
          <table:table-cell table:style-name="Table1.A2" office:value-type="string">
            <text:p text:style-name="P219">358/<text:span text:style-name="T564">366</text:span></text:p>
          </table:table-cell>
          <table:table-cell table:style-name="Table1.A2" office:value-type="string">
            <text:p text:style-name="P251">Entr’els se veloient meler</text:p>
          </table:table-cell>
          <table:table-cell table:style-name="Table1.C112" office:value-type="string">
            <text:p text:style-name="P44">D] Mout se commencent airier <text:span text:style-name="T186">E] A lui se voloit coroucier W] ...sen asoient merler RIV A</text:span></text:p>
          </table:table-cell>
        </table:table-row>
        <table:table-row table:style-name="Table1.126">
          <table:table-cell table:style-name="Table1.A2" office:value-type="string">
            <text:p text:style-name="P219">359</text:p>
          </table:table-cell>
          <table:table-cell table:style-name="Table1.A2" office:value-type="string">
            <text:p text:style-name="P251">Des poe<text:span text:style-name="T532">n</text:span>s se veloient ferir</text:p>
          </table:table-cell>
          <table:table-cell table:style-name="Table1.C112" office:value-type="string">
            <text:p text:style-name="P51">E] Et sentreuoloient ferir <text:span text:style-name="T248">W] ...sentrevouloient ferir</text:span></text:p>
          </table:table-cell>
        </table:table-row>
        <table:table-row table:style-name="Table1.126">
          <table:table-cell table:style-name="Table1.A2" office:value-type="string">
            <text:p text:style-name="P219">360</text:p>
          </table:table-cell>
          <table:table-cell table:style-name="Table1.A2" office:value-type="string">
            <text:p text:style-name="P251">Quant li baron les vont pertir</text:p>
          </table:table-cell>
          <table:table-cell table:style-name="Table1.C112" office:value-type="string">
            <text:p text:style-name="P40">C<text:span text:style-name="T195">GL</text:span>] ...le… <text:span text:style-name="T186">E] Mais...</text:span></text:p>
          </table:table-cell>
        </table:table-row>
        <table:table-row table:style-name="Table1.126">
          <table:table-cell table:style-name="Table1.A2" office:value-type="string">
            <text:p text:style-name="P219">361</text:p>
          </table:table-cell>
          <table:table-cell table:style-name="Table1.A2" office:value-type="string">
            <text:p text:style-name="P251">Et Melions <text:span text:style-name="T532">(F Amelions)</text:span> i vint lor peires</text:p>
          </table:table-cell>
          <table:table-cell table:style-name="Table1.C112" office:value-type="string">
            <text:p text:style-name="P102">A<text:span text:style-name="T163">CDEILTW</text:span>] <text:span text:style-name="T178">(DIT Et) Meleon (CLTW Meleons)… B] Meleons reuient… G] Er meleon le uit...</text:span></text:p>
          </table:table-cell>
        </table:table-row>
        <table:table-row table:style-name="Table1.126">
          <table:table-cell table:style-name="Table1.A2" office:value-type="string">
            <text:p text:style-name="P219">362/<text:span text:style-name="T565">370</text:span></text:p>
          </table:table-cell>
          <table:table-cell table:style-name="Table1.A2" office:value-type="string">
            <text:p text:style-name="P251">Alyodés dist fel licheires <text:span text:style-name="T532">(H dist lechiere)</text:span></text:p>
          </table:table-cell>
          <table:table-cell table:style-name="Table1.C112" office:value-type="string">
            <text:p text:style-name="P102">A] <text:span text:style-name="T134">Aliodas...filz… B] Comment aliodas licheres C] Aliodas… D] Aliodat...fox lechiere E] Alyodas...faus… G] Aliadas...felle chiere I] Aliodas...feus le chiers T] Alyodas...fouz lichere L] Aliodas...felle lichere W] Aleodas...faulx lechere</text:span></text:p>
          </table:table-cell>
        </table:table-row>
        <table:table-row table:style-name="Table1.126">
          <table:table-cell table:style-name="Table1.A2" office:value-type="string">
            <text:p text:style-name="P219">363</text:p>
          </table:table-cell>
          <table:table-cell table:style-name="Table1.A2" office:value-type="string">
            <text:p text:style-name="P251">Coment osestes contredire</text:p>
          </table:table-cell>
          <table:table-cell table:style-name="Table1.C112" office:value-type="string">
            <text:p text:style-name="P30">B] Osastes vous riens...</text:p>
          </table:table-cell>
        </table:table-row>
        <text:soft-page-break/>
        <table:table-row table:style-name="Table1.126">
          <table:table-cell table:style-name="Table1.A2" office:value-type="string">
            <text:p text:style-name="P219">364</text:p>
          </table:table-cell>
          <table:table-cell table:style-name="Table1.A2" office:value-type="string">
            <text:p text:style-name="P251">Seu que m’aviés oit dire</text:p>
          </table:table-cell>
          <table:table-cell table:style-name="Table1.C112" office:value-type="string">
            <text:p text:style-name="P31">B] De ce que vous moistes… <text:span text:style-name="T248">W] ...que vous mauiez oy...</text:span></text:p>
          </table:table-cell>
        </table:table-row>
        <table:table-row table:style-name="Table1.126">
          <table:table-cell table:style-name="Table1.A2" office:value-type="string">
            <text:p text:style-name="P219">365</text:p>
          </table:table-cell>
          <table:table-cell table:style-name="Table1.A2" office:value-type="string">
            <text:p text:style-name="P251">Se si nen eust tant baron <text:span text:style-name="T532">(H ne fussent)</text:span></text:p>
          </table:table-cell>
          <table:table-cell table:style-name="Table1.C112" office:value-type="string">
            <text:p text:style-name="P117">A] Si na si haut tant… <text:span text:style-name="T147">B] Se ici neust… CL] Se ne ci aust...barons (L baron) D] Se neust ceanz… E] ...ne fussent… G] Se ci naust… I] Si ne seust… T] Se ne ci aust tanz… W] Se ci neust...tant de...</text:span></text:p>
          </table:table-cell>
        </table:table-row>
        <table:table-row table:style-name="Table1.126">
          <table:table-cell table:style-name="Table1.A2" office:value-type="string">
            <text:p text:style-name="P219">366</text:p>
          </table:table-cell>
          <table:table-cell table:style-name="Table1.A2" office:value-type="string">
            <text:p text:style-name="P251">Tel vos doness<text:span text:style-name="T532">e</text:span> d’un baston</text:p>
          </table:table-cell>
          <table:table-cell table:style-name="Table1.C112" office:value-type="string">
            <text:p text:style-name="P13"/>
          </table:table-cell>
        </table:table-row>
        <table:table-row table:style-name="Table1.126">
          <table:table-cell table:style-name="Table1.A2" office:value-type="string">
            <text:p text:style-name="P219">367</text:p>
          </table:table-cell>
          <table:table-cell table:style-name="Table1.A2" office:value-type="string">
            <text:p text:style-name="P172">Que je vos feisse saignier</text:p>
          </table:table-cell>
          <table:table-cell table:style-name="Table1.C112" office:value-type="string">
            <text:p text:style-name="P116">A<text:span text:style-name="T147">BCGIKLTW</text:span>] ...doler <text:span text:style-name="T147">(BCILT doloir, W douloir) DE] ...cheoir</text:span></text:p>
          </table:table-cell>
        </table:table-row>
        <table:table-row table:style-name="Table1.126">
          <table:table-cell table:style-name="Table1.A2" office:value-type="string">
            <text:p text:style-name="P220">a/<text:span text:style-name="T566">376</text:span></text:p>
          </table:table-cell>
          <table:table-cell table:style-name="Table1.A2" office:value-type="string">
            <text:p text:style-name="P251"/>
          </table:table-cell>
          <table:table-cell table:style-name="Table1.C112" office:value-type="string">
            <text:p text:style-name="P103">A<text:span text:style-name="T147">BCDEGIKLT</text:span>] <text:span text:style-name="T135">Filz (B Fius, CD Fil, E Fiex, I Fis, L Fiz, T Fiuz) a putain alez (I alles) asseer (BCDEGILT seoir) W] Mauuais nuisart??????? ales seoir</text:span></text:p>
          </table:table-cell>
        </table:table-row>
        <table:table-row table:style-name="Table1.126">
          <table:table-cell table:style-name="Table1.A2" office:value-type="string">
            <text:p text:style-name="P219">368/<text:span text:style-name="T566">377</text:span></text:p>
          </table:table-cell>
          <table:table-cell table:style-name="Table1.A2" office:value-type="string">
            <text:p text:style-name="P251">Aliodés le vait lessier <text:span text:style-name="T532">(F1 l’avoit lessié, F la voit laissier)</text:span></text:p>
          </table:table-cell>
          <table:table-cell table:style-name="Table1.C112" office:value-type="string">
            <text:p text:style-name="P103">A] <text:span text:style-name="T135">Aliodas se a laisse BD] Aliodas (B Aliodaz) a ce laissiet (D lessie) CILT] Aliodas (T Alyodas) soa laissie E] Et alyoidas la laissie G] Aliadas la lors lasse W] Aleodas si la laissie</text:span></text:p>
          </table:table-cell>
        </table:table-row>
        <table:table-row table:style-name="Table1.126">
          <table:table-cell table:style-name="Table1.A2" office:value-type="string">
            <text:p text:style-name="P220">a/<text:span text:style-name="T566">378</text:span></text:p>
          </table:table-cell>
          <table:table-cell table:style-name="Table1.A2" office:value-type="string">
            <text:p text:style-name="P212"/>
          </table:table-cell>
          <table:table-cell table:style-name="Table1.C112" office:value-type="string">
            <text:p text:style-name="P103">A<text:span text:style-name="T178">CDEGIKLTW</text:span>] <text:span text:style-name="T135">Tant li (W lui) ont (G lont, I li unt) li baron (I barun) proie (L preie, Wprie) B] Tant hont li baron priet </text:span></text:p>
          </table:table-cell>
        </table:table-row>
        <table:table-row table:style-name="Table1.126">
          <table:table-cell table:style-name="Table1.A2" office:value-type="string">
            <text:p text:style-name="P219">369</text:p>
          </table:table-cell>
          <table:table-cell table:style-name="Table1.A2" office:value-type="string">
            <text:p text:style-name="P251">A son pere dist sospirant</text:p>
          </table:table-cell>
          <table:table-cell table:style-name="Table1.C112" office:value-type="string">
            <text:p text:style-name="P118">A<text:span text:style-name="T148">BCDILW</text:span>] Son <text:span text:style-name="T228">(I Sum)</text:span> pere dit <text:span text:style-name="T148">(B a dit, LW dist)</text:span> en souspirant <text:span text:style-name="T163">(CIL sospirant, D sopirant) G] ...en sospirant</text:span></text:p>
          </table:table-cell>
        </table:table-row>
        <table:table-row table:style-name="Table1.126">
          <table:table-cell table:style-name="Table1.A2" office:value-type="string">
            <text:p text:style-name="P219">370</text:p>
          </table:table-cell>
          <table:table-cell table:style-name="Table1.A2" office:value-type="string">
            <text:p text:style-name="P251">Sire faites vostre comant</text:p>
            <text:p text:style-name="P251"/>
          </table:table-cell>
          <table:table-cell table:style-name="Table1.C112" office:value-type="string">
            <text:p text:style-name="P33">B<text:span text:style-name="T163">CEL</text:span>] ...talant <text:span text:style-name="T228">I] ...feste..</text:span></text:p>
          </table:table-cell>
        </table:table-row>
        <table:table-row table:style-name="Table1.126">
          <table:table-cell table:style-name="Table1.A2" office:value-type="string">
            <text:p text:style-name="P219">371</text:p>
          </table:table-cell>
          <table:table-cell table:style-name="Table1.A2" office:value-type="string">
            <text:p text:style-name="P252">Puels que voleis que je m’en tais</text:p>
          </table:table-cell>
          <table:table-cell table:style-name="Table1.C112" office:value-type="string">
            <text:p text:style-name="P32">INV A<text:span text:style-name="T164">CEGIKLTW</text:span>] Ja ne men orrez <text:span text:style-name="T195">(G nen oirez, I orois, L orez, T oprez, W orres)</text:span> parler mais <text:span text:style-name="T195">(</text:span><text:span text:style-name="T567">G</text:span><text:span text:style-name="T195"> iamais)</text:span> <text:span text:style-name="T148">B] Ne men orrez parler iamais D] James parler ne men orrez</text:span></text:p>
          </table:table-cell>
        </table:table-row>
        <table:table-row table:style-name="Table1.126">
          <table:table-cell table:style-name="Table1.A2" office:value-type="string">
            <text:p text:style-name="P219">372</text:p>
          </table:table-cell>
          <table:table-cell table:style-name="Table1.A2" office:value-type="string">
            <text:p text:style-name="P252">Jai ne m’en oreis parler mais</text:p>
          </table:table-cell>
          <table:table-cell table:style-name="Table1.C112" office:value-type="string">
            <text:p text:style-name="P32"><text:span text:style-name="T165">I</text:span>NV A<text:span text:style-name="T195">GIL</text:span>] Puis <text:span text:style-name="T229">(I Pois)</text:span> que <text:span text:style-name="T229">(I che)</text:span> uos uolez que me lais <text:span text:style-name="T195">(GI men lais, L molais)</text:span> <text:s/><text:span text:style-name="T148">BW] Puis que le volez (W voules) ie (W je) men tais C] Puis que uos uollez que ius lais D] Puis que uoi que uos le uolez E] Puis que nel volez ie men tais T] Puis que uolez que ie men lais</text:span></text:p>
          </table:table-cell>
        </table:table-row>
        <table:table-row table:style-name="Table1.126">
          <table:table-cell table:style-name="Table1.A2" office:value-type="string">
            <text:p text:style-name="P219">373</text:p>
          </table:table-cell>
          <table:table-cell table:style-name="Table1.A2" office:value-type="string">
            <text:p text:style-name="P252">Damians davant le barnaige</text:p>
          </table:table-cell>
          <table:table-cell table:style-name="Table1.C112" office:value-type="string">
            <text:p text:style-name="P44">D<text:span text:style-name="T249">W</text:span>] Damiens… <text:span text:style-name="T187">ET] Damiains… G] Damiain...</text:span></text:p>
          </table:table-cell>
        </table:table-row>
        <table:table-row table:style-name="Table1.126">
          <table:table-cell table:style-name="Table1.A2" office:value-type="string">
            <text:p text:style-name="P219">374</text:p>
          </table:table-cell>
          <table:table-cell table:style-name="Table1.A2" office:value-type="string">
            <text:p text:style-name="P252">Ait fait a (F2 az) roi son homenaige</text:p>
            <text:p text:style-name="P252">(H At lors au roi fait son hommage)</text:p>
          </table:table-cell>
          <table:table-cell table:style-name="Table1.C112" office:value-type="string">
            <text:p text:style-name="P103">A<text:span text:style-name="T165">CDGILT</text:span>] ...au <text:span text:style-name="T236">(T al)</text:span>…<text:span text:style-name="T135"> B] ...vers le roi… E] A fait roi phelippon hommage W] ...au roy lors son…</text:span></text:p>
          </table:table-cell>
        </table:table-row>
        <table:table-row table:style-name="Table1.126">
          <table:table-cell table:style-name="Table1.A2" office:value-type="string">
            <text:p text:style-name="P219">375</text:p>
          </table:table-cell>
          <table:table-cell table:style-name="Table1.A2" office:value-type="string">
            <text:p text:style-name="P173">Li rois Phelis l’ait redressié</text:p>
          </table:table-cell>
          <table:table-cell table:style-name="Table1.C112" office:value-type="string">
            <text:p text:style-name="P103">A<text:span text:style-name="T148">BCDGIKLT</text:span>] <text:span text:style-name="T148">(B Rois)</text:span>...<text:span text:style-name="T135">len a drescie (B a dreciet, CILT len a drecie, D len dreca, G len adrece) E] ...lembracha W] Et ly roys len a redrecie</text:span></text:p>
          </table:table-cell>
        </table:table-row>
        <table:table-row table:style-name="Table1.186">
          <table:table-cell table:style-name="Table1.A2" office:value-type="string">
            <text:p text:style-name="P219">376</text:p>
          </table:table-cell>
          <table:table-cell table:style-name="Table1.A2" office:value-type="string">
            <text:p text:style-name="P173">A soi le trait si l’ait baissié</text:p>
          </table:table-cell>
          <table:table-cell table:style-name="Table1.C112" office:value-type="string">
            <text:p text:style-name="P122">A<text:span text:style-name="T165">CDGILTW</text:span>] Vers soi <text:span text:style-name="T249">(W soy)</text:span>…<text:span text:style-name="T178">(DGW le)...(L se)...</text:span> <text:span text:style-name="T148">B] Vers lui… E] Vers lui...le...</text:span></text:p>
          </table:table-cell>
        </table:table-row>
        <table:table-row table:style-name="Table1.126">
          <table:table-cell table:style-name="Table1.A2" office:value-type="string">
            <text:p text:style-name="P219">377</text:p>
          </table:table-cell>
          <table:table-cell table:style-name="Table1.A2" office:value-type="string">
            <text:p text:style-name="P174">Dist li Damians (F2 Et dit Damiant) biaus amis</text:p>
          </table:table-cell>
          <table:table-cell table:style-name="Table1.C112" office:value-type="string">
            <text:p text:style-name="P137">B] Puis li dit damians amis <text:span text:style-name="T178">D] Damiens dist il beax amis E] ...damiain… G] Et dist damiains… W] ...damiens...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07">378</text:p>
          </table:table-cell>
          <table:table-cell table:style-name="Table1.A2" office:value-type="string">
            <text:p text:style-name="P174">Tu laisses por moi ton pais</text:p>
          </table:table-cell>
          <table:table-cell table:style-name="Table1.C112" office:value-type="string">
            <text:p text:style-name="P168">W] Pour moy as laisse...</text:p>
          </table:table-cell>
        </table:table-row>
        <table:table-row table:style-name="Table1.126">
          <table:table-cell table:style-name="Table1.A2" office:value-type="string">
            <text:p text:style-name="P219">379</text:p>
          </table:table-cell>
          <table:table-cell table:style-name="Table1.A2" office:value-type="string">
            <text:p text:style-name="P174">Si te don (F2 dont, H doins) la senechacie</text:p>
          </table:table-cell>
          <table:table-cell table:style-name="Table1.C112" office:value-type="string">
            <text:p text:style-name="P103"><text:span text:style-name="T2">A</text:span><text:span text:style-name="T16">C</text:span><text:span text:style-name="T20">D</text:span><text:span text:style-name="T26">E</text:span><text:span text:style-name="T32">G</text:span><text:span text:style-name="T42">I</text:span><text:span text:style-name="T70">K</text:span><text:span text:style-name="T51">L</text:span><text:span text:style-name="T46">T</text:span><text:span text:style-name="T60">W</text:span><text:span text:style-name="T2">] </text:span><text:span text:style-name="T7">...doing </text:span><text:span text:style-name="T26">(E doins, </text:span><text:span text:style-name="T42">I dong, </text:span><text:span text:style-name="T51">L doig, </text:span><text:span text:style-name="T60">W doint</text:span><text:span text:style-name="T26">)</text:span><text:span text:style-name="T7"> ma… </text:span><text:span text:style-name="T11">B] Je te doins...</text:span></text:p>
          </table:table-cell>
        </table:table-row>
        <table:table-row table:style-name="Table1.126">
          <table:table-cell table:style-name="Table1.A2" office:value-type="string">
            <text:p text:style-name="P219">380</text:p>
          </table:table-cell>
          <table:table-cell table:style-name="Table1.A2" office:value-type="string">
            <text:p text:style-name="P174">Et de ma cort la signorie</text:p>
          </table:table-cell>
          <table:table-cell table:style-name="Table1.C112" office:value-type="string">
            <text:p text:style-name="P149">C<text:span text:style-name="T242">L</text:span>] ...la druerie</text:p>
          </table:table-cell>
        </table:table-row>
        <table:table-row table:style-name="Table1.126">
          <table:table-cell table:style-name="Table1.A2" office:value-type="string">
            <text:p text:style-name="P219">381</text:p>
          </table:table-cell>
          <table:table-cell table:style-name="Table1.A2" office:value-type="string">
            <text:p text:style-name="P253">Cui (H Qui) ameras je l’amerai</text:p>
          </table:table-cell>
          <table:table-cell table:style-name="Table1.C112" office:value-type="string">
            <text:p text:style-name="P119">A<text:span text:style-name="T166">CDEGILTW</text:span>] Cui tu ameras iamerai <text:span text:style-name="T166">(C ieamerai, GL ie lamerai, W jaimeray)</text:span></text:p>
          </table:table-cell>
        </table:table-row>
        <table:table-row table:style-name="Table1.126">
          <table:table-cell table:style-name="Table1.A2" office:value-type="string">
            <text:p text:style-name="P219">382</text:p>
          </table:table-cell>
          <table:table-cell table:style-name="Table1.A2" office:value-type="string">
            <text:p text:style-name="P253">Cui (H Qui) servirais jel servirai</text:p>
          </table:table-cell>
          <table:table-cell table:style-name="Table1.C112" office:value-type="string">
            <text:p text:style-name="P103">A<text:span text:style-name="T149">BGIK</text:span>] ...<text:span text:style-name="T135">iel garderai (G garterai) D] Cui seruirai ie seruirai EL] Cui seruiras ie seruirai</text:span></text:p>
          </table:table-cell>
        </table:table-row>
        <table:table-row table:style-name="Table1.126">
          <table:table-cell table:style-name="Table1.A2" office:value-type="string">
            <text:p text:style-name="P219">383</text:p>
          </table:table-cell>
          <table:table-cell table:style-name="Table1.A2" office:value-type="string">
            <text:p text:style-name="P253">Cil qui (F2 que) de toi n’estrait amez</text:p>
          </table:table-cell>
          <table:table-cell table:style-name="Table1.C112" office:value-type="string">
            <text:p text:style-name="P103">A] ...<text:span text:style-name="T135">pour quoi non iert amez B] ...</text:span><text:span text:style-name="T83">par</text:span><text:span text:style-name="T11"> toi nestra amez </text:span><text:span text:style-name="T16">C</text:span><text:span text:style-name="T20">D</text:span><text:span text:style-name="T42">I</text:span><text:span text:style-name="T51">L</text:span><text:span text:style-name="T47">T</text:span><text:span text:style-name="T16">] ...por </text:span><text:span text:style-name="T47">(T </text:span><text:span text:style-name="T96">por</text:span><text:span text:style-name="T47">)</text:span><text:span text:style-name="T16"> toi non ert </text:span><text:span text:style-name="T20">(D ne iert, </text:span><text:span text:style-name="T42">I non iert</text:span><text:span text:style-name="T20">)</text:span><text:span text:style-name="T16"> amez </text:span><text:span text:style-name="T42">(I ames)</text:span><text:span text:style-name="T16"> </text:span><text:span text:style-name="T26">E] Et cil qui de toi niert… </text:span><text:span text:style-name="T33">G</text:span><text:span text:style-name="T70">K</text:span><text:span text:style-name="T33">] ..que por toi niert hennorez </text:span><text:span text:style-name="T60">W] ...par moy nen iert...</text:span></text:p>
          </table:table-cell>
        </table:table-row>
        <table:table-row table:style-name="Table1.126">
          <table:table-cell table:style-name="Table1.A2" office:value-type="string">
            <text:p text:style-name="P219">384</text:p>
          </table:table-cell>
          <table:table-cell table:style-name="Table1.A2" office:value-type="string">
            <text:p text:style-name="P253">Jai per (H par) moi n’estrait honorez</text:p>
          </table:table-cell>
          <table:table-cell table:style-name="Table1.C112" office:value-type="string">
            <text:p text:style-name="P120">A<text:span text:style-name="T166">CDEILT</text:span>] ...pour <text:span text:style-name="T166">(CI por, DELT </text:span><text:span text:style-name="T88">por</text:span><text:span text:style-name="T166">)</text:span>...non <text:span text:style-name="T178">(D ne, EI nen)</text:span> iert <text:span text:style-name="T166">(CLT ert)</text:span>… <text:span text:style-name="T149">B] Par moi ne sera… GK] ...ne sera gardez W] ...pour toy nen jert...</text:span></text:p>
          </table:table-cell>
        </table:table-row>
        <table:table-row table:style-name="Table1.126">
          <table:table-cell table:style-name="Table1.A2" office:value-type="string">
            <text:p text:style-name="P221">385</text:p>
          </table:table-cell>
          <table:table-cell table:style-name="Table1.A2" office:value-type="string">
            <text:p text:style-name="P253">Issi (H Ainsi) laissent lor parlement</text:p>
          </table:table-cell>
          <table:table-cell table:style-name="Table1.C112" office:value-type="string">
            <text:p text:style-name="P123">A<text:span text:style-name="T149">BDEGIKLT</text:span>] Atant...le… <text:span text:style-name="T166">CW] Atant...</text:span></text:p>
          </table:table-cell>
        </table:table-row>
        <table:table-row table:style-name="Table1.126">
          <table:table-cell table:style-name="Table1.A2" office:value-type="string">
            <text:p text:style-name="P221">386</text:p>
          </table:table-cell>
          <table:table-cell table:style-name="Table1.A2" office:value-type="string">
            <text:p text:style-name="P253">Li maronier orent boen vent</text:p>
          </table:table-cell>
          <table:table-cell table:style-name="Table1.C112" office:value-type="string">
            <text:p text:style-name="P193"/>
          </table:table-cell>
        </table:table-row>
        <table:table-row table:style-name="Table1.126">
          <table:table-cell table:style-name="Table1.A2" office:value-type="string">
            <text:p text:style-name="P221">387</text:p>
          </table:table-cell>
          <table:table-cell table:style-name="Table1.A2" office:value-type="string">
            <text:p text:style-name="P253">Li rois Phelis s’en vet a (H as) neis</text:p>
          </table:table-cell>
          <table:table-cell table:style-name="Table1.C112" office:value-type="string">
            <text:p text:style-name="P138">B] ...uint… DW] ...(W phellippes)...ua as (W aux)… E] Rois...se met es nez L] ...uait as...</text:p>
          </table:table-cell>
        </table:table-row>
        <table:table-row table:style-name="Table1.126">
          <table:table-cell table:style-name="Table1.A2" office:value-type="string">
            <text:p text:style-name="P221">388</text:p>
          </table:table-cell>
          <table:table-cell table:style-name="Table1.A2" office:value-type="string">
            <text:p text:style-name="P253">Seloc n’i est mie oblieis</text:p>
          </table:table-cell>
          <table:table-cell table:style-name="Table1.C112" office:value-type="string">
            <text:p text:style-name="P123">A<text:span text:style-name="T166">CDEGILT</text:span>] ...nest <text:span text:style-name="T179">(DE ne sest)</text:span>… <text:span text:style-name="T149">B] Selec nest… W] ...ne cest mie...</text:span></text:p>
          </table:table-cell>
        </table:table-row>
        <table:table-row table:style-name="Table1.126">
          <table:table-cell table:style-name="Table1.A2" office:value-type="string">
            <text:p text:style-name="P221">389</text:p>
          </table:table-cell>
          <table:table-cell table:style-name="Table1.A2" office:value-type="string">
            <text:p text:style-name="P253">O lui s’en vet per (H par) le gravier</text:p>
          </table:table-cell>
          <table:table-cell table:style-name="Table1.C112" office:value-type="string">
            <text:p text:style-name="P123">A] ...pour… <text:span text:style-name="T149">BIT] (T A lui)...par… C] ...senuant </text:span><text:span text:style-name="T83">por</text:span><text:span text:style-name="T149"> lodegrez D] ...ua… W] ...va...par</text:span></text:p>
          </table:table-cell>
        </table:table-row>
        <table:table-row table:style-name="Table1.126">
          <table:table-cell table:style-name="Table1.A2" office:value-type="string">
            <text:p text:style-name="P221">390</text:p>
          </table:table-cell>
          <table:table-cell table:style-name="Table1.A2" office:value-type="string">
            <text:p text:style-name="P253">Et tuit li atre (F2 aultres) chevelier</text:p>
          </table:table-cell>
          <table:table-cell table:style-name="Table1.C112" office:value-type="string">
            <text:p text:style-name="P183">A<text:span text:style-name="T229">I</text:span>] ...cil… <text:span text:style-name="T166">C] ...ci… G] ...tui si autres… T] ...tuit si autri...</text:span></text:p>
          </table:table-cell>
        </table:table-row>
        <table:table-row table:style-name="Table1.126">
          <table:table-cell table:style-name="Table1.A2" office:value-type="string">
            <text:p text:style-name="P221">391</text:p>
          </table:table-cell>
          <table:table-cell table:style-name="Table1.A2" office:value-type="string">
            <text:p text:style-name="P253">Li airs fut clers et boens li vans</text:p>
          </table:table-cell>
          <table:table-cell table:style-name="Table1.C112" office:value-type="string">
            <text:p text:style-name="P34">B] ...fu bons et clerz li tens <text:span text:style-name="T187">E] ...dous li vens I] ...e bel litens L] La ers...</text:span></text:p>
          </table:table-cell>
        </table:table-row>
        <table:table-row table:style-name="Table1.126">
          <table:table-cell table:style-name="Table1.A2" office:value-type="string">
            <text:p text:style-name="P221">392</text:p>
          </table:table-cell>
          <table:table-cell table:style-name="Table1.A2" office:value-type="string">
            <text:p text:style-name="P253">Li (H Si) home furent jai tuit ans</text:p>
          </table:table-cell>
          <table:table-cell table:style-name="Table1.C112" office:value-type="string">
            <text:p text:style-name="P165">L] ---</text:p>
            <text:p text:style-name="P123">A<text:span text:style-name="T196">GIK</text:span>] Si… <text:span text:style-name="T149">B] Li </text:span><text:span text:style-name="T83">cler</text:span><text:span text:style-name="T11"> sont… </text:span><text:span text:style-name="T21">D] Sui home furent tuit dedenz </text:span><text:span text:style-name="T26">E</text:span><text:span text:style-name="T61">W</text:span><text:span text:style-name="T26">] Si </text:span><text:span text:style-name="T61">(W Ses)</text:span><text:span text:style-name="T26">...tout… </text:span><text:span text:style-name="T48">T] Et si home sont...</text:span></text:p>
          </table:table-cell>
        </table:table-row>
        <table:table-row table:style-name="Table1.126">
          <table:table-cell table:style-name="Table1.A2" office:value-type="string">
            <text:p text:style-name="P233">a</text:p>
          </table:table-cell>
          <table:table-cell table:style-name="Table1.A2" office:value-type="string">
            <text:p text:style-name="P253"/>
          </table:table-cell>
          <table:table-cell table:style-name="Table1.C112" office:value-type="string">
            <text:p text:style-name="P150">C<text:span text:style-name="T243">L</text:span>] Tote iorz <text:span text:style-name="T243">(L ior)</text:span> lor fu aparenz</text:p>
          </table:table-cell>
        </table:table-row>
        <table:table-row table:style-name="Table1.126">
          <table:table-cell table:style-name="Table1.A2" office:value-type="string">
            <text:p text:style-name="P221">393/<text:span text:style-name="T568">403</text:span></text:p>
          </table:table-cell>
          <table:table-cell table:style-name="Table1.A2" office:value-type="string">
            <text:p text:style-name="P253">Li rois ait pris de toz (F1, F2, H de lui) congié</text:p>
          </table:table-cell>
          <table:table-cell table:style-name="Table1.C112" office:value-type="string">
            <text:p text:style-name="P165">C] ---</text:p>
            <text:p text:style-name="P45"><text:span text:style-name="T107">INV D] Li </text:span><text:span text:style-name="T112">chr </text:span><text:span text:style-name="T113">lont conuoie</text:span></text:p>
          </table:table-cell>
        </table:table-row>
        <table:table-row table:style-name="Table1.126">
          <table:table-cell table:style-name="Table1.A2" office:value-type="string">
            <text:p text:style-name="P221">394</text:p>
          </table:table-cell>
          <table:table-cell table:style-name="Table1.A2" office:value-type="string">
            <text:p text:style-name="P253">Li chevelier sont (F1 sant) repairié</text:p>
          </table:table-cell>
          <table:table-cell table:style-name="Table1.C112" office:value-type="string">
            <text:p text:style-name="P154">INV D] Li rois a pris de touz congie</text:p>
            <text:p text:style-name="P123">A<text:span text:style-name="T149">BCEGIKLTW</text:span>] <text:span text:style-name="T250">(W Et)</text:span>...lont tuit <text:span text:style-name="T149">(B tout)</text:span> baisie <text:span text:style-name="T149">(B baisiet, I baissie, W lont baisie)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221">395</text:p>
          </table:table-cell>
          <table:table-cell table:style-name="Table1.A2" office:value-type="string">
            <text:p text:style-name="P253">Li rois Phelis en sa neis vint</text:p>
          </table:table-cell>
          <table:table-cell table:style-name="Table1.C112" office:value-type="string">
            <text:p text:style-name="P123">A] De eulx se depart et sa… <text:span text:style-name="T150">BET] Diaus (E Daus, T Deuz) se depart a sa.. CG] Delz (G Dels) sendepart (G sendepert) en… DIL] Daus (I Deus, L Deiz) se depart (L despart) en sa… W] Deulx se depart en la nefz vint</text:span></text:p>
          </table:table-cell>
        </table:table-row>
        <table:table-row table:style-name="Table1.126">
          <table:table-cell table:style-name="Table1.A2" office:value-type="string">
            <text:p text:style-name="P221">396</text:p>
          </table:table-cell>
          <table:table-cell table:style-name="Table1.A2" office:value-type="string">
            <text:p text:style-name="P253">Et Seloc joste lui se tint</text:p>
          </table:table-cell>
          <table:table-cell table:style-name="Table1.C112" office:value-type="string">
            <text:p text:style-name="P177">B] ...selec… <text:span text:style-name="T167">C] ...sestient D] Seloc de ioste… I] ...saloc...</text:span></text:p>
          </table:table-cell>
        </table:table-row>
        <table:table-row table:style-name="Table1.126">
          <table:table-cell table:style-name="Table1.A2" office:value-type="string">
            <text:p text:style-name="P221">397</text:p>
          </table:table-cell>
          <table:table-cell table:style-name="Table1.A2" office:value-type="string">
            <text:p text:style-name="P253">O lui i vont .XX. chevelier</text:p>
          </table:table-cell>
          <table:table-cell table:style-name="Table1.C112" office:value-type="string">
            <text:p text:style-name="P178">B] Awec lui… <text:span text:style-name="T167">CW] ...sen uont… E] Et aueoc lui .xx…. G] ...lui uont xxiiii… T] A lui en uont...</text:span></text:p>
          </table:table-cell>
        </table:table-row>
        <table:table-row table:style-name="Table1.126">
          <table:table-cell table:style-name="Table1.A2" office:value-type="string">
            <text:p text:style-name="P221">398</text:p>
          </table:table-cell>
          <table:table-cell table:style-name="Table1.A2" office:value-type="string">
            <text:p text:style-name="P253">Li atre sont per (H par) le gravier</text:p>
          </table:table-cell>
          <table:table-cell table:style-name="Table1.C112" office:value-type="string">
            <text:p text:style-name="P183">A<text:span text:style-name="T250">W</text:span>] …par… <text:span text:style-name="T151">BT] ...vont par… E] ...erent… G] ...por...</text:span></text:p>
          </table:table-cell>
        </table:table-row>
        <table:table-row table:style-name="Table1.210">
          <table:table-cell table:style-name="Table1.A2" office:value-type="string">
            <text:p text:style-name="P121">399</text:p>
          </table:table-cell>
          <table:table-cell table:style-name="Table1.A2" office:value-type="string">
            <text:p text:style-name="P254">Li maronier dient Signor</text:p>
          </table:table-cell>
          <table:table-cell table:style-name="Table1.C112" office:value-type="string">
            <text:p text:style-name="P17"/>
          </table:table-cell>
        </table:table-row>
        <table:table-row table:style-name="Table1.126">
          <table:table-cell table:style-name="Table1.A2" office:value-type="string">
            <text:p text:style-name="P121">400</text:p>
          </table:table-cell>
          <table:table-cell table:style-name="Table1.A2" office:value-type="string">
            <text:p text:style-name="P254">Preneis congié per (H par) fine amor</text:p>
          </table:table-cell>
          <table:table-cell table:style-name="Table1.C112" office:value-type="string">
            <text:p text:style-name="P123">A<text:span text:style-name="T196">GI</text:span>] ...par… <text:span text:style-name="T167">CL] ...tot (L tost) congie…(L </text:span><text:span text:style-name="T99">per </text:span><text:span text:style-name="T52">amor)</text:span><text:span text:style-name="T167"> EW] ...</text:span><text:span text:style-name="T92">per</text:span><text:span text:style-name="T26"> </text:span><text:span text:style-name="T61">(W par)</text:span><text:span text:style-name="T100"> </text:span><text:span text:style-name="T26">bonne amor </text:span><text:span text:style-name="T61">(W amour)</text:span></text:p>
          </table:table-cell>
        </table:table-row>
        <table:table-row table:style-name="Table1.126">
          <table:table-cell table:style-name="Table1.A2" office:value-type="string">
            <text:p text:style-name="P139"><text:span text:style-name="T569">a</text:span> <text:span text:style-name="T569">411</text:span></text:p>
          </table:table-cell>
          <table:table-cell table:style-name="Table1.A2" office:value-type="string">
            <text:p text:style-name="P214"/>
          </table:table-cell>
          <table:table-cell table:style-name="Table1.C112" office:value-type="string">
            <text:p text:style-name="P124">A<text:span text:style-name="T151">BCDGIKLT</text:span>] <text:span text:style-name="T136">Vent auons (C auem, L auen, G auon) bon (GI buen) et aer (CDG air, O a acier) cler (B air bien cleir, D </text:span><text:span text:style-name="T89">mlt </text:span><text:span text:style-name="T21">cler</text:span><text:span text:style-name="T136">) E] Vent auons conuenable et cler W] Vent auons et bon air et cler</text:span></text:p>
          </table:table-cell>
        </table:table-row>
        <table:table-row table:style-name="Table1.126">
          <table:table-cell table:style-name="Table1.A2" office:value-type="string">
            <text:p text:style-name="P139">b</text:p>
          </table:table-cell>
          <table:table-cell table:style-name="Table1.A2" office:value-type="string">
            <text:p text:style-name="P214"/>
          </table:table-cell>
          <table:table-cell table:style-name="Table1.C112" office:value-type="string">
            <text:p text:style-name="P124">A<text:span text:style-name="T151">BCDEGIKLTW</text:span>] <text:span text:style-name="T136">Vos (BCW Vous) nos (BE nous) faites (G feites, W fautes) trop demorer (B demourer, W demeurer)</text:span></text:p>
          </table:table-cell>
        </table:table-row>
        <table:table-row table:style-name="Table1.126">
          <table:table-cell table:style-name="Table1.A2" office:value-type="string">
            <text:p text:style-name="P139">c</text:p>
          </table:table-cell>
          <table:table-cell table:style-name="Table1.A2" office:value-type="string">
            <text:p text:style-name="P214"/>
          </table:table-cell>
          <table:table-cell table:style-name="Table1.C112" office:value-type="string">
            <text:p text:style-name="P124">A<text:span text:style-name="T152">BCDEGIKLTW</text:span>] <text:span text:style-name="T136">Seloc (B Selec, C Selos) son (I sum) frere regardot (BCE resgardoit, DGILTW regardoit)</text:span></text:p>
          </table:table-cell>
        </table:table-row>
        <table:table-row table:style-name="Table1.126">
          <table:table-cell table:style-name="Table1.A2" office:value-type="string">
            <text:p text:style-name="P139">d</text:p>
          </table:table-cell>
          <table:table-cell table:style-name="Table1.A2" office:value-type="string">
            <text:p text:style-name="P214"/>
          </table:table-cell>
          <table:table-cell table:style-name="Table1.C112" office:value-type="string">
            <text:p text:style-name="P124">A<text:span text:style-name="T167">CDEGIKLT</text:span>] <text:span text:style-name="T136">Et des (T dels) oilz (CL iauz, D ieuz, E iex, G els, I eus, T oils) tenrament (CDEGIL tendrement, T teindrement) plorot (CDEGILT ploroit) B] Et de ses iex an.ii. Plouroit W] Des deux ueulx tendrement plouroit</text:span></text:p>
          </table:table-cell>
        </table:table-row>
        <table:table-row table:style-name="Table1.126">
          <table:table-cell table:style-name="Table1.A2" office:value-type="string">
            <text:p text:style-name="P139">e</text:p>
          </table:table-cell>
          <table:table-cell table:style-name="Table1.A2" office:value-type="string">
            <text:p text:style-name="P214"/>
          </table:table-cell>
          <table:table-cell table:style-name="Table1.C112" office:value-type="string">
            <text:p text:style-name="P124">A<text:span text:style-name="T167">BCDEGIKLTW</text:span>] <text:span text:style-name="T136">Si (D Sui, W Ses) homme (C homen, DGIT home, L ome, W houmes) dient tort auez (IW aues, T nauez)</text:span></text:p>
          </table:table-cell>
        </table:table-row>
        <table:table-row table:style-name="Table1.126">
          <table:table-cell table:style-name="Table1.A2" office:value-type="string">
            <text:p text:style-name="P139">f</text:p>
          </table:table-cell>
          <table:table-cell table:style-name="Table1.A2" office:value-type="string">
            <text:p text:style-name="P214"/>
          </table:table-cell>
          <table:table-cell table:style-name="Table1.C112" office:value-type="string">
            <text:p text:style-name="P124">A<text:span text:style-name="T167">CDEGIKLTW</text:span>] <text:span text:style-name="T136">Prennez (CDEG Prenez, IW Prenes, T Prannez, L Pregnez) congie si (GL se) uos (C uous) nalez (DE si en alez, W si en ales, G uolez, I en ales) B] Prenez congiet si enuenez</text:span></text:p>
          </table:table-cell>
        </table:table-row>
        <table:table-row table:style-name="Table1.126">
          <table:table-cell table:style-name="Table1.A2" office:value-type="string">
            <text:p text:style-name="P123">401</text:p>
          </table:table-cell>
          <table:table-cell table:style-name="Table1.A2" office:value-type="string">
            <text:p text:style-name="P254">Vos n’i poez riens gueaignier</text:p>
          </table:table-cell>
          <table:table-cell table:style-name="Table1.C112" office:value-type="string">
            <text:p text:style-name="P56">G] ...nen...</text:p>
          </table:table-cell>
        </table:table-row>
        <table:table-row table:style-name="Table1.126">
          <table:table-cell table:style-name="Table1.A2" office:value-type="string">
            <text:p text:style-name="P121">402</text:p>
          </table:table-cell>
          <table:table-cell table:style-name="Table1.A2" office:value-type="string">
            <text:p text:style-name="P254">Et si nos faites trop targier</text:p>
          </table:table-cell>
          <table:table-cell table:style-name="Table1.C112" office:value-type="string">
            <text:p text:style-name="P124">A<text:span text:style-name="T167">CGIL</text:span>] ...le…<text:span text:style-name="T136"> BDT] ...les...</text:span></text:p>
          </table:table-cell>
        </table:table-row>
        <table:table-row table:style-name="Table1.220">
          <table:table-cell table:style-name="Table1.A2" office:value-type="string">
            <text:p text:style-name="P121">403</text:p>
          </table:table-cell>
          <table:table-cell table:style-name="Table1.A2" office:value-type="string">
            <text:p text:style-name="P254">Seloc dist Grant mervelles oi</text:p>
          </table:table-cell>
          <table:table-cell table:style-name="Table1.C112" office:value-type="string">
            <text:p text:style-name="P124">A<text:span text:style-name="T152">BCDEGILT</text:span>] <text:span text:style-name="T152">(B Selec, G Seloc)</text:span>...<text:span text:style-name="T136">dit (B a dit, C lor dit, L lor dist, G dist) merueilles (I meruoiles, D granz meruoilles, E grant merueille, G grant meruoile, T granz meruelles) uoi (CLT oi)</text:span></text:p>
          </table:table-cell>
        </table:table-row>
        <table:table-row table:style-name="Table1.126">
          <table:table-cell table:style-name="Table1.A2" office:value-type="string">
            <text:p text:style-name="P121">404</text:p>
          </table:table-cell>
          <table:table-cell table:style-name="Table1.A2" office:value-type="string">
            <text:p text:style-name="P254">Per (H Par) cele foi que je vos doi</text:p>
          </table:table-cell>
          <table:table-cell table:style-name="Table1.C112" office:value-type="string">
            <text:p text:style-name="P140"/>
          </table:table-cell>
        </table:table-row>
        <table:table-row table:style-name="Table1.126">
          <table:table-cell table:style-name="Table1.A2" office:value-type="string">
            <text:p text:style-name="P121">405/<text:span text:style-name="T570">42</text:span><text:soft-page-break/><text:span text:style-name="T570">1</text:span></text:p>
          </table:table-cell>
          <table:table-cell table:style-name="Table1.A2" office:value-type="string">
            <text:p text:style-name="P254">N’i ait nul de vos tant soit fiers</text:p>
          </table:table-cell>
          <table:table-cell table:style-name="Table1.C112" office:value-type="string">
            <text:p text:style-name="P124">A<text:span text:style-name="T197">GIK</text:span>] ...<text:span text:style-name="T136">un de...ber CL] ...nun (L un) tant pros (l prou) ne tant ber D] Nen ia vn qui tant… E] Ni a .i. </text:span><text:soft-page-break/><text:span text:style-name="T136">seul de vous tant fier W] Nen y a nulz de vous si fier</text:span></text:p>
          </table:table-cell>
        </table:table-row>
        <table:table-row table:style-name="Table1.126">
          <table:table-cell table:style-name="Table1.A2" office:value-type="string">
            <text:p text:style-name="P221">406</text:p>
          </table:table-cell>
          <table:table-cell table:style-name="Table1.A2" office:value-type="string">
            <text:p text:style-name="P254">Ne que tant soit boens cheveliers</text:p>
          </table:table-cell>
          <table:table-cell table:style-name="Table1.C112" office:value-type="string">
            <text:p text:style-name="P124">A<text:span text:style-name="T168">CIKLT</text:span>] <text:span text:style-name="T136">Quil (L Que) uoudroit un (CT .i.) menbre couper (CILT coper) <text:s/>B] Que se on li uoloit tranchier D] Son li deuoit menbre trencher <text:s/>G] Se mi uoudroit un menbre coper</text:span></text:p>
            <text:p text:style-name="P160">E] Se .i. bre voloit trencher POI CORR IN Se son manbre <text:span text:style-name="T250">W] Qui veist vng membre trenchier</text:span></text:p>
          </table:table-cell>
        </table:table-row>
        <table:table-row table:style-name="Table1.126">
          <table:table-cell table:style-name="Table1.A2" office:value-type="string">
            <text:p text:style-name="P221">407</text:p>
          </table:table-cell>
          <table:table-cell table:style-name="Table1.A2" office:value-type="string">
            <text:p text:style-name="P254">Qui ne fust jai toz esmaiés</text:p>
          </table:table-cell>
          <table:table-cell table:style-name="Table1.C112" office:value-type="string">
            <text:p text:style-name="P124">A<text:span text:style-name="T168">CGILT</text:span>] <text:span text:style-name="T136">Non fusse (CIT Ne fuse, L Ne fusse, G Nen fusse)…(G tot, I tos, LT toz)...(I enmaies) B] J menbre nenfust courecies D] Que il ne fust toz… E] ...plus esmaiez W] Que ja nen fust tost...</text:span></text:p>
          </table:table-cell>
        </table:table-row>
        <table:table-row table:style-name="Table1.126">
          <table:table-cell table:style-name="Table1.A2" office:value-type="string">
            <text:p text:style-name="P221">408</text:p>
          </table:table-cell>
          <table:table-cell table:style-name="Table1.A2" office:value-type="string">
            <text:p text:style-name="P254">Ne doi ge estre plus iriés</text:p>
          </table:table-cell>
          <table:table-cell table:style-name="Table1.C112" office:value-type="string">
            <text:p text:style-name="P35">B] ...ge dont bien estre… <text:span text:style-name="T168">CL] ...ie plus estre… D] ...toz iriez G] Nen doie...</text:span></text:p>
          </table:table-cell>
        </table:table-row>
        <table:table-row table:style-name="Table1.126">
          <table:table-cell table:style-name="Table1.A2" office:value-type="string">
            <text:p text:style-name="P221">409</text:p>
          </table:table-cell>
          <table:table-cell table:style-name="Table1.A2" office:value-type="string">
            <text:p text:style-name="P254">Et doi auoir grinor regart</text:p>
          </table:table-cell>
          <table:table-cell table:style-name="Table1.C112" office:value-type="string">
            <text:p text:style-name="P186">INV D] Quant lon parle mi leu me part </text:p>
            <text:p text:style-name="P187">E<text:span text:style-name="T250">W</text:span>] ...plus grant...</text:p>
          </table:table-cell>
        </table:table-row>
        <table:table-row table:style-name="Table1.126">
          <table:table-cell table:style-name="Table1.A2" office:value-type="string">
            <text:p text:style-name="P221">410</text:p>
          </table:table-cell>
          <table:table-cell table:style-name="Table1.A2" office:value-type="string">
            <text:p text:style-name="P254">Quant on per (H par) enmi leu me part</text:p>
          </table:table-cell>
          <table:table-cell table:style-name="Table1.C112" office:value-type="string">
            <text:p text:style-name="P186">INV D] Et doi auoir greignor regart</text:p>
            <text:p text:style-name="P184">A] ...<text:span text:style-name="T136">pour le meillor me part B] ...on parmi outre me… CLT] ...parmi le leu (L lue)… EW] ….per (W par) le mi lieu… G] ...permi leug me part I] ...par le mi luec me part</text:span></text:p>
          </table:table-cell>
        </table:table-row>
        <table:table-row table:style-name="Table1.126">
          <table:table-cell table:style-name="Table1.A2" office:value-type="string">
            <text:p text:style-name="P222">a</text:p>
          </table:table-cell>
          <table:table-cell table:style-name="Table1.A2" office:value-type="string">
            <text:p text:style-name="P214"/>
          </table:table-cell>
          <table:table-cell table:style-name="Table1.C112" office:value-type="string">
            <text:p text:style-name="P124">A<text:span text:style-name="T153">BCDEGIKLTW</text:span>] <text:span text:style-name="T136">Lune moitie (B moitiet) en uoi (W voy) aler</text:span></text:p>
          </table:table-cell>
        </table:table-row>
        <table:table-row table:style-name="Table1.126">
          <table:table-cell table:style-name="Table1.A2" office:value-type="string">
            <text:p text:style-name="P222">b</text:p>
          </table:table-cell>
          <table:table-cell table:style-name="Table1.A2" office:value-type="string">
            <text:p text:style-name="P214"/>
          </table:table-cell>
          <table:table-cell table:style-name="Table1.C112" office:value-type="string">
            <text:p text:style-name="P127">A<text:span text:style-name="T153">BCDEGIKLTW</text:span>] <text:span text:style-name="T136">Comment (DI Coment, GT Comant) porra (GIT pora) lautre (G lautra, I le autre) durer</text:span></text:p>
          </table:table-cell>
        </table:table-row>
        <table:table-row table:style-name="Table1.126">
          <table:table-cell table:style-name="Table1.A2" office:value-type="string">
            <text:p text:style-name="P222">411</text:p>
          </table:table-cell>
          <table:table-cell table:style-name="Table1.A2" office:value-type="string">
            <text:p text:style-name="P254">A hicest mot vet embrassier (F2 acoleir)</text:p>
          </table:table-cell>
          <table:table-cell table:style-name="Table1.C112" office:value-type="string">
            <text:p text:style-name="P141">B] ...va… <text:span text:style-name="T180">D] A ce mot est alez baisier WE] A icel (W yceluy)...</text:span></text:p>
          </table:table-cell>
        </table:table-row>
        <table:table-row table:style-name="Table1.126">
          <table:table-cell table:style-name="Table1.A2" office:value-type="string">
            <text:p text:style-name="P221">412</text:p>
          </table:table-cell>
          <table:table-cell table:style-name="Table1.A2" office:value-type="string">
            <text:p text:style-name="P254">Son frere et mout estroit (H fort) baissier</text:p>
            <text:p text:style-name="P254">(F2 que mout doit ameir)</text:p>
          </table:table-cell>
          <table:table-cell table:style-name="Table1.C112" office:value-type="string">
            <text:p text:style-name="P141">B] ...et forment… <text:span text:style-name="T180">D] ...embracier W] ...et tendrement baisier</text:span></text:p>
          </table:table-cell>
        </table:table-row>
        <table:table-row table:style-name="Table1.126">
          <table:table-cell table:style-name="Table1.A2" office:value-type="string">
            <text:p text:style-name="P221">413</text:p>
          </table:table-cell>
          <table:table-cell table:style-name="Table1.A2" office:value-type="string">
            <text:p text:style-name="P254">Per (H par) poc n’est cheus en la mer</text:p>
          </table:table-cell>
          <table:table-cell table:style-name="Table1.C112" office:value-type="string">
            <text:p text:style-name="P124">A<text:span text:style-name="T169">CDEGIKLT</text:span>] <text:span text:style-name="T180">(D A pou)...se fust (C fu, E ne fu, G Por sen fust, L ne se fu) en mer gitez (C gete, DE getez, I getes) B] Par pau ne sest en meir ietez W] Par poy ne cest en mer gectes</text:span></text:p>
          </table:table-cell>
        </table:table-row>
        <table:table-row table:style-name="Table1.126">
          <table:table-cell table:style-name="Table1.A2" office:value-type="string">
            <text:p text:style-name="P221">414</text:p>
          </table:table-cell>
          <table:table-cell table:style-name="Table1.A2" office:value-type="string">
            <text:p text:style-name="P254">Entre ses dous bras c’est pameis (H ses bras l’estuet pasmer)</text:p>
          </table:table-cell>
          <table:table-cell table:style-name="Table1.C112" office:value-type="string">
            <text:p text:style-name="P46">D<text:span text:style-name="T188">EI</text:span>] ...est… <text:span text:style-name="T250">W] ...ses bras se chiet...</text:span></text:p>
          </table:table-cell>
        </table:table-row>
        <table:table-row table:style-name="Table1.126">
          <table:table-cell table:style-name="Table1.A2" office:value-type="string">
            <text:p text:style-name="P221">415</text:p>
          </table:table-cell>
          <table:table-cell table:style-name="Table1.A2" office:value-type="string">
            <text:p text:style-name="P254">Li baron voient le travail</text:p>
          </table:table-cell>
          <table:table-cell table:style-name="Table1.C112" office:value-type="string">
            <text:p text:style-name="P21"/>
          </table:table-cell>
        </table:table-row>
        <table:table-row table:style-name="Table1.126">
          <table:table-cell table:style-name="Table1.A2" office:value-type="string">
            <text:p text:style-name="P223">416</text:p>
          </table:table-cell>
          <table:table-cell table:style-name="Table1.A2" office:value-type="string">
            <text:p text:style-name="P254">Et (H A) la poegne de l’amirail</text:p>
          </table:table-cell>
          <table:table-cell table:style-name="Table1.C112" office:value-type="string">
            <text:p text:style-name="P59">I] ...le… <text:span text:style-name="T251">W] ...et le meruails</text:span></text:p>
          </table:table-cell>
        </table:table-row>
        <table:table-row table:style-name="Table1.126">
          <table:table-cell table:style-name="Table1.A2" office:value-type="string">
            <text:p text:style-name="P223">417</text:p>
          </table:table-cell>
          <table:table-cell table:style-name="Table1.A2" office:value-type="string">
            <text:p text:style-name="P254">Entre lor bras l’en ont porté</text:p>
          </table:table-cell>
          <table:table-cell table:style-name="Table1.C112" office:value-type="string">
            <text:p text:style-name="P19"/>
          </table:table-cell>
        </table:table-row>
        <table:table-row table:style-name="Table1.126">
          <table:table-cell table:style-name="Table1.A2" office:value-type="string">
            <text:p text:style-name="P223">418</text:p>
          </table:table-cell>
          <table:table-cell table:style-name="Table1.A2" office:value-type="string">
            <text:p text:style-name="P254">D’aigue froide l’ont arousé</text:p>
          </table:table-cell>
          <table:table-cell table:style-name="Table1.C112" office:value-type="string">
            <text:p text:style-name="P19"/>
          </table:table-cell>
        </table:table-row>
        <text:soft-page-break/>
        <table:table-row table:style-name="Table1.126">
          <table:table-cell table:style-name="Table1.A2" office:value-type="string">
            <text:p text:style-name="P223">419</text:p>
          </table:table-cell>
          <table:table-cell table:style-name="Table1.A2" office:value-type="string">
            <text:p text:style-name="P254">Fors l’emporterent el gravier</text:p>
          </table:table-cell>
          <table:table-cell table:style-name="Table1.C112" office:value-type="string">
            <text:p text:style-name="P160">E] Hors le porterent… <text:span text:style-name="T244">L] ...le portent...</text:span></text:p>
          </table:table-cell>
        </table:table-row>
        <table:table-row table:style-name="Table1.126">
          <table:table-cell table:style-name="Table1.A2" office:value-type="string">
            <text:p text:style-name="P223">420</text:p>
          </table:table-cell>
          <table:table-cell table:style-name="Table1.A2" office:value-type="string">
            <text:p text:style-name="P255">A poengnes se puet tant aidier</text:p>
          </table:table-cell>
          <table:table-cell table:style-name="Table1.C112" office:value-type="string">
            <text:p text:style-name="P224">A<text:span text:style-name="T180">DEGIKLTW</text:span>] ...dresier <text:span text:style-name="T180">(DEGILTW drecier)</text:span> <text:span text:style-name="T154">B] Grant painne orent al redrecier C] ...tant dant drecier</text:span></text:p>
          </table:table-cell>
        </table:table-row>
        <table:table-row table:style-name="Table1.126">
          <table:table-cell table:style-name="Table1.A2" office:value-type="string">
            <text:p text:style-name="P223">421</text:p>
          </table:table-cell>
          <table:table-cell table:style-name="Table1.A2" office:value-type="string">
            <text:p text:style-name="P255">Qu’il ait son visage levei</text:p>
          </table:table-cell>
          <table:table-cell table:style-name="Table1.C112" office:value-type="string">
            <text:p text:style-name="P125">A] ...<text:span text:style-name="T137">ane me laiue BL] Quant il a (L ait) veue la nef (L ne) CDEIKT] ...ueue la ne (EI nef) G] Quil a ueu la ne W] Que il ne ait veue la nefz</text:span></text:p>
          </table:table-cell>
        </table:table-row>
        <table:table-row table:style-name="Table1.126">
          <table:table-cell table:style-name="Table1.A2" office:value-type="string">
            <text:p text:style-name="P223">422</text:p>
          </table:table-cell>
          <table:table-cell table:style-name="Table1.A2" office:value-type="string">
            <text:p text:style-name="P255">Em plorant lor ait dit A Dei</text:p>
          </table:table-cell>
          <table:table-cell table:style-name="Table1.C112" office:value-type="string">
            <text:p text:style-name="P125">A<text:span text:style-name="T197">GKT</text:span>] ..<text:span text:style-name="T137">uale CL] ...le comende (L comande) a de E] ...plorant dit adieu alez W] ...alei ?????</text:span></text:p>
          </table:table-cell>
        </table:table-row>
        <table:table-row table:style-name="Table1.126">
          <table:table-cell table:style-name="Table1.A2" office:value-type="string">
            <text:p text:style-name="P223">423</text:p>
          </table:table-cell>
          <table:table-cell table:style-name="Table1.A2" office:value-type="string">
            <text:p text:style-name="P255">Et Melions ait salué</text:p>
          </table:table-cell>
          <table:table-cell table:style-name="Table1.C112" office:value-type="string">
            <text:p text:style-name="P125">A<text:span text:style-name="T180">DIT</text:span>] ...meleon…<text:span text:style-name="T137"> B] ...meleon..commande CLW] ...meleons… E] ...meleon et salatre</text:span></text:p>
          </table:table-cell>
        </table:table-row>
        <table:table-row table:style-name="Table1.126">
          <table:table-cell table:style-name="Table1.A2" office:value-type="string">
            <text:p text:style-name="P228">a </text:p>
          </table:table-cell>
          <table:table-cell table:style-name="Table1.A2" office:value-type="string">
            <text:p text:style-name="P214"/>
          </table:table-cell>
          <table:table-cell table:style-name="Table1.C112" office:value-type="string">
            <text:p text:style-name="P151">C<text:span text:style-name="T244">L</text:span>] Tote sacolor amue</text:p>
          </table:table-cell>
        </table:table-row>
        <table:table-row table:style-name="Table1.126">
          <table:table-cell table:style-name="Table1.A2" office:value-type="string">
            <text:p text:style-name="P223">424</text:p>
          </table:table-cell>
          <table:table-cell table:style-name="Table1.A2" office:value-type="string">
            <text:p text:style-name="P255">Son fil et trestot le barné</text:p>
          </table:table-cell>
          <table:table-cell table:style-name="Table1.C112" office:value-type="string">
            <text:p text:style-name="P125">A] ...la…<text:span text:style-name="T137"> B] ...fil as diex et le… CL] ...lo barnage (L bernage) EG] ...son barne</text:span></text:p>
          </table:table-cell>
        </table:table-row>
        <table:table-row table:style-name="Table1.126">
          <table:table-cell table:style-name="Table1.A2" office:value-type="string">
            <text:p text:style-name="P228">a <text:s text:c="2"/></text:p>
          </table:table-cell>
          <table:table-cell table:style-name="Table1.A2" office:value-type="string">
            <text:p text:style-name="P255"/>
          </table:table-cell>
          <table:table-cell table:style-name="Table1.C112" office:value-type="string">
            <text:p text:style-name="P151">C<text:span text:style-name="T244">L</text:span>] Salua <text:span text:style-name="T79">9</text:span><text:span text:style-name="T1">om daut </text:span><text:span text:style-name="T53">(l deut)</text:span><text:span text:style-name="T1"> parage</text:span></text:p>
          </table:table-cell>
        </table:table-row>
        <table:table-row table:style-name="Table1.126">
          <table:table-cell table:style-name="Table1.A2" office:value-type="string">
            <text:p text:style-name="P223">425</text:p>
          </table:table-cell>
          <table:table-cell table:style-name="Table1.A2" office:value-type="string">
            <text:p text:style-name="P255">Et Aliodés asiment</text:p>
          </table:table-cell>
          <table:table-cell table:style-name="Table1.C112" office:value-type="string">
            <text:p text:style-name="P125">A<text:span text:style-name="T154">BEIT</text:span>] ...aliodas <text:span text:style-name="T188">(ET alyodas)</text:span>…<text:span text:style-name="T137"> CGL] Aliodas (G Aliedas).. DW] Aliodaz (W Aleodas) fist...</text:span></text:p>
          </table:table-cell>
        </table:table-row>
        <table:table-row table:style-name="Table1.126">
          <table:table-cell table:style-name="Table1.A2" office:value-type="string">
            <text:p text:style-name="P223">426</text:p>
          </table:table-cell>
          <table:table-cell table:style-name="Table1.A2" office:value-type="string">
            <text:p text:style-name="P255">Son frere mout iriement</text:p>
          </table:table-cell>
          <table:table-cell table:style-name="Table1.C112" office:value-type="string">
            <text:p text:style-name="P52">E] ...i vient… <text:span text:style-name="T237">T] ...tot… W] ...reguarda forment</text:span></text:p>
          </table:table-cell>
        </table:table-row>
        <table:table-row table:style-name="Table1.126">
          <table:table-cell table:style-name="Table1.A2" office:value-type="string">
            <text:p text:style-name="P223">427</text:p>
          </table:table-cell>
          <table:table-cell table:style-name="Table1.A2" office:value-type="string">
            <text:p text:style-name="P255">Les neis flotoient sor la mer</text:p>
          </table:table-cell>
          <table:table-cell table:style-name="Table1.C112" office:value-type="string">
            <text:p text:style-name="P36">B<text:span text:style-name="T180">D</text:span>] ...floterent… <text:span text:style-name="T170">CL] ...enpoiguent (L enpoignent) sul (L sus) lamer E] ...coroient...</text:span></text:p>
          </table:table-cell>
        </table:table-row>
        <table:table-row table:style-name="Table1.126">
          <table:table-cell table:style-name="Table1.A2" office:value-type="string">
            <text:p text:style-name="P223">428</text:p>
          </table:table-cell>
          <table:table-cell table:style-name="Table1.A2" office:value-type="string">
            <text:p text:style-name="P255">Il corrent les ancres lever</text:p>
          </table:table-cell>
          <table:table-cell table:style-name="Table1.C112" office:value-type="string">
            <text:p text:style-name="P125">A] ...<text:span text:style-name="T137">les autres… B] Jl coururent lor ancre oster C] ...seuer D] ...lor… E] ...lor voiles leuer L] Jlorent...</text:span></text:p>
          </table:table-cell>
        </table:table-row>
        <table:table-row table:style-name="Table1.126">
          <table:table-cell table:style-name="Table1.A2" office:value-type="string">
            <text:p text:style-name="P223">429</text:p>
          </table:table-cell>
          <table:table-cell table:style-name="Table1.A2" office:value-type="string">
            <text:p text:style-name="P255">Les voiles dresserent a (F az, H au) vent</text:p>
          </table:table-cell>
          <table:table-cell table:style-name="Table1.C112" office:value-type="string">
            <text:p text:style-name="P125">A] ...<text:span text:style-name="T137">auant BE] Lor...au… CL] Les encres drecent sus al (L au)… D] Et les...</text:span></text:p>
          </table:table-cell>
        </table:table-row>
        <table:table-row table:style-name="Table1.126">
          <table:table-cell table:style-name="Table1.A2" office:value-type="string">
            <text:p text:style-name="P223">430</text:p>
          </table:table-cell>
          <table:table-cell table:style-name="Table1.A2" office:value-type="string">
            <text:p text:style-name="P255">Si governerent durement</text:p>
          </table:table-cell>
          <table:table-cell table:style-name="Table1.C112" office:value-type="string">
            <text:p text:style-name="P61">T] Limariner orent bon uent</text:p>
          </table:table-cell>
        </table:table-row>
        <table:table-row table:style-name="Table1.126">
          <table:table-cell table:style-name="Table1.A2" office:value-type="string">
            <text:p text:style-name="P223">431</text:p>
          </table:table-cell>
          <table:table-cell table:style-name="Table1.A2" office:value-type="string">
            <text:p text:style-name="P255">Le jor corrent a plaingnes voiles</text:p>
          </table:table-cell>
          <table:table-cell table:style-name="Table1.C112" office:value-type="string">
            <text:p text:style-name="P53">E] ...<text:span text:style-name="T79">que</text:span>urent <text:span text:style-name="T79">por…</text:span><text:span text:style-name="T1"> </text:span><text:span text:style-name="T34">G] Les...as...</text:span></text:p>
          </table:table-cell>
        </table:table-row>
        <table:table-row table:style-name="Table1.126">
          <table:table-cell table:style-name="Table1.A2" office:value-type="string">
            <text:p text:style-name="P223">432</text:p>
          </table:table-cell>
          <table:table-cell table:style-name="Table1.A2" office:value-type="string">
            <text:p text:style-name="P255">La nuit asiment as estoiles</text:p>
          </table:table-cell>
          <table:table-cell table:style-name="Table1.C112" office:value-type="string">
            <text:p text:style-name="P125">A<text:span text:style-name="T170">CDEGILT</text:span>] <text:span text:style-name="T137">Ausament (CDGI Ausiment, T Ausement, E Ensement, L Assiment) la nuit… B] Et la nuit aussis… W] Et visent ou cours des estoilles</text:span></text:p>
          </table:table-cell>
        </table:table-row>
        <table:table-row table:style-name="Table1.126">
          <table:table-cell table:style-name="Table1.A2" office:value-type="string">
            <text:p text:style-name="P223">433/<text:span text:style-name="T571">451</text:span></text:p>
          </table:table-cell>
          <table:table-cell table:style-name="Table1.A2" office:value-type="string">
            <text:p text:style-name="P255">Il n’orent pas .III. jors passés</text:p>
          </table:table-cell>
          <table:table-cell table:style-name="Table1.C112" office:value-type="string">
            <text:p text:style-name="P125">A<text:span text:style-name="T198">GIT</text:span><text:span text:style-name="T572">L</text:span>] ...<text:span text:style-name="T137">nen ont (I neunt, </text:span><text:span text:style-name="T572">L ne ot</text:span><text:span text:style-name="T137">)...(GI trois iors, T tres iorz)… C] Il nenot pas .viii. iorz passez D] … .ii.iors erre E] Il non mie .iii. iors sygle <text:s/>W] Nont pas suigle trois jors passes</text:span></text:p>
          </table:table-cell>
        </table:table-row>
        <table:table-row table:style-name="Table1.126">
          <table:table-cell table:style-name="Table1.A2" office:value-type="string">
            <text:p text:style-name="P223">434</text:p>
          </table:table-cell>
          <table:table-cell table:style-name="Table1.A2" office:value-type="string">
            <text:p text:style-name="P255">Quant lor est saillis uns oreis</text:p>
          </table:table-cell>
          <table:table-cell table:style-name="Table1.C112" office:value-type="string">
            <text:p text:style-name="P125">A<text:span text:style-name="T170">CEGILT</text:span>] <text:span text:style-name="T137">Que (CEI Qui) lor est sailliz (E sailli, I saillis, T sailliz)… B] Que saillis lor est vns...</text:span></text:p>
          </table:table-cell>
        </table:table-row>
        <table:table-row table:style-name="Table1.126">
          <table:table-cell table:style-name="Table1.A2" office:value-type="string">
            <text:p text:style-name="P223">435</text:p>
          </table:table-cell>
          <table:table-cell table:style-name="Table1.A2" office:value-type="string">
            <text:p text:style-name="P255">Qui les neis ait si deperties</text:p>
          </table:table-cell>
          <table:table-cell table:style-name="Table1.C112" office:value-type="string">
            <text:p text:style-name="P142">B<text:span text:style-name="T170">CE</text:span>] ...<text:span text:style-name="T189">(E lor)</text:span>...depecies <text:span text:style-name="T170">(C despiziez) G] Que le nef… W] Que leur est salis...</text:span></text:p>
          </table:table-cell>
        </table:table-row>
        <table:table-row table:style-name="Table1.126">
          <table:table-cell table:style-name="Table1.A2" office:value-type="string">
            <text:p text:style-name="P128">436</text:p>
          </table:table-cell>
          <table:table-cell table:style-name="Table1.A2" office:value-type="string">
            <text:p text:style-name="P175">Per poc qu’eles ne sont peries</text:p>
            <text:p text:style-name="P175"><text:soft-page-break/>(H Par poi qu’il n’ont estei)</text:p>
          </table:table-cell>
          <table:table-cell table:style-name="Table1.C112" office:value-type="string">
            <text:p text:style-name="P125">A] <text:span text:style-name="T137">Poi que les ne sont toutes… CL] A pou (L poi) quelles (L queles) ne sont brisies DEG] A pou (G </text:span><text:soft-page-break/><text:span text:style-name="T137">poi)… I] A poi totes ne… TW] Par poi (W poy)...</text:span></text:p>
          </table:table-cell>
        </table:table-row>
        <table:table-row table:style-name="Table1.126">
          <table:table-cell table:style-name="Table1.A2" office:value-type="string">
            <text:p text:style-name="P128">437</text:p>
          </table:table-cell>
          <table:table-cell table:style-name="Table1.A2" office:value-type="string">
            <text:p text:style-name="P175">Les .VII. neis vont (F sont) a une part</text:p>
          </table:table-cell>
          <table:table-cell table:style-name="Table1.C112" office:value-type="string">
            <text:p text:style-name="P129">INV A<text:span text:style-name="T155">BCDEGIKTW</text:span>] Li <text:span text:style-name="T251">(W Ly)</text:span> fors <text:span text:style-name="T181">(DT forz, G fort)</text:span> orages <text:span text:style-name="T251">(W oraiges)</text:span> les despart <text:span text:style-name="T155">(B de part, DIW depart) L] Les .vii. nez uont .ii. part <text:s/></text:span></text:p>
          </table:table-cell>
        </table:table-row>
        <table:table-row table:style-name="Table1.126">
          <table:table-cell table:style-name="Table1.A2" office:value-type="string">
            <text:p text:style-name="P128">438</text:p>
          </table:table-cell>
          <table:table-cell table:style-name="Table1.A2" office:value-type="string">
            <text:p text:style-name="P175">Li fors oraiges les depart</text:p>
          </table:table-cell>
          <table:table-cell table:style-name="Table1.C112" office:value-type="string">
            <text:p text:style-name="P129">INV A<text:span text:style-name="T155">BCDEGIKTW</text:span>] Les <text:span text:style-name="T230">(I Le)</text:span> .vii. <text:span text:style-name="T251">(W sept) n</text:span>es <text:span text:style-name="T155">(BET nez, G nef, W nefz)</text:span> uont <text:span text:style-name="T230">(I uait)</text:span> a une <text:span text:style-name="T170">(C autre)</text:span> part</text:p>
          </table:table-cell>
        </table:table-row>
        <table:table-row table:style-name="Table1.126">
          <table:table-cell table:style-name="Table1.A2" office:value-type="string">
            <text:p text:style-name="P128">439</text:p>
          </table:table-cell>
          <table:table-cell table:style-name="Table1.A2" office:value-type="string">
            <text:p text:style-name="P175">Les V se retienent ansamble</text:p>
          </table:table-cell>
          <table:table-cell table:style-name="Table1.C112" office:value-type="string">
            <text:p text:style-name="P185">A<text:span text:style-name="T155">BCDEGILT</text:span>] <text:span text:style-name="T230">(I Le)</text:span>...<text:span text:style-name="T137">se tenoient (C tonoient, T tornerent)… W] Et les cinq se tiennent...</text:span></text:p>
          </table:table-cell>
        </table:table-row>
        <table:table-row table:style-name="Table1.126">
          <table:table-cell table:style-name="Table1.A2" office:value-type="string">
            <text:p text:style-name="P128">440</text:p>
          </table:table-cell>
          <table:table-cell table:style-name="Table1.A2" office:value-type="string">
            <text:p text:style-name="P175">XIIII jors si com moi samble</text:p>
          </table:table-cell>
          <table:table-cell table:style-name="Table1.C112" office:value-type="string">
            <text:p text:style-name="P185">A] --- </text:p>
            <text:p text:style-name="P188">G<text:span text:style-name="T230">IT</text:span>] Quatorçe <text:span text:style-name="T230">(I Quatorge, T Quatorze)</text:span>...</text:p>
          </table:table-cell>
        </table:table-row>
        <table:table-row table:style-name="Table1.126">
          <table:table-cell table:style-name="Table1.A2" office:value-type="string">
            <text:p text:style-name="P128">441</text:p>
          </table:table-cell>
          <table:table-cell table:style-name="Table1.A2" office:value-type="string">
            <text:p text:style-name="P175">Ont estei qu’il ne prirent (F qu’el ne prinre) port</text:p>
          </table:table-cell>
          <table:table-cell table:style-name="Table1.C112" office:value-type="string">
            <text:p text:style-name="P142">B] ...ne prisent… <text:span text:style-name="T181">DEIT] (T Esteront)...pristrent (I prestrent, T pristrunt)… G] ...prendent...</text:span></text:p>
          </table:table-cell>
        </table:table-row>
        <table:table-row table:style-name="Table1.126">
          <table:table-cell table:style-name="Table1.A2" office:value-type="string">
            <text:p text:style-name="P128">442</text:p>
          </table:table-cell>
          <table:table-cell table:style-name="Table1.A2" office:value-type="string">
            <text:p text:style-name="P175">Per poc qu’il ne furent tuit mort</text:p>
          </table:table-cell>
          <table:table-cell table:style-name="Table1.C112" office:value-type="string">
            <text:p text:style-name="P125">A<text:span text:style-name="T198">GIT</text:span>] <text:span text:style-name="T137">Pour (GI Por, T </text:span><text:span text:style-name="T97">Por</text:span><text:span text:style-name="T137">) poi…(I tout)... B] </text:span><text:span text:style-name="T84">Por</text:span><text:span text:style-name="T12"> poi ne furent trestuit… </text:span><text:span text:style-name="T17">C</text:span><text:span text:style-name="T54">L</text:span><text:span text:style-name="T17">] ...furent mort </text:span><text:span text:style-name="T22">D] A pou… </text:span><text:span text:style-name="T62">W] Par poy qu’ils...tos...</text:span></text:p>
          </table:table-cell>
        </table:table-row>
        <table:table-row table:style-name="Table1.126">
          <table:table-cell table:style-name="Table1.A2" office:value-type="string">
            <text:p text:style-name="P128">443</text:p>
          </table:table-cell>
          <table:table-cell table:style-name="Table1.A2" office:value-type="string">
            <text:p text:style-name="P176">A quinzime sont arivé</text:p>
          </table:table-cell>
          <table:table-cell table:style-name="Table1.C112" office:value-type="string">
            <text:p text:style-name="P185">A<text:span text:style-name="T171">CILT</text:span>] <text:span text:style-name="T137">Al quinzen (T quinzein, L Li quinzenz) iour (CIT ior, L iorz)… B] As .xv. iours... <text:s/>D] Ainz .xv. iors… EG] Au… W] A xv jours...</text:span></text:p>
          </table:table-cell>
        </table:table-row>
        <table:table-row table:style-name="Table1.126">
          <table:table-cell table:style-name="Table1.A2" office:value-type="string">
            <text:p text:style-name="P128">444</text:p>
          </table:table-cell>
          <table:table-cell table:style-name="Table1.A2" office:value-type="string">
            <text:p text:style-name="P176">A Avedon (F1<text:span text:style-name="T533">H</text:span> Evedon, F2 <text:s/>Enedon) une cyté</text:p>
          </table:table-cell>
          <table:table-cell table:style-name="Table1.C112" office:value-type="string">
            <text:p text:style-name="P37">B] A anedon… <text:span text:style-name="T171">C] ...auendon… G] A laisedon… W] ...auerdon… K] Avedun</text:span></text:p>
          </table:table-cell>
        </table:table-row>
        <table:table-row table:style-name="Table1.126">
          <table:table-cell table:style-name="Table1.A2" office:value-type="string">
            <text:p text:style-name="P128">445</text:p>
          </table:table-cell>
          <table:table-cell table:style-name="Table1.A2" office:value-type="string">
            <text:p text:style-name="P176">La cyté noment Avedon (F2 Anedon)</text:p>
          </table:table-cell>
          <table:table-cell table:style-name="Table1.C112" office:value-type="string">
            <text:p text:style-name="P143">INV B] Boscadane la terre a non</text:p>
            <text:p text:style-name="P126">A] ..<text:span text:style-name="T138">dauedon CG] ...auendon (G auendun) L] La ecite ne mont aauedon W] ...auerdon</text:span></text:p>
          </table:table-cell>
        </table:table-row>
        <table:table-row table:style-name="Table1.126">
          <table:table-cell table:style-name="Table1.A2" office:value-type="string">
            <text:p text:style-name="P128">446</text:p>
          </table:table-cell>
          <table:table-cell table:style-name="Table1.A2" office:value-type="string">
            <text:p text:style-name="P176">Boucadaide por ce ait nom</text:p>
          </table:table-cell>
          <table:table-cell table:style-name="Table1.C112" office:value-type="string">
            <text:p text:style-name="P143">INV B] La cite [noment auedon]</text:p>
            <text:p text:style-name="P126">A] <text:span text:style-name="T138">Brocadenede a proce non CL] Boca dauede a porte (L porce) non DT] Bocadaude a por ce non E] Mais bacadanche a endroit non GK] Bocra dauede aportenun I] Boche dauede aporce non W] Boca daude a par ce nom RIV G</text:span></text:p>
          </table:table-cell>
        </table:table-row>
        <table:table-row table:style-name="Table1.126">
          <table:table-cell table:style-name="Table1.A2" office:value-type="string">
            <text:p text:style-name="P128">447</text:p>
          </table:table-cell>
          <table:table-cell table:style-name="Table1.A2" office:value-type="string">
            <text:p text:style-name="P176">Li leus qu’a droit le seit nomer</text:p>
          </table:table-cell>
          <table:table-cell table:style-name="Table1.C112" office:value-type="string">
            <text:p text:style-name="P155">D] ---</text:p>
            <text:p text:style-name="P126">A<text:span text:style-name="T171">CEGIT</text:span>] ...<text:span text:style-name="T138">qui droit le (C lo)… L] Silues qui droit le… W] …qui bien le scet...</text:span></text:p>
          </table:table-cell>
        </table:table-row>
        <table:table-row table:style-name="Table1.126">
          <table:table-cell table:style-name="Table1.A2" office:value-type="string">
            <text:p text:style-name="P128">448</text:p>
          </table:table-cell>
          <table:table-cell table:style-name="Table1.A2" office:value-type="string">
            <text:p text:style-name="P176">Que iluec chiet li bras en <text:span text:style-name="T533">(H de)</text:span> mer</text:p>
          </table:table-cell>
          <table:table-cell table:style-name="Table1.C112" office:value-type="string">
            <text:p text:style-name="P155">D] ---</text:p>
            <text:p text:style-name="P126">A<text:span text:style-name="T171">CEGIKLT</text:span>] <text:span text:style-name="T138">Quar (CELT Car) iluec (CLT illuec) fiert le (ET li)…(G au)... B] Jlluec se fiert… W] Car jlloeucs sont ly bras de mer</text:span></text:p>
          </table:table-cell>
        </table:table-row>
        <table:table-row table:style-name="Table1.126">
          <table:table-cell table:style-name="Table1.A2" office:value-type="string">
            <text:p text:style-name="P128">449</text:p>
          </table:table-cell>
          <table:table-cell table:style-name="Table1.A2" office:value-type="string">
            <text:p text:style-name="P176">Iluec est il rois arivez</text:p>
          </table:table-cell>
          <table:table-cell table:style-name="Table1.C112" office:value-type="string">
            <text:p text:style-name="P152">C] ...est barois armez</text:p>
          </table:table-cell>
        </table:table-row>
        <text:soft-page-break/>
        <table:table-row table:style-name="Table1.126">
          <table:table-cell table:style-name="Table1.A2" office:value-type="string">
            <text:p text:style-name="P223">450</text:p>
          </table:table-cell>
          <table:table-cell table:style-name="Table1.A2" office:value-type="string">
            <text:p text:style-name="P256">Mai il n’ot pas totes ses neiz</text:p>
          </table:table-cell>
          <table:table-cell table:style-name="Table1.C112" office:value-type="string">
            <text:p text:style-name="P47">D] Mais na mie… <text:span text:style-name="T190">EW] ...il na pas...</text:span></text:p>
          </table:table-cell>
        </table:table-row>
        <table:table-row table:style-name="Table1.126">
          <table:table-cell table:style-name="Table1.A2" office:value-type="string">
            <text:p text:style-name="P128">451</text:p>
          </table:table-cell>
          <table:table-cell table:style-name="Table1.A2" office:value-type="string">
            <text:p text:style-name="P85">Les V n’estoient pas venues</text:p>
          </table:table-cell>
          <table:table-cell table:style-name="Table1.C112" office:value-type="string">
            <text:p text:style-name="P37">B] ...ne furent… <text:span text:style-name="T190">E] </text:span><text:span text:style-name="T93">Vre</text:span><text:span text:style-name="T190"> les cuident… I] Le… LW] Les .vi. (W six) ...</text:span></text:p>
          </table:table-cell>
        </table:table-row>
        <table:table-row table:style-name="Table1.126">
          <table:table-cell table:style-name="Table1.A2" office:value-type="string">
            <text:p text:style-name="P128">452</text:p>
          </table:table-cell>
          <table:table-cell table:style-name="Table1.A2" office:value-type="string">
            <text:p text:style-name="P85">Il les cuidoit avoir perdues</text:p>
          </table:table-cell>
          <table:table-cell table:style-name="Table1.C112" office:value-type="string">
            <text:p text:style-name="P89">C] Illuec… <text:span text:style-name="T251">W] Jl cuidoit...</text:span></text:p>
          </table:table-cell>
        </table:table-row>
        <table:table-row table:style-name="Table1.126">
          <table:table-cell table:style-name="Table1.A2" office:value-type="string">
            <text:p text:style-name="P128">453</text:p>
          </table:table-cell>
          <table:table-cell table:style-name="Table1.A2" office:value-type="string">
            <text:p text:style-name="P256">A (F2 Az, <text:span text:style-name="T533">H Au</text:span>) tiers jor davant l’avesprer</text:p>
          </table:table-cell>
          <table:table-cell table:style-name="Table1.C112" office:value-type="string">
            <text:p text:style-name="P126">A] <text:span text:style-name="T138">Al...uespree E] Au...contre… G] Al...auant...</text:span></text:p>
          </table:table-cell>
        </table:table-row>
        <table:table-row table:style-name="Table1.126">
          <table:table-cell table:style-name="Table1.A2" office:value-type="string">
            <text:p text:style-name="P128">454</text:p>
          </table:table-cell>
          <table:table-cell table:style-name="Table1.A2" office:value-type="string">
            <text:p text:style-name="P85">Virent les V neis ariver</text:p>
          </table:table-cell>
          <table:table-cell table:style-name="Table1.C112" office:value-type="string">
            <text:p text:style-name="P161">G<text:span text:style-name="T245">LT</text:span>] Vindrent <text:span text:style-name="T245">(L Viendrent)</text:span> les .vii. <text:span text:style-name="T238">(LT .v.)</text:span> … <text:span text:style-name="T231">I] ...le .v. nies W] Virent les cincq...</text:span></text:p>
          </table:table-cell>
        </table:table-row>
        <table:table-row table:style-name="Table1.276">
          <table:table-cell table:style-name="Table1.A2" office:value-type="string">
            <text:p text:style-name="P128"><text:span text:style-name="T252">4</text:span>55</text:p>
          </table:table-cell>
          <table:table-cell table:style-name="Table1.A2" office:value-type="string">
            <text:p text:style-name="P85">Li rois cuidoit qu’il (F2 que) fuissent mort</text:p>
          </table:table-cell>
          <table:table-cell table:style-name="Table1.C112" office:value-type="string">
            <text:p text:style-name="P161">G] ...cuidoient… <text:span text:style-name="T245">LW] ...que fussent...</text:span></text:p>
          </table:table-cell>
        </table:table-row>
        <table:table-row table:style-name="Table1.126">
          <table:table-cell table:style-name="Table1.A2" office:value-type="string">
            <text:p text:style-name="P128">456/<text:span text:style-name="T573">474</text:span></text:p>
          </table:table-cell>
          <table:table-cell table:style-name="Table1.A2" office:value-type="string">
            <text:p text:style-name="P85">A Avedon (F2 Enedon, <text:span text:style-name="T533">H2 Evedon</text:span>) vinrent a port</text:p>
          </table:table-cell>
          <table:table-cell table:style-name="Table1.C112" office:value-type="string">
            <text:p text:style-name="P126">A] <text:span text:style-name="T138">Et Auedon uienent au… D] Les nes sont uenues GILT] ...uienent (L uiendrent) (T al) au port W] ...auerdon..</text:span></text:p>
          </table:table-cell>
        </table:table-row>
        <table:table-row table:style-name="Table1.126">
          <table:table-cell table:style-name="Table1.A2" office:value-type="string">
            <text:p text:style-name="P128">457</text:p>
          </table:table-cell>
          <table:table-cell table:style-name="Table1.A2" office:value-type="string">
            <text:p text:style-name="P85">Or ot totes ses neis li rois</text:p>
          </table:table-cell>
          <table:table-cell table:style-name="Table1.C112" office:value-type="string">
            <text:p text:style-name="P37">B] Lors ot...</text:p>
          </table:table-cell>
        </table:table-row>
        <table:table-row table:style-name="Table1.126">
          <table:table-cell table:style-name="Table1.A2" office:value-type="string">
            <text:p text:style-name="P128">458</text:p>
          </table:table-cell>
          <table:table-cell table:style-name="Table1.A2" office:value-type="string">
            <text:p text:style-name="P85">Et fut venus toz ses hernois</text:p>
          </table:table-cell>
          <table:table-cell table:style-name="Table1.C112" office:value-type="string">
            <text:p text:style-name="P88">B] ...tous li… <text:span text:style-name="T181">D] ...tot...</text:span></text:p>
          </table:table-cell>
        </table:table-row>
        <table:table-row table:style-name="Table1.126">
          <table:table-cell table:style-name="Table1.A2" office:value-type="string">
            <text:p text:style-name="P128">459</text:p>
          </table:table-cell>
          <table:table-cell table:style-name="Table1.A2" office:value-type="string">
            <text:p text:style-name="P85">A Avedon (F2 Enedon, <text:span text:style-name="T533">H Evedon</text:span>) ot grant planté</text:p>
          </table:table-cell>
          <table:table-cell table:style-name="Table1.C112" office:value-type="string">
            <text:p text:style-name="P37">B<text:span text:style-name="T191">E</text:span>] A anedon… <text:span text:style-name="T171">C] Lauendonn… W] ...auerdon ot a plante</text:span></text:p>
          </table:table-cell>
        </table:table-row>
        <table:table-row table:style-name="Table1.126">
          <table:table-cell table:style-name="Table1.A2" office:value-type="string">
            <text:p text:style-name="P128">460</text:p>
          </table:table-cell>
          <table:table-cell table:style-name="Table1.A2" office:value-type="string">
            <text:p text:style-name="P85">De pain et de vin et de bleif</text:p>
          </table:table-cell>
          <table:table-cell table:style-name="Table1.C112" office:value-type="string">
            <text:p text:style-name="P126">A<text:span text:style-name="T181">DEGIK</text:span>] <text:span text:style-name="T138">De vin et de (G uin de) char (I car) et de ble B] De pain de uin de char de ble CLTW] De char et de uin et de ble</text:span></text:p>
          </table:table-cell>
        </table:table-row>
        <table:table-row table:style-name="Table1.126">
          <table:table-cell table:style-name="Table1.A2" office:value-type="string">
            <text:p text:style-name="P128">461</text:p>
          </table:table-cell>
          <table:table-cell table:style-name="Table1.A2" office:value-type="string">
            <text:p text:style-name="P256">Li rois un mois i sejorna</text:p>
          </table:table-cell>
          <table:table-cell table:style-name="Table1.C112" office:value-type="string">
            <text:p text:style-name="P10"/>
          </table:table-cell>
        </table:table-row>
        <table:table-row table:style-name="Table1.126">
          <table:table-cell table:style-name="Table1.A2" office:value-type="string">
            <text:p text:style-name="P128">462</text:p>
          </table:table-cell>
          <table:table-cell table:style-name="Table1.A2" office:value-type="string">
            <text:p text:style-name="P256">Et toz ses barons i manda</text:p>
          </table:table-cell>
          <table:table-cell table:style-name="Table1.C112" office:value-type="string">
            <text:p text:style-name="P126">A] ...<text:span text:style-name="T138">barons manda D] ...homes… E] ...trestous...barons manda W] ...assembla</text:span></text:p>
          </table:table-cell>
        </table:table-row>
        <table:table-row table:style-name="Table1.126">
          <table:table-cell table:style-name="Table1.A2" office:value-type="string">
            <text:p text:style-name="P128">463</text:p>
          </table:table-cell>
          <table:table-cell table:style-name="Table1.A2" office:value-type="string">
            <text:p text:style-name="P256">En Gresce nen avoit baron</text:p>
          </table:table-cell>
          <table:table-cell table:style-name="Table1.C112" office:value-type="string">
            <text:p text:style-name="P126">A] <text:span text:style-name="T138">Anz en...nen ot… BD] En toute (D tote) grece not… CL] Anc en...non ot… E] Onques...not… G] Ainc en...ni ot… I] ...nen ot… T] Hunc...nen ot… W] ...ne remest...</text:span></text:p>
          </table:table-cell>
        </table:table-row>
        <table:table-row table:style-name="Table1.126">
          <table:table-cell table:style-name="Table1.A2" office:value-type="string">
            <text:p text:style-name="P128">464</text:p>
          </table:table-cell>
          <table:table-cell table:style-name="Table1.A2" office:value-type="string">
            <text:p text:style-name="P256">Qui ne venist a Avedon <text:span text:style-name="T533">(F2 Enedon, H Evedon)</text:span></text:p>
          </table:table-cell>
          <table:table-cell table:style-name="Table1.C112" office:value-type="string">
            <text:p text:style-name="P126">A] <text:span text:style-name="T138">Quil uenist… B] ...anedon CL] Quil ne...(C auendon) E] ...anedon I] Que...aueduz T] Quil… W] ...auerdon</text:span></text:p>
          </table:table-cell>
        </table:table-row>
        <table:table-row table:style-name="Table1.126">
          <table:table-cell table:style-name="Table1.A2" office:value-type="string">
            <text:p text:style-name="P128">465</text:p>
          </table:table-cell>
          <table:table-cell table:style-name="Table1.A2" office:value-type="string">
            <text:p text:style-name="P256">A roi ont featei jurei</text:p>
          </table:table-cell>
          <table:table-cell table:style-name="Table1.C112" office:value-type="string">
            <text:p text:style-name="P126">A] ...<text:span text:style-name="T138">feelte B] Au...fait lor feaute C] Au...aut faite feiaute DGIKLW] Au...faite (I fate) feaute (G feaultez, W feaulte, L feute)</text:span></text:p>
          </table:table-cell>
        </table:table-row>
        <table:table-row table:style-name="Table1.126">
          <table:table-cell table:style-name="Table1.A2" office:value-type="string">
            <text:p text:style-name="P128">466</text:p>
          </table:table-cell>
          <table:table-cell table:style-name="Table1.A2" office:value-type="string">
            <text:p text:style-name="P256">Il lor ait son avoir donei</text:p>
          </table:table-cell>
          <table:table-cell table:style-name="Table1.C112" office:value-type="string">
            <text:p text:style-name="P126">A] <text:span text:style-name="T138">A lor a son… B] Illor et son… E] ...grant auoir...</text:span></text:p>
          </table:table-cell>
        </table:table-row>
        <table:table-row table:style-name="Table1.126">
          <table:table-cell table:style-name="Table1.A2" office:value-type="string">
            <text:p text:style-name="P128">467</text:p>
          </table:table-cell>
          <table:table-cell table:style-name="Table1.A2" office:value-type="string">
            <text:p text:style-name="P256">Il lor ai doney son argent</text:p>
          </table:table-cell>
          <table:table-cell table:style-name="Table1.C112" office:value-type="string">
            <text:p text:style-name="P54">E] ---</text:p>
            <text:p text:style-name="P26">A<text:span text:style-name="T171">CGIKLTW</text:span>] …largement <text:span text:style-name="T156">B] </text:span><text:span text:style-name="T85">Mlt</text:span><text:span text:style-name="T13"> le a donneit largement </text:span><text:span text:style-name="T22">D] De son or et de son argent</text:span></text:p>
          </table:table-cell>
        </table:table-row>
        <text:soft-page-break/>
        <table:table-row table:style-name="Table1.126">
          <table:table-cell table:style-name="Table1.A2" office:value-type="string">
            <text:p text:style-name="P128">468</text:p>
          </table:table-cell>
          <table:table-cell table:style-name="Table1.A2" office:value-type="string">
            <text:p text:style-name="P256">Et de son or fin largement</text:p>
          </table:table-cell>
          <table:table-cell table:style-name="Table1.C112" office:value-type="string">
            <text:p text:style-name="P54">E] ---</text:p>
            <text:p text:style-name="P26">A<text:span text:style-name="T156">BCGILTW</text:span>] De son <text:span text:style-name="T231">(I sum)</text:span> or et de son <text:span text:style-name="T231">(I suz) </text:span>argent <text:span text:style-name="T199">(G argant)</text:span> <text:span text:style-name="T181">D] Lor a done </text:span><text:span text:style-name="T90">mlt</text:span><text:span text:style-name="T22"> largement </text:span><text:span text:style-name="T71">K] A si home e a sa gent</text:span></text:p>
          </table:table-cell>
        </table:table-row>
        <table:table-row table:style-name="Table1.126">
          <table:table-cell table:style-name="Table1.A2" office:value-type="string">
            <text:p text:style-name="P128">469</text:p>
          </table:table-cell>
          <table:table-cell table:style-name="Table1.A2" office:value-type="string">
            <text:p text:style-name="P256">Cil amerent mout lor signor</text:p>
          </table:table-cell>
          <table:table-cell table:style-name="Table1.C112" office:value-type="string">
            <text:p text:style-name="P60">I] ...amenerent… <text:span text:style-name="T245">L] ...ameront...</text:span></text:p>
          </table:table-cell>
        </table:table-row>
        <table:table-row table:style-name="Table1.126">
          <table:table-cell table:style-name="Table1.A2" office:value-type="string">
            <text:p text:style-name="P128">470</text:p>
          </table:table-cell>
          <table:table-cell table:style-name="Table1.A2" office:value-type="string">
            <text:p text:style-name="P256">Se li porterent grant honor</text:p>
          </table:table-cell>
          <table:table-cell table:style-name="Table1.C112" office:value-type="string">
            <text:p text:style-name="P38">B<text:span text:style-name="T181">D</text:span>] Et li… <text:span text:style-name="T191">E] Et porterent </text:span><text:span text:style-name="T94">mlt</text:span><text:span text:style-name="T27"> grant… </text:span><text:span text:style-name="T35">G] Si le portarent… </text:span><text:span text:style-name="T54">L] Se li porteront...</text:span></text:p>
          </table:table-cell>
        </table:table-row>
        <table:table-row table:style-name="Table1.126">
          <table:table-cell table:style-name="Table1.A2" office:value-type="string">
            <text:p text:style-name="P205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194"/>
          </table:table-cell>
        </table:table-row>
        <table:table-row table:style-name="Table1.126">
          <table:table-cell table:style-name="Table1.A2" office:value-type="string">
            <text:p text:style-name="P204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201"/>
          </table:table-cell>
        </table:table-row>
        <table:table-row table:style-name="Table1.126">
          <table:table-cell table:style-name="Table1.A2" office:value-type="string">
            <text:p text:style-name="P204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6"/>
          </table:table-cell>
        </table:table-row>
        <table:table-row table:style-name="Table1.126">
          <table:table-cell table:style-name="Table1.A2" office:value-type="string">
            <text:p text:style-name="P205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12"/>
          </table:table-cell>
        </table:table-row>
        <table:table-row table:style-name="Table1.126">
          <table:table-cell table:style-name="Table1.A2" office:value-type="string">
            <text:p text:style-name="P204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9"/>
          </table:table-cell>
        </table:table-row>
        <table:table-row table:style-name="Table1.126">
          <table:table-cell table:style-name="Table1.A2" office:value-type="string">
            <text:p text:style-name="P205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23"/>
          </table:table-cell>
        </table:table-row>
        <table:table-row table:style-name="Table1.126">
          <table:table-cell table:style-name="Table1.A2" office:value-type="string">
            <text:p text:style-name="P205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23"/>
          </table:table-cell>
        </table:table-row>
        <table:table-row table:style-name="Table1.126">
          <table:table-cell table:style-name="Table1.A2" office:value-type="string">
            <text:p text:style-name="P204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6"/>
          </table:table-cell>
        </table:table-row>
        <table:table-row table:style-name="Table1.126">
          <table:table-cell table:style-name="Table1.A2" office:value-type="string">
            <text:p text:style-name="P205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11"/>
          </table:table-cell>
        </table:table-row>
        <table:table-row table:style-name="Table1.126">
          <table:table-cell table:style-name="Table1.A2" office:value-type="string">
            <text:p text:style-name="P204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7"/>
          </table:table-cell>
        </table:table-row>
        <table:table-row table:style-name="Table1.126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06"/>
          </table:table-cell>
          <table:table-cell table:style-name="Table1.C112" office:value-type="string">
            <text:p text:style-name="P8"/>
          </table:table-cell>
        </table:table-row>
      </table:table>
      <text:p text:style-name="P259"><text:tab/><text:tab/> 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2-11-03T18:24:15.485328968</dc:date>
    <meta:editing-duration>P1DT12H45M40S</meta:editing-duration>
    <meta:editing-cycles>171</meta:editing-cycles>
    <meta:generator>LibreOffice/6.4.7.2$Linux_X86_64 LibreOffice_project/40$Build-2</meta:generator>
    <meta:document-statistic meta:table-count="2" meta:image-count="0" meta:object-count="0" meta:page-count="23" meta:paragraph-count="1150" meta:word-count="8351" meta:character-count="42819" meta:non-whitespace-character-count="35445"/>
  </office:meta>
</office:document-meta>
</file>